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Segoe UI" svg:font-family="&quot;Segoe U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3" style:family="table-cell" style:parent-style-name="Default" style:data-style-name="N0">
      <style:text-properties fo:font-size="8pt" style:font-size-asian="8pt" style:font-size-complex="8pt"/>
    </style:style>
    <style:style style:name="ce4" style:family="table-cell" style:parent-style-name="V_237_rgula" style:data-style-name="N36">
      <style:text-properties fo:color="#000000" fo:font-size="8pt" style:font-size-asian="8pt" style:font-size-complex="8pt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D0CEC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D0CEC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Segoe UI" style:font-name-asian="Segoe UI" style:font-name-complex="Segoe UI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co1" style:family="table-column">
      <style:table-column-properties fo:break-before="auto" style:column-width="1.61395833333333cm"/>
    </style:style>
    <style:style style:name="co2" style:family="table-column">
      <style:table-column-properties fo:break-before="auto" style:column-width="7.540625cm" style:use-optimal-column-width="true"/>
    </style:style>
    <style:style style:name="co3" style:family="table-column">
      <style:table-column-properties fo:break-before="auto" style:column-width="6.61458333333333cm" style:use-optimal-column-width="true"/>
    </style:style>
    <style:style style:name="co4" style:family="table-column">
      <style:table-column-properties fo:break-before="auto" style:column-width="9.71020833333333cm" style:use-optimal-column-width="true"/>
    </style:style>
    <style:style style:name="co5" style:family="table-column">
      <style:table-column-properties fo:break-before="auto" style:column-width="1.74625cm"/>
    </style:style>
    <style:style style:name="co6" style:family="table-column">
      <style:table-column-properties fo:break-before="auto" style:column-width="1.64041666666667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24.75pt" style:use-optimal-row-height="false" fo:break-before="auto"/>
    </style:style>
    <style:style style:name="ro2" style:family="table-row">
      <style:table-row-properties style:row-height="34.5pt" style:use-optimal-row-height="true" fo:break-before="auto"/>
    </style:style>
    <style:style style:name="ro3" style:family="table-row">
      <style:table-row-properties style:row-height="11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erba-indenizatoria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" table:number-columns-repeated="3" table:default-cell-style-name="ce3"/>
        <table:table-column table:style-name="co6" table:default-cell-style-name="ce3"/>
        <table:table-column table:style-name="co7" table:number-columns-repeated="16375" table:default-cell-style-name="ce3"/>
        <table:table-row table:style-name="ro1">
          <table:table-cell office:value-type="string" table:number-columns-spanned="1" table:number-rows-spanned="2" table:style-name="ce5">
            <text:p>Matricula</text:p>
          </table:table-cell>
          <table:table-cell office:value-type="string" table:number-columns-spanned="1" table:number-rows-spanned="2" table:style-name="ce5">
            <text:p>Nome</text:p>
          </table:table-cell>
          <table:table-cell office:value-type="string" table:number-columns-spanned="1" table:number-rows-spanned="2" table:style-name="ce5">
            <text:p>Cargo</text:p>
          </table:table-cell>
          <table:table-cell office:value-type="string" table:number-columns-spanned="1" table:number-rows-spanned="2" table:style-name="ce5">
            <text:p>Lotação</text:p>
          </table:table-cell>
          <table:table-cell office:value-type="string" table:number-columns-spanned="4" table:number-rows-spanned="1" table:style-name="ce6">
            <office:annotation draw:style-name="" svg:x="5.46875in" svg:y="0.0104166666666667in" svg:width="2.38541666666667in" svg:height="0.8125in">
              <dc:creator>Guilherme Nunes</dc:creator>
              <text:p><text:span text:style-name="T2">1 Auxílio-alimentação, Auxílio-transporte, Auxílio-Moradia, Ajuda de Custo e outras dessa natureza, exceto diárias, que serão divulgadas no Portal da Transparência, discriminada de forma individualizada.</text:span></text:p>
            </office:annotation>
            <text:p>Verbas Indenizatórias<text:span text:style-name="T3">1</text:span></text:p>
          </table:table-cell>
          <table:covered-table-cell table:number-columns-repeated="3"/>
          <table:table-cell office:value-type="string" table:number-columns-spanned="2" table:number-rows-spanned="1" table:style-name="ce7">
            <office:annotation draw:style-name="" svg:x="6.9375in" svg:y="0.0104166666666667in" svg:width="2.44791666666667in" svg:height="0.697916666666667in">
              <dc:creator>Guilherme Nunes</dc:creator>
              <text:p><text:span text:style-name="T2">2 Valores pagos a título de Adicional de Insalubridade ou de Periculosidade, Adicional Noturno, Serviço Extraordinário, Substituições de Função, Cumulações.</text:span></text:p>
            </office:annotation>
            <text:p>Outras Remunerações Temporárias<text:span text:style-name="T3">2</text:span></text:p>
          </table:table-cell>
          <table:covered-table-cell/>
          <table:table-cell table:number-columns-repeated="16374" table:style-name="ce3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">
            <text:p>Auxílio Alimentação</text:p>
          </table:table-cell>
          <table:table-cell office:value-type="string" table:style-name="ce2">
            <text:p>Férias em Pecúnia</text:p>
          </table:table-cell>
          <table:table-cell office:value-type="string" table:style-name="ce2">
            <text:p>Licença Prêmio em Pecúnia</text:p>
          </table:table-cell>
          <table:table-cell office:value-type="string" table:style-name="ce2">
            <text:p>Assistência Saúde</text:p>
          </table:table-cell>
          <table:table-cell office:value-type="string" table:style-name="ce2">
            <text:p>Gratificação Cumulativa</text:p>
          </table:table-cell>
          <table:table-cell office:value-type="string" table:style-name="ce2">
            <text:p>Gratificação de Natureza Especial</text:p>
          </table:table-cell>
          <table:table-cell table:number-columns-repeated="16374" table:style-name="ce3"/>
        </table:table-row>
        <table:table-row table:style-name="ro3">
          <table:table-cell office:value-type="float" office:value="3725" table:style-name="ce3">
            <text:p>3725</text:p>
          </table:table-cell>
          <table:table-cell office:value-type="string" table:style-name="ce3">
            <text:p>ABNER CASTORIN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BERNARDO DO CAMP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1608.98" table:style-name="ce4">
            <text:p><text:s/>1.608,9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632" table:style-name="ce3">
            <text:p>1632</text:p>
          </table:table-cell>
          <table:table-cell office:value-type="string" table:style-name="ce3">
            <text:p>ADALBERTO DENSER DE SA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061.45" table:style-name="ce4">
            <text:p><text:s/>3.061,4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374" table:style-name="ce3">
            <text:p>1374</text:p>
          </table:table-cell>
          <table:table-cell office:value-type="string" table:style-name="ce3">
            <text:p>ADELINO LORENZETTI NE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OURINH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50" table:style-name="ce3">
            <text:p>2250</text:p>
          </table:table-cell>
          <table:table-cell office:value-type="string" table:style-name="ce3">
            <text:p>ADELMO PINH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RACATUBA</text:p>
          </table:table-cell>
          <table:table-cell office:value-type="float" office:value="956" table:style-name="ce4">
            <text:p><text:s/>956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632.21" table:style-name="ce4">
            <text:p><text:s/>2.632,2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053.32" table:style-name="ce4">
            <text:p><text:s/>5.053,32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970" table:style-name="ce3">
            <text:p>2970</text:p>
          </table:table-cell>
          <table:table-cell office:value-type="string" table:style-name="ce3">
            <text:p>ADINAN APARECIDO DE OLIV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JABOTICABAL</text:p>
          </table:table-cell>
          <table:table-cell office:value-type="float" office:value="908" table:style-name="ce4">
            <text:p><text:s/>908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198.1799999999998" table:style-name="ce4">
            <text:p><text:s/>2.198,1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182" table:style-name="ce3">
            <text:p>3182</text:p>
          </table:table-cell>
          <table:table-cell office:value-type="string" table:style-name="ce3">
            <text:p>ADOLFO CESAR DE CASTRO E ASSI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BERNARDO DO CAMP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42.57" table:style-name="ce4">
            <text:p><text:s/>1.642,5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053.32" table:style-name="ce4">
            <text:p><text:s/>5.053,32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060" table:style-name="ce3">
            <text:p>4060</text:p>
          </table:table-cell>
          <table:table-cell office:value-type="string" table:style-name="ce3">
            <text:p>ADOLFO SAKAMOTO LOP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551.74" table:style-name="ce4">
            <text:p><text:s/>7.551,7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310.49" table:style-name="ce4">
            <text:p><text:s/>5.310,49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39" table:style-name="ce3">
            <text:p>3339</text:p>
          </table:table-cell>
          <table:table-cell office:value-type="string" table:style-name="ce3">
            <text:p>ADONAI GABRIEL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RAGANCA PAULIST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24" table:style-name="ce3">
            <text:p>2024</text:p>
          </table:table-cell>
          <table:table-cell office:value-type="string" table:style-name="ce3">
            <text:p>ADRIANA BORGHI FERNANDES MONTEI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O IPIRANG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710" table:style-name="ce3">
            <text:p>2710</text:p>
          </table:table-cell>
          <table:table-cell office:value-type="string" table:style-name="ce3">
            <text:p>ADRIANA CERQUEIRA DE SOUZ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99.05" table:style-name="ce4">
            <text:p><text:s/>1.699,0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608" table:style-name="ce3">
            <text:p>2608</text:p>
          </table:table-cell>
          <table:table-cell office:value-type="string" table:style-name="ce3">
            <text:p>ADRIANA CIMINI RIBEIRO SALGAD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S</text:p>
          </table:table-cell>
          <table:table-cell office:value-type="float" office:value="908" table:style-name="ce4">
            <text:p><text:s/>908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74.6" table:style-name="ce4">
            <text:p><text:s/>2.874,60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431" table:style-name="ce3">
            <text:p>4431</text:p>
          </table:table-cell>
          <table:table-cell office:value-type="string" table:style-name="ce3">
            <text:p>ADRIANA DE CASSIA DELBUE SILV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ISTRITAL DE EMBU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416.46" table:style-name="ce4">
            <text:p><text:s/>2.41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772" table:style-name="ce3">
            <text:p>2772</text:p>
          </table:table-cell>
          <table:table-cell office:value-type="string" table:style-name="ce3">
            <text:p>ADRIANA FRANULOVIC CEBRIAM ARAUJO REI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INDAIATU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13.89" table:style-name="ce4">
            <text:p><text:s/>2.813,8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363" table:style-name="ce3">
            <text:p>1363</text:p>
          </table:table-cell>
          <table:table-cell office:value-type="string" table:style-name="ce3">
            <text:p>ADRIANA HELENA FERREIRA ALVES MATT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880.49" table:style-name="ce4">
            <text:p><text:s/>7.880,4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432" table:style-name="ce3">
            <text:p>4432</text:p>
          </table:table-cell>
          <table:table-cell office:value-type="string" table:style-name="ce3">
            <text:p>ADRIANA MARIA RODRIGU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810.1" table:style-name="ce4">
            <text:p><text:s/>1.810,1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711" table:style-name="ce3">
            <text:p>2711</text:p>
          </table:table-cell>
          <table:table-cell office:value-type="string" table:style-name="ce3">
            <text:p>ADRIANA NOGUEIRA FRANC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ARRET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023.48" table:style-name="ce4">
            <text:p><text:s/>3.023,48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33" table:style-name="ce3">
            <text:p>3333</text:p>
          </table:table-cell>
          <table:table-cell office:value-type="string" table:style-name="ce3">
            <text:p>ADRIANA REGINA DE SANTANA LUDK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LH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601" table:style-name="ce3">
            <text:p>5601</text:p>
          </table:table-cell>
          <table:table-cell office:value-type="string" table:style-name="ce3">
            <text:p>ADRIANA RIBEIRO SOARES DE MORAI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812.83" table:style-name="ce4">
            <text:p><text:s/>7.812,8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550.7600000000002" table:style-name="ce4">
            <text:p><text:s/>2.550,76<text:s/></text:p>
          </table:table-cell>
          <table:table-cell office:value-type="float" office:value="1796.7" table:style-name="ce4">
            <text:p><text:s/>1.796,7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25" table:style-name="ce3">
            <text:p>2525</text:p>
          </table:table-cell>
          <table:table-cell office:value-type="string" table:style-name="ce3">
            <text:p>ADRIANA VACARE TEZIN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603.5700000000002" table:style-name="ce4">
            <text:p><text:s/>2.603,5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183" table:style-name="ce3">
            <text:p>3183</text:p>
          </table:table-cell>
          <table:table-cell office:value-type="string" table:style-name="ce3">
            <text:p>ADRIANO ANDRADE DE SOUZ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986.17" table:style-name="ce4">
            <text:p><text:s/>2.986,1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7876" table:style-name="ce3">
            <text:p>207876</text:p>
          </table:table-cell>
          <table:table-cell office:value-type="string" table:style-name="ce3">
            <text:p>ADRIANO RICARDO CLAR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576.19000000000005" table:style-name="ce4">
            <text:p><text:s/>576,19<text:s/></text:p>
          </table:table-cell>
          <table:table-cell office:value-type="float" office:value="7880.49" table:style-name="ce4">
            <text:p><text:s/>7.880,4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755.24" table:style-name="ce4">
            <text:p><text:s/>2.755,2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36" table:style-name="ce3">
            <text:p>7336</text:p>
          </table:table-cell>
          <table:table-cell office:value-type="string" table:style-name="ce3">
            <text:p>ADRIANO VANDERLEI MELLEG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ITUVERAV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112.14" table:style-name="ce4">
            <text:p><text:s/>7.112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054.1999999999998" table:style-name="ce4">
            <text:p><text:s/>2.054,2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95467" table:style-name="ce3">
            <text:p>395467</text:p>
          </table:table-cell>
          <table:table-cell office:value-type="string" table:style-name="ce3">
            <text:p>AGUEDA MARIA BARBOSA HAJAR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015.21" table:style-name="ce4">
            <text:p><text:s/>8.015,2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464.88" table:style-name="ce4">
            <text:p><text:s/>3.464,8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977609" table:style-name="ce3">
            <text:p>977609</text:p>
          </table:table-cell>
          <table:table-cell office:value-type="string" table:style-name="ce3">
            <text:p>AGUILAR DE LARA CORDEI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OURINH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15.92" table:style-name="ce4">
            <text:p><text:s/>1.615,9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37765" table:style-name="ce3">
            <text:p>837765</text:p>
          </table:table-cell>
          <table:table-cell office:value-type="string" table:style-name="ce3">
            <text:p>AILTON COCURUTT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303.11" table:style-name="ce4">
            <text:p><text:s/>8.303,1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92160" table:style-name="ce3">
            <text:p>192160</text:p>
          </table:table-cell>
          <table:table-cell office:value-type="string" table:style-name="ce3">
            <text:p>AIRTON BUZZO ALV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E SANTAN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981.9" table:style-name="ce4">
            <text:p><text:s/>7.981,9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53783" table:style-name="ce3">
            <text:p>653783</text:p>
          </table:table-cell>
          <table:table-cell office:value-type="string" table:style-name="ce3">
            <text:p>AIRTON DE OLIVEIRA NEGRA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O TATUAP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813.29" table:style-name="ce4">
            <text:p><text:s/>7.813,2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951071" table:style-name="ce3">
            <text:p>951071</text:p>
          </table:table-cell>
          <table:table-cell office:value-type="string" table:style-name="ce3">
            <text:p>AIRTON JOSE VICENT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514.91" table:style-name="ce4">
            <text:p><text:s/>5.514,91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58" table:style-name="ce3">
            <text:p>11358</text:p>
          </table:table-cell>
          <table:table-cell office:value-type="string" table:style-name="ce3">
            <text:p>ALAN CARLOS REIS SILVA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SAO JOSE DO RIO PRET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1553.58" table:style-name="ce4">
            <text:p><text:s/>11.553,5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946.29" table:style-name="ce4">
            <text:p><text:s/>1.946,29<text:s/></text:p>
          </table:table-cell>
          <table:table-cell office:value-type="float" office:value="449.14" table:style-name="ce4">
            <text:p><text:s/>449,1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33614" table:style-name="ce3">
            <text:p>633614</text:p>
          </table:table-cell>
          <table:table-cell office:value-type="string" table:style-name="ce3">
            <text:p>ALBERTO CARLOS DIB JUNIOR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287.07" table:style-name="ce4">
            <text:p><text:s/>8.287,0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433" table:style-name="ce3">
            <text:p>4433</text:p>
          </table:table-cell>
          <table:table-cell office:value-type="string" table:style-name="ce3">
            <text:p>ALBERTO CERQUEIRA FREITAS FILH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UMARE</text:p>
          </table:table-cell>
          <table:table-cell office:value-type="float" office:value="668" table:style-name="ce4">
            <text:p><text:s/>668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353.3000000000002" table:style-name="ce4">
            <text:p><text:s/>2.353,30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973" table:style-name="ce3">
            <text:p>4973</text:p>
          </table:table-cell>
          <table:table-cell office:value-type="string" table:style-name="ce3">
            <text:p>ALDANA MESSUTI TARDELL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ISTRITAL DE CARAPICUI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57" table:style-name="ce3">
            <text:p>11357</text:p>
          </table:table-cell>
          <table:table-cell office:value-type="string" table:style-name="ce3">
            <text:p>ALEJANDRO MARTINS VARGAS GOMEZ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ITAPECERICA DA SERR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1553.58" table:style-name="ce4">
            <text:p><text:s/>11.553,5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29.14" table:style-name="ce4">
            <text:p><text:s/>2.229,14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2245.92" table:style-name="ce4">
            <text:p><text:s/>2.245,92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26" table:style-name="ce3">
            <text:p>2026</text:p>
          </table:table-cell>
          <table:table-cell office:value-type="string" table:style-name="ce3">
            <text:p>ALESSANDRA ANDREZ CABRERA JOAO BOROWSK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88" table:style-name="ce4">
            <text:p><text:s/>3.368,88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32" table:style-name="ce3">
            <text:p>3332</text:p>
          </table:table-cell>
          <table:table-cell office:value-type="string" table:style-name="ce3">
            <text:p>ALESSANDRA APARECIDA GOMES KOG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ISTRITAL DE VOTORANTIM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112.14" table:style-name="ce4">
            <text:p><text:s/>7.112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793.66" table:style-name="ce4">
            <text:p><text:s/>1.793,6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184" table:style-name="ce3">
            <text:p>3184</text:p>
          </table:table-cell>
          <table:table-cell office:value-type="string" table:style-name="ce3">
            <text:p>ALESSANDRO AUGUSTUS ALBERT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CAETANO DO SU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727" table:style-name="ce3">
            <text:p>3727</text:p>
          </table:table-cell>
          <table:table-cell office:value-type="string" table:style-name="ce3">
            <text:p>ALESSANDRO BRUSCK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RAIA GRAND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19.52" table:style-name="ce4">
            <text:p><text:s/>3.219,5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29" table:style-name="ce3">
            <text:p>3329</text:p>
          </table:table-cell>
          <table:table-cell office:value-type="string" table:style-name="ce3">
            <text:p>ALEX FACCIOLO PIRE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S DE JUSTICA DA AREA REGIONAL DE FRANC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115.5500000000002" table:style-name="ce4">
            <text:p><text:s/>2.115,5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631" table:style-name="ce3">
            <text:p>1631</text:p>
          </table:table-cell>
          <table:table-cell office:value-type="string" table:style-name="ce3">
            <text:p>ALEX RAVANINI GOM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AURU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67.76" table:style-name="ce4">
            <text:p><text:s/>3.267,7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712" table:style-name="ce3">
            <text:p>2712</text:p>
          </table:table-cell>
          <table:table-cell office:value-type="string" table:style-name="ce3">
            <text:p>ALEXANDER MARTINS MATIA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 ANDR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26" table:style-name="ce3">
            <text:p>2526</text:p>
          </table:table-cell>
          <table:table-cell office:value-type="string" table:style-name="ce3">
            <text:p>ALEXANDRA FACCIOLLI MARTIN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IRACICA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499999999998" table:style-name="ce4">
            <text:p><text:s/>2.245,95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27" table:style-name="ce3">
            <text:p>2027</text:p>
          </table:table-cell>
          <table:table-cell office:value-type="string" table:style-name="ce3">
            <text:p>ALEXANDRA MILARE TOLEDO SANT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487" table:style-name="ce3">
            <text:p>6487</text:p>
          </table:table-cell>
          <table:table-cell office:value-type="string" table:style-name="ce3">
            <text:p>ALEXANDRE ACERB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ITAPECERICA DA SERR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405" table:style-name="ce4">
            <text:p><text:s/>2.405,00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435" table:style-name="ce3">
            <text:p>4435</text:p>
          </table:table-cell>
          <table:table-cell office:value-type="string" table:style-name="ce3">
            <text:p>ALEXANDRE AFFONSO CASTILH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LH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760.81" table:style-name="ce4">
            <text:p><text:s/>1.760,8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728" table:style-name="ce3">
            <text:p>3728</text:p>
          </table:table-cell>
          <table:table-cell office:value-type="string" table:style-name="ce3">
            <text:p>ALEXANDRE ALBERTO DE AZEVEDO MAGALHAES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ARUERI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812.83" table:style-name="ce4">
            <text:p><text:s/>7.812,8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4483.9399999999996" table:style-name="ce4">
            <text:p><text:s/>4.483,9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16" table:style-name="ce3">
            <text:p>2516</text:p>
          </table:table-cell>
          <table:table-cell office:value-type="string" table:style-name="ce3">
            <text:p>ALEXANDRE AUGUSTO RICCI DE SOUZ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ITU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57210" table:style-name="ce3">
            <text:p>357210</text:p>
          </table:table-cell>
          <table:table-cell office:value-type="string" table:style-name="ce3">
            <text:p>ALEXANDRE BARBIERI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JAU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621.19" table:style-name="ce4">
            <text:p><text:s/>7.621,1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036.72" table:style-name="ce4">
            <text:p><text:s/>3.036,72<text:s/></text:p>
          </table:table-cell>
          <table:table-cell office:value-type="float" office:value="4997.95" table:style-name="ce4">
            <text:p><text:s/>4.997,95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17" table:style-name="ce3">
            <text:p>2517</text:p>
          </table:table-cell>
          <table:table-cell office:value-type="string" table:style-name="ce3">
            <text:p>ALEXANDRE CEBRIAN ARAUJO REI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INDAIATU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880.49" table:style-name="ce4">
            <text:p><text:s/>7.880,4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986.17" table:style-name="ce4">
            <text:p><text:s/>2.986,1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185" table:style-name="ce3">
            <text:p>3185</text:p>
          </table:table-cell>
          <table:table-cell office:value-type="string" table:style-name="ce3">
            <text:p>ALEXANDRE CID DE ANDRAD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77.59" table:style-name="ce4">
            <text:p><text:s/>2.877,59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28" table:style-name="ce3">
            <text:p>2028</text:p>
          </table:table-cell>
          <table:table-cell office:value-type="string" table:style-name="ce3">
            <text:p>ALEXANDRE CISCATO FERR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E ITAQUER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75" table:style-name="ce3">
            <text:p>11375</text:p>
          </table:table-cell>
          <table:table-cell office:value-type="string" table:style-name="ce3">
            <text:p>ALEXANDRE DA SILVA DELAI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REGISTR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1553.58" table:style-name="ce4">
            <text:p><text:s/>11.553,5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29.14" table:style-name="ce4">
            <text:p><text:s/>2.229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6" table:style-name="ce4">
            <text:p><text:s/>1.122,96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18" table:style-name="ce3">
            <text:p>3318</text:p>
          </table:table-cell>
          <table:table-cell office:value-type="string" table:style-name="ce3">
            <text:p>ALEXANDRE DE ANDRADE PER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IRACICABA</text:p>
          </table:table-cell>
          <table:table-cell office:value-type="float" office:value="1004" table:style-name="ce4">
            <text:p><text:s/>1.004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07.43" table:style-name="ce4">
            <text:p><text:s/>2.807,43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467" table:style-name="ce3">
            <text:p>7467</text:p>
          </table:table-cell>
          <table:table-cell office:value-type="string" table:style-name="ce3">
            <text:p>ALEXANDRE DE CAMPOS BOVOLIN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DOIS CORREG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6756.73" table:style-name="ce4">
            <text:p><text:s/>6.756,7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987.48" table:style-name="ce4">
            <text:p><text:s/>987,48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644" table:style-name="ce3">
            <text:p>5644</text:p>
          </table:table-cell>
          <table:table-cell office:value-type="string" table:style-name="ce3">
            <text:p>ALEXANDRE DE OLIVEIRA DARUGE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S DE JUSTICA DA AREA REGIONAL DE CAMPINA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4.93" table:style-name="ce4">
            <text:p><text:s/>1.124,9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07.4" table:style-name="ce4">
            <text:p><text:s/>2.807,40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729" table:style-name="ce3">
            <text:p>3729</text:p>
          </table:table-cell>
          <table:table-cell office:value-type="string" table:style-name="ce3">
            <text:p>ALEXANDRE DE PALMA NET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MOGI-GUACU</text:p>
          </table:table-cell>
          <table:table-cell office:value-type="float" office:value="668" table:style-name="ce4">
            <text:p><text:s/>668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493.9299999999998" table:style-name="ce4">
            <text:p><text:s/>2.493,9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18" table:style-name="ce3">
            <text:p>2518</text:p>
          </table:table-cell>
          <table:table-cell office:value-type="string" table:style-name="ce3">
            <text:p>ALEXANDRE DEMETRIUS PER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550.7600000000002" table:style-name="ce4">
            <text:p><text:s/>2.550,7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43529" table:style-name="ce3">
            <text:p>843529</text:p>
          </table:table-cell>
          <table:table-cell office:value-type="string" table:style-name="ce3">
            <text:p>ALEXANDRE MARCOS PER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RIBEIRAO PRET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535.31" table:style-name="ce4">
            <text:p><text:s/>2.535,3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186" table:style-name="ce3">
            <text:p>3186</text:p>
          </table:table-cell>
          <table:table-cell office:value-type="string" table:style-name="ce3">
            <text:p>ALEXANDRE MAURO ALVES COELH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05.94" table:style-name="ce4">
            <text:p><text:s/>2.205,9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29" table:style-name="ce3">
            <text:p>2029</text:p>
          </table:table-cell>
          <table:table-cell office:value-type="string" table:style-name="ce3">
            <text:p>ALEXANDRE MONTGOMERY WILD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860" table:style-name="ce4">
            <text:p><text:s/>86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628.47" table:style-name="ce4">
            <text:p><text:s/>2.628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730" table:style-name="ce3">
            <text:p>3730</text:p>
          </table:table-cell>
          <table:table-cell office:value-type="string" table:style-name="ce3">
            <text:p>ALEXANDRE MOURAO MAFETAN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S DE JUSTICA DA AREA REGIONAL DE TAUBAT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00.46" table:style-name="ce4">
            <text:p><text:s/>3.200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30" table:style-name="ce3">
            <text:p>2030</text:p>
          </table:table-cell>
          <table:table-cell office:value-type="string" table:style-name="ce3">
            <text:p>ALEXANDRE MOURAO TIER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08" table:style-name="ce4">
            <text:p><text:s/>908,00<text:s/></text:p>
          </table:table-cell>
          <table:table-cell office:value-type="float" office:value="7812.83" table:style-name="ce4">
            <text:p><text:s/>7.812,8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645" table:style-name="ce3">
            <text:p>5645</text:p>
          </table:table-cell>
          <table:table-cell office:value-type="string" table:style-name="ce3">
            <text:p>ALEXANDRE NUNES DE VINCENT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OSASC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33834" table:style-name="ce3">
            <text:p>833834</text:p>
          </table:table-cell>
          <table:table-cell office:value-type="string" table:style-name="ce3">
            <text:p>ALEXANDRE ORASMO FONTAN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399.43" table:style-name="ce4">
            <text:p><text:s/>8.399,4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1495.88" table:style-name="ce4">
            <text:p><text:s/>1.495,8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99" table:style-name="ce3">
            <text:p>2099</text:p>
          </table:table-cell>
          <table:table-cell office:value-type="string" table:style-name="ce3">
            <text:p>ALEXANDRE PADILH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BATATAI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87.11" table:style-name="ce4">
            <text:p><text:s/>2.287,11<text:s/></text:p>
          </table:table-cell>
          <table:table-cell office:value-type="float" office:value="4491.82" table:style-name="ce4">
            <text:p><text:s/>4.491,8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731" table:style-name="ce3">
            <text:p>3731</text:p>
          </table:table-cell>
          <table:table-cell office:value-type="string" table:style-name="ce3">
            <text:p>ALEXANDRE PETRY HELEN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RAGUATATUBA</text:p>
          </table:table-cell>
          <table:table-cell office:value-type="float" office:value="1052" table:style-name="ce4">
            <text:p><text:s/>1.052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622" table:style-name="ce3">
            <text:p>1622</text:p>
          </table:table-cell>
          <table:table-cell office:value-type="string" table:style-name="ce3">
            <text:p>ALEXANDRE ROCHA ALMEIDA DE MORA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668" table:style-name="ce4">
            <text:p><text:s/>668,00<text:s/></text:p>
          </table:table-cell>
          <table:table-cell office:value-type="float" office:value="7812.83" table:style-name="ce4">
            <text:p><text:s/>7.812,8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436" table:style-name="ce3">
            <text:p>4436</text:p>
          </table:table-cell>
          <table:table-cell office:value-type="string" table:style-name="ce3">
            <text:p>ALEXANDRE SALEM CARVALH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592.74" table:style-name="ce4">
            <text:p><text:s/>1.592,7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63" table:style-name="ce3">
            <text:p>2263</text:p>
          </table:table-cell>
          <table:table-cell office:value-type="string" table:style-name="ce3">
            <text:p>ALEXANDRE SPRANGIN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E SANTAN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84725" table:style-name="ce3">
            <text:p>384725</text:p>
          </table:table-cell>
          <table:table-cell office:value-type="string" table:style-name="ce3">
            <text:p>ALFONSO PRESTI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880.49" table:style-name="ce4">
            <text:p><text:s/>7.880,4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3831.1" table:style-name="ce4">
            <text:p><text:s/>3.831,1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63817" table:style-name="ce3">
            <text:p>363817</text:p>
          </table:table-cell>
          <table:table-cell office:value-type="string" table:style-name="ce3">
            <text:p>ALFREDO COIMBR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880.49" table:style-name="ce4">
            <text:p><text:s/>7.880,4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32" table:style-name="ce3">
            <text:p>11332</text:p>
          </table:table-cell>
          <table:table-cell office:value-type="string" table:style-name="ce3">
            <text:p>ALFREDO EDUARDO FERREIRA ROSSATTI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CASA BRANC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1553.58" table:style-name="ce4">
            <text:p><text:s/>11.553,5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880.26" table:style-name="ce4">
            <text:p><text:s/>1.880,2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646" table:style-name="ce3">
            <text:p>5646</text:p>
          </table:table-cell>
          <table:table-cell office:value-type="string" table:style-name="ce3">
            <text:p>ALFREDO LUIS PORTES NET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SAO SEBASTIA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112.14" table:style-name="ce4">
            <text:p><text:s/>7.112,14<text:s/></text:p>
          </table:table-cell>
          <table:table-cell office:value-type="float" office:value="5334.1" table:style-name="ce4">
            <text:p><text:s/>5.334,10<text:s/></text:p>
          </table:table-cell>
          <table:table-cell office:value-type="float" office:value="2332.73" table:style-name="ce4">
            <text:p><text:s/>2.332,73<text:s/></text:p>
          </table:table-cell>
          <table:table-cell office:value-type="float" office:value="7288.67" table:style-name="ce4">
            <text:p><text:s/>7.288,67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917" table:style-name="ce3">
            <text:p>917</text:p>
          </table:table-cell>
          <table:table-cell office:value-type="string" table:style-name="ce3">
            <text:p>ALFREDO MAINARDI NE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974" table:style-name="ce3">
            <text:p>4974</text:p>
          </table:table-cell>
          <table:table-cell office:value-type="string" table:style-name="ce3">
            <text:p>ALICE MONTEIRO MELO SAMPAIO CAMARG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ISTRITAL DE EMBU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437" table:style-name="ce3">
            <text:p>4437</text:p>
          </table:table-cell>
          <table:table-cell office:value-type="string" table:style-name="ce3">
            <text:p>ALINE APARECIDA HOLTZ AMBA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85.06" table:style-name="ce4">
            <text:p><text:s/>2.885,06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975" table:style-name="ce3">
            <text:p>4975</text:p>
          </table:table-cell>
          <table:table-cell office:value-type="string" table:style-name="ce3">
            <text:p>ALINE FERREIRA JULIETI CURY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497.29" table:style-name="ce4">
            <text:p><text:s/>1.497,2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4941.03" table:style-name="ce4">
            <text:p><text:s/>4.941,03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76" table:style-name="ce3">
            <text:p>7376</text:p>
          </table:table-cell>
          <table:table-cell office:value-type="string" table:style-name="ce3">
            <text:p>ALINE FILGUEIRA DE PAUL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AUA</text:p>
          </table:table-cell>
          <table:table-cell office:value-type="float" office:value="140" table:style-name="ce4">
            <text:p><text:s/>14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148.2800000000002" table:style-name="ce4">
            <text:p><text:s/>2.148,2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732" table:style-name="ce3">
            <text:p>3732</text:p>
          </table:table-cell>
          <table:table-cell office:value-type="string" table:style-name="ce3">
            <text:p>ALINE JURCA ZAVAGLIA VICENTE ALV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812.83" table:style-name="ce4">
            <text:p><text:s/>7.812,8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438" table:style-name="ce3">
            <text:p>4438</text:p>
          </table:table-cell>
          <table:table-cell office:value-type="string" table:style-name="ce3">
            <text:p>ALINE KLEER DA SILVA MARTINS FERNANDES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MONTE APRAZIVEL</text:p>
          </table:table-cell>
          <table:table-cell office:value-type="float" office:value="860" table:style-name="ce4">
            <text:p><text:s/>860,00<text:s/></text:p>
          </table:table-cell>
          <table:table-cell office:value-type="float" office:value="6756.73" table:style-name="ce4">
            <text:p><text:s/>6.756,73<text:s/></text:p>
          </table:table-cell>
          <table:table-cell office:value-type="float" office:value="5067.55" table:style-name="ce4">
            <text:p><text:s/>5.067,55<text:s/></text:p>
          </table:table-cell>
          <table:table-cell office:value-type="float" office:value="1805.85" table:style-name="ce4">
            <text:p><text:s/>1.805,8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56" table:style-name="ce3">
            <text:p>7356</text:p>
          </table:table-cell>
          <table:table-cell office:value-type="string" table:style-name="ce3">
            <text:p>ALINE MORAES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ISTRITAL DE CORDEIROPOLI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6756.73" table:style-name="ce4">
            <text:p><text:s/>6.756,73<text:s/></text:p>
          </table:table-cell>
          <table:table-cell office:value-type="float" office:value="5067.55" table:style-name="ce4">
            <text:p><text:s/>5.067,55<text:s/></text:p>
          </table:table-cell>
          <table:table-cell office:value-type="float" office:value="3040.53" table:style-name="ce4">
            <text:p><text:s/>3.040,53<text:s/></text:p>
          </table:table-cell>
          <table:table-cell office:value-type="float" office:value="8888.02" table:style-name="ce4">
            <text:p><text:s/>8.888,0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439" table:style-name="ce3">
            <text:p>4439</text:p>
          </table:table-cell>
          <table:table-cell office:value-type="string" table:style-name="ce3">
            <text:p>ALINE MORGADO DA ROCH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ISTRITAL DE JARINU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6756.73" table:style-name="ce4">
            <text:p><text:s/>6.756,7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299.76" table:style-name="ce4">
            <text:p><text:s/>1.299,76<text:s/></text:p>
          </table:table-cell>
          <table:table-cell office:value-type="float" office:value="898.35" table:style-name="ce4">
            <text:p><text:s/>898,35<text:s/></text:p>
          </table:table-cell>
          <table:table-cell office:value-type="float" office:value="3368.88" table:style-name="ce4">
            <text:p><text:s/>3.368,88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87" table:style-name="ce3">
            <text:p>11387</text:p>
          </table:table-cell>
          <table:table-cell office:value-type="string" table:style-name="ce3">
            <text:p>ALISSON DE LIMA MACIEL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VOTUPORANG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1553.58" table:style-name="ce4">
            <text:p><text:s/>11.553,5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629.18" table:style-name="ce4">
            <text:p><text:s/>2.629,1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8983.68" table:style-name="ce4">
            <text:p><text:s/>8.983,68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461" table:style-name="ce3">
            <text:p>10461</text:p>
          </table:table-cell>
          <table:table-cell office:value-type="string" table:style-name="ce3">
            <text:p>ALLYSON FERNANDO VENEGA CORADINI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PIRASSUNUNG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6418.66" table:style-name="ce4">
            <text:p><text:s/>6.418,6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88.4" table:style-name="ce4">
            <text:p><text:s/>2.888,4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440" table:style-name="ce3">
            <text:p>4440</text:p>
          </table:table-cell>
          <table:table-cell office:value-type="string" table:style-name="ce3">
            <text:p>ALMACHIA ZWARG ACERB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RAIA GRANDE</text:p>
          </table:table-cell>
          <table:table-cell office:value-type="float" office:value="956" table:style-name="ce4">
            <text:p><text:s/>956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03.91" table:style-name="ce4">
            <text:p><text:s/>2.803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07.43" table:style-name="ce4">
            <text:p><text:s/>2.807,43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00697" table:style-name="ce3">
            <text:p>700697</text:p>
          </table:table-cell>
          <table:table-cell office:value-type="string" table:style-name="ce3">
            <text:p>ALOISIO ANTONIO DE CAMARGO BARROS PUPIN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108.64" table:style-name="ce4">
            <text:p><text:s/>8.108,6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27" table:style-name="ce3">
            <text:p>2527</text:p>
          </table:table-cell>
          <table:table-cell office:value-type="string" table:style-name="ce3">
            <text:p>ALOISIO GARMES JUNIOR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LENCOIS PAULIST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112.14" table:style-name="ce4">
            <text:p><text:s/>7.112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663.88" table:style-name="ce4">
            <text:p><text:s/>2.663,88<text:s/></text:p>
          </table:table-cell>
          <table:table-cell office:value-type="float" office:value="7288.66" table:style-name="ce4">
            <text:p><text:s/>7.288,6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061" table:style-name="ce3">
            <text:p>4061</text:p>
          </table:table-cell>
          <table:table-cell office:value-type="string" table:style-name="ce3">
            <text:p>ALUISIO ANTONIO MACIEL NE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IRACICA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933.35" table:style-name="ce4">
            <text:p><text:s/>2.933,3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21" table:style-name="ce3">
            <text:p>11321</text:p>
          </table:table-cell>
          <table:table-cell office:value-type="string" table:style-name="ce3">
            <text:p>ALUISIO DE SOUZA MARCELO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BARRET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1553.58" table:style-name="ce4">
            <text:p><text:s/>11.553,5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907.43" table:style-name="ce4">
            <text:p><text:s/>1.907,4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10914" table:style-name="ce3">
            <text:p>510914</text:p>
          </table:table-cell>
          <table:table-cell office:value-type="string" table:style-name="ce3">
            <text:p>ALVARO BUSAN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089.72" table:style-name="ce4">
            <text:p><text:s/>8.089,7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47900" table:style-name="ce3">
            <text:p>347900</text:p>
          </table:table-cell>
          <table:table-cell office:value-type="string" table:style-name="ce3">
            <text:p>ALVARO ROBERTO RUAS TEIXEIR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BILAC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6756.73" table:style-name="ce4">
            <text:p><text:s/>6.756,7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537.01" table:style-name="ce4">
            <text:p><text:s/>1.537,0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21" table:style-name="ce3">
            <text:p>721</text:p>
          </table:table-cell>
          <table:table-cell office:value-type="string" table:style-name="ce3">
            <text:p>AMAITE IARA GIRIBONI DE MELL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E PINHEIROS</text:p>
          </table:table-cell>
          <table:table-cell office:value-type="float" office:value="572" table:style-name="ce4">
            <text:p><text:s/>572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468" table:style-name="ce3">
            <text:p>7468</text:p>
          </table:table-cell>
          <table:table-cell office:value-type="string" table:style-name="ce3">
            <text:p>AMANDA LUIZA SOARES LOPES KALIL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JUNDIAI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068.3699999999999" table:style-name="ce4">
            <text:p><text:s/>1.068,3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01619" table:style-name="ce3">
            <text:p>701619</text:p>
          </table:table-cell>
          <table:table-cell office:value-type="string" table:style-name="ce3">
            <text:p>AMAURI CHAVES ARFELL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ITU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947.56" table:style-name="ce4">
            <text:p><text:s/>7.947,5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2245.91" table:style-name="ce4">
            <text:p><text:s/>2.245,91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055" table:style-name="ce3">
            <text:p>3055</text:p>
          </table:table-cell>
          <table:table-cell office:value-type="string" table:style-name="ce3">
            <text:p>AMAURI SILVEIRA FILH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ISTRITAL DE VALINH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112.14" table:style-name="ce4">
            <text:p><text:s/>7.112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550.7600000000002" table:style-name="ce4">
            <text:p><text:s/>2.550,7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441" table:style-name="ce3">
            <text:p>4441</text:p>
          </table:table-cell>
          <table:table-cell office:value-type="string" table:style-name="ce3">
            <text:p>AMELIO PASINI JUNIOR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SANTA BARBARA D'OEST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15" table:style-name="ce3">
            <text:p>2215</text:p>
          </table:table-cell>
          <table:table-cell office:value-type="string" table:style-name="ce3">
            <text:p>AMIRA MUSTAFA EL HAG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175.83" table:style-name="ce4">
            <text:p><text:s/>2.175,8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92" table:style-name="ce3">
            <text:p>3392</text:p>
          </table:table-cell>
          <table:table-cell office:value-type="string" table:style-name="ce3">
            <text:p>ANA ALICE MASCARENHAS MARQU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S DE JUSTICA DA AREA REGIONAL DE SOROCA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542.32" table:style-name="ce4">
            <text:p><text:s/>1.542,3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77" table:style-name="ce3">
            <text:p>2277</text:p>
          </table:table-cell>
          <table:table-cell office:value-type="string" table:style-name="ce3">
            <text:p>ANA BEATRIZ PEREIRA DE SOUZA FRONTI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40" table:style-name="ce4">
            <text:p><text:s/>14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19" table:style-name="ce3">
            <text:p>2519</text:p>
          </table:table-cell>
          <table:table-cell office:value-type="string" table:style-name="ce3">
            <text:p>ANA BEATRIZ PRANUVI COSTA SILV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 RIO PRETO</text:p>
          </table:table-cell>
          <table:table-cell office:value-type="float" office:value="908" table:style-name="ce4">
            <text:p><text:s/>908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33.8" table:style-name="ce4">
            <text:p><text:s/>2.833,8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36" table:style-name="ce3">
            <text:p>3336</text:p>
          </table:table-cell>
          <table:table-cell office:value-type="string" table:style-name="ce3">
            <text:p>ANA BEATRIZ SAMPAIO SILVA VI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JUNDIAI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986.17" table:style-name="ce4">
            <text:p><text:s/>2.986,1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442" table:style-name="ce3">
            <text:p>4442</text:p>
          </table:table-cell>
          <table:table-cell office:value-type="string" table:style-name="ce3">
            <text:p>ANA BRASIL ROCHA PEN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LH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349.33" table:style-name="ce4">
            <text:p><text:s/>2.349,3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469" table:style-name="ce3">
            <text:p>7469</text:p>
          </table:table-cell>
          <table:table-cell office:value-type="string" table:style-name="ce3">
            <text:p>ANA CANDIDA SILVEIRA BARBOS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ISTRITAL DE PORANGABA</text:p>
          </table:table-cell>
          <table:table-cell office:value-type="float" office:value="572" table:style-name="ce4">
            <text:p><text:s/>572,00<text:s/></text:p>
          </table:table-cell>
          <table:table-cell office:value-type="float" office:value="12162.11" table:style-name="ce4">
            <text:p><text:s/>12.162,1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096.5999999999999" table:style-name="ce4">
            <text:p><text:s/>1.096,6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733" table:style-name="ce3">
            <text:p>3733</text:p>
          </table:table-cell>
          <table:table-cell office:value-type="string" table:style-name="ce3">
            <text:p>ANA CARLA FROES RIBEIRO TOST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JARDINOPOLI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6756.73" table:style-name="ce4">
            <text:p><text:s/>6.756,7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887.65" table:style-name="ce4">
            <text:p><text:s/>1.887,6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734" table:style-name="ce3">
            <text:p>3734</text:p>
          </table:table-cell>
          <table:table-cell office:value-type="string" table:style-name="ce3">
            <text:p>ANA CAROLINA FULIARO BITTENCOURT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 ANDR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647" table:style-name="ce3">
            <text:p>5647</text:p>
          </table:table-cell>
          <table:table-cell office:value-type="string" table:style-name="ce3">
            <text:p>ANA CAROLINA GREGORY VILLABOIM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953.22" table:style-name="ce4">
            <text:p><text:s/>1.953,22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00" table:style-name="ce3">
            <text:p>8500</text:p>
          </table:table-cell>
          <table:table-cell office:value-type="string" table:style-name="ce3">
            <text:p>ANA CAROLINA KAMADA SCHWENDLER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ISTRITAL DE CAJAMAR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112.14" table:style-name="ce4">
            <text:p><text:s/>7.112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867.47" table:style-name="ce4">
            <text:p><text:s/>1.867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86" table:style-name="ce3">
            <text:p>3386</text:p>
          </table:table-cell>
          <table:table-cell office:value-type="string" table:style-name="ce3">
            <text:p>ANA CAROLINA MACRI MORAI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 RIO PRET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820.84" table:style-name="ce4">
            <text:p><text:s/>820,8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976" table:style-name="ce3">
            <text:p>4976</text:p>
          </table:table-cell>
          <table:table-cell office:value-type="string" table:style-name="ce3">
            <text:p>ANA CAROLINA MARTINS VALENTE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ÇA DE LOUVEIR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112.14" table:style-name="ce4">
            <text:p><text:s/>7.112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519.54" table:style-name="ce4">
            <text:p><text:s/>1.519,5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75" table:style-name="ce3">
            <text:p>7375</text:p>
          </table:table-cell>
          <table:table-cell office:value-type="string" table:style-name="ce3">
            <text:p>ANA CLAUDIA DUTRA CRISTOFANI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SOROCA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93.47" table:style-name="ce4">
            <text:p><text:s/>3.593,47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15" table:style-name="ce3">
            <text:p>2515</text:p>
          </table:table-cell>
          <table:table-cell office:value-type="string" table:style-name="ce3">
            <text:p>ANA CRISTINA IORIATTI CHAM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S CAMPOS</text:p>
          </table:table-cell>
          <table:table-cell office:value-type="float" office:value="572" table:style-name="ce4">
            <text:p><text:s/>572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123.0700000000002" table:style-name="ce4">
            <text:p><text:s/>2.123,0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31" table:style-name="ce3">
            <text:p>2031</text:p>
          </table:table-cell>
          <table:table-cell office:value-type="string" table:style-name="ce3">
            <text:p>ANA GABRIELA COUTINHO CAETANO VISCONT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" table:style-name="ce4">
            <text:p><text:s/>3.368,9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28" table:style-name="ce3">
            <text:p>2528</text:p>
          </table:table-cell>
          <table:table-cell office:value-type="string" table:style-name="ce3">
            <text:p>ANA HELENA DE ALMEIDA PRADO POLTRONIERI DE CAMP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ITU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062.77" table:style-name="ce4">
            <text:p><text:s/>2.062,7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86" table:style-name="ce3">
            <text:p>2286</text:p>
          </table:table-cell>
          <table:table-cell office:value-type="string" table:style-name="ce3">
            <text:p>ANA LAURA BANDEIRA LINS LUNARDELL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052" table:style-name="ce4">
            <text:p><text:s/>1.052,00<text:s/></text:p>
          </table:table-cell>
          <table:table-cell office:value-type="float" office:value="7812.83" table:style-name="ce4">
            <text:p><text:s/>7.812,8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01" table:style-name="ce3">
            <text:p>8501</text:p>
          </table:table-cell>
          <table:table-cell office:value-type="string" table:style-name="ce3">
            <text:p>ANA LAURA RIBEIRO TEIXEIRA MARTIN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SANTA CRUZ DO RIO PARD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112.14" table:style-name="ce4">
            <text:p><text:s/>7.112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781.72" table:style-name="ce4">
            <text:p><text:s/>2.781,7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4980" table:style-name="ce3">
            <text:p>64980</text:p>
          </table:table-cell>
          <table:table-cell office:value-type="string" table:style-name="ce3">
            <text:p>ANA LUCIA CARDOSO DA SILVA DE ARROCHELA LOB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A LAP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062" table:style-name="ce3">
            <text:p>4062</text:p>
          </table:table-cell>
          <table:table-cell office:value-type="string" table:style-name="ce3">
            <text:p>ANA LUCIA DE BIAZZI PEREIRA FERREIRA SILV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VOTUPORANG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38" table:style-name="ce4">
            <text:p><text:s/>1.638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713" table:style-name="ce3">
            <text:p>2713</text:p>
          </table:table-cell>
          <table:table-cell office:value-type="string" table:style-name="ce3">
            <text:p>ANA LUCIA DE MELL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449.4299999999998" table:style-name="ce4">
            <text:p><text:s/>2.449,4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35326" table:style-name="ce3">
            <text:p>835326</text:p>
          </table:table-cell>
          <table:table-cell office:value-type="string" table:style-name="ce3">
            <text:p>ANA LUCIA MENEZES VIEIR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576.19000000000005" table:style-name="ce4">
            <text:p><text:s/>576,19<text:s/></text:p>
          </table:table-cell>
          <table:table-cell office:value-type="float" office:value="7880.49" table:style-name="ce4">
            <text:p><text:s/>7.880,4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330.69" table:style-name="ce4">
            <text:p><text:s/>2.330,6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18" table:style-name="ce3">
            <text:p>11318</text:p>
          </table:table-cell>
          <table:table-cell office:value-type="string" table:style-name="ce3">
            <text:p>ANA LUCIA SAYURI WATANABE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SAO BERNARDO DO CAMP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1553.58" table:style-name="ce4">
            <text:p><text:s/>11.553,5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05" table:style-name="ce4">
            <text:p><text:s/>505,00<text:s/></text:p>
          </table:table-cell>
          <table:table-cell office:value-type="float" office:value="10409.35" table:style-name="ce4">
            <text:p><text:s/>10.409,35<text:s/></text:p>
          </table:table-cell>
          <table:table-cell office:value-type="float" office:value="1122.96" table:style-name="ce4">
            <text:p><text:s/>1.122,96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977" table:style-name="ce3">
            <text:p>4977</text:p>
          </table:table-cell>
          <table:table-cell office:value-type="string" table:style-name="ce3">
            <text:p>ANA LUISA DE OLIVEIRA NAZAR DE ARRUD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8.2199999999998" table:style-name="ce4">
            <text:p><text:s/>2.248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187" table:style-name="ce3">
            <text:p>3187</text:p>
          </table:table-cell>
          <table:table-cell office:value-type="string" table:style-name="ce3">
            <text:p>ANA LUISA TOLEDO BARR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E ITAQUER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82565" table:style-name="ce3">
            <text:p>282565</text:p>
          </table:table-cell>
          <table:table-cell office:value-type="string" table:style-name="ce3">
            <text:p>ANA MARGARIDA MACHADO JUNQUEIRA BENEDUCE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303.17" table:style-name="ce4">
            <text:p><text:s/>8.303,1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0.92" table:style-name="ce4">
            <text:p><text:s/>1.120,9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735" table:style-name="ce3">
            <text:p>3735</text:p>
          </table:table-cell>
          <table:table-cell office:value-type="string" table:style-name="ce3">
            <text:p>ANA MARIA AIELLO DEMADI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08" table:style-name="ce4">
            <text:p><text:s/>908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704" table:style-name="ce3">
            <text:p>2704</text:p>
          </table:table-cell>
          <table:table-cell office:value-type="string" table:style-name="ce3">
            <text:p>ANA MARIA BUOS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RAGANCA PAULIST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143.25" table:style-name="ce4">
            <text:p><text:s/>3.143,25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45" table:style-name="ce3">
            <text:p>3345</text:p>
          </table:table-cell>
          <table:table-cell office:value-type="string" table:style-name="ce3">
            <text:p>ANA MARIA FRIGERIO MOLINAR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RAIA GRAND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5194" table:style-name="ce3">
            <text:p>255194</text:p>
          </table:table-cell>
          <table:table-cell office:value-type="string" table:style-name="ce3">
            <text:p>ANA MARIA NAPOLITANO DE GODOY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437.86" table:style-name="ce4">
            <text:p><text:s/>8.437,8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462" table:style-name="ce3">
            <text:p>10462</text:p>
          </table:table-cell>
          <table:table-cell office:value-type="string" table:style-name="ce3">
            <text:p>ANA MARIA ROMAN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PIRACICA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6756.73" table:style-name="ce4">
            <text:p><text:s/>6.756,7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786.19" table:style-name="ce4">
            <text:p><text:s/>2.786,19<text:s/></text:p>
          </table:table-cell>
          <table:table-cell office:value-type="float" office:value="449.14" table:style-name="ce4">
            <text:p><text:s/>449,14<text:s/></text:p>
          </table:table-cell>
          <table:table-cell office:value-type="float" office:value="4491.84" table:style-name="ce4">
            <text:p><text:s/>4.491,84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20" table:style-name="ce3">
            <text:p>3320</text:p>
          </table:table-cell>
          <table:table-cell office:value-type="string" table:style-name="ce3">
            <text:p>ANA PAOLA FERRARI AMB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13" table:style-name="ce3">
            <text:p>2213</text:p>
          </table:table-cell>
          <table:table-cell office:value-type="string" table:style-name="ce3">
            <text:p>ANA PAULA DE SOUZ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S DE JUSTICA CIVEIS DA INFANCIA E DA JUVENTUD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177.0500000000002" table:style-name="ce4">
            <text:p><text:s/>2.177,0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488" table:style-name="ce3">
            <text:p>6488</text:p>
          </table:table-cell>
          <table:table-cell office:value-type="string" table:style-name="ce3">
            <text:p>ANA PAULA FREITAS VILELA LEIT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634.85" table:style-name="ce4">
            <text:p><text:s/>2.634,8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736" table:style-name="ce3">
            <text:p>3736</text:p>
          </table:table-cell>
          <table:table-cell office:value-type="string" table:style-name="ce3">
            <text:p>ANA PAULA MAZZ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BERNARDO DO CAMPO</text:p>
          </table:table-cell>
          <table:table-cell office:value-type="float" office:value="860" table:style-name="ce4">
            <text:p><text:s/>86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66.83" table:style-name="ce4">
            <text:p><text:s/>1.666,8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489" table:style-name="ce3">
            <text:p>6489</text:p>
          </table:table-cell>
          <table:table-cell office:value-type="string" table:style-name="ce3">
            <text:p>ANA PAULA MOREIRA MATT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UZAN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5614.85" table:style-name="ce4">
            <text:p><text:s/>5.614,85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063" table:style-name="ce3">
            <text:p>4063</text:p>
          </table:table-cell>
          <table:table-cell office:value-type="string" table:style-name="ce3">
            <text:p>ANA PAULA NIDALCHICHI RIBEIR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ITATI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112.14" table:style-name="ce4">
            <text:p><text:s/>7.112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349.33" table:style-name="ce4">
            <text:p><text:s/>2.349,3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33" table:style-name="ce3">
            <text:p>2033</text:p>
          </table:table-cell>
          <table:table-cell office:value-type="string" table:style-name="ce3">
            <text:p>ANA PAULA WESTMANN ANDERLI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591.71" table:style-name="ce4">
            <text:p><text:s/>7.591,7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130.6099999999997" table:style-name="ce4">
            <text:p><text:s/>5.130,61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648" table:style-name="ce3">
            <text:p>5648</text:p>
          </table:table-cell>
          <table:table-cell office:value-type="string" table:style-name="ce3">
            <text:p>ANDERSON DE CASTRO OGRIZI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FRANC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796.7" table:style-name="ce4">
            <text:p><text:s/>1.796,7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93" table:style-name="ce3">
            <text:p>3393</text:p>
          </table:table-cell>
          <table:table-cell office:value-type="string" table:style-name="ce3">
            <text:p>ANDERSON GEOVAM SCANDELA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JALE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552" table:style-name="ce4">
            <text:p><text:s/>1.552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649" table:style-name="ce3">
            <text:p>5649</text:p>
          </table:table-cell>
          <table:table-cell office:value-type="string" table:style-name="ce3">
            <text:p>ANDRE AGUIAR DE CARVALH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AU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431.54" table:style-name="ce4">
            <text:p><text:s/>2.431,5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444" table:style-name="ce3">
            <text:p>4444</text:p>
          </table:table-cell>
          <table:table-cell office:value-type="string" table:style-name="ce3">
            <text:p>ANDRE BANDEIR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CUBATAO</text:p>
          </table:table-cell>
          <table:table-cell office:value-type="float" office:value="572" table:style-name="ce4">
            <text:p><text:s/>572,00<text:s/></text:p>
          </table:table-cell>
          <table:table-cell office:value-type="float" office:value="7112.14" table:style-name="ce4">
            <text:p><text:s/>7.112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978" table:style-name="ce3">
            <text:p>4978</text:p>
          </table:table-cell>
          <table:table-cell office:value-type="string" table:style-name="ce3">
            <text:p>ANDRE CAMILO CASTRO JARDIM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LIMEIR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56.6099999999997" table:style-name="ce4">
            <text:p><text:s/>3.256,61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30" table:style-name="ce3">
            <text:p>2530</text:p>
          </table:table-cell>
          <table:table-cell office:value-type="string" table:style-name="ce3">
            <text:p>ANDRE CECCON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842.75" table:style-name="ce4">
            <text:p><text:s/>842,75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445" table:style-name="ce3">
            <text:p>4445</text:p>
          </table:table-cell>
          <table:table-cell office:value-type="string" table:style-name="ce3">
            <text:p>ANDRE DE ALMEIDA PANZERI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SALT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112.14" table:style-name="ce4">
            <text:p><text:s/>7.112,14<text:s/></text:p>
          </table:table-cell>
          <table:table-cell office:value-type="float" office:value="5334.1" table:style-name="ce4">
            <text:p><text:s/>5.334,10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66" table:style-name="ce3">
            <text:p>7366</text:p>
          </table:table-cell>
          <table:table-cell office:value-type="string" table:style-name="ce3">
            <text:p>ANDRE DE FREITAS PAOLINETTI LOSASS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LH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3475.630000000001" table:style-name="ce4">
            <text:p><text:s/>13.475,6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28.6" table:style-name="ce4">
            <text:p><text:s/>2.228,60<text:s/></text:p>
          </table:table-cell>
          <table:table-cell office:value-type="float" office:value="1347.56" table:style-name="ce4">
            <text:p><text:s/>1.347,56<text:s/></text:p>
          </table:table-cell>
          <table:table-cell office:value-type="float" office:value="3930.36" table:style-name="ce4">
            <text:p><text:s/>3.930,36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09" table:style-name="ce3">
            <text:p>3309</text:p>
          </table:table-cell>
          <table:table-cell office:value-type="string" table:style-name="ce3">
            <text:p>ANDRE DONIZETI ZANUTIM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IPU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6756.73" table:style-name="ce4">
            <text:p><text:s/>6.756,7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790.8" table:style-name="ce4">
            <text:p><text:s/>1.790,8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714" table:style-name="ce3">
            <text:p>2714</text:p>
          </table:table-cell>
          <table:table-cell office:value-type="string" table:style-name="ce3">
            <text:p>ANDRE ESTEFAM ARAUJO LIM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812.83" table:style-name="ce4">
            <text:p><text:s/>7.812,8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4135.5600000000004" table:style-name="ce4">
            <text:p><text:s/>4.135,5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73" table:style-name="ce3">
            <text:p>11373</text:p>
          </table:table-cell>
          <table:table-cell office:value-type="string" table:style-name="ce3">
            <text:p>ANDRE FREITAS LUENGO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PRESIDENTE VESCESLAU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1553.58" table:style-name="ce4">
            <text:p><text:s/>11.553,5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854.69" table:style-name="ce4">
            <text:p><text:s/>854,6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6176.28" table:style-name="ce4">
            <text:p><text:s/>6.176,28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650" table:style-name="ce3">
            <text:p>5650</text:p>
          </table:table-cell>
          <table:table-cell office:value-type="string" table:style-name="ce3">
            <text:p>ANDRE GANDARA ORLAND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IBITING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112.14" table:style-name="ce4">
            <text:p><text:s/>7.112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867.47" table:style-name="ce4">
            <text:p><text:s/>1.867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-112.3" table:style-name="ce4">
            <text:p>-112,30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715" table:style-name="ce3">
            <text:p>2715</text:p>
          </table:table-cell>
          <table:table-cell office:value-type="string" table:style-name="ce3">
            <text:p>ANDRE LUIS DE SOUZ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 RIO PRET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979" table:style-name="ce3">
            <text:p>4979</text:p>
          </table:table-cell>
          <table:table-cell office:value-type="string" table:style-name="ce3">
            <text:p>ANDRE LUIS SIMO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188" table:style-name="ce3">
            <text:p>3188</text:p>
          </table:table-cell>
          <table:table-cell office:value-type="string" table:style-name="ce3">
            <text:p>ANDRE LUIZ BRANDA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OGI-MIRIM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920.76" table:style-name="ce4">
            <text:p><text:s/>2.920,7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4491.84" table:style-name="ce4">
            <text:p><text:s/>4.491,84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394" table:style-name="ce3">
            <text:p>1394</text:p>
          </table:table-cell>
          <table:table-cell office:value-type="string" table:style-name="ce3">
            <text:p>ANDRE LUIZ BUCHAL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880.49" table:style-name="ce4">
            <text:p><text:s/>7.880,4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346" table:style-name="ce3">
            <text:p>1346</text:p>
          </table:table-cell>
          <table:table-cell office:value-type="string" table:style-name="ce3">
            <text:p>ANDRE LUIZ DEZOTT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MERICANA</text:p>
          </table:table-cell>
          <table:table-cell office:value-type="float" office:value="572" table:style-name="ce4">
            <text:p><text:s/>572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980.37" table:style-name="ce4">
            <text:p><text:s/>2.980,3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35" table:style-name="ce3">
            <text:p>3335</text:p>
          </table:table-cell>
          <table:table-cell office:value-type="string" table:style-name="ce3">
            <text:p>ANDRE LUIZ DOS SANT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617.01" table:style-name="ce4">
            <text:p><text:s/>7.617,0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520" table:style-name="ce4">
            <text:p><text:s/>2.52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84.44" table:style-name="ce4">
            <text:p><text:s/>1.684,44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963" table:style-name="ce3">
            <text:p>963</text:p>
          </table:table-cell>
          <table:table-cell office:value-type="string" table:style-name="ce3">
            <text:p>ANDRE LUIZ NOGUEIRA DA CUNH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TANDUV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248.48" table:style-name="ce4">
            <text:p><text:s/>1.248,4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22" table:style-name="ce3">
            <text:p>11322</text:p>
          </table:table-cell>
          <table:table-cell office:value-type="string" table:style-name="ce3">
            <text:p>ANDRE MANGINO ALENCAR LARANJEIRAS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PIRACICA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1553.58" table:style-name="ce4">
            <text:p><text:s/>11.553,5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198.75" table:style-name="ce4">
            <text:p><text:s/>2.198,7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0623" table:style-name="ce3">
            <text:p>200623</text:p>
          </table:table-cell>
          <table:table-cell office:value-type="string" table:style-name="ce3">
            <text:p>ANDRE MEDEIROS DO PAC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730.61" table:style-name="ce4">
            <text:p><text:s/>8.730,6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716" table:style-name="ce3">
            <text:p>2716</text:p>
          </table:table-cell>
          <table:table-cell office:value-type="string" table:style-name="ce3">
            <text:p>ANDRE PASCOAL DA SILV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539.08" table:style-name="ce4">
            <text:p><text:s/>7.539,0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061.45" table:style-name="ce4">
            <text:p><text:s/>3.061,45<text:s/></text:p>
          </table:table-cell>
          <table:table-cell office:value-type="float" office:value="5367.42" table:style-name="ce4">
            <text:p><text:s/>5.367,4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980" table:style-name="ce3">
            <text:p>4980</text:p>
          </table:table-cell>
          <table:table-cell office:value-type="string" table:style-name="ce3">
            <text:p>ANDRE PERCHE LUCKE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ISTRITAL DE PAULINIA</text:p>
          </table:table-cell>
          <table:table-cell office:value-type="float" office:value="572" table:style-name="ce4">
            <text:p><text:s/>572,00<text:s/></text:p>
          </table:table-cell>
          <table:table-cell office:value-type="float" office:value="7112.14" table:style-name="ce4">
            <text:p><text:s/>7.112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156.38" table:style-name="ce4">
            <text:p><text:s/>3.156,38<text:s/></text:p>
          </table:table-cell>
          <table:table-cell office:value-type="float" office:value="9882.0600000000013" table:style-name="ce4">
            <text:p><text:s/>9.882,0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54" table:style-name="ce3">
            <text:p>11354</text:p>
          </table:table-cell>
          <table:table-cell office:value-type="string" table:style-name="ce3">
            <text:p>ANDRE PEREIRA DA SILVA BRUNORO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OSASC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1553.58" table:style-name="ce4">
            <text:p><text:s/>11.553,5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621.9" table:style-name="ce4">
            <text:p><text:s/>2.621,9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737" table:style-name="ce3">
            <text:p>3737</text:p>
          </table:table-cell>
          <table:table-cell office:value-type="string" table:style-name="ce3">
            <text:p>ANDRE VITOR DE FREITA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ERTAOZINH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812.83" table:style-name="ce4">
            <text:p><text:s/>7.812,8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374.81" table:style-name="ce4">
            <text:p><text:s/>2.374,8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01190" table:style-name="ce3">
            <text:p>701190</text:p>
          </table:table-cell>
          <table:table-cell office:value-type="string" table:style-name="ce3">
            <text:p>ANDREA CHIARATTI DO NASCIMENTO RODRIGUES PINT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880.49" table:style-name="ce4">
            <text:p><text:s/>7.880,4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482.1799999999998" table:style-name="ce4">
            <text:p><text:s/>2.482,1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738" table:style-name="ce3">
            <text:p>3738</text:p>
          </table:table-cell>
          <table:table-cell office:value-type="string" table:style-name="ce3">
            <text:p>ANDREA DE CICC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ARARA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112.14" table:style-name="ce4">
            <text:p><text:s/>7.112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717" table:style-name="ce3">
            <text:p>2717</text:p>
          </table:table-cell>
          <table:table-cell office:value-type="string" table:style-name="ce3">
            <text:p>ANDREA MARIA BASTOS JUNQUEIRA BARREIR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MOGI-GUACU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11208.439999999999" table:style-name="ce4">
            <text:p><text:s/>11.208,4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32" table:style-name="ce3">
            <text:p>2532</text:p>
          </table:table-cell>
          <table:table-cell office:value-type="string" table:style-name="ce3">
            <text:p>ANDREA MARIA COELHO BERTI ROLL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DIADEM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957.66" table:style-name="ce4">
            <text:p><text:s/>2.957,6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44496" table:style-name="ce3">
            <text:p>844496</text:p>
          </table:table-cell>
          <table:table-cell office:value-type="string" table:style-name="ce3">
            <text:p>ANDREA SANTOS SOUZ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617.01" table:style-name="ce4">
            <text:p><text:s/>7.617,0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446" table:style-name="ce3">
            <text:p>4446</text:p>
          </table:table-cell>
          <table:table-cell office:value-type="string" table:style-name="ce3">
            <text:p>ANDREY RIBEIRO NASSER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MONTE APRAZIVEL</text:p>
          </table:table-cell>
          <table:table-cell office:value-type="float" office:value="1052" table:style-name="ce4">
            <text:p><text:s/>1.052,00<text:s/></text:p>
          </table:table-cell>
          <table:table-cell office:value-type="float" office:value="6756.73" table:style-name="ce4">
            <text:p><text:s/>6.756,73<text:s/></text:p>
          </table:table-cell>
          <table:table-cell office:value-type="float" office:value="5067.55" table:style-name="ce4">
            <text:p><text:s/>5.067,55<text:s/></text:p>
          </table:table-cell>
          <table:table-cell office:value-type="float" office:value="617.82000000000005" table:style-name="ce4">
            <text:p><text:s/>617,82<text:s/></text:p>
          </table:table-cell>
          <table:table-cell office:value-type="float" office:value="2245.91" table:style-name="ce4">
            <text:p><text:s/>2.245,91<text:s/></text:p>
          </table:table-cell>
          <table:table-cell office:value-type="float" office:value="1122.96" table:style-name="ce4">
            <text:p><text:s/>1.122,96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25750" table:style-name="ce3">
            <text:p>125750</text:p>
          </table:table-cell>
          <table:table-cell office:value-type="string" table:style-name="ce3">
            <text:p>ANGELA AQUINO NAVARR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303.17" table:style-name="ce4">
            <text:p><text:s/>8.303,1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098.57" table:style-name="ce4">
            <text:p><text:s/>3.098,5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59" table:style-name="ce3">
            <text:p>11359</text:p>
          </table:table-cell>
          <table:table-cell office:value-type="string" table:style-name="ce3">
            <text:p>ANGELICA LUIZA ROSSI DA COSTA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BAURU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1553.58" table:style-name="ce4">
            <text:p><text:s/>11.553,5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115.08" table:style-name="ce4">
            <text:p><text:s/>2.115,08<text:s/></text:p>
          </table:table-cell>
          <table:table-cell office:value-type="float" office:value="17742.849999999999" table:style-name="ce4">
            <text:p><text:s/>17.742,85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02" table:style-name="ce3">
            <text:p>8502</text:p>
          </table:table-cell>
          <table:table-cell office:value-type="string" table:style-name="ce3">
            <text:p>ANGELICA RAMOS DE FRIAS SIGOLL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SANTO ANDR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6756.73" table:style-name="ce4">
            <text:p><text:s/>6.756,7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040.53" table:style-name="ce4">
            <text:p><text:s/>3.040,5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34448" table:style-name="ce3">
            <text:p>634448</text:p>
          </table:table-cell>
          <table:table-cell office:value-type="string" table:style-name="ce3">
            <text:p>ANGELO SANTOS DE CARVALHA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013.16" table:style-name="ce4">
            <text:p><text:s/>1.013,1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053.32" table:style-name="ce4">
            <text:p><text:s/>5.053,32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78" table:style-name="ce3">
            <text:p>3378</text:p>
          </table:table-cell>
          <table:table-cell office:value-type="string" table:style-name="ce3">
            <text:p>ANNA CLAUDIA CAMPOS DA COSTA GALVA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ATINGUETA</text:p>
          </table:table-cell>
          <table:table-cell office:value-type="float" office:value="812" table:style-name="ce4">
            <text:p><text:s/>812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20" table:style-name="ce3">
            <text:p>2520</text:p>
          </table:table-cell>
          <table:table-cell office:value-type="string" table:style-name="ce3">
            <text:p>ANNA PAULA SOUZA DE MORA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572" table:style-name="ce4">
            <text:p><text:s/>572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74.6" table:style-name="ce4">
            <text:p><text:s/>2.874,6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91" table:style-name="ce3">
            <text:p>11391</text:p>
          </table:table-cell>
          <table:table-cell office:value-type="string" table:style-name="ce3">
            <text:p>ANNA RUBIA NOGUEIRA DE SANTANA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REGISTR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1553.58" table:style-name="ce4">
            <text:p><text:s/>11.553,5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903.63" table:style-name="ce4">
            <text:p><text:s/>903,6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6" table:style-name="ce4">
            <text:p><text:s/>1.122,96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356" table:style-name="ce3">
            <text:p>1356</text:p>
          </table:table-cell>
          <table:table-cell office:value-type="string" table:style-name="ce3">
            <text:p>ANNA TROTTA YARYD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591.71" table:style-name="ce4">
            <text:p><text:s/>7.591,7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247.32" table:style-name="ce4">
            <text:p><text:s/>5.247,3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61" table:style-name="ce3">
            <text:p>11361</text:p>
          </table:table-cell>
          <table:table-cell office:value-type="string" table:style-name="ce3">
            <text:p>ANNE MARIE LOURENCO KARSTEN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JAU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1553.58" table:style-name="ce4">
            <text:p><text:s/>11.553,5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85.7099999999996" table:style-name="ce4">
            <text:p><text:s/>2.285,71<text:s/></text:p>
          </table:table-cell>
          <table:table-cell office:value-type="float" office:value="9432.92" table:style-name="ce4">
            <text:p><text:s/>9.432,9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492" table:style-name="ce3">
            <text:p>6492</text:p>
          </table:table-cell>
          <table:table-cell office:value-type="string" table:style-name="ce3">
            <text:p>ANNUNZIATA ALVES IULIANELL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56.9" table:style-name="ce4">
            <text:p><text:s/>3.256,9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971073" table:style-name="ce3">
            <text:p>971073</text:p>
          </table:table-cell>
          <table:table-cell office:value-type="string" table:style-name="ce3">
            <text:p>ANTONIO BANDEIRA NE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TANDUV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609.11" table:style-name="ce4">
            <text:p><text:s/>2.609,11<text:s/></text:p>
          </table:table-cell>
          <table:table-cell office:value-type="float" office:value="2245.91" table:style-name="ce4">
            <text:p><text:s/>2.245,91<text:s/></text:p>
          </table:table-cell>
          <table:table-cell office:value-type="float" office:value="2245.92" table:style-name="ce4">
            <text:p><text:s/>2.245,92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705" table:style-name="ce3">
            <text:p>2705</text:p>
          </table:table-cell>
          <table:table-cell office:value-type="string" table:style-name="ce3">
            <text:p>ANTONIO BENEDITO RIBEIRO PINTO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94497" table:style-name="ce3">
            <text:p>494497</text:p>
          </table:table-cell>
          <table:table-cell office:value-type="string" table:style-name="ce3">
            <text:p>ANTONIO CALIL FILH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491.25" table:style-name="ce4">
            <text:p><text:s/>8.491,2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2258" table:style-name="ce3">
            <text:p>62258</text:p>
          </table:table-cell>
          <table:table-cell office:value-type="string" table:style-name="ce3">
            <text:p>ANTONIO CARLOS DA PONTE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483.65" table:style-name="ce4">
            <text:p><text:s/>8.483,6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24" table:style-name="ce3">
            <text:p>724</text:p>
          </table:table-cell>
          <table:table-cell office:value-type="string" table:style-name="ce3">
            <text:p>ANTONIO CARLOS GASPARINI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015.21" table:style-name="ce4">
            <text:p><text:s/>8.015,2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97" table:style-name="ce3">
            <text:p>3397</text:p>
          </table:table-cell>
          <table:table-cell office:value-type="string" table:style-name="ce3">
            <text:p>ANTONIO CARLOS GUIMARAES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RIO CLARO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22" table:style-name="ce3">
            <text:p>2522</text:p>
          </table:table-cell>
          <table:table-cell office:value-type="string" table:style-name="ce3">
            <text:p>ANTONIO CARLOS PEREZ ANTUNES DA SILV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IRACICA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560" table:style-name="ce4">
            <text:p><text:s/>1.5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6" table:style-name="ce4">
            <text:p><text:s/>1.122,96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969418" table:style-name="ce3">
            <text:p>969418</text:p>
          </table:table-cell>
          <table:table-cell office:value-type="string" table:style-name="ce3">
            <text:p>ANTONIO CELSO PARES VIT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385.2099999999991" table:style-name="ce4">
            <text:p><text:s/>8.385,2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4164" table:style-name="ce3">
            <text:p>204164</text:p>
          </table:table-cell>
          <table:table-cell office:value-type="string" table:style-name="ce3">
            <text:p>ANTONIO DOMINGUES FARTO NE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OROCABA</text:p>
          </table:table-cell>
          <table:table-cell office:value-type="float" office:value="140" table:style-name="ce4">
            <text:p><text:s/>14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040.28" table:style-name="ce4">
            <text:p><text:s/>2.040,2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064" table:style-name="ce3">
            <text:p>4064</text:p>
          </table:table-cell>
          <table:table-cell office:value-type="string" table:style-name="ce3">
            <text:p>ANTONIO HENRIQUE SAMPONI BARREIR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SSI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342.11" table:style-name="ce4">
            <text:p><text:s/>2.342,1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11219" table:style-name="ce3">
            <text:p>511219</text:p>
          </table:table-cell>
          <table:table-cell office:value-type="string" table:style-name="ce3">
            <text:p>ANTONIO LOPES MONTEIR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459.49" table:style-name="ce4">
            <text:p><text:s/>8.459,4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62" table:style-name="ce3">
            <text:p>2562</text:p>
          </table:table-cell>
          <table:table-cell office:value-type="string" table:style-name="ce3">
            <text:p>ANTONIO NOBRE FOLGAD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4A.PROMOTORIA DO JURI DA CAPITAL(PENHA DE FRANCA)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542.32" table:style-name="ce4">
            <text:p><text:s/>1.542,32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71" table:style-name="ce3">
            <text:p>2271</text:p>
          </table:table-cell>
          <table:table-cell office:value-type="string" table:style-name="ce3">
            <text:p>ANTONIO SIMINI JUNIOR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DRACEN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112.14" table:style-name="ce4">
            <text:p><text:s/>7.112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565.15" table:style-name="ce4">
            <text:p><text:s/>1.565,15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98319" table:style-name="ce3">
            <text:p>698319</text:p>
          </table:table-cell>
          <table:table-cell office:value-type="string" table:style-name="ce3">
            <text:p>APARECIDA MARIA VALADARES DA COST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303.17" table:style-name="ce4">
            <text:p><text:s/>8.303,1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470" table:style-name="ce3">
            <text:p>7470</text:p>
          </table:table-cell>
          <table:table-cell office:value-type="string" table:style-name="ce3">
            <text:p>ARIELLA TOYAMA SHIRAK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812" table:style-name="ce4">
            <text:p><text:s/>812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190.12" table:style-name="ce4">
            <text:p><text:s/>3.190,1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95" table:style-name="ce3">
            <text:p>2595</text:p>
          </table:table-cell>
          <table:table-cell office:value-type="string" table:style-name="ce3">
            <text:p>ARLETE DEL MAST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572" table:style-name="ce4">
            <text:p><text:s/>572,00<text:s/></text:p>
          </table:table-cell>
          <table:table-cell office:value-type="float" office:value="7880.49" table:style-name="ce4">
            <text:p><text:s/>7.880,4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94418" table:style-name="ce3">
            <text:p>294418</text:p>
          </table:table-cell>
          <table:table-cell office:value-type="string" table:style-name="ce3">
            <text:p>AROLDO COSTA FILH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RIBEIRAO PRET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758.01" table:style-name="ce4">
            <text:p><text:s/>2.758,0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471" table:style-name="ce3">
            <text:p>7471</text:p>
          </table:table-cell>
          <table:table-cell office:value-type="string" table:style-name="ce3">
            <text:p>ARTHUR ANTONIO TAVARES MOREIRA BARBOS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39.12" table:style-name="ce4">
            <text:p><text:s/>3.339,12<text:s/></text:p>
          </table:table-cell>
          <table:table-cell office:value-type="float" office:value="3144.26" table:style-name="ce4">
            <text:p><text:s/>3.144,26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66873" table:style-name="ce3">
            <text:p>266873</text:p>
          </table:table-cell>
          <table:table-cell office:value-type="string" table:style-name="ce3">
            <text:p>ARTHUR MEDEIROS NET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467.41" table:style-name="ce4">
            <text:p><text:s/>8.467,4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01164" table:style-name="ce3">
            <text:p>401164</text:p>
          </table:table-cell>
          <table:table-cell office:value-type="string" table:style-name="ce3">
            <text:p>ARTHUR PINTO DE LEMOS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812.83" table:style-name="ce4">
            <text:p><text:s/>7.812,8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37881" table:style-name="ce3">
            <text:p>837881</text:p>
          </table:table-cell>
          <table:table-cell office:value-type="string" table:style-name="ce3">
            <text:p>ARTHUR PINTO FILH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DIREITOS HUMAN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813.29" table:style-name="ce4">
            <text:p><text:s/>7.813,2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718" table:style-name="ce3">
            <text:p>2718</text:p>
          </table:table-cell>
          <table:table-cell office:value-type="string" table:style-name="ce3">
            <text:p>ARTUR MALDONADO GONZAG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POMPEI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6756.73" table:style-name="ce4">
            <text:p><text:s/>6.756,7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332.88" table:style-name="ce4">
            <text:p><text:s/>2.332,8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4491.84" table:style-name="ce4">
            <text:p><text:s/>4.491,84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2710" table:style-name="ce3">
            <text:p>252710</text:p>
          </table:table-cell>
          <table:table-cell office:value-type="string" table:style-name="ce3">
            <text:p>ARUAL MARTIN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576.19000000000005" table:style-name="ce4">
            <text:p><text:s/>576,1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41057" table:style-name="ce3">
            <text:p>341057</text:p>
          </table:table-cell>
          <table:table-cell office:value-type="string" table:style-name="ce3">
            <text:p>ARY CESAR HERNANDEZ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 RIO PRET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621.19" table:style-name="ce4">
            <text:p><text:s/>7.621,1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473.58" table:style-name="ce4">
            <text:p><text:s/>2.473,5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719" table:style-name="ce3">
            <text:p>2719</text:p>
          </table:table-cell>
          <table:table-cell office:value-type="string" table:style-name="ce3">
            <text:p>AUGUSTO FARIAS FERREIRA CRAV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044.18" table:style-name="ce4">
            <text:p><text:s/>2.044,1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36" table:style-name="ce3">
            <text:p>2036</text:p>
          </table:table-cell>
          <table:table-cell office:value-type="string" table:style-name="ce3">
            <text:p>AUGUSTO SERGIO COSTA VIANN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ITAPETINING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78.74" table:style-name="ce4">
            <text:p><text:s/>2.878,74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76" table:style-name="ce3">
            <text:p>2276</text:p>
          </table:table-cell>
          <table:table-cell office:value-type="string" table:style-name="ce3">
            <text:p>AUGUSTO SOARES DE ARRUDA NE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RIBEIRAO PRET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103.52" table:style-name="ce4">
            <text:p><text:s/>2.103,5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691" table:style-name="ce3">
            <text:p>1691</text:p>
          </table:table-cell>
          <table:table-cell office:value-type="string" table:style-name="ce3">
            <text:p>BARBARA VALERIA CURY E CURY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45440" table:style-name="ce3">
            <text:p>545440</text:p>
          </table:table-cell>
          <table:table-cell office:value-type="string" table:style-name="ce3">
            <text:p>BEATRIZ AUGUSTA PINHEIR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015.21" table:style-name="ce4">
            <text:p><text:s/>8.015,2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981" table:style-name="ce3">
            <text:p>4981</text:p>
          </table:table-cell>
          <table:table-cell office:value-type="string" table:style-name="ce3">
            <text:p>BEATRIZ BINELLO VALERI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ISTRITAL DE VINHED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112.14" table:style-name="ce4">
            <text:p><text:s/>7.112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342.88" table:style-name="ce4">
            <text:p><text:s/>1.342,88<text:s/></text:p>
          </table:table-cell>
          <table:table-cell office:value-type="float" office:value="224.57" table:style-name="ce4">
            <text:p><text:s/>224,57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472" table:style-name="ce3">
            <text:p>7472</text:p>
          </table:table-cell>
          <table:table-cell office:value-type="string" table:style-name="ce3">
            <text:p>BEATRIZ GRANZO SIQUEIRA PEREIR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524" table:style-name="ce4">
            <text:p><text:s/>524,00<text:s/></text:p>
          </table:table-cell>
          <table:table-cell office:value-type="float" office:value="12162.11" table:style-name="ce4">
            <text:p><text:s/>12.162,1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320" table:style-name="ce4">
            <text:p><text:s/>1.32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42" table:style-name="ce3">
            <text:p>2242</text:p>
          </table:table-cell>
          <table:table-cell office:value-type="string" table:style-name="ce3">
            <text:p>BEATRIZ HELENA BUDIN FONSEC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85.14" table:style-name="ce4">
            <text:p><text:s/>3.285,14<text:s/></text:p>
          </table:table-cell>
          <table:table-cell office:value-type="float" office:value="5604.2199999999993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64" table:style-name="ce3">
            <text:p>3364</text:p>
          </table:table-cell>
          <table:table-cell office:value-type="string" table:style-name="ce3">
            <text:p>BEATRIZ LOPES DE OLIV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812.83" table:style-name="ce4">
            <text:p><text:s/>7.812,8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602.0100000000002" table:style-name="ce4">
            <text:p><text:s/>2.602,0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03" table:style-name="ce3">
            <text:p>8503</text:p>
          </table:table-cell>
          <table:table-cell office:value-type="string" table:style-name="ce3">
            <text:p>BELISA BARBOSA MORAL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ISTRITAL DE EMBU-GUACU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3475.630000000001" table:style-name="ce4">
            <text:p><text:s/>13.475,6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416" table:style-name="ce4">
            <text:p><text:s/>1.416,00<text:s/></text:p>
          </table:table-cell>
          <table:table-cell office:value-type="float" office:value="4491.82" table:style-name="ce4">
            <text:p><text:s/>4.491,82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651" table:style-name="ce3">
            <text:p>5651</text:p>
          </table:table-cell>
          <table:table-cell office:value-type="string" table:style-name="ce3">
            <text:p>BIANCA REIS D'AVILA LUCHESI FARIA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JUNDIAI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3475.630000000001" table:style-name="ce4">
            <text:p><text:s/>13.475,6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449.14" table:style-name="ce4">
            <text:p><text:s/>449,1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496" table:style-name="ce3">
            <text:p>10496</text:p>
          </table:table-cell>
          <table:table-cell office:value-type="string" table:style-name="ce3">
            <text:p>BRUNA DA COSTA NAVA ZAMBON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S DE JUSTICA DA AREA REGIONAL DE ARACATU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3475.630000000001" table:style-name="ce4">
            <text:p><text:s/>13.475,6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853.96" table:style-name="ce4">
            <text:p><text:s/>1.853,96<text:s/></text:p>
          </table:table-cell>
          <table:table-cell office:value-type="float" office:value="8888.02" table:style-name="ce4">
            <text:p><text:s/>8.888,0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20" table:style-name="ce3">
            <text:p>7320</text:p>
          </table:table-cell>
          <table:table-cell office:value-type="string" table:style-name="ce3">
            <text:p>BRUNA MARIA BUCK MUNIZ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TABAPU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6756.73" table:style-name="ce4">
            <text:p><text:s/>6.756,7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429.85" table:style-name="ce4">
            <text:p><text:s/>1.429,8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502" table:style-name="ce3">
            <text:p>10502</text:p>
          </table:table-cell>
          <table:table-cell office:value-type="string" table:style-name="ce3">
            <text:p>BRUNA RIBEIRO DOURADO VAREJA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SOROCABA</text:p>
          </table:table-cell>
          <table:table-cell office:value-type="float" office:value="956" table:style-name="ce4">
            <text:p><text:s/>956,00<text:s/></text:p>
          </table:table-cell>
          <table:table-cell office:value-type="float" office:value="12162.11" table:style-name="ce4">
            <text:p><text:s/>12.162,1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440.77" table:style-name="ce4">
            <text:p><text:s/>1.440,77<text:s/></text:p>
          </table:table-cell>
          <table:table-cell office:value-type="float" office:value="6288.59" table:style-name="ce4">
            <text:p><text:s/>6.288,59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473" table:style-name="ce3">
            <text:p>7473</text:p>
          </table:table-cell>
          <table:table-cell office:value-type="string" table:style-name="ce3">
            <text:p>BRUNO ALBINO RAVAR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SANTA ISABEL</text:p>
          </table:table-cell>
          <table:table-cell office:value-type="float" office:value="860" table:style-name="ce4">
            <text:p><text:s/>860,00<text:s/></text:p>
          </table:table-cell>
          <table:table-cell office:value-type="float" office:value="12162.11" table:style-name="ce4">
            <text:p><text:s/>12.162,1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07.97" table:style-name="ce4">
            <text:p><text:s/>1.607,9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04" table:style-name="ce3">
            <text:p>8504</text:p>
          </table:table-cell>
          <table:table-cell office:value-type="string" table:style-name="ce3">
            <text:p>BRUNO CAMARGO FERR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OGI DAS CRUZE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80" table:style-name="ce4">
            <text:p><text:s/>1.680,00<text:s/></text:p>
          </table:table-cell>
          <table:table-cell office:value-type="float" office:value="12791.16" table:style-name="ce4">
            <text:p><text:s/>12.791,16<text:s/></text:p>
          </table:table-cell>
          <table:table-cell office:value-type="float" office:value="2245.92" table:style-name="ce4">
            <text:p><text:s/>2.245,92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474" table:style-name="ce3">
            <text:p>7474</text:p>
          </table:table-cell>
          <table:table-cell office:value-type="string" table:style-name="ce3">
            <text:p>BRUNO CARLO BERTINI FERI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ISTRITAL DE SERRAN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6756.73" table:style-name="ce4">
            <text:p><text:s/>6.756,7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18.31" table:style-name="ce4">
            <text:p><text:s/>1.618,31<text:s/></text:p>
          </table:table-cell>
          <table:table-cell office:value-type="float" office:value="6064.02" table:style-name="ce4">
            <text:p><text:s/>6.064,02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494" table:style-name="ce3">
            <text:p>6494</text:p>
          </table:table-cell>
          <table:table-cell office:value-type="string" table:style-name="ce3">
            <text:p>BRUNO CESAR CRUZ DE ASSI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447" table:style-name="ce3">
            <text:p>4447</text:p>
          </table:table-cell>
          <table:table-cell office:value-type="string" table:style-name="ce3">
            <text:p>BRUNO DE MOURA CAMP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VICENT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792.33" table:style-name="ce4">
            <text:p><text:s/>1.792,33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05" table:style-name="ce3">
            <text:p>8505</text:p>
          </table:table-cell>
          <table:table-cell office:value-type="string" table:style-name="ce3">
            <text:p>BRUNO GONDIM RODRIGU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ISTRITAL DE EMBU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016.08" table:style-name="ce4">
            <text:p><text:s/>3.016,0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06" table:style-name="ce3">
            <text:p>8506</text:p>
          </table:table-cell>
          <table:table-cell office:value-type="string" table:style-name="ce3">
            <text:p>BRUNO LESSA MARINH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ITU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6756.73" table:style-name="ce4">
            <text:p><text:s/>6.756,7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37.81" table:style-name="ce4">
            <text:p><text:s/>1.137,8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739" table:style-name="ce3">
            <text:p>3739</text:p>
          </table:table-cell>
          <table:table-cell office:value-type="string" table:style-name="ce3">
            <text:p>BRUNO MARCIO DE AZEVED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TIBAI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07" table:style-name="ce3">
            <text:p>8507</text:p>
          </table:table-cell>
          <table:table-cell office:value-type="string" table:style-name="ce3">
            <text:p>BRUNO MORAIS FERREIR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ISTRITAL DE JANDIR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112.14" table:style-name="ce4">
            <text:p><text:s/>7.112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796.7" table:style-name="ce4">
            <text:p><text:s/>1.796,70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065" table:style-name="ce3">
            <text:p>4065</text:p>
          </table:table-cell>
          <table:table-cell office:value-type="string" table:style-name="ce3">
            <text:p>BRUNO ORSATTI LANDI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LEM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112.14" table:style-name="ce4">
            <text:p><text:s/>7.112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4491.82" table:style-name="ce4">
            <text:p><text:s/>4.491,82<text:s/></text:p>
          </table:table-cell>
          <table:table-cell office:value-type="float" office:value="2245.92" table:style-name="ce4">
            <text:p><text:s/>2.245,92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08" table:style-name="ce3">
            <text:p>8508</text:p>
          </table:table-cell>
          <table:table-cell office:value-type="string" table:style-name="ce3">
            <text:p>BRUNO ORSINI SIMONETT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1978.34" table:style-name="ce4">
            <text:p><text:s/>11.978,34<text:s/></text:p>
          </table:table-cell>
          <table:table-cell office:value-type="float" office:value="2245.94" table:style-name="ce4">
            <text:p><text:s/>2.245,94<text:s/></text:p>
          </table:table-cell>
          <table:table-cell office:value-type="float" office:value="1467.25" table:style-name="ce4">
            <text:p><text:s/>1.467,2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09" table:style-name="ce3">
            <text:p>8509</text:p>
          </table:table-cell>
          <table:table-cell office:value-type="string" table:style-name="ce3">
            <text:p>BRUNO PAIVA TILELLI DE ALMEID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PITANGUERAS</text:p>
          </table:table-cell>
          <table:table-cell office:value-type="float" office:value="668" table:style-name="ce4">
            <text:p><text:s/>668,00<text:s/></text:p>
          </table:table-cell>
          <table:table-cell office:value-type="float" office:value="10810.77" table:style-name="ce4">
            <text:p><text:s/>10.810,7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503" table:style-name="ce3">
            <text:p>10503</text:p>
          </table:table-cell>
          <table:table-cell office:value-type="string" table:style-name="ce3">
            <text:p>BRUNO RODRIGUEZ CALDAS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PRESIDENTE PRUDENT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2162.11" table:style-name="ce4">
            <text:p><text:s/>12.162,1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913.23" table:style-name="ce4">
            <text:p><text:s/>2.913,23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30" table:style-name="ce3">
            <text:p>7330</text:p>
          </table:table-cell>
          <table:table-cell office:value-type="string" table:style-name="ce3">
            <text:p>BRUNO SERVELLO RIBEI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848.48" table:style-name="ce4">
            <text:p><text:s/>848,4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740" table:style-name="ce3">
            <text:p>3740</text:p>
          </table:table-cell>
          <table:table-cell office:value-type="string" table:style-name="ce3">
            <text:p>CAIO ADRIANO LEPORE SANT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RAIA GRAND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20.85" table:style-name="ce4">
            <text:p><text:s/>2.220,8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508" table:style-name="ce3">
            <text:p>10508</text:p>
          </table:table-cell>
          <table:table-cell office:value-type="string" table:style-name="ce3">
            <text:p>CAIO AUGUSTO DE CASTRO GONCALVES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SANTO ANDRE</text:p>
          </table:table-cell>
          <table:table-cell office:value-type="float" office:value="668" table:style-name="ce4">
            <text:p><text:s/>668,00<text:s/></text:p>
          </table:table-cell>
          <table:table-cell office:value-type="float" office:value="12162.11" table:style-name="ce4">
            <text:p><text:s/>12.162,1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202.67" table:style-name="ce4">
            <text:p><text:s/>1.202,6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70" table:style-name="ce3">
            <text:p>11370</text:p>
          </table:table-cell>
          <table:table-cell office:value-type="string" table:style-name="ce3">
            <text:p>CAIO BUENO BANDEIRA LINS DE MORAIS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LIN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1553.58" table:style-name="ce4">
            <text:p><text:s/>11.553,5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88.4" table:style-name="ce4">
            <text:p><text:s/>2.888,4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30" table:style-name="ce3">
            <text:p>11330</text:p>
          </table:table-cell>
          <table:table-cell office:value-type="string" table:style-name="ce3">
            <text:p>CAIO CESAR POLTRONIERI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ARARAQUAR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1553.58" table:style-name="ce4">
            <text:p><text:s/>11.553,5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389.4" table:style-name="ce4">
            <text:p><text:s/>2.389,4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475" table:style-name="ce3">
            <text:p>7475</text:p>
          </table:table-cell>
          <table:table-cell office:value-type="string" table:style-name="ce3">
            <text:p>CAMILA BONAFINI PER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ISTRITAL DE EMBU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3475.630000000001" table:style-name="ce4">
            <text:p><text:s/>13.475,6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508.04" table:style-name="ce4">
            <text:p><text:s/>1.508,04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16" table:style-name="ce3">
            <text:p>2216</text:p>
          </table:table-cell>
          <table:table-cell office:value-type="string" table:style-name="ce3">
            <text:p>CAMILA MANSOUR MAGALHAES DA SILV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HABITACAO E URBANISMO</text:p>
          </table:table-cell>
          <table:table-cell office:value-type="float" office:value="1052" table:style-name="ce4">
            <text:p><text:s/>1.052,00<text:s/></text:p>
          </table:table-cell>
          <table:table-cell office:value-type="float" office:value="7747.56" table:style-name="ce4">
            <text:p><text:s/>7.747,5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16" table:style-name="ce3">
            <text:p>3316</text:p>
          </table:table-cell>
          <table:table-cell office:value-type="string" table:style-name="ce3">
            <text:p>CAMILA MOURA E SILV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749.58" table:style-name="ce4">
            <text:p><text:s/>7.749,5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81" table:style-name="ce3">
            <text:p>11381</text:p>
          </table:table-cell>
          <table:table-cell office:value-type="string" table:style-name="ce3">
            <text:p>CAMILA PEREZ YEDA MOREIRA DOS SANTOS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TUP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1553.58" table:style-name="ce4">
            <text:p><text:s/>11.553,5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435.8900000000003" table:style-name="ce4">
            <text:p><text:s/>2.435,8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652" table:style-name="ce3">
            <text:p>5652</text:p>
          </table:table-cell>
          <table:table-cell office:value-type="string" table:style-name="ce3">
            <text:p>CAMILA TEIXEIRA PINH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OTI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2564" table:style-name="ce3">
            <text:p>252564</text:p>
          </table:table-cell>
          <table:table-cell office:value-type="string" table:style-name="ce3">
            <text:p>CAMILO PILEGGI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207.32" table:style-name="ce4">
            <text:p><text:s/>8.207,3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653" table:style-name="ce3">
            <text:p>5653</text:p>
          </table:table-cell>
          <table:table-cell office:value-type="string" table:style-name="ce3">
            <text:p>CARLA BORGES HONORI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ISTRITAL DE FERRAZ DE VASCONCELOS</text:p>
          </table:table-cell>
          <table:table-cell office:value-type="float" office:value="524" table:style-name="ce4">
            <text:p><text:s/>524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513.03" table:style-name="ce4">
            <text:p><text:s/>1.513,0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395" table:style-name="ce3">
            <text:p>1395</text:p>
          </table:table-cell>
          <table:table-cell office:value-type="string" table:style-name="ce3">
            <text:p>CARLA MARIA ALTAVISTA MAPELLI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15486.279999999999" table:style-name="ce4">
            <text:p><text:s/>15.486,2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476" table:style-name="ce3">
            <text:p>7476</text:p>
          </table:table-cell>
          <table:table-cell office:value-type="string" table:style-name="ce3">
            <text:p>CARLA MURCIA SANT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BERNARDO DO CAMP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5614.85" table:style-name="ce4">
            <text:p><text:s/>5.614,85<text:s/></text:p>
          </table:table-cell>
          <table:table-cell office:value-type="float" office:value="2080.1799999999998" table:style-name="ce4">
            <text:p><text:s/>2.080,18<text:s/></text:p>
          </table:table-cell>
          <table:table-cell office:value-type="float" office:value="4940.96" table:style-name="ce4">
            <text:p><text:s/>4.940,96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52" table:style-name="ce3">
            <text:p>2252</text:p>
          </table:table-cell>
          <table:table-cell office:value-type="string" table:style-name="ce3">
            <text:p>CARLA PIMENTA GOMES RAMALH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S CAMPOS</text:p>
          </table:table-cell>
          <table:table-cell office:value-type="float" office:value="620" table:style-name="ce4">
            <text:p><text:s/>62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8938" table:style-name="ce3">
            <text:p>118938</text:p>
          </table:table-cell>
          <table:table-cell office:value-type="string" table:style-name="ce3">
            <text:p>CARLO FANTONI JUNIOR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05870" table:style-name="ce3">
            <text:p>705870</text:p>
          </table:table-cell>
          <table:table-cell office:value-type="string" table:style-name="ce3">
            <text:p>CARLOS ALBERTO AMIN FILH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987.68" table:style-name="ce4">
            <text:p><text:s/>7.987,6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124.69" table:style-name="ce4">
            <text:p><text:s/>3.124,6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721" table:style-name="ce3">
            <text:p>2721</text:p>
          </table:table-cell>
          <table:table-cell office:value-type="string" table:style-name="ce3">
            <text:p>CARLOS ALBERTO CARMELLO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40.12" table:style-name="ce4">
            <text:p><text:s/>3.240,1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60313" table:style-name="ce3">
            <text:p>860313</text:p>
          </table:table-cell>
          <table:table-cell office:value-type="string" table:style-name="ce3">
            <text:p>CARLOS ALBERTO FREITAS ALVE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880.49" table:style-name="ce4">
            <text:p><text:s/>7.880,4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4761.75" table:style-name="ce4">
            <text:p><text:s/>4.761,7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4875" table:style-name="ce3">
            <text:p>64875</text:p>
          </table:table-cell>
          <table:table-cell office:value-type="string" table:style-name="ce3">
            <text:p>CARLOS ALBERTO GOULART FERR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RIBEIRAO PRET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146.39" table:style-name="ce4">
            <text:p><text:s/>2.146,3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706" table:style-name="ce3">
            <text:p>2706</text:p>
          </table:table-cell>
          <table:table-cell office:value-type="string" table:style-name="ce3">
            <text:p>CARLOS ALBERTO MELLUSO JUNIOR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MATA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112.14" table:style-name="ce4">
            <text:p><text:s/>7.112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24" table:style-name="ce3">
            <text:p>2524</text:p>
          </table:table-cell>
          <table:table-cell office:value-type="string" table:style-name="ce3">
            <text:p>CARLOS ALBERTO MORAES BARBOS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S</text:p>
          </table:table-cell>
          <table:table-cell office:value-type="float" office:value="140" table:style-name="ce4">
            <text:p><text:s/>14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93795" table:style-name="ce3">
            <text:p>193795</text:p>
          </table:table-cell>
          <table:table-cell office:value-type="string" table:style-name="ce3">
            <text:p>CARLOS ALBERTO MOSSURUNGA HERNANDEZ JUNIOR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8499.19" table:style-name="ce4">
            <text:p><text:s/>8.499,1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53" table:style-name="ce3">
            <text:p>7353</text:p>
          </table:table-cell>
          <table:table-cell office:value-type="string" table:style-name="ce3">
            <text:p>CARLOS ALBERTO PEREIRA LEITAO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JA</text:p>
          </table:table-cell>
          <table:table-cell office:value-type="float" office:value="1052" table:style-name="ce4">
            <text:p><text:s/>1.052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5614.85" table:style-name="ce4">
            <text:p><text:s/>5.614,85<text:s/></text:p>
          </table:table-cell>
          <table:table-cell office:value-type="float" office:value="2110.35" table:style-name="ce4">
            <text:p><text:s/>2.110,3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4491.84" table:style-name="ce4">
            <text:p><text:s/>4.491,84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601" table:style-name="ce3">
            <text:p>2601</text:p>
          </table:table-cell>
          <table:table-cell office:value-type="string" table:style-name="ce3">
            <text:p>CARLOS ALBERTO RUIZ NARDY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ISTRITAL DE NOVA ODESSA</text:p>
          </table:table-cell>
          <table:table-cell office:value-type="float" office:value="1004" table:style-name="ce4">
            <text:p><text:s/>1.004,00<text:s/></text:p>
          </table:table-cell>
          <table:table-cell office:value-type="float" office:value="6756.73" table:style-name="ce4">
            <text:p><text:s/>6.756,7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040.53" table:style-name="ce4">
            <text:p><text:s/>3.040,53<text:s/></text:p>
          </table:table-cell>
          <table:table-cell office:value-type="float" office:value="8888.02" table:style-name="ce4">
            <text:p><text:s/>8.888,0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33780" table:style-name="ce3">
            <text:p>833780</text:p>
          </table:table-cell>
          <table:table-cell office:value-type="string" table:style-name="ce3">
            <text:p>CARLOS ALBERTO SCARANCI FERNAND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OROCA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551.74" table:style-name="ce4">
            <text:p><text:s/>7.551,7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78.6899999999996" table:style-name="ce4">
            <text:p><text:s/>3.278,6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066" table:style-name="ce3">
            <text:p>4066</text:p>
          </table:table-cell>
          <table:table-cell office:value-type="string" table:style-name="ce3">
            <text:p>CARLOS ANDRE MARIANI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GALIA</text:p>
          </table:table-cell>
          <table:table-cell office:value-type="float" office:value="668" table:style-name="ce4">
            <text:p><text:s/>668,00<text:s/></text:p>
          </table:table-cell>
          <table:table-cell office:value-type="float" office:value="6756.73" table:style-name="ce4">
            <text:p><text:s/>6.756,7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040.53" table:style-name="ce4">
            <text:p><text:s/>3.040,53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52307" table:style-name="ce3">
            <text:p>152307</text:p>
          </table:table-cell>
          <table:table-cell office:value-type="string" table:style-name="ce3">
            <text:p>CARLOS AUGUSTO SALLES SGARBI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499.19" table:style-name="ce4">
            <text:p><text:s/>8.499,1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11" table:style-name="ce3">
            <text:p>8511</text:p>
          </table:table-cell>
          <table:table-cell office:value-type="string" table:style-name="ce3">
            <text:p>CARLOS BRUNO GAYA DA COST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PENAPOLI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2801.85" table:style-name="ce4">
            <text:p><text:s/>12.801,8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971" table:style-name="ce3">
            <text:p>2971</text:p>
          </table:table-cell>
          <table:table-cell office:value-type="string" table:style-name="ce3">
            <text:p>CARLOS CABRAL CABRE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S</text:p>
          </table:table-cell>
          <table:table-cell office:value-type="float" office:value="812" table:style-name="ce4">
            <text:p><text:s/>812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024.92" table:style-name="ce4">
            <text:p><text:s/>1.024,9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98" table:style-name="ce3">
            <text:p>2598</text:p>
          </table:table-cell>
          <table:table-cell office:value-type="string" table:style-name="ce3">
            <text:p>CARLOS CESAR DE FARIA BERNARD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02500" table:style-name="ce3">
            <text:p>502500</text:p>
          </table:table-cell>
          <table:table-cell office:value-type="string" table:style-name="ce3">
            <text:p>CARLOS CEZAR BARBOS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RIBEIRAO PRETO</text:p>
          </table:table-cell>
          <table:table-cell office:value-type="float" office:value="956" table:style-name="ce4">
            <text:p><text:s/>956,00<text:s/></text:p>
          </table:table-cell>
          <table:table-cell office:value-type="float" office:value="7865.91" table:style-name="ce4">
            <text:p><text:s/>7.865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16.74" table:style-name="ce4">
            <text:p><text:s/>2.816,7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7979" table:style-name="ce3">
            <text:p>207979</text:p>
          </table:table-cell>
          <table:table-cell office:value-type="string" table:style-name="ce3">
            <text:p>CARLOS DANIEL VAZ DE LIMA JUNIOR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880.49" table:style-name="ce4">
            <text:p><text:s/>7.880,4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5235" table:style-name="ce3">
            <text:p>205235</text:p>
          </table:table-cell>
          <table:table-cell office:value-type="string" table:style-name="ce3">
            <text:p>CARLOS EDUARDO AYRES DE FARIA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742" table:style-name="ce3">
            <text:p>3742</text:p>
          </table:table-cell>
          <table:table-cell office:value-type="string" table:style-name="ce3">
            <text:p>CARLOS EDUARDO BRECHA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LH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644.33" table:style-name="ce4">
            <text:p><text:s/>7.644,3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483.14" table:style-name="ce4">
            <text:p><text:s/>2.483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448" table:style-name="ce3">
            <text:p>4448</text:p>
          </table:table-cell>
          <table:table-cell office:value-type="string" table:style-name="ce3">
            <text:p>CARLOS EDUARDO DA S ANAPURU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722" table:style-name="ce3">
            <text:p>2722</text:p>
          </table:table-cell>
          <table:table-cell office:value-type="string" table:style-name="ce3">
            <text:p>CARLOS EDUARDO DE CASTRO PACIELL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INDAMONHANGABA</text:p>
          </table:table-cell>
          <table:table-cell office:value-type="float" office:value="140" table:style-name="ce4">
            <text:p><text:s/>14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12" table:style-name="ce3">
            <text:p>8512</text:p>
          </table:table-cell>
          <table:table-cell office:value-type="string" table:style-name="ce3">
            <text:p>CARLOS EDUARDO DEVOS DE MEL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RIBEIRAO PRET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6756.73" table:style-name="ce4">
            <text:p><text:s/>6.756,7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441.52" table:style-name="ce4">
            <text:p><text:s/>2.441,52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06055" table:style-name="ce3">
            <text:p>706055</text:p>
          </table:table-cell>
          <table:table-cell office:value-type="string" table:style-name="ce3">
            <text:p>CARLOS EDUARDO FONSECA DA MATT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467.4699999999993" table:style-name="ce4">
            <text:p><text:s/>8.467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30" table:style-name="ce3">
            <text:p>2230</text:p>
          </table:table-cell>
          <table:table-cell office:value-type="string" table:style-name="ce3">
            <text:p>CARLOS EDUARDO IMAIZUM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AURU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28.76" table:style-name="ce4">
            <text:p><text:s/>3.328,7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01732" table:style-name="ce3">
            <text:p>701732</text:p>
          </table:table-cell>
          <table:table-cell office:value-type="string" table:style-name="ce3">
            <text:p>CARLOS EDUARDO MASSAI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207.32" table:style-name="ce4">
            <text:p><text:s/>8.207,3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449" table:style-name="ce3">
            <text:p>4449</text:p>
          </table:table-cell>
          <table:table-cell office:value-type="string" table:style-name="ce3">
            <text:p>CARLOS EDUARDO PEREZ FERNANDEZ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JA</text:p>
          </table:table-cell>
          <table:table-cell office:value-type="float" office:value="572" table:style-name="ce4">
            <text:p><text:s/>572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087.21" table:style-name="ce4">
            <text:p><text:s/>1.087,2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743" table:style-name="ce3">
            <text:p>3743</text:p>
          </table:table-cell>
          <table:table-cell office:value-type="string" table:style-name="ce3">
            <text:p>CARLOS EDUARDO POZZ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TATUI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13" table:style-name="ce3">
            <text:p>8513</text:p>
          </table:table-cell>
          <table:table-cell office:value-type="string" table:style-name="ce3">
            <text:p>CARLOS EDUARDO TARGINO DA SILV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ISTRITAL DE FERRAZ DE VASCONCEL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3475.630000000001" table:style-name="ce4">
            <text:p><text:s/>13.475,6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403.13" table:style-name="ce4">
            <text:p><text:s/>1.403,13<text:s/></text:p>
          </table:table-cell>
          <table:table-cell office:value-type="float" office:value="2245.91" table:style-name="ce4">
            <text:p><text:s/>2.245,91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4450" table:style-name="ce3">
            <text:p>74450</text:p>
          </table:table-cell>
          <table:table-cell office:value-type="string" table:style-name="ce3">
            <text:p>CARLOS EDUARDO TERCAROLL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813.29" table:style-name="ce4">
            <text:p><text:s/>7.813,2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574.82" table:style-name="ce4">
            <text:p><text:s/>1.574,8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905048" table:style-name="ce3">
            <text:p>905048</text:p>
          </table:table-cell>
          <table:table-cell office:value-type="string" table:style-name="ce3">
            <text:p>CARLOS FERNANDES SANDRIN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437.86" table:style-name="ce4">
            <text:p><text:s/>8.437,8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94662" table:style-name="ce3">
            <text:p>594662</text:p>
          </table:table-cell>
          <table:table-cell office:value-type="string" table:style-name="ce3">
            <text:p>CARLOS GILBERTO MENEZELLO ROMA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 RIO PRET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621.19" table:style-name="ce4">
            <text:p><text:s/>7.621,1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053.17" table:style-name="ce4">
            <text:p><text:s/>2.053,1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67136" table:style-name="ce3">
            <text:p>367136</text:p>
          </table:table-cell>
          <table:table-cell office:value-type="string" table:style-name="ce3">
            <text:p>CARLOS HENRIQUE APARECIDO RINARD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SSI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119.02" table:style-name="ce4">
            <text:p><text:s/>3.119,0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067" table:style-name="ce3">
            <text:p>4067</text:p>
          </table:table-cell>
          <table:table-cell office:value-type="string" table:style-name="ce3">
            <text:p>CARLOS HENRIQUE FONTANELLI PER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JACAREI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14.58" table:style-name="ce4">
            <text:p><text:s/>3.314,5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43507" table:style-name="ce3">
            <text:p>743507</text:p>
          </table:table-cell>
          <table:table-cell office:value-type="string" table:style-name="ce3">
            <text:p>CARLOS HENRIQUE GASPARO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FRANC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813.29" table:style-name="ce4">
            <text:p><text:s/>7.813,2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73624" table:style-name="ce3">
            <text:p>773624</text:p>
          </table:table-cell>
          <table:table-cell office:value-type="string" table:style-name="ce3">
            <text:p>CARLOS HENRIQUE MACIEL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437.86" table:style-name="ce4">
            <text:p><text:s/>8.437,8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698.4" table:style-name="ce4">
            <text:p><text:s/>2.698,4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65128" table:style-name="ce3">
            <text:p>665128</text:p>
          </table:table-cell>
          <table:table-cell office:value-type="string" table:style-name="ce3">
            <text:p>CARLOS HENRIQUE MUND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477.4" table:style-name="ce4">
            <text:p><text:s/>8.477,4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99671" table:style-name="ce3">
            <text:p>699671</text:p>
          </table:table-cell>
          <table:table-cell office:value-type="string" table:style-name="ce3">
            <text:p>CARLOS HENRIQUE PRESTES CAMARG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688.87" table:style-name="ce4">
            <text:p><text:s/>7.688,8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4693.3999999999996" table:style-name="ce4">
            <text:p><text:s/>4.693,4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89" table:style-name="ce3">
            <text:p>11389</text:p>
          </table:table-cell>
          <table:table-cell office:value-type="string" table:style-name="ce3">
            <text:p>CARLOS LEONARDO MARTINS DA SILVA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ARACATU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1553.58" table:style-name="ce4">
            <text:p><text:s/>11.553,5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011.04" table:style-name="ce4">
            <text:p><text:s/>2.011,04<text:s/></text:p>
          </table:table-cell>
          <table:table-cell office:value-type="float" office:value="5839.38" table:style-name="ce4">
            <text:p><text:s/>5.839,3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58" table:style-name="ce3">
            <text:p>3358</text:p>
          </table:table-cell>
          <table:table-cell office:value-type="string" table:style-name="ce3">
            <text:p>CARLOS MACAYOCHI DE OLIVEIRA OTUSK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JABOTICABAL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126.31" table:style-name="ce4">
            <text:p><text:s/>2.126,3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972" table:style-name="ce3">
            <text:p>2972</text:p>
          </table:table-cell>
          <table:table-cell office:value-type="string" table:style-name="ce3">
            <text:p>CARLOS PAULO TRAVAIN FILH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IRACICA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345" table:style-name="ce3">
            <text:p>1345</text:p>
          </table:table-cell>
          <table:table-cell office:value-type="string" table:style-name="ce3">
            <text:p>CARLOS RENATO FERREIRA ZANI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ITAPETINING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1347.56" table:style-name="ce4">
            <text:p><text:s/>1.347,56<text:s/></text:p>
          </table:table-cell>
          <table:table-cell office:value-type="float" office:value="2245.92" table:style-name="ce4">
            <text:p><text:s/>2.245,92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03" table:style-name="ce3">
            <text:p>2203</text:p>
          </table:table-cell>
          <table:table-cell office:value-type="string" table:style-name="ce3">
            <text:p>CARLOS SCHELINI CESAR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ISTRITAL DE ROSEIR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6756.73" table:style-name="ce4">
            <text:p><text:s/>6.756,7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35.33" table:style-name="ce4">
            <text:p><text:s/>2.235,3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723" table:style-name="ce3">
            <text:p>2723</text:p>
          </table:table-cell>
          <table:table-cell office:value-type="string" table:style-name="ce3">
            <text:p>CARLOS SERGIO RODRIGUES HORTA FILH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CRIMINAL DO FORO REGIONAL DA LAP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04" table:style-name="ce3">
            <text:p>2204</text:p>
          </table:table-cell>
          <table:table-cell office:value-type="string" table:style-name="ce3">
            <text:p>CARMEM LUCIA PANTALEAO DE MELLO CORNACCHIO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668" table:style-name="ce4">
            <text:p><text:s/>668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744" table:style-name="ce3">
            <text:p>3744</text:p>
          </table:table-cell>
          <table:table-cell office:value-type="string" table:style-name="ce3">
            <text:p>CARMEN NATALIA ALVES TANIKAW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RAGANCA PAULIST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984.01" table:style-name="ce4">
            <text:p><text:s/>1.984,0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450" table:style-name="ce3">
            <text:p>4450</text:p>
          </table:table-cell>
          <table:table-cell office:value-type="string" table:style-name="ce3">
            <text:p>CARMEN PAVAO CAMILO PASTORELO KFOUR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860" table:style-name="ce4">
            <text:p><text:s/>860,00<text:s/></text:p>
          </table:table-cell>
          <table:table-cell office:value-type="float" office:value="7880.49" table:style-name="ce4">
            <text:p><text:s/>7.880,4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365.21" table:style-name="ce4">
            <text:p><text:s/>2.365,2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451" table:style-name="ce3">
            <text:p>4451</text:p>
          </table:table-cell>
          <table:table-cell office:value-type="string" table:style-name="ce3">
            <text:p>CAROL REIS LUCAS VIEIRA DA R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LHOS</text:p>
          </table:table-cell>
          <table:table-cell office:value-type="float" office:value="380" table:style-name="ce4">
            <text:p><text:s/>38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54.37" table:style-name="ce4">
            <text:p><text:s/>3.354,3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14" table:style-name="ce3">
            <text:p>8514</text:p>
          </table:table-cell>
          <table:table-cell office:value-type="string" table:style-name="ce3">
            <text:p>CAROLINA AUGUSTO JULIOTT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ISTRITAL DE FERRAZ DE VASCONCEL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3475.630000000001" table:style-name="ce4">
            <text:p><text:s/>13.475,6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654" table:style-name="ce3">
            <text:p>5654</text:p>
          </table:table-cell>
          <table:table-cell office:value-type="string" table:style-name="ce3">
            <text:p>CAROLINA CAPOCHIM DA ROZ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CUBATA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112.14" table:style-name="ce4">
            <text:p><text:s/>7.112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973" table:style-name="ce3">
            <text:p>2973</text:p>
          </table:table-cell>
          <table:table-cell office:value-type="string" table:style-name="ce3">
            <text:p>CAROLINA CARVALHO FERREIRA ALVES NASS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MOGI-GUACU</text:p>
          </table:table-cell>
          <table:table-cell office:value-type="float" office:value="572" table:style-name="ce4">
            <text:p><text:s/>572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239.57" table:style-name="ce4">
            <text:p><text:s/>1.239,5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745" table:style-name="ce3">
            <text:p>3745</text:p>
          </table:table-cell>
          <table:table-cell office:value-type="string" table:style-name="ce3">
            <text:p>CAROLINA GUERRA ZANIN LOP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CRIMINAL DA PENHA DE FRANC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000.11" table:style-name="ce4">
            <text:p><text:s/>2.000,1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983" table:style-name="ce3">
            <text:p>4983</text:p>
          </table:table-cell>
          <table:table-cell office:value-type="string" table:style-name="ce3">
            <text:p>CAROLINA LIMA ANSON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UBATUBA</text:p>
          </table:table-cell>
          <table:table-cell office:value-type="float" office:value="860" table:style-name="ce4">
            <text:p><text:s/>860,00<text:s/></text:p>
          </table:table-cell>
          <table:table-cell office:value-type="float" office:value="12801.85" table:style-name="ce4">
            <text:p><text:s/>12.801,8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982" table:style-name="ce3">
            <text:p>4982</text:p>
          </table:table-cell>
          <table:table-cell office:value-type="string" table:style-name="ce3">
            <text:p>CAROLINA RODRIGUEZ DE MENDOZA LOTF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369" table:style-name="ce3">
            <text:p>1369</text:p>
          </table:table-cell>
          <table:table-cell office:value-type="string" table:style-name="ce3">
            <text:p>CASSIANA LUCIA QUERCIO DE BARROS PER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032" table:style-name="ce3">
            <text:p>3032</text:p>
          </table:table-cell>
          <table:table-cell office:value-type="string" table:style-name="ce3">
            <text:p>CASSIANO ANTONIO DE OLIVEIR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LORENA</text:p>
          </table:table-cell>
          <table:table-cell office:value-type="float" office:value="140" table:style-name="ce4">
            <text:p><text:s/>140,00<text:s/></text:p>
          </table:table-cell>
          <table:table-cell office:value-type="float" office:value="7112.14" table:style-name="ce4">
            <text:p><text:s/>7.112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452" table:style-name="ce3">
            <text:p>4452</text:p>
          </table:table-cell>
          <table:table-cell office:value-type="string" table:style-name="ce3">
            <text:p>CASSIANO GIL ZANCOLLI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ARARA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112.14" table:style-name="ce4">
            <text:p><text:s/>7.112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507.84" table:style-name="ce4">
            <text:p><text:s/>2.507,8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71" table:style-name="ce3">
            <text:p>11371</text:p>
          </table:table-cell>
          <table:table-cell office:value-type="string" table:style-name="ce3">
            <text:p>CASSIO LUIZ BARBOSA DE PAULA TEIXEIRA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FRANCA</text:p>
          </table:table-cell>
          <table:table-cell office:value-type="float" office:value="1052" table:style-name="ce4">
            <text:p><text:s/>1.052,00<text:s/></text:p>
          </table:table-cell>
          <table:table-cell office:value-type="float" office:value="11553.58" table:style-name="ce4">
            <text:p><text:s/>11.553,5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315.94" table:style-name="ce4">
            <text:p><text:s/>2.315,9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92290" table:style-name="ce3">
            <text:p>192290</text:p>
          </table:table-cell>
          <table:table-cell office:value-type="string" table:style-name="ce3">
            <text:p>CASSIO MURILO SCHIAV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JUNDIAI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09.67" table:style-name="ce4">
            <text:p><text:s/>2.209,6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189" table:style-name="ce3">
            <text:p>3189</text:p>
          </table:table-cell>
          <table:table-cell office:value-type="string" table:style-name="ce3">
            <text:p>CASSIO ROBERTO CONSERIN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528.09" table:style-name="ce4">
            <text:p><text:s/>1.528,09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477" table:style-name="ce3">
            <text:p>7477</text:p>
          </table:table-cell>
          <table:table-cell office:value-type="string" table:style-name="ce3">
            <text:p>CASSIO SERRA SARTORI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BROTA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6756.73" table:style-name="ce4">
            <text:p><text:s/>6.756,7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149.85" table:style-name="ce4">
            <text:p><text:s/>2.149,8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453" table:style-name="ce3">
            <text:p>4453</text:p>
          </table:table-cell>
          <table:table-cell office:value-type="string" table:style-name="ce3">
            <text:p>CATIA APARECIDA DE SOUSA MODOL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CRUZEIR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4.83" table:style-name="ce4">
            <text:p><text:s/>5.614,83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84" table:style-name="ce3">
            <text:p>11384</text:p>
          </table:table-cell>
          <table:table-cell office:value-type="string" table:style-name="ce3">
            <text:p>CAUA NOGUEIRA DE ARAUJO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CARAGUATATU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1553.58" table:style-name="ce4">
            <text:p><text:s/>11.553,5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88.4" table:style-name="ce4">
            <text:p><text:s/>2.888,4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07.4" table:style-name="ce4">
            <text:p><text:s/>2.807,40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677" table:style-name="ce3">
            <text:p>1677</text:p>
          </table:table-cell>
          <table:table-cell office:value-type="string" table:style-name="ce3">
            <text:p>CECILIA FREITAS RIBEI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061.45" table:style-name="ce4">
            <text:p><text:s/>3.061,4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96" table:style-name="ce3">
            <text:p>2596</text:p>
          </table:table-cell>
          <table:table-cell office:value-type="string" table:style-name="ce3">
            <text:p>CECILIA MARIA DENSER DE SA ASTO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2245.91" table:style-name="ce4">
            <text:p><text:s/>2.245,91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42288" table:style-name="ce3">
            <text:p>842288</text:p>
          </table:table-cell>
          <table:table-cell office:value-type="string" table:style-name="ce3">
            <text:p>CECILIA MATOS SUSTOVICH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785.71" table:style-name="ce4">
            <text:p><text:s/>785,7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643" table:style-name="ce3">
            <text:p>1643</text:p>
          </table:table-cell>
          <table:table-cell office:value-type="string" table:style-name="ce3">
            <text:p>CELESTE GABRIEL PEREIRA GEREMIA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LH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454" table:style-name="ce3">
            <text:p>4454</text:p>
          </table:table-cell>
          <table:table-cell office:value-type="string" table:style-name="ce3">
            <text:p>CELESTE LEITE DOS SANT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524" table:style-name="ce4">
            <text:p><text:s/>524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455" table:style-name="ce3">
            <text:p>4455</text:p>
          </table:table-cell>
          <table:table-cell office:value-type="string" table:style-name="ce3">
            <text:p>CELESTIANY VILLAR DA SILV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ISTRITAL DE TREMENB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6756.73" table:style-name="ce4">
            <text:p><text:s/>6.756,7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72.1" table:style-name="ce4">
            <text:p><text:s/>2.272,1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37" table:style-name="ce3">
            <text:p>2037</text:p>
          </table:table-cell>
          <table:table-cell office:value-type="string" table:style-name="ce3">
            <text:p>CELIO DA SILVA CASTRO SOBRINH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ITAPETINING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478" table:style-name="ce3">
            <text:p>7478</text:p>
          </table:table-cell>
          <table:table-cell office:value-type="string" table:style-name="ce3">
            <text:p>CELISA AGATA LOPES MOT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AU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983.75" table:style-name="ce4">
            <text:p><text:s/>8.983,75<text:s/></text:p>
          </table:table-cell>
          <table:table-cell office:value-type="float" office:value="4491.88" table:style-name="ce4">
            <text:p><text:s/>4.491,88<text:s/></text:p>
          </table:table-cell>
          <table:table-cell office:value-type="float" office:value="3303.12" table:style-name="ce4">
            <text:p><text:s/>3.303,12<text:s/></text:p>
          </table:table-cell>
          <table:table-cell office:value-type="float" office:value="6053.3600000000006" table:style-name="ce4">
            <text:p><text:s/>6.053,36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479" table:style-name="ce3">
            <text:p>7479</text:p>
          </table:table-cell>
          <table:table-cell office:value-type="string" table:style-name="ce3">
            <text:p>CELSO ARMANDO B R RODRIGU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ISTRITAL DE FRANCISCO MORAT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3475.630000000001" table:style-name="ce4">
            <text:p><text:s/>13.475,6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500.8000000000002" table:style-name="ce4">
            <text:p><text:s/>2.500,80<text:s/></text:p>
          </table:table-cell>
          <table:table-cell office:value-type="float" office:value="898.35" table:style-name="ce4">
            <text:p><text:s/>898,35<text:s/></text:p>
          </table:table-cell>
          <table:table-cell office:value-type="float" office:value="4491.84" table:style-name="ce4">
            <text:p><text:s/>4.491,84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456" table:style-name="ce3">
            <text:p>4456</text:p>
          </table:table-cell>
          <table:table-cell office:value-type="string" table:style-name="ce3">
            <text:p>CELSO AUGUSTO WERNECK DE REZENDE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CRUZEIR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2801.85" table:style-name="ce4">
            <text:p><text:s/>12.801,8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496.39" table:style-name="ce4">
            <text:p><text:s/>2.496,3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92002" table:style-name="ce3">
            <text:p>492002</text:p>
          </table:table-cell>
          <table:table-cell office:value-type="string" table:style-name="ce3">
            <text:p>CELSO ELIO VANNUZI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08" table:style-name="ce4">
            <text:p><text:s/>908,00<text:s/></text:p>
          </table:table-cell>
          <table:table-cell office:value-type="float" office:value="7621.19" table:style-name="ce4">
            <text:p><text:s/>7.621,1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51.24" table:style-name="ce4">
            <text:p><text:s/>3.351,2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367" table:style-name="ce3">
            <text:p>1367</text:p>
          </table:table-cell>
          <table:table-cell office:value-type="string" table:style-name="ce3">
            <text:p>CELSO ROCHA CAVALHEI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15" table:style-name="ce3">
            <text:p>8515</text:p>
          </table:table-cell>
          <table:table-cell office:value-type="string" table:style-name="ce3">
            <text:p>CESAR BOCUHY BONILH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JOSE BONIFACI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364" table:style-name="ce3">
            <text:p>1364</text:p>
          </table:table-cell>
          <table:table-cell office:value-type="string" table:style-name="ce3">
            <text:p>CESAR DARIO MARIANO DA SILV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880.49" table:style-name="ce4">
            <text:p><text:s/>7.880,4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4851" table:style-name="ce3">
            <text:p>64851</text:p>
          </table:table-cell>
          <table:table-cell office:value-type="string" table:style-name="ce3">
            <text:p>CESAR PINHEIRO RODRIGUE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880.49" table:style-name="ce4">
            <text:p><text:s/>7.880,4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12" table:style-name="ce3">
            <text:p>1012</text:p>
          </table:table-cell>
          <table:table-cell office:value-type="string" table:style-name="ce3">
            <text:p>CESAR RICARDO MARTIN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457" table:style-name="ce3">
            <text:p>4457</text:p>
          </table:table-cell>
          <table:table-cell office:value-type="string" table:style-name="ce3">
            <text:p>CEZAR RODRIGUES MARQU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VAR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10359" table:style-name="ce3">
            <text:p>410359</text:p>
          </table:table-cell>
          <table:table-cell office:value-type="string" table:style-name="ce3">
            <text:p>CHRISTIANO AUGUSTO CORRALES DE ANDRAD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FRANC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559.66" table:style-name="ce4">
            <text:p><text:s/>2.559,66<text:s/></text:p>
          </table:table-cell>
          <table:table-cell office:value-type="float" office:value="1796.7" table:style-name="ce4">
            <text:p><text:s/>1.796,7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724" table:style-name="ce3">
            <text:p>2724</text:p>
          </table:table-cell>
          <table:table-cell office:value-type="string" table:style-name="ce3">
            <text:p>CHRISTIANO JOSE POLTRONIERI DE CAMP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ITU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506.37" table:style-name="ce4">
            <text:p><text:s/>2.506,37<text:s/></text:p>
          </table:table-cell>
          <table:table-cell office:value-type="float" office:value="3818.04" table:style-name="ce4">
            <text:p><text:s/>3.818,0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37698" table:style-name="ce3">
            <text:p>837698</text:p>
          </table:table-cell>
          <table:table-cell office:value-type="string" table:style-name="ce3">
            <text:p>CICERO JOSE DE MORAI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556.5300000000007" table:style-name="ce4">
            <text:p><text:s/>8.556,5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042.04" table:style-name="ce4">
            <text:p><text:s/>3.042,0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021" table:style-name="ce3">
            <text:p>3021</text:p>
          </table:table-cell>
          <table:table-cell office:value-type="string" table:style-name="ce3">
            <text:p>CINTHIA GONCALVES PER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591.71" table:style-name="ce4">
            <text:p><text:s/>7.591,7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12.88" table:style-name="ce4">
            <text:p><text:s/>2.212,88<text:s/></text:p>
          </table:table-cell>
          <table:table-cell office:value-type="float" office:value="5130.6099999999997" table:style-name="ce4">
            <text:p><text:s/>5.130,61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98320" table:style-name="ce3">
            <text:p>698320</text:p>
          </table:table-cell>
          <table:table-cell office:value-type="string" table:style-name="ce3">
            <text:p>CINTHIA MARIA CHIAVONE GRUBER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015.21" table:style-name="ce4">
            <text:p><text:s/>8.015,2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3224.84" table:style-name="ce4">
            <text:p><text:s/>3.224,8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495" table:style-name="ce3">
            <text:p>6495</text:p>
          </table:table-cell>
          <table:table-cell office:value-type="string" table:style-name="ce3">
            <text:p>CINTIA MARANGO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500.0300000000002" table:style-name="ce4">
            <text:p><text:s/>2.500,0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0353" table:style-name="ce3">
            <text:p>200353</text:p>
          </table:table-cell>
          <table:table-cell office:value-type="string" table:style-name="ce3">
            <text:p>CINTIA MICHIKO BERGAM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S DE JUSTICA CIVEIS DE FAMILIA E SUCESSOE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638" table:style-name="ce3">
            <text:p>1638</text:p>
          </table:table-cell>
          <table:table-cell office:value-type="string" table:style-name="ce3">
            <text:p>CLAUDEMIR APARECIDO DE OLIV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FRANC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621.19" table:style-name="ce4">
            <text:p><text:s/>7.621,1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697" table:style-name="ce3">
            <text:p>1697</text:p>
          </table:table-cell>
          <table:table-cell office:value-type="string" table:style-name="ce3">
            <text:p>CLAUDIA APARECIDA JECK GARCIA NUNES DE SOUZ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812.83" table:style-name="ce4">
            <text:p><text:s/>7.812,8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26" table:style-name="ce3">
            <text:p>726</text:p>
          </table:table-cell>
          <table:table-cell office:value-type="string" table:style-name="ce3">
            <text:p>CLAUDIA CECILIA FEDEL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S DE JUSTICA CIVEIS DO MEIO AMBIENT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21047" table:style-name="ce3">
            <text:p>721047</text:p>
          </table:table-cell>
          <table:table-cell office:value-type="string" table:style-name="ce3">
            <text:p>CLAUDIA EDA BUSSEM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JUNDIAI</text:p>
          </table:table-cell>
          <table:table-cell office:value-type="float" office:value="956" table:style-name="ce4">
            <text:p><text:s/>956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27" table:style-name="ce3">
            <text:p>727</text:p>
          </table:table-cell>
          <table:table-cell office:value-type="string" table:style-name="ce3">
            <text:p>CLAUDIA FERREIRA MAC DOWELL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2A.PROMOTORIA DE JUSTICA DO JURI DA CAPITAL(JABAQUARA)</text:p>
          </table:table-cell>
          <table:table-cell office:value-type="float" office:value="1004" table:style-name="ce4">
            <text:p><text:s/>1.004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330.69" table:style-name="ce4">
            <text:p><text:s/>2.330,6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52856" table:style-name="ce3">
            <text:p>352856</text:p>
          </table:table-cell>
          <table:table-cell office:value-type="string" table:style-name="ce3">
            <text:p>CLAUDIA MARIA BER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DIREITOS HUMAN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644.33" table:style-name="ce4">
            <text:p><text:s/>7.644,3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984" table:style-name="ce3">
            <text:p>4984</text:p>
          </table:table-cell>
          <table:table-cell office:value-type="string" table:style-name="ce3">
            <text:p>CLAUDIA MARIA BUSSOLIN CURTOL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BIRIGUI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112.14" table:style-name="ce4">
            <text:p><text:s/>7.112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900.96" table:style-name="ce4">
            <text:p><text:s/>2.900,96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725" table:style-name="ce3">
            <text:p>2725</text:p>
          </table:table-cell>
          <table:table-cell office:value-type="string" table:style-name="ce3">
            <text:p>CLAUDIA MARIA LICO HABIB TOFAN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SERTAOZINH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84.54" table:style-name="ce4">
            <text:p><text:s/>1.684,5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053.3500000000004" table:style-name="ce4">
            <text:p><text:s/>5.053,35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360" table:style-name="ce3">
            <text:p>1360</text:p>
          </table:table-cell>
          <table:table-cell office:value-type="string" table:style-name="ce3">
            <text:p>CLAUDIA MOREIRA FRANC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34" table:style-name="ce3">
            <text:p>2234</text:p>
          </table:table-cell>
          <table:table-cell office:value-type="string" table:style-name="ce3">
            <text:p>CLAUDIA POR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59.21" table:style-name="ce4">
            <text:p><text:s/>3.359,2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96109" table:style-name="ce3">
            <text:p>296109</text:p>
          </table:table-cell>
          <table:table-cell office:value-type="string" table:style-name="ce3">
            <text:p>CLAUDIA RODRIGUES CALDAS LOURENCA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OTUCATU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819.88" table:style-name="ce4">
            <text:p><text:s/>819,8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458" table:style-name="ce3">
            <text:p>4458</text:p>
          </table:table-cell>
          <table:table-cell office:value-type="string" table:style-name="ce3">
            <text:p>CLAUDINEI DE MELO ALVES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S DE JUSTICA DA AREA REGIONAL DE PRESIDENTE PRUDENT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286.3699999999999" table:style-name="ce4">
            <text:p><text:s/>1.286,3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56" table:style-name="ce3">
            <text:p>2256</text:p>
          </table:table-cell>
          <table:table-cell office:value-type="string" table:style-name="ce3">
            <text:p>CLAUDIO BONADIA DE SOUZ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TATUI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47" table:style-name="ce3">
            <text:p>3347</text:p>
          </table:table-cell>
          <table:table-cell office:value-type="string" table:style-name="ce3">
            <text:p>CLAUDIO CAVALLI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75.75" table:style-name="ce4">
            <text:p><text:s/>3.275,7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16" table:style-name="ce3">
            <text:p>8516</text:p>
          </table:table-cell>
          <table:table-cell office:value-type="string" table:style-name="ce3">
            <text:p>CLAUDIO DE MELLO FERREIR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MAIRIPOR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112.14" table:style-name="ce4">
            <text:p><text:s/>7.112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550.7600000000002" table:style-name="ce4">
            <text:p><text:s/>2.550,7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496" table:style-name="ce3">
            <text:p>6496</text:p>
          </table:table-cell>
          <table:table-cell office:value-type="string" table:style-name="ce3">
            <text:p>CLAUDIO HENRIQUE BASTOS GIANNI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28" table:style-name="ce3">
            <text:p>3328</text:p>
          </table:table-cell>
          <table:table-cell office:value-type="string" table:style-name="ce3">
            <text:p>CLAUDIO JOSE BAPTISTA MORELL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S DE JUSTICA DA AREA REGIONAL DE PIRACICA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67" table:style-name="ce3">
            <text:p>2267</text:p>
          </table:table-cell>
          <table:table-cell office:value-type="string" table:style-name="ce3">
            <text:p>CLAUDIO LUIS WATANABE ESCAVASSI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FRANC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132.9" table:style-name="ce4">
            <text:p><text:s/>2.132,90<text:s/></text:p>
          </table:table-cell>
          <table:table-cell office:value-type="float" office:value="898.35" table:style-name="ce4">
            <text:p><text:s/>898,35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642" table:style-name="ce3">
            <text:p>1642</text:p>
          </table:table-cell>
          <table:table-cell office:value-type="string" table:style-name="ce3">
            <text:p>CLAUDIO ROGERIO FERR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RACATU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796.14" table:style-name="ce4">
            <text:p><text:s/>1.796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24150" table:style-name="ce3">
            <text:p>724150</text:p>
          </table:table-cell>
          <table:table-cell office:value-type="string" table:style-name="ce3">
            <text:p>CLAUDIO SANTOS DE MORA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 RIO PRET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005.4" table:style-name="ce4">
            <text:p><text:s/>8.005,4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17" table:style-name="ce3">
            <text:p>8517</text:p>
          </table:table-cell>
          <table:table-cell office:value-type="string" table:style-name="ce3">
            <text:p>CLAUDIO SANTOS MACHAD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TUPI PAULISTA</text:p>
          </table:table-cell>
          <table:table-cell office:value-type="float" office:value="668" table:style-name="ce4">
            <text:p><text:s/>668,00<text:s/></text:p>
          </table:table-cell>
          <table:table-cell office:value-type="float" office:value="12162.11" table:style-name="ce4">
            <text:p><text:s/>12.162,1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76.35" table:style-name="ce4">
            <text:p><text:s/>1.676,3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18" table:style-name="ce3">
            <text:p>8518</text:p>
          </table:table-cell>
          <table:table-cell office:value-type="string" table:style-name="ce3">
            <text:p>CLAUDIO SERGIO ALVES TEIX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ISTRITAL DE ITAQUAQUECETU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213.21" table:style-name="ce4">
            <text:p><text:s/>1.213,2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4999" table:style-name="ce3">
            <text:p>224999</text:p>
          </table:table-cell>
          <table:table-cell office:value-type="string" table:style-name="ce3">
            <text:p>CLAUDIONOR MENDONCA DOS SANT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O JABAQUARA</text:p>
          </table:table-cell>
          <table:table-cell office:value-type="float" office:value="860" table:style-name="ce4">
            <text:p><text:s/>860,00<text:s/></text:p>
          </table:table-cell>
          <table:table-cell office:value-type="float" office:value="8331.77" table:style-name="ce4">
            <text:p><text:s/>8.331,7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068" table:style-name="ce3">
            <text:p>4068</text:p>
          </table:table-cell>
          <table:table-cell office:value-type="string" table:style-name="ce3">
            <text:p>CLEBER PEREIRA DEFIN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MATA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112.14" table:style-name="ce4">
            <text:p><text:s/>7.112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537.32" table:style-name="ce4">
            <text:p><text:s/>1.537,32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233" table:style-name="ce3">
            <text:p>3233</text:p>
          </table:table-cell>
          <table:table-cell office:value-type="string" table:style-name="ce3">
            <text:p>CLEBER ROGERIO MASSON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54" table:style-name="ce3">
            <text:p>3354</text:p>
          </table:table-cell>
          <table:table-cell office:value-type="string" table:style-name="ce3">
            <text:p>CLEBER TAKASHI MURAKAW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VOTUPORANG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812.83" table:style-name="ce4">
            <text:p><text:s/>7.812,8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395.08" table:style-name="ce4">
            <text:p><text:s/>2.395,0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33" table:style-name="ce3">
            <text:p>7333</text:p>
          </table:table-cell>
          <table:table-cell office:value-type="string" table:style-name="ce3">
            <text:p>CLEITON LUIS DA SILV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FERNANDOPOLI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5614.85" table:style-name="ce4">
            <text:p><text:s/>5.614,85<text:s/></text:p>
          </table:table-cell>
          <table:table-cell office:value-type="float" office:value="1342.36" table:style-name="ce4">
            <text:p><text:s/>1.342,36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602" table:style-name="ce3">
            <text:p>2602</text:p>
          </table:table-cell>
          <table:table-cell office:value-type="string" table:style-name="ce3">
            <text:p>CLEVER RODOLFO CARVALHO VASCONCEL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S DE JUSTICA MILITAR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444.66" table:style-name="ce4">
            <text:p><text:s/>2.444,66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4280" table:style-name="ce3">
            <text:p>204280</text:p>
          </table:table-cell>
          <table:table-cell office:value-type="string" table:style-name="ce3">
            <text:p>CLODOALDO BATISTA MACIEL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LH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547.21" table:style-name="ce4">
            <text:p><text:s/>7.547,2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91031" table:style-name="ce3">
            <text:p>391031</text:p>
          </table:table-cell>
          <table:table-cell office:value-type="string" table:style-name="ce3">
            <text:p>CLOVIS CARDOSO DE SIQU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MERICANA</text:p>
          </table:table-cell>
          <table:table-cell office:value-type="float" office:value="1052" table:style-name="ce4">
            <text:p><text:s/>1.052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655" table:style-name="ce3">
            <text:p>5655</text:p>
          </table:table-cell>
          <table:table-cell office:value-type="string" table:style-name="ce3">
            <text:p>CLOVIS DE CASTRO HUM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OGI DAS CRUZES</text:p>
          </table:table-cell>
          <table:table-cell office:value-type="float" office:value="668" table:style-name="ce4">
            <text:p><text:s/>668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54.37" table:style-name="ce4">
            <text:p><text:s/>3.354,3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656" table:style-name="ce3">
            <text:p>5656</text:p>
          </table:table-cell>
          <table:table-cell office:value-type="string" table:style-name="ce3">
            <text:p>CONSTANCE CAROLINE ALBERTINA ALVES TOSELL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985" table:style-name="ce3">
            <text:p>4985</text:p>
          </table:table-cell>
          <table:table-cell office:value-type="string" table:style-name="ce3">
            <text:p>CORINE MIREILLE VINCENT NIMTZ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ISTRITAL DE MONTE MOR</text:p>
          </table:table-cell>
          <table:table-cell office:value-type="float" office:value="956" table:style-name="ce4">
            <text:p><text:s/>956,00<text:s/></text:p>
          </table:table-cell>
          <table:table-cell office:value-type="float" office:value="7112.14" table:style-name="ce4">
            <text:p><text:s/>7.112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851.6" table:style-name="ce4">
            <text:p><text:s/>1.851,6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974" table:style-name="ce3">
            <text:p>2974</text:p>
          </table:table-cell>
          <table:table-cell office:value-type="string" table:style-name="ce3">
            <text:p>CRISTIANA TOBIAS DE AGUIAR MOELLER STEINE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603" table:style-name="ce3">
            <text:p>2603</text:p>
          </table:table-cell>
          <table:table-cell office:value-type="string" table:style-name="ce3">
            <text:p>CRISTIANE CARDOSO ROQU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S CAMP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751.98" table:style-name="ce4">
            <text:p><text:s/>2.751,98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008" table:style-name="ce3">
            <text:p>3008</text:p>
          </table:table-cell>
          <table:table-cell office:value-type="string" table:style-name="ce3">
            <text:p>CRISTIANE CORREA DE SOUZA HILLAL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749.58" table:style-name="ce4">
            <text:p><text:s/>7.749,5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657" table:style-name="ce3">
            <text:p>5657</text:p>
          </table:table-cell>
          <table:table-cell office:value-type="string" table:style-name="ce3">
            <text:p>CRISTIANE DE MORAIS RIBEIRO S C DE CAMARG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ISTRITAL DE MONTE MOR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112.14" table:style-name="ce4">
            <text:p><text:s/>7.112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703.23" table:style-name="ce4">
            <text:p><text:s/>1.703,2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38" table:style-name="ce3">
            <text:p>2538</text:p>
          </table:table-cell>
          <table:table-cell office:value-type="string" table:style-name="ce3">
            <text:p>CRISTIANE MELILO DILASCIO MOHMARI DOS SANT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13" table:style-name="ce3">
            <text:p>1013</text:p>
          </table:table-cell>
          <table:table-cell office:value-type="string" table:style-name="ce3">
            <text:p>CRISTIANE PATRICIA CABRI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ARILIA</text:p>
          </table:table-cell>
          <table:table-cell office:value-type="float" office:value="903.62" table:style-name="ce4">
            <text:p><text:s/>903,62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117.54" table:style-name="ce4">
            <text:p><text:s/>3.117,5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39" table:style-name="ce3">
            <text:p>2539</text:p>
          </table:table-cell>
          <table:table-cell office:value-type="string" table:style-name="ce3">
            <text:p>CRISTIANE YOKO SHID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550.7600000000002" table:style-name="ce4">
            <text:p><text:s/>2.550,76<text:s/></text:p>
          </table:table-cell>
          <table:table-cell office:value-type="float" office:value="2695.12" table:style-name="ce4">
            <text:p><text:s/>2.695,1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575" table:style-name="ce3">
            <text:p>10575</text:p>
          </table:table-cell>
          <table:table-cell office:value-type="string" table:style-name="ce3">
            <text:p>CRISTIANO DE BARROS SANTOS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BAURU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6418.66" table:style-name="ce4">
            <text:p><text:s/>6.418,6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779.04" table:style-name="ce4">
            <text:p><text:s/>2.779,0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40" table:style-name="ce3">
            <text:p>2540</text:p>
          </table:table-cell>
          <table:table-cell office:value-type="string" table:style-name="ce3">
            <text:p>CRISTIANO PEREIRA MORAES GARCI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RAGANCA PAULIST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14" table:style-name="ce3">
            <text:p>1014</text:p>
          </table:table-cell>
          <table:table-cell office:value-type="string" table:style-name="ce3">
            <text:p>CRISTINA DI GIAIMO CABOCL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DE INTERESSES DIFUSOS E COLETIVOS</text:p>
          </table:table-cell>
          <table:table-cell office:value-type="float" office:value="838.1" table:style-name="ce4">
            <text:p><text:s/>838,1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301.14" table:style-name="ce4">
            <text:p><text:s/>2.301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726" table:style-name="ce3">
            <text:p>2726</text:p>
          </table:table-cell>
          <table:table-cell office:value-type="string" table:style-name="ce3">
            <text:p>CRISTINA GODOY DE ARAUJO FREITA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812" table:style-name="ce4">
            <text:p><text:s/>812,00<text:s/></text:p>
          </table:table-cell>
          <table:table-cell office:value-type="float" office:value="7812.83" table:style-name="ce4">
            <text:p><text:s/>7.812,8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41" table:style-name="ce3">
            <text:p>2541</text:p>
          </table:table-cell>
          <table:table-cell office:value-type="string" table:style-name="ce3">
            <text:p>CRISTINA HODA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O IPIRANG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657" table:style-name="ce3">
            <text:p>1657</text:p>
          </table:table-cell>
          <table:table-cell office:value-type="string" table:style-name="ce3">
            <text:p>CRISTINA PALM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OROCA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984.99" table:style-name="ce4">
            <text:p><text:s/>2.984,99<text:s/></text:p>
          </table:table-cell>
          <table:table-cell office:value-type="float" office:value="5165.6000000000004" table:style-name="ce4">
            <text:p><text:s/>5.165,6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0390" table:style-name="ce3">
            <text:p>200390</text:p>
          </table:table-cell>
          <table:table-cell office:value-type="string" table:style-name="ce3">
            <text:p>CRISTINA TRAVALINI DE ABREU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CIVEL DE SAO MIGUEL PAULIST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688" table:style-name="ce3">
            <text:p>1688</text:p>
          </table:table-cell>
          <table:table-cell office:value-type="string" table:style-name="ce3">
            <text:p>CYNTHIA BRUETTO RODRIGUES DE MORA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908" table:style-name="ce4">
            <text:p><text:s/>908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703.04" table:style-name="ce4">
            <text:p><text:s/>2.703,0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746" table:style-name="ce3">
            <text:p>3746</text:p>
          </table:table-cell>
          <table:table-cell office:value-type="string" table:style-name="ce3">
            <text:p>CYNTHIA CASSEB NASCIMBEN GALL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TANDUVA</text:p>
          </table:table-cell>
          <table:table-cell office:value-type="float" office:value="1004" table:style-name="ce4">
            <text:p><text:s/>1.004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84.81" table:style-name="ce4">
            <text:p><text:s/>3.284,8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747" table:style-name="ce3">
            <text:p>3747</text:p>
          </table:table-cell>
          <table:table-cell office:value-type="string" table:style-name="ce3">
            <text:p>CYNTHIA PARDO ANDRADE AMARAL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812.83" table:style-name="ce4">
            <text:p><text:s/>7.812,8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061.45" table:style-name="ce4">
            <text:p><text:s/>3.061,4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512" table:style-name="ce3">
            <text:p>10512</text:p>
          </table:table-cell>
          <table:table-cell office:value-type="string" table:style-name="ce3">
            <text:p>CYRO SOUZA TEIXEIRA DE CARVALHO NET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CAIEIRA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4267.28" table:style-name="ce4">
            <text:p><text:s/>4.267,2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983.74" table:style-name="ce4">
            <text:p><text:s/>1.983,74<text:s/></text:p>
          </table:table-cell>
          <table:table-cell office:value-type="float" office:value="4491.82" table:style-name="ce4">
            <text:p><text:s/>4.491,8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975" table:style-name="ce3">
            <text:p>2975</text:p>
          </table:table-cell>
          <table:table-cell office:value-type="string" table:style-name="ce3">
            <text:p>DAIANA DEGASPERI COTE GIL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004" table:style-name="ce4">
            <text:p><text:s/>1.004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88" table:style-name="ce3">
            <text:p>11388</text:p>
          </table:table-cell>
          <table:table-cell office:value-type="string" table:style-name="ce3">
            <text:p>DALILA CARVALHO CIRILO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SAO JOAO DA BOA VIST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1553.58" table:style-name="ce4">
            <text:p><text:s/>11.553,5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406.09" table:style-name="ce4">
            <text:p><text:s/>2.406,09<text:s/></text:p>
          </table:table-cell>
          <table:table-cell office:value-type="float" office:value="18494.71" table:style-name="ce4">
            <text:p><text:s/>18.494,71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1102" table:style-name="ce3">
            <text:p>201102</text:p>
          </table:table-cell>
          <table:table-cell office:value-type="string" table:style-name="ce3">
            <text:p>DALMIR RADICCH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ITAPETINING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498" table:style-name="ce3">
            <text:p>6498</text:p>
          </table:table-cell>
          <table:table-cell office:value-type="string" table:style-name="ce3">
            <text:p>DANIEL ARDEVINO FONSECA DO NASCIMENT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ORLANDI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6756.73" table:style-name="ce4">
            <text:p><text:s/>6.756,7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342.58" table:style-name="ce4">
            <text:p><text:s/>1.342,58<text:s/></text:p>
          </table:table-cell>
          <table:table-cell office:value-type="float" office:value="8888.02" table:style-name="ce4">
            <text:p><text:s/>8.888,0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74" table:style-name="ce3">
            <text:p>7374</text:p>
          </table:table-cell>
          <table:table-cell office:value-type="string" table:style-name="ce3">
            <text:p>DANIEL AUGUSTO CAVALAR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FRANCO DA ROCH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2801.85" table:style-name="ce4">
            <text:p><text:s/>12.801,8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542.46" table:style-name="ce4">
            <text:p><text:s/>1.542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87" table:style-name="ce3">
            <text:p>3387</text:p>
          </table:table-cell>
          <table:table-cell office:value-type="string" table:style-name="ce3">
            <text:p>DANIEL AZADINHO PALMEZAN CALDERA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431.68" table:style-name="ce4">
            <text:p><text:s/>431,6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069" table:style-name="ce3">
            <text:p>4069</text:p>
          </table:table-cell>
          <table:table-cell office:value-type="string" table:style-name="ce3">
            <text:p>DANIEL COTTONI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LEM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112.14" table:style-name="ce4">
            <text:p><text:s/>7.112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022.1" table:style-name="ce4">
            <text:p><text:s/>3.022,10<text:s/></text:p>
          </table:table-cell>
          <table:table-cell office:value-type="float" office:value="7288.67" table:style-name="ce4">
            <text:p><text:s/>7.288,67<text:s/></text:p>
          </table:table-cell>
          <table:table-cell office:value-type="float" office:value="2245.92" table:style-name="ce4">
            <text:p><text:s/>2.245,92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11" table:style-name="ce3">
            <text:p>3311</text:p>
          </table:table-cell>
          <table:table-cell office:value-type="string" table:style-name="ce3">
            <text:p>DANIEL FONTAN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LIMEIR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562" table:style-name="ce3">
            <text:p>10562</text:p>
          </table:table-cell>
          <table:table-cell office:value-type="string" table:style-name="ce3">
            <text:p>DANIEL GRUENWALD LEPINE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MOGI DAS CRUZE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6418.66" table:style-name="ce4">
            <text:p><text:s/>6.418,6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682.64" table:style-name="ce4">
            <text:p><text:s/>2.682,64<text:s/></text:p>
          </table:table-cell>
          <table:table-cell office:value-type="float" office:value="6737.73" table:style-name="ce4">
            <text:p><text:s/>6.737,73<text:s/></text:p>
          </table:table-cell>
          <table:table-cell office:value-type="float" office:value="3368.88" table:style-name="ce4">
            <text:p><text:s/>3.368,88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480" table:style-name="ce3">
            <text:p>7480</text:p>
          </table:table-cell>
          <table:table-cell office:value-type="string" table:style-name="ce3">
            <text:p>DANIEL GUSTAVO COSTA MARTOR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J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787.01" table:style-name="ce4">
            <text:p><text:s/>1.787,0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19" table:style-name="ce3">
            <text:p>8519</text:p>
          </table:table-cell>
          <table:table-cell office:value-type="string" table:style-name="ce3">
            <text:p>DANIEL HENRIQUE SILVA MIRAND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CARL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3475.630000000001" table:style-name="ce4">
            <text:p><text:s/>13.475,6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930.06" table:style-name="ce4">
            <text:p><text:s/>2.930,06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39" table:style-name="ce3">
            <text:p>2039</text:p>
          </table:table-cell>
          <table:table-cell office:value-type="string" table:style-name="ce3">
            <text:p>DANIEL ISAAC FRIEDMANN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29" table:style-name="ce3">
            <text:p>729</text:p>
          </table:table-cell>
          <table:table-cell office:value-type="string" table:style-name="ce3">
            <text:p>DANIEL JOSE DE ANGELI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RIBEIRAO PRET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72.3" table:style-name="ce4">
            <text:p><text:s/>1.672,30<text:s/></text:p>
          </table:table-cell>
          <table:table-cell office:value-type="float" office:value="1347.56" table:style-name="ce4">
            <text:p><text:s/>1.347,5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63" table:style-name="ce3">
            <text:p>3363</text:p>
          </table:table-cell>
          <table:table-cell office:value-type="string" table:style-name="ce3">
            <text:p>DANIEL LEME DE ARRUD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O TATUAP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499" table:style-name="ce3">
            <text:p>6499</text:p>
          </table:table-cell>
          <table:table-cell office:value-type="string" table:style-name="ce3">
            <text:p>DANIEL MAGALHAES ALBUQUERQUE SILV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OSASCO</text:p>
          </table:table-cell>
          <table:table-cell office:value-type="float" office:value="476" table:style-name="ce4">
            <text:p><text:s/>476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5614.85" table:style-name="ce4">
            <text:p><text:s/>5.614,85<text:s/></text:p>
          </table:table-cell>
          <table:table-cell office:value-type="float" office:value="2198.75" table:style-name="ce4">
            <text:p><text:s/>2.198,7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92" table:style-name="ce3">
            <text:p>11392</text:p>
          </table:table-cell>
          <table:table-cell office:value-type="string" table:style-name="ce3">
            <text:p>DANIEL MENEZES DA ROCHA CRIOULO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ANDRADIN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1553.58" table:style-name="ce4">
            <text:p><text:s/>11.553,5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317.3200000000002" table:style-name="ce4">
            <text:p><text:s/>2.317,32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5614.8" table:style-name="ce4">
            <text:p><text:s/>5.614,80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42" table:style-name="ce3">
            <text:p>2542</text:p>
          </table:table-cell>
          <table:table-cell office:value-type="string" table:style-name="ce3">
            <text:p>DANIEL PASSANEZI PEGORA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JAU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358.85" table:style-name="ce4">
            <text:p><text:s/>2.358,8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470.5299999999997" table:style-name="ce4">
            <text:p><text:s/>2.470,53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658" table:style-name="ce3">
            <text:p>5658</text:p>
          </table:table-cell>
          <table:table-cell office:value-type="string" table:style-name="ce3">
            <text:p>DANIEL PORTO GODINHO DA SILV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REGISTR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3475.630000000001" table:style-name="ce4">
            <text:p><text:s/>13.475,6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072.9" table:style-name="ce4">
            <text:p><text:s/>2.072,9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40" table:style-name="ce3">
            <text:p>2040</text:p>
          </table:table-cell>
          <table:table-cell office:value-type="string" table:style-name="ce3">
            <text:p>DANIEL RIBEIRO DA SILV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O TATUAP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621.19" table:style-name="ce4">
            <text:p><text:s/>7.621,1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36186" table:style-name="ce3">
            <text:p>536186</text:p>
          </table:table-cell>
          <table:table-cell office:value-type="string" table:style-name="ce3">
            <text:p>DANIEL ROBERTO FINK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DE INTERESSES DIFUSOS E COLETIV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499.19" table:style-name="ce4">
            <text:p><text:s/>8.499,1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14128" table:style-name="ce3">
            <text:p>614128</text:p>
          </table:table-cell>
          <table:table-cell office:value-type="string" table:style-name="ce3">
            <text:p>DANIEL RODRIGUES DE MACED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303.11" table:style-name="ce4">
            <text:p><text:s/>8.303,1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748" table:style-name="ce3">
            <text:p>3748</text:p>
          </table:table-cell>
          <table:table-cell office:value-type="string" table:style-name="ce3">
            <text:p>DANIEL SANTERINI CAIAD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J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185.48" table:style-name="ce4">
            <text:p><text:s/>3.185,4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10" table:style-name="ce3">
            <text:p>3310</text:p>
          </table:table-cell>
          <table:table-cell office:value-type="string" table:style-name="ce3">
            <text:p>DANIEL SERRA AZUL GUIMARA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481" table:style-name="ce3">
            <text:p>7481</text:p>
          </table:table-cell>
          <table:table-cell office:value-type="string" table:style-name="ce3">
            <text:p>DANIEL TADEU DOS SANTOS MAN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MARTINOPOLIS</text:p>
          </table:table-cell>
          <table:table-cell office:value-type="float" office:value="524" table:style-name="ce4">
            <text:p><text:s/>524,00<text:s/></text:p>
          </table:table-cell>
          <table:table-cell office:value-type="float" office:value="12162.11" table:style-name="ce4">
            <text:p><text:s/>12.162,1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574.56" table:style-name="ce4">
            <text:p><text:s/>2.574,5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459" table:style-name="ce3">
            <text:p>4459</text:p>
          </table:table-cell>
          <table:table-cell office:value-type="string" table:style-name="ce3">
            <text:p>DANIEL TOSTA DE FREITA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ERTAOZINH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094.6300000000001" table:style-name="ce4">
            <text:p><text:s/>1.094,6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500" table:style-name="ce3">
            <text:p>6500</text:p>
          </table:table-cell>
          <table:table-cell office:value-type="string" table:style-name="ce3">
            <text:p>DANIEL ZULIAN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S DE JUSTICA DA AREA REGIONAL DE CAMPINAS</text:p>
          </table:table-cell>
          <table:table-cell office:value-type="float" office:value="140" table:style-name="ce4">
            <text:p><text:s/>14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018.09" table:style-name="ce4">
            <text:p><text:s/>3.018,0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84.45" table:style-name="ce4">
            <text:p><text:s/>1.684,45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668" table:style-name="ce3">
            <text:p>1668</text:p>
          </table:table-cell>
          <table:table-cell office:value-type="string" table:style-name="ce3">
            <text:p>DANIELA ANGELI RIBEIRO VALLAD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E SANTAN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67" table:style-name="ce3">
            <text:p>3367</text:p>
          </table:table-cell>
          <table:table-cell office:value-type="string" table:style-name="ce3">
            <text:p>DANIELA BALDAN REIN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MATA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112.14" table:style-name="ce4">
            <text:p><text:s/>7.112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831.67" table:style-name="ce4">
            <text:p><text:s/>1.831,67<text:s/></text:p>
          </table:table-cell>
          <table:table-cell office:value-type="float" office:value="1347.56" table:style-name="ce4">
            <text:p><text:s/>1.347,5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60" table:style-name="ce3">
            <text:p>2560</text:p>
          </table:table-cell>
          <table:table-cell office:value-type="string" table:style-name="ce3">
            <text:p>DANIELA CRISTINA RIOS GONCALV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LH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501" table:style-name="ce3">
            <text:p>6501</text:p>
          </table:table-cell>
          <table:table-cell office:value-type="string" table:style-name="ce3">
            <text:p>DANIELA DERMENDJIAN DUPRAT AVELLA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ISTRITAL DE ITAPEVI</text:p>
          </table:table-cell>
          <table:table-cell office:value-type="float" office:value="716" table:style-name="ce4">
            <text:p><text:s/>716,00<text:s/></text:p>
          </table:table-cell>
          <table:table-cell office:value-type="float" office:value="13475.630000000001" table:style-name="ce4">
            <text:p><text:s/>13.475,6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659" table:style-name="ce3">
            <text:p>5659</text:p>
          </table:table-cell>
          <table:table-cell office:value-type="string" table:style-name="ce3">
            <text:p>DANIELA DOMINGUES HRISTOV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8.2199999999998" table:style-name="ce4">
            <text:p><text:s/>2.248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19" table:style-name="ce3">
            <text:p>3319</text:p>
          </table:table-cell>
          <table:table-cell office:value-type="string" table:style-name="ce3">
            <text:p>DANIELA HASHIMO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A LAP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43" table:style-name="ce3">
            <text:p>3343</text:p>
          </table:table-cell>
          <table:table-cell office:value-type="string" table:style-name="ce3">
            <text:p>DANIELA ITO ECHEVERRI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ISTRITAL DE VALINHOS</text:p>
          </table:table-cell>
          <table:table-cell office:value-type="float" office:value="956" table:style-name="ce4">
            <text:p><text:s/>956,00<text:s/></text:p>
          </table:table-cell>
          <table:table-cell office:value-type="float" office:value="7112.14" table:style-name="ce4">
            <text:p><text:s/>7.112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022" table:style-name="ce3">
            <text:p>3022</text:p>
          </table:table-cell>
          <table:table-cell office:value-type="string" table:style-name="ce3">
            <text:p>DANIELA MERINO ALHADEF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INDAIATUBA</text:p>
          </table:table-cell>
          <table:table-cell office:value-type="float" office:value="140" table:style-name="ce4">
            <text:p><text:s/>14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20" table:style-name="ce3">
            <text:p>8520</text:p>
          </table:table-cell>
          <table:table-cell office:value-type="string" table:style-name="ce3">
            <text:p>DANIELA MICHELE SANTOS NEVES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SAO JOSE DOS CAMPOS</text:p>
          </table:table-cell>
          <table:table-cell office:value-type="float" office:value="572" table:style-name="ce4">
            <text:p><text:s/>572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19.98" table:style-name="ce4">
            <text:p><text:s/>1.119,9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13" table:style-name="ce3">
            <text:p>3313</text:p>
          </table:table-cell>
          <table:table-cell office:value-type="string" table:style-name="ce3">
            <text:p>DANIELA MOYSES DA SILVEIRA FAVA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749.58" table:style-name="ce4">
            <text:p><text:s/>7.749,5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98.85" table:style-name="ce4">
            <text:p><text:s/>2.898,8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88" table:style-name="ce4">
            <text:p><text:s/>3.368,88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460" table:style-name="ce3">
            <text:p>4460</text:p>
          </table:table-cell>
          <table:table-cell office:value-type="string" table:style-name="ce3">
            <text:p>DANIELA PRIANTE BELLI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08" table:style-name="ce4">
            <text:p><text:s/>908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750" table:style-name="ce3">
            <text:p>3750</text:p>
          </table:table-cell>
          <table:table-cell office:value-type="string" table:style-name="ce3">
            <text:p>DANIELA RANGEL CUNHA AMADEI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S DE JUSTICA DA AREA REGIONAL DE TAUBAT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43" table:style-name="ce3">
            <text:p>2543</text:p>
          </table:table-cell>
          <table:table-cell office:value-type="string" table:style-name="ce3">
            <text:p>DANIELA REIS PASTORELLO MATOS DA SILV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CAETANO DO SU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34" table:style-name="ce3">
            <text:p>7334</text:p>
          </table:table-cell>
          <table:table-cell office:value-type="string" table:style-name="ce3">
            <text:p>DANIELA ROMANELLI DA SILV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572" table:style-name="ce4">
            <text:p><text:s/>572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213.21" table:style-name="ce4">
            <text:p><text:s/>1.213,2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070" table:style-name="ce3">
            <text:p>4070</text:p>
          </table:table-cell>
          <table:table-cell office:value-type="string" table:style-name="ce3">
            <text:p>DANIELA VIDAL MILIONI GONCALV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ISTRITAL DE ITAQUAQUECETU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088.46" table:style-name="ce4">
            <text:p><text:s/>3.088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502" table:style-name="ce3">
            <text:p>6502</text:p>
          </table:table-cell>
          <table:table-cell office:value-type="string" table:style-name="ce3">
            <text:p>DANIELE MACIEL DA SILV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ÇA DE SANTANA DE PARNAÍBA</text:p>
          </table:table-cell>
          <table:table-cell office:value-type="float" office:value="956" table:style-name="ce4">
            <text:p><text:s/>956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334.1" table:style-name="ce4">
            <text:p><text:s/>5.334,10<text:s/></text:p>
          </table:table-cell>
          <table:table-cell office:value-type="float" office:value="2365.21" table:style-name="ce4">
            <text:p><text:s/>2.365,21<text:s/></text:p>
          </table:table-cell>
          <table:table-cell office:value-type="float" office:value="7288.67" table:style-name="ce4">
            <text:p><text:s/>7.288,67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751" table:style-name="ce3">
            <text:p>3751</text:p>
          </table:table-cell>
          <table:table-cell office:value-type="string" table:style-name="ce3">
            <text:p>DANIELE RAMIA NEGRA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MIRASSO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112.14" table:style-name="ce4">
            <text:p><text:s/>7.112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376.37" table:style-name="ce4">
            <text:p><text:s/>2.376,3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38" table:style-name="ce3">
            <text:p>7338</text:p>
          </table:table-cell>
          <table:table-cell office:value-type="string" table:style-name="ce3">
            <text:p>DANIELE VOLPATO SORDI DE CARVALHO CAMP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5614.85" table:style-name="ce4">
            <text:p><text:s/>5.614,85<text:s/></text:p>
          </table:table-cell>
          <table:table-cell office:value-type="float" office:value="2354.7800000000002" table:style-name="ce4">
            <text:p><text:s/>2.354,7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930.39" table:style-name="ce4">
            <text:p><text:s/>3.930,39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38" table:style-name="ce3">
            <text:p>3338</text:p>
          </table:table-cell>
          <table:table-cell office:value-type="string" table:style-name="ce3">
            <text:p>DANIELLA DI GREGORIO LANDER KENWORTHY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VICENT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60" table:style-name="ce3">
            <text:p>11360</text:p>
          </table:table-cell>
          <table:table-cell office:value-type="string" table:style-name="ce3">
            <text:p>DANIELLE CASTANHEIRA DE OLIVEIRA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JAU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1553.58" table:style-name="ce4">
            <text:p><text:s/>11.553,5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29.14" table:style-name="ce4">
            <text:p><text:s/>2.229,14<text:s/></text:p>
          </table:table-cell>
          <table:table-cell office:value-type="float" office:value="10409.35" table:style-name="ce4">
            <text:p><text:s/>10.409,35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576" table:style-name="ce3">
            <text:p>10576</text:p>
          </table:table-cell>
          <table:table-cell office:value-type="string" table:style-name="ce3">
            <text:p>DANILO KEITI GOT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ITAPETINING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2162.11" table:style-name="ce4">
            <text:p><text:s/>12.162,1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276.73" table:style-name="ce4">
            <text:p><text:s/>1.276,73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21" table:style-name="ce3">
            <text:p>8521</text:p>
          </table:table-cell>
          <table:table-cell office:value-type="string" table:style-name="ce3">
            <text:p>DANILO ORLANDO PUGLIES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42" table:style-name="ce3">
            <text:p>2042</text:p>
          </table:table-cell>
          <table:table-cell office:value-type="string" table:style-name="ce3">
            <text:p>DANILO PALAMONE AGUDO ROMA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461" table:style-name="ce3">
            <text:p>4461</text:p>
          </table:table-cell>
          <table:table-cell office:value-type="string" table:style-name="ce3">
            <text:p>DANILO ROBERTO MEND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5614.85" table:style-name="ce4">
            <text:p><text:s/>5.614,85<text:s/></text:p>
          </table:table-cell>
          <table:table-cell office:value-type="float" office:value="2805.95" table:style-name="ce4">
            <text:p><text:s/>2.805,95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727" table:style-name="ce3">
            <text:p>2727</text:p>
          </table:table-cell>
          <table:table-cell office:value-type="string" table:style-name="ce3">
            <text:p>DARLAN DALTON MARQU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TAUBAT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56549" table:style-name="ce3">
            <text:p>556549</text:p>
          </table:table-cell>
          <table:table-cell office:value-type="string" table:style-name="ce3">
            <text:p>DAVID CURY JUNIOR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437.86" table:style-name="ce4">
            <text:p><text:s/>8.437,8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462" table:style-name="ce3">
            <text:p>4462</text:p>
          </table:table-cell>
          <table:table-cell office:value-type="string" table:style-name="ce3">
            <text:p>DEBORA ANDERSON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ITUVERAV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112.14" table:style-name="ce4">
            <text:p><text:s/>7.112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63.34" table:style-name="ce4">
            <text:p><text:s/>1.663,34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06" table:style-name="ce3">
            <text:p>7306</text:p>
          </table:table-cell>
          <table:table-cell office:value-type="string" table:style-name="ce3">
            <text:p>DEBORA BERTOLINI FERREIRA SIMONETT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LIMEIR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576.35" table:style-name="ce4">
            <text:p><text:s/>1.576,3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191" table:style-name="ce3">
            <text:p>3191</text:p>
          </table:table-cell>
          <table:table-cell office:value-type="string" table:style-name="ce3">
            <text:p>DEBORA BEZERRA DE MENEZ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JACAREI</text:p>
          </table:table-cell>
          <table:table-cell office:value-type="float" office:value="572" table:style-name="ce4">
            <text:p><text:s/>572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99.49" table:style-name="ce4">
            <text:p><text:s/>3.299,4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539" table:style-name="ce3">
            <text:p>4539</text:p>
          </table:table-cell>
          <table:table-cell office:value-type="string" table:style-name="ce3">
            <text:p>DEBORA DE CAMARGO ALY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ISTRITAL DE CARAPICUI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5614.85" table:style-name="ce4">
            <text:p><text:s/>5.614,85<text:s/></text:p>
          </table:table-cell>
          <table:table-cell office:value-type="float" office:value="2887.98" table:style-name="ce4">
            <text:p><text:s/>2.887,98<text:s/></text:p>
          </table:table-cell>
          <table:table-cell office:value-type="float" office:value="4491.82" table:style-name="ce4">
            <text:p><text:s/>4.491,8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358" table:style-name="ce3">
            <text:p>1358</text:p>
          </table:table-cell>
          <table:table-cell office:value-type="string" table:style-name="ce3">
            <text:p>DEBORA ELAINE PAULELL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 ANDRE</text:p>
          </table:table-cell>
          <table:table-cell office:value-type="float" office:value="956" table:style-name="ce4">
            <text:p><text:s/>956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071" table:style-name="ce3">
            <text:p>4071</text:p>
          </table:table-cell>
          <table:table-cell office:value-type="string" table:style-name="ce3">
            <text:p>DEBORA MORETTI FUMACH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812.83" table:style-name="ce4">
            <text:p><text:s/>7.812,8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111" table:style-name="ce4">
            <text:p><text:s/>2.111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072" table:style-name="ce3">
            <text:p>4072</text:p>
          </table:table-cell>
          <table:table-cell office:value-type="string" table:style-name="ce3">
            <text:p>DEBORA ORSI DUTR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LENCOIS PAULIST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660" table:style-name="ce3">
            <text:p>5660</text:p>
          </table:table-cell>
          <table:table-cell office:value-type="string" table:style-name="ce3">
            <text:p>DEBORAH CRISTINA BENATT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OGI DAS CRUZE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88" table:style-name="ce4">
            <text:p><text:s/>3.368,88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43" table:style-name="ce3">
            <text:p>2043</text:p>
          </table:table-cell>
          <table:table-cell office:value-type="string" table:style-name="ce3">
            <text:p>DEBORAH KELLY AFFONS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804.36" table:style-name="ce4">
            <text:p><text:s/>7.804,3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482.1799999999998" table:style-name="ce4">
            <text:p><text:s/>2.482,1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52520" table:style-name="ce3">
            <text:p>352520</text:p>
          </table:table-cell>
          <table:table-cell office:value-type="string" table:style-name="ce3">
            <text:p>DEBORAH PIERRE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DE INTERESSES DIFUSOS E COLETIV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097.37" table:style-name="ce4">
            <text:p><text:s/>8.097,3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93.31" table:style-name="ce4">
            <text:p><text:s/>3.393,31<text:s/></text:p>
          </table:table-cell>
          <table:table-cell office:value-type="float" office:value="11447.23" table:style-name="ce4">
            <text:p><text:s/>11.447,23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397" table:style-name="ce3">
            <text:p>1397</text:p>
          </table:table-cell>
          <table:table-cell office:value-type="string" table:style-name="ce3">
            <text:p>DEISE MARY GALUTT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 ANDRE</text:p>
          </table:table-cell>
          <table:table-cell office:value-type="float" office:value="716" table:style-name="ce4">
            <text:p><text:s/>716,00<text:s/></text:p>
          </table:table-cell>
          <table:table-cell office:value-type="float" office:value="7813.29" table:style-name="ce4">
            <text:p><text:s/>7.813,2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69446" table:style-name="ce3">
            <text:p>169446</text:p>
          </table:table-cell>
          <table:table-cell office:value-type="string" table:style-name="ce3">
            <text:p>DELCIO DELARC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399.43" table:style-name="ce4">
            <text:p><text:s/>8.399,4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02934" table:style-name="ce3">
            <text:p>402934</text:p>
          </table:table-cell>
          <table:table-cell office:value-type="string" table:style-name="ce3">
            <text:p>DELCIO GASPEROTTO STOROLL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621.19" table:style-name="ce4">
            <text:p><text:s/>7.621,1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4139" table:style-name="ce3">
            <text:p>204139</text:p>
          </table:table-cell>
          <table:table-cell office:value-type="string" table:style-name="ce3">
            <text:p>DELTON ESTEVES PASTORE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576.19000000000005" table:style-name="ce4">
            <text:p><text:s/>576,19<text:s/></text:p>
          </table:table-cell>
          <table:table-cell office:value-type="float" office:value="8425.98" table:style-name="ce4">
            <text:p><text:s/>8.425,9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28" table:style-name="ce3">
            <text:p>2228</text:p>
          </table:table-cell>
          <table:table-cell office:value-type="string" table:style-name="ce3">
            <text:p>DENILSON DE SOUZA FREITA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736.2" table:style-name="ce4">
            <text:p><text:s/>1.736,2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009" table:style-name="ce3">
            <text:p>3009</text:p>
          </table:table-cell>
          <table:table-cell office:value-type="string" table:style-name="ce3">
            <text:p>DENIS FABIO MARSOL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E VILA PRUDENT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812.83" table:style-name="ce4">
            <text:p><text:s/>7.812,8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395.08" table:style-name="ce4">
            <text:p><text:s/>2.395,0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192" table:style-name="ce3">
            <text:p>3192</text:p>
          </table:table-cell>
          <table:table-cell office:value-type="string" table:style-name="ce3">
            <text:p>DENIS HENRIQUE SILV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UMAR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010" table:style-name="ce3">
            <text:p>3010</text:p>
          </table:table-cell>
          <table:table-cell office:value-type="string" table:style-name="ce3">
            <text:p>DENIS PEIXOTO PARRON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IRACICA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857.71" table:style-name="ce4">
            <text:p><text:s/>1.857,7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24" table:style-name="ce3">
            <text:p>3324</text:p>
          </table:table-cell>
          <table:table-cell office:value-type="string" table:style-name="ce3">
            <text:p>DENISE ALESSANDRA MONTEIRO MENDES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ISTRITAL DE AMERICO BRASILIENSE</text:p>
          </table:table-cell>
          <table:table-cell office:value-type="float" office:value="572" table:style-name="ce4">
            <text:p><text:s/>572,00<text:s/></text:p>
          </table:table-cell>
          <table:table-cell office:value-type="float" office:value="6756.73" table:style-name="ce4">
            <text:p><text:s/>6.756,7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927.55" table:style-name="ce4">
            <text:p><text:s/>1.927,5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752" table:style-name="ce3">
            <text:p>3752</text:p>
          </table:table-cell>
          <table:table-cell office:value-type="string" table:style-name="ce3">
            <text:p>DENISE CECILIA PAVAN BUO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 ANDR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22" table:style-name="ce3">
            <text:p>8522</text:p>
          </table:table-cell>
          <table:table-cell office:value-type="string" table:style-name="ce3">
            <text:p>DENISE CRISTINA DA SILV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572" table:style-name="ce4">
            <text:p><text:s/>572,00<text:s/></text:p>
          </table:table-cell>
          <table:table-cell office:value-type="float" office:value="11978.34" table:style-name="ce4">
            <text:p><text:s/>11.978,3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365.21" table:style-name="ce4">
            <text:p><text:s/>2.365,2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46316" table:style-name="ce3">
            <text:p>546316</text:p>
          </table:table-cell>
          <table:table-cell office:value-type="string" table:style-name="ce3">
            <text:p>DENISE DE OLIVEIRA NASCIMENT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733.32999999999993" table:style-name="ce4">
            <text:p><text:s/>733,33<text:s/></text:p>
          </table:table-cell>
          <table:table-cell office:value-type="float" office:value="8076.31" table:style-name="ce4">
            <text:p><text:s/>8.076,3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330.69" table:style-name="ce4">
            <text:p><text:s/>2.330,6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198" table:style-name="ce3">
            <text:p>2198</text:p>
          </table:table-cell>
          <table:table-cell office:value-type="string" table:style-name="ce3">
            <text:p>DENISE ELIZABETH HERRE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004" table:style-name="ce4">
            <text:p><text:s/>1.004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076.78" table:style-name="ce4">
            <text:p><text:s/>3.076,7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707" table:style-name="ce3">
            <text:p>2707</text:p>
          </table:table-cell>
          <table:table-cell office:value-type="string" table:style-name="ce3">
            <text:p>DENNY ANGELO DA SILVA DE CAROL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E SANTO AMAR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4878.43" table:style-name="ce4">
            <text:p><text:s/>4.878,43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503" table:style-name="ce3">
            <text:p>6503</text:p>
          </table:table-cell>
          <table:table-cell office:value-type="string" table:style-name="ce3">
            <text:p>DIEGO ANTONIO BISCO LELIS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GUAIR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6756.73" table:style-name="ce4">
            <text:p><text:s/>6.756,7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898.28" table:style-name="ce4">
            <text:p><text:s/>898,2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504" table:style-name="ce3">
            <text:p>6504</text:p>
          </table:table-cell>
          <table:table-cell office:value-type="string" table:style-name="ce3">
            <text:p>DIEGO DUTRA GOULART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ISTRITAL DE JANDIRA</text:p>
          </table:table-cell>
          <table:table-cell office:value-type="float" office:value="908" table:style-name="ce4">
            <text:p><text:s/>908,00<text:s/></text:p>
          </table:table-cell>
          <table:table-cell office:value-type="float" office:value="7112.14" table:style-name="ce4">
            <text:p><text:s/>7.112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013.97" table:style-name="ce4">
            <text:p><text:s/>2.013,9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23" table:style-name="ce3">
            <text:p>8523</text:p>
          </table:table-cell>
          <table:table-cell office:value-type="string" table:style-name="ce3">
            <text:p>DIEGO RAFAEL DO AMARAL MONTANHEI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RUZEIR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3475.630000000001" table:style-name="ce4">
            <text:p><text:s/>13.475,6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554.46" table:style-name="ce4">
            <text:p><text:s/>2.554,46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11463" table:style-name="ce3">
            <text:p>511463</text:p>
          </table:table-cell>
          <table:table-cell office:value-type="string" table:style-name="ce3">
            <text:p>DILCE HELENA BROCCHI DE OLIVEIRA PADUA PREST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E PINHEIR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621.19" table:style-name="ce4">
            <text:p><text:s/>7.621,1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82" table:style-name="ce3">
            <text:p>3382</text:p>
          </table:table-cell>
          <table:table-cell office:value-type="string" table:style-name="ce3">
            <text:p>DILSON SANTIAGO DE SOUZ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FRANC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622.49" table:style-name="ce4">
            <text:p><text:s/>622,4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3775" table:style-name="ce3">
            <text:p>253775</text:p>
          </table:table-cell>
          <table:table-cell office:value-type="string" table:style-name="ce3">
            <text:p>DIMITRIOS EUGENIO BUERI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015.21" table:style-name="ce4">
            <text:p><text:s/>8.015,2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6449.68" table:style-name="ce4">
            <text:p><text:s/>6.449,6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661" table:style-name="ce3">
            <text:p>5661</text:p>
          </table:table-cell>
          <table:table-cell office:value-type="string" table:style-name="ce3">
            <text:p>DIOGO PACINI DE MEDEIROS E ALBUQUERQU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BERNARDO DO CAMP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191.06" table:style-name="ce4">
            <text:p><text:s/>2.191,0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053.32" table:style-name="ce4">
            <text:p><text:s/>5.053,32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16812" table:style-name="ce3">
            <text:p>616812</text:p>
          </table:table-cell>
          <table:table-cell office:value-type="string" table:style-name="ce3">
            <text:p>DJALMA MARINHO CUNHA FILH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AURU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415.34" table:style-name="ce4">
            <text:p><text:s/>2.415,3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75850" table:style-name="ce3">
            <text:p>575850</text:p>
          </table:table-cell>
          <table:table-cell office:value-type="string" table:style-name="ce3">
            <text:p>DONISETE TAVARES MORAES OLIV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AO DA BOA VIST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813.3" table:style-name="ce4">
            <text:p><text:s/>7.813,3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469.41" table:style-name="ce4">
            <text:p><text:s/>1.469,4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393" table:style-name="ce3">
            <text:p>1393</text:p>
          </table:table-cell>
          <table:table-cell office:value-type="string" table:style-name="ce3">
            <text:p>DORA MARTIN STRILICHERK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682.28" table:style-name="ce4">
            <text:p><text:s/>7.682,2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193" table:style-name="ce3">
            <text:p>3193</text:p>
          </table:table-cell>
          <table:table-cell office:value-type="string" table:style-name="ce3">
            <text:p>DORIO SAMPAIO DIA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BIRIGUI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112.14" table:style-name="ce4">
            <text:p><text:s/>7.112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8.05" table:style-name="ce4">
            <text:p><text:s/>358,0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44" table:style-name="ce3">
            <text:p>2044</text:p>
          </table:table-cell>
          <table:table-cell office:value-type="string" table:style-name="ce3">
            <text:p>DOSMAR SANDRO VALER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 RIO PRET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757" table:style-name="ce4">
            <text:p><text:s/>1.757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2702" table:style-name="ce3">
            <text:p>62702</text:p>
          </table:table-cell>
          <table:table-cell office:value-type="string" table:style-name="ce3">
            <text:p>EBNEZER SALGADO SOARE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399.43" table:style-name="ce4">
            <text:p><text:s/>8.399,4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00100" table:style-name="ce3">
            <text:p>400100</text:p>
          </table:table-cell>
          <table:table-cell office:value-type="string" table:style-name="ce3">
            <text:p>EDER SEGU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621.19" table:style-name="ce4">
            <text:p><text:s/>7.621,1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707.04" table:style-name="ce4">
            <text:p><text:s/>2.707,04<text:s/></text:p>
          </table:table-cell>
          <table:table-cell office:value-type="float" office:value="4997.96" table:style-name="ce4">
            <text:p><text:s/>4.997,9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65334" table:style-name="ce3">
            <text:p>365334</text:p>
          </table:table-cell>
          <table:table-cell office:value-type="string" table:style-name="ce3">
            <text:p>EDGARD MOREIRA DA SILV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DE INTERESSES DIFUSOS E COLETIV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485.1" table:style-name="ce4">
            <text:p><text:s/>8.485,1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681" table:style-name="ce3">
            <text:p>1681</text:p>
          </table:table-cell>
          <table:table-cell office:value-type="string" table:style-name="ce3">
            <text:p>EDI FONSECA LAG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NOSSA SENHORA DO 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813.29" table:style-name="ce4">
            <text:p><text:s/>7.813,2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34181" table:style-name="ce3">
            <text:p>834181</text:p>
          </table:table-cell>
          <table:table-cell office:value-type="string" table:style-name="ce3">
            <text:p>EDILSON MOUGENOT BONFIM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576.19000000000005" table:style-name="ce4">
            <text:p><text:s/>576,19<text:s/></text:p>
          </table:table-cell>
          <table:table-cell office:value-type="float" office:value="7880.49" table:style-name="ce4">
            <text:p><text:s/>7.880,4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46" table:style-name="ce3">
            <text:p>2046</text:p>
          </table:table-cell>
          <table:table-cell office:value-type="string" table:style-name="ce3">
            <text:p>EDIVON TEIXEIRA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BERNARDO DO CAMP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2695.12" table:style-name="ce4">
            <text:p><text:s/>2.695,12<text:s/></text:p>
          </table:table-cell>
          <table:table-cell office:value-type="float" office:value="1122.96" table:style-name="ce4">
            <text:p><text:s/>1.122,96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398" table:style-name="ce3">
            <text:p>1398</text:p>
          </table:table-cell>
          <table:table-cell office:value-type="string" table:style-name="ce3">
            <text:p>EDNILSON ANDRADE ARRAES DE MEL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785.71" table:style-name="ce4">
            <text:p><text:s/>785,71<text:s/></text:p>
          </table:table-cell>
          <table:table-cell office:value-type="float" office:value="8015.21" table:style-name="ce4">
            <text:p><text:s/>8.015,2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932271" table:style-name="ce3">
            <text:p>932271</text:p>
          </table:table-cell>
          <table:table-cell office:value-type="string" table:style-name="ce3">
            <text:p>EDSON ALVES DA COST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E PENHA DE FRANC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399.43" table:style-name="ce4">
            <text:p><text:s/>8.399,4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45" table:style-name="ce3">
            <text:p>2045</text:p>
          </table:table-cell>
          <table:table-cell office:value-type="string" table:style-name="ce3">
            <text:p>EDSON CORREIA BATIST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S DE JUSTICA MILITAR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347.4899999999998" table:style-name="ce4">
            <text:p><text:s/>2.347,4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47485" table:style-name="ce3">
            <text:p>647485</text:p>
          </table:table-cell>
          <table:table-cell office:value-type="string" table:style-name="ce3">
            <text:p>EDSON JOSE RAFAEL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459.49" table:style-name="ce4">
            <text:p><text:s/>8.459,4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7570" table:style-name="ce3">
            <text:p>337570</text:p>
          </table:table-cell>
          <table:table-cell office:value-type="string" table:style-name="ce3">
            <text:p>EDSON SPINA FERTONANI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015.21" table:style-name="ce4">
            <text:p><text:s/>8.015,2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564" table:style-name="ce3">
            <text:p>10564</text:p>
          </table:table-cell>
          <table:table-cell office:value-type="string" table:style-name="ce3">
            <text:p>EDSON TONINI OLIVEIR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URUPE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2162.11" table:style-name="ce4">
            <text:p><text:s/>12.162,1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931.33" table:style-name="ce4">
            <text:p><text:s/>931,3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62582" table:style-name="ce3">
            <text:p>262582</text:p>
          </table:table-cell>
          <table:table-cell office:value-type="string" table:style-name="ce3">
            <text:p>EDUARDO ARAUJO DA SILV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175.78" table:style-name="ce4">
            <text:p><text:s/>8.175,7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24" table:style-name="ce3">
            <text:p>8524</text:p>
          </table:table-cell>
          <table:table-cell office:value-type="string" table:style-name="ce3">
            <text:p>EDUARDO AUGUSTO VELLOSO ROOS NE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ISTRITAL DE ITAQUAQUECETU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3475.630000000001" table:style-name="ce4">
            <text:p><text:s/>13.475,6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967.36" table:style-name="ce4">
            <text:p><text:s/>1.967,36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51" table:style-name="ce3">
            <text:p>3351</text:p>
          </table:table-cell>
          <table:table-cell office:value-type="string" table:style-name="ce3">
            <text:p>EDUARDO CAETANO QUEROBIM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ARUERI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746.18" table:style-name="ce4">
            <text:p><text:s/>746,1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65" table:style-name="ce3">
            <text:p>3365</text:p>
          </table:table-cell>
          <table:table-cell office:value-type="string" table:style-name="ce3">
            <text:p>EDUARDO DIAS BRANDA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TAUBAT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860.78" table:style-name="ce4">
            <text:p><text:s/>7.860,7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949.34" table:style-name="ce4">
            <text:p><text:s/>2.949,34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21060" table:style-name="ce3">
            <text:p>721060</text:p>
          </table:table-cell>
          <table:table-cell office:value-type="string" table:style-name="ce3">
            <text:p>EDUARDO DIAS DE SOUZA FERREIR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576.19000000000005" table:style-name="ce4">
            <text:p><text:s/>576,19<text:s/></text:p>
          </table:table-cell>
          <table:table-cell office:value-type="float" office:value="8308.7199999999993" table:style-name="ce4">
            <text:p><text:s/>8.308,7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969492" table:style-name="ce3">
            <text:p>969492</text:p>
          </table:table-cell>
          <table:table-cell office:value-type="string" table:style-name="ce3">
            <text:p>EDUARDO FERREIRA VALERI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MOTORIA DE JUSTICA DE DIREITOS HUMAN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358.4599999999991" table:style-name="ce4">
            <text:p><text:s/>8.358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728" table:style-name="ce3">
            <text:p>2728</text:p>
          </table:table-cell>
          <table:table-cell office:value-type="string" table:style-name="ce3">
            <text:p>EDUARDO FRANCISCO DOS S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OROCA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753" table:style-name="ce3">
            <text:p>3753</text:p>
          </table:table-cell>
          <table:table-cell office:value-type="string" table:style-name="ce3">
            <text:p>EDUARDO GONCALVES DE SALL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VICENT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551.06" table:style-name="ce4">
            <text:p><text:s/>1.551,0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01103" table:style-name="ce3">
            <text:p>701103</text:p>
          </table:table-cell>
          <table:table-cell office:value-type="string" table:style-name="ce3">
            <text:p>EDUARDO HENRIQUE AMANCIO DE SOUZ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SSI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485" table:style-name="ce3">
            <text:p>7485</text:p>
          </table:table-cell>
          <table:table-cell office:value-type="string" table:style-name="ce3">
            <text:p>EDUARDO HENRIQUE BALBINO PASQU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ISTRITAL DE CAJAMAR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112.14" table:style-name="ce4">
            <text:p><text:s/>7.112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602.6799999999998" table:style-name="ce4">
            <text:p><text:s/>2.602,6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21" table:style-name="ce3">
            <text:p>3321</text:p>
          </table:table-cell>
          <table:table-cell office:value-type="string" table:style-name="ce3">
            <text:p>EDUARDO HIROSHI SHINTANI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JALE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38.46" table:style-name="ce4">
            <text:p><text:s/>538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37595" table:style-name="ce3">
            <text:p>837595</text:p>
          </table:table-cell>
          <table:table-cell office:value-type="string" table:style-name="ce3">
            <text:p>EDUARDO JOSE DAHER ZACHARIA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OTUCATU</text:p>
          </table:table-cell>
          <table:table-cell office:value-type="float" office:value="908" table:style-name="ce4">
            <text:p><text:s/>908,00<text:s/></text:p>
          </table:table-cell>
          <table:table-cell office:value-type="float" office:value="7621.19" table:style-name="ce4">
            <text:p><text:s/>7.621,1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91.3" table:style-name="ce4">
            <text:p><text:s/>2.891,3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464" table:style-name="ce3">
            <text:p>4464</text:p>
          </table:table-cell>
          <table:table-cell office:value-type="string" table:style-name="ce3">
            <text:p>EDUARDO LOPES BARBOSA DE SOUZ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40" table:style-name="ce4">
            <text:p><text:s/>140,00<text:s/></text:p>
          </table:table-cell>
          <table:table-cell office:value-type="float" office:value="1497.29" table:style-name="ce4">
            <text:p><text:s/>1.497,29<text:s/></text:p>
          </table:table-cell>
          <table:table-cell office:value-type="float" office:value="5614.85" table:style-name="ce4">
            <text:p><text:s/>5.614,85<text:s/></text:p>
          </table:table-cell>
          <table:table-cell office:value-type="float" office:value="2231.88" table:style-name="ce4">
            <text:p><text:s/>2.231,8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9.599999999999" table:style-name="ce4">
            <text:p><text:s/>11.229,60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604" table:style-name="ce3">
            <text:p>2604</text:p>
          </table:table-cell>
          <table:table-cell office:value-type="string" table:style-name="ce3">
            <text:p>EDUARDO LUIZ MICHELAN CAMPAN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ERTAOZINH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591.71" table:style-name="ce4">
            <text:p><text:s/>7.591,7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177.0500000000002" table:style-name="ce4">
            <text:p><text:s/>2.177,0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662" table:style-name="ce3">
            <text:p>5662</text:p>
          </table:table-cell>
          <table:table-cell office:value-type="string" table:style-name="ce3">
            <text:p>EDUARDO MACIEL CRESPILH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IBITING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112.14" table:style-name="ce4">
            <text:p><text:s/>7.112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24.64" table:style-name="ce4">
            <text:p><text:s/>2.224,64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44" table:style-name="ce3">
            <text:p>2544</text:p>
          </table:table-cell>
          <table:table-cell office:value-type="string" table:style-name="ce3">
            <text:p>EDUARDO MARTINS BOIAT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VOTUPORANG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073" table:style-name="ce3">
            <text:p>4073</text:p>
          </table:table-cell>
          <table:table-cell office:value-type="string" table:style-name="ce3">
            <text:p>EDUARDO OLAVO NEVES CANTO NE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213.21" table:style-name="ce4">
            <text:p><text:s/>1.213,2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2" table:style-name="ce3">
            <text:p>732</text:p>
          </table:table-cell>
          <table:table-cell office:value-type="string" table:style-name="ce3">
            <text:p>EDUARDO PEREIRA DE SOUZA GOM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ATATAI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913.14" table:style-name="ce4">
            <text:p><text:s/>1.913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919217" table:style-name="ce3">
            <text:p>919217</text:p>
          </table:table-cell>
          <table:table-cell office:value-type="string" table:style-name="ce3">
            <text:p>EDUARDO RHEINGANTZ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425.98" table:style-name="ce4">
            <text:p><text:s/>8.425,9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15" table:style-name="ce3">
            <text:p>1015</text:p>
          </table:table-cell>
          <table:table-cell office:value-type="string" table:style-name="ce3">
            <text:p>EDUARDO ROBERTO ALCANTARA DEL CAMP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576.19000000000005" table:style-name="ce4">
            <text:p><text:s/>576,19<text:s/></text:p>
          </table:table-cell>
          <table:table-cell office:value-type="float" office:value="8425.98" table:style-name="ce4">
            <text:p><text:s/>8.425,9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074" table:style-name="ce3">
            <text:p>4074</text:p>
          </table:table-cell>
          <table:table-cell office:value-type="string" table:style-name="ce3">
            <text:p>EDUARDO SOARES AMARAL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DIADEM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14" table:style-name="ce3">
            <text:p>2214</text:p>
          </table:table-cell>
          <table:table-cell office:value-type="string" table:style-name="ce3">
            <text:p>EDUARDO TOST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FRANCA</text:p>
          </table:table-cell>
          <table:table-cell office:value-type="float" office:value="956" table:style-name="ce4">
            <text:p><text:s/>956,00<text:s/></text:p>
          </table:table-cell>
          <table:table-cell office:value-type="float" office:value="7749.58" table:style-name="ce4">
            <text:p><text:s/>7.749,5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386" table:style-name="ce3">
            <text:p>1386</text:p>
          </table:table-cell>
          <table:table-cell office:value-type="string" table:style-name="ce3">
            <text:p>EDUARDO ULIAN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890.48" table:style-name="ce4">
            <text:p><text:s/>890,48<text:s/></text:p>
          </table:table-cell>
          <table:table-cell office:value-type="float" office:value="7880.49" table:style-name="ce4">
            <text:p><text:s/>7.880,4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482.1799999999998" table:style-name="ce4">
            <text:p><text:s/>2.482,18<text:s/></text:p>
          </table:table-cell>
          <table:table-cell office:value-type="float" office:value="7662.2" table:style-name="ce4">
            <text:p><text:s/>7.662,2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57" table:style-name="ce3">
            <text:p>7357</text:p>
          </table:table-cell>
          <table:table-cell office:value-type="string" table:style-name="ce3">
            <text:p>EDUARDO WANSSA DE CARVALH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URANI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6756.73" table:style-name="ce4">
            <text:p><text:s/>6.756,73<text:s/></text:p>
          </table:table-cell>
          <table:table-cell office:value-type="float" office:value="5067.55" table:style-name="ce4">
            <text:p><text:s/>5.067,55<text:s/></text:p>
          </table:table-cell>
          <table:table-cell office:value-type="float" office:value="2316.63" table:style-name="ce4">
            <text:p><text:s/>2.316,63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3930.36" table:style-name="ce4">
            <text:p><text:s/>3.930,36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869" table:style-name="ce3">
            <text:p>2869</text:p>
          </table:table-cell>
          <table:table-cell office:value-type="string" table:style-name="ce3">
            <text:p>ELAINE CRISTINE CABRINI HERNANDEZ JOS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RACATUBA</text:p>
          </table:table-cell>
          <table:table-cell office:value-type="float" office:value="956" table:style-name="ce4">
            <text:p><text:s/>956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584.2800000000002" table:style-name="ce4">
            <text:p><text:s/>2.584,2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01115" table:style-name="ce3">
            <text:p>701115</text:p>
          </table:table-cell>
          <table:table-cell office:value-type="string" table:style-name="ce3">
            <text:p>ELAINE MARIA BARREIRA GARCI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785.71" table:style-name="ce4">
            <text:p><text:s/>785,71<text:s/></text:p>
          </table:table-cell>
          <table:table-cell office:value-type="float" office:value="8353.6299999999992" table:style-name="ce4">
            <text:p><text:s/>8.353,6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704.68" table:style-name="ce4">
            <text:p><text:s/>2.704,6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729" table:style-name="ce3">
            <text:p>2729</text:p>
          </table:table-cell>
          <table:table-cell office:value-type="string" table:style-name="ce3">
            <text:p>ELIANA FALEIROS VENDRAMINI CARNEI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47" table:style-name="ce3">
            <text:p>2047</text:p>
          </table:table-cell>
          <table:table-cell office:value-type="string" table:style-name="ce3">
            <text:p>ELIANA GUILLAUMON LOPES VI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6" table:style-name="ce4">
            <text:p><text:s/>1.122,96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505" table:style-name="ce3">
            <text:p>6505</text:p>
          </table:table-cell>
          <table:table-cell office:value-type="string" table:style-name="ce3">
            <text:p>ELIANA KOMESU LIM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PROMISSAO</text:p>
          </table:table-cell>
          <table:table-cell office:value-type="float" office:value="668" table:style-name="ce4">
            <text:p><text:s/>668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719.86" table:style-name="ce4">
            <text:p><text:s/>1.719,86<text:s/></text:p>
          </table:table-cell>
          <table:table-cell office:value-type="float" office:value="8534.5" table:style-name="ce4">
            <text:p><text:s/>8.534,5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7427" table:style-name="ce3">
            <text:p>67427</text:p>
          </table:table-cell>
          <table:table-cell office:value-type="string" table:style-name="ce3">
            <text:p>ELIANA LEONEL FERREIR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467.4699999999993" table:style-name="ce4">
            <text:p><text:s/>8.467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9769" table:style-name="ce3">
            <text:p>209769</text:p>
          </table:table-cell>
          <table:table-cell office:value-type="string" table:style-name="ce3">
            <text:p>ELIANA MARIA MALUF SANSEVERIN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047.6199999999999" table:style-name="ce4">
            <text:p><text:s/>1.047,62<text:s/></text:p>
          </table:table-cell>
          <table:table-cell office:value-type="float" office:value="8011.04" table:style-name="ce4">
            <text:p><text:s/>8.011,0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94412" table:style-name="ce3">
            <text:p>494412</text:p>
          </table:table-cell>
          <table:table-cell office:value-type="string" table:style-name="ce3">
            <text:p>ELIANA PASSARELLI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16" table:style-name="ce3">
            <text:p>1016</text:p>
          </table:table-cell>
          <table:table-cell office:value-type="string" table:style-name="ce3">
            <text:p>ELIANA SILVA DE MELO E SOUSA MALTA M SCUCUGLI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044.18" table:style-name="ce4">
            <text:p><text:s/>2.044,1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382" table:style-name="ce3">
            <text:p>1382</text:p>
          </table:table-cell>
          <table:table-cell office:value-type="string" table:style-name="ce3">
            <text:p>ELIANE APARECIDA TASSO BOTKOWSKI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MOTORIAS DE JUSTICA CIVEIS DE FAMILIA E SUCESSOES</text:p>
          </table:table-cell>
          <table:table-cell office:value-type="float" office:value="576.19000000000005" table:style-name="ce4">
            <text:p><text:s/>576,19<text:s/></text:p>
          </table:table-cell>
          <table:table-cell office:value-type="float" office:value="8015.21" table:style-name="ce4">
            <text:p><text:s/>8.015,2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199" table:style-name="ce3">
            <text:p>2199</text:p>
          </table:table-cell>
          <table:table-cell office:value-type="string" table:style-name="ce3">
            <text:p>ELIANE CRISTINA ZERAT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061.45" table:style-name="ce4">
            <text:p><text:s/>3.061,4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48" table:style-name="ce3">
            <text:p>2048</text:p>
          </table:table-cell>
          <table:table-cell office:value-type="string" table:style-name="ce3">
            <text:p>ELIANE MARIA CABOCLO CAPPELLI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349" table:style-name="ce3">
            <text:p>1349</text:p>
          </table:table-cell>
          <table:table-cell office:value-type="string" table:style-name="ce3">
            <text:p>ELIAS FRANCISCO BARACAT CHAIB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SOCORR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112.14" table:style-name="ce4">
            <text:p><text:s/>7.112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755" table:style-name="ce3">
            <text:p>3755</text:p>
          </table:table-cell>
          <table:table-cell office:value-type="string" table:style-name="ce3">
            <text:p>ELIO DALDEGAN JUNIOR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SANTA RITA DO PASSA QUATRO</text:p>
          </table:table-cell>
          <table:table-cell office:value-type="float" office:value="716" table:style-name="ce4">
            <text:p><text:s/>716,00<text:s/></text:p>
          </table:table-cell>
          <table:table-cell office:value-type="float" office:value="6756.73" table:style-name="ce4">
            <text:p><text:s/>6.756,7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830.65" table:style-name="ce4">
            <text:p><text:s/>1.830,6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355" table:style-name="ce3">
            <text:p>1355</text:p>
          </table:table-cell>
          <table:table-cell office:value-type="string" table:style-name="ce3">
            <text:p>ELISA DE DIVITIIS CAMUZZ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668" table:style-name="ce4">
            <text:p><text:s/>668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061.16" table:style-name="ce4">
            <text:p><text:s/>2.061,1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465" table:style-name="ce3">
            <text:p>4465</text:p>
          </table:table-cell>
          <table:table-cell office:value-type="string" table:style-name="ce3">
            <text:p>ELISA VODOPIVES PFEIL GOMES PER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03.12" table:style-name="ce4">
            <text:p><text:s/>3.303,1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17" table:style-name="ce3">
            <text:p>1017</text:p>
          </table:table-cell>
          <table:table-cell office:value-type="string" table:style-name="ce3">
            <text:p>ELISEU JOSE BERARDO GONCALV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RIBEIRAO PRET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792.99" table:style-name="ce4">
            <text:p><text:s/>1.792,9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756" table:style-name="ce3">
            <text:p>3756</text:p>
          </table:table-cell>
          <table:table-cell office:value-type="string" table:style-name="ce3">
            <text:p>ELOISA BAISSARDO GAGLIARD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551.74" table:style-name="ce4">
            <text:p><text:s/>7.551,7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18" table:style-name="ce3">
            <text:p>1018</text:p>
          </table:table-cell>
          <table:table-cell office:value-type="string" table:style-name="ce3">
            <text:p>ELOISA VIRGILI CANCI FRANC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S DE JUSTICA CIVEIS DE FAMILIA E SUCESSOE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812.83" table:style-name="ce4">
            <text:p><text:s/>7.812,8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976" table:style-name="ce3">
            <text:p>2976</text:p>
          </table:table-cell>
          <table:table-cell office:value-type="string" table:style-name="ce3">
            <text:p>ELOY OJEA GOME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GUARUJA</text:p>
          </table:table-cell>
          <table:table-cell office:value-type="float" office:value="524" table:style-name="ce4">
            <text:p><text:s/>524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044.18" table:style-name="ce4">
            <text:p><text:s/>2.044,1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362" table:style-name="ce3">
            <text:p>1362</text:p>
          </table:table-cell>
          <table:table-cell office:value-type="string" table:style-name="ce3">
            <text:p>ELVECIO DE FARIA BARBOS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015.21" table:style-name="ce4">
            <text:p><text:s/>8.015,2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571.34" table:style-name="ce4">
            <text:p><text:s/>2.571,3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58" table:style-name="ce3">
            <text:p>7358</text:p>
          </table:table-cell>
          <table:table-cell office:value-type="string" table:style-name="ce3">
            <text:p>EMERSON MARTINS ALVE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ISTRITAL DE VOTORANTIM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112.14" table:style-name="ce4">
            <text:p><text:s/>7.112,14<text:s/></text:p>
          </table:table-cell>
          <table:table-cell office:value-type="float" office:value="5334.1" table:style-name="ce4">
            <text:p><text:s/>5.334,10<text:s/></text:p>
          </table:table-cell>
          <table:table-cell office:value-type="float" office:value="2517.79" table:style-name="ce4">
            <text:p><text:s/>2.517,79<text:s/></text:p>
          </table:table-cell>
          <table:table-cell office:value-type="float" office:value="7288.67" table:style-name="ce4">
            <text:p><text:s/>7.288,67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051" table:style-name="ce3">
            <text:p>3051</text:p>
          </table:table-cell>
          <table:table-cell office:value-type="string" table:style-name="ce3">
            <text:p>ENILSON DAVID KOMON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S DE JUSTICA DA AREA REGIONAL DE BAURU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794.12" table:style-name="ce4">
            <text:p><text:s/>794,12<text:s/></text:p>
          </table:table-cell>
          <table:table-cell office:value-type="float" office:value="5604.2199999999993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02827" table:style-name="ce3">
            <text:p>702827</text:p>
          </table:table-cell>
          <table:table-cell office:value-type="string" table:style-name="ce3">
            <text:p>ENIO DE TOLEDO PIZA TEBECHERANI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838.1" table:style-name="ce4">
            <text:p><text:s/>838,10<text:s/></text:p>
          </table:table-cell>
          <table:table-cell office:value-type="float" office:value="8303.17" table:style-name="ce4">
            <text:p><text:s/>8.303,1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506" table:style-name="ce3">
            <text:p>6506</text:p>
          </table:table-cell>
          <table:table-cell office:value-type="string" table:style-name="ce3">
            <text:p>ENRICO PAISAN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ARARA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112.14" table:style-name="ce4">
            <text:p><text:s/>7.112,14<text:s/></text:p>
          </table:table-cell>
          <table:table-cell office:value-type="float" office:value="5334.1" table:style-name="ce4">
            <text:p><text:s/>5.334,10<text:s/></text:p>
          </table:table-cell>
          <table:table-cell office:value-type="float" office:value="1462.76" table:style-name="ce4">
            <text:p><text:s/>1.462,7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194" table:style-name="ce3">
            <text:p>3194</text:p>
          </table:table-cell>
          <table:table-cell office:value-type="string" table:style-name="ce3">
            <text:p>ENZO DE ALMEIDA CARRARA BONCOMPAG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075" table:style-name="ce3">
            <text:p>4075</text:p>
          </table:table-cell>
          <table:table-cell office:value-type="string" table:style-name="ce3">
            <text:p>ERICA JULIANA PHILIP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CAETANO DO SU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466" table:style-name="ce3">
            <text:p>4466</text:p>
          </table:table-cell>
          <table:table-cell office:value-type="string" table:style-name="ce3">
            <text:p>ERICSON CAMPOS DE CASTILH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GALI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6756.73" table:style-name="ce4">
            <text:p><text:s/>6.756,7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040.53" table:style-name="ce4">
            <text:p><text:s/>3.040,53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757" table:style-name="ce3">
            <text:p>3757</text:p>
          </table:table-cell>
          <table:table-cell office:value-type="string" table:style-name="ce3">
            <text:p>ERIKA ANGELI SPINETTI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SANTA BARBARA D'OEST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01.4" table:style-name="ce4">
            <text:p><text:s/>2.801,40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076" table:style-name="ce3">
            <text:p>4076</text:p>
          </table:table-cell>
          <table:table-cell office:value-type="string" table:style-name="ce3">
            <text:p>ERIKA PUCCI DA COSTA LEAL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BERNARDO DO CAMPO</text:p>
          </table:table-cell>
          <table:table-cell office:value-type="float" office:value="860" table:style-name="ce4">
            <text:p><text:s/>86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33720" table:style-name="ce3">
            <text:p>833720</text:p>
          </table:table-cell>
          <table:table-cell office:value-type="string" table:style-name="ce3">
            <text:p>ERNANI DE MENEZES VILHENA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AO DA BOA VIST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044.18" table:style-name="ce4">
            <text:p><text:s/>2.044,1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76697" table:style-name="ce3">
            <text:p>176697</text:p>
          </table:table-cell>
          <table:table-cell office:value-type="string" table:style-name="ce3">
            <text:p>ERONIDES APARECIDO RODRIGUES DOS SANTO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985.74" table:style-name="ce4">
            <text:p><text:s/>7.985,7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507" table:style-name="ce3">
            <text:p>6507</text:p>
          </table:table-cell>
          <table:table-cell office:value-type="string" table:style-name="ce3">
            <text:p>ERTON EVANDRO DE SOUSA DAVID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ITUVERAV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112.14" table:style-name="ce4">
            <text:p><text:s/>7.112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040.24" table:style-name="ce4">
            <text:p><text:s/>1.040,24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011" table:style-name="ce3">
            <text:p>3011</text:p>
          </table:table-cell>
          <table:table-cell office:value-type="string" table:style-name="ce3">
            <text:p>ESTEFANIA FERRAZZINI PAULIN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08" table:style-name="ce4">
            <text:p><text:s/>908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356.41" table:style-name="ce4">
            <text:p><text:s/>1.356,4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4491.84" table:style-name="ce4">
            <text:p><text:s/>4.491,84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3" table:style-name="ce3">
            <text:p>733</text:p>
          </table:table-cell>
          <table:table-cell office:value-type="string" table:style-name="ce3">
            <text:p>ESTEFANO KVASTEK KUMME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4A.PROMOTORIA DO JURI DA CAPITAL(PENHA DE FRANCA)</text:p>
          </table:table-cell>
          <table:table-cell office:value-type="float" office:value="1052" table:style-name="ce4">
            <text:p><text:s/>1.052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758" table:style-name="ce3">
            <text:p>3758</text:p>
          </table:table-cell>
          <table:table-cell office:value-type="string" table:style-name="ce3">
            <text:p>ESTEVAO LUIS LEMOS JORG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ARUERI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649" table:style-name="ce3">
            <text:p>1649</text:p>
          </table:table-cell>
          <table:table-cell office:value-type="string" table:style-name="ce3">
            <text:p>ETHEL CIPEL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RIBEIRAO PRET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61.81" table:style-name="ce4">
            <text:p><text:s/>3.261,8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4491.84" table:style-name="ce4">
            <text:p><text:s/>4.491,84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730" table:style-name="ce3">
            <text:p>2730</text:p>
          </table:table-cell>
          <table:table-cell office:value-type="string" table:style-name="ce3">
            <text:p>EURICO FERRARES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812.83" table:style-name="ce4">
            <text:p><text:s/>7.812,8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84" table:style-name="ce3">
            <text:p>2284</text:p>
          </table:table-cell>
          <table:table-cell office:value-type="string" table:style-name="ce3">
            <text:p>EUVER ROLIM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177.6" table:style-name="ce4">
            <text:p><text:s/>3.177,60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195" table:style-name="ce3">
            <text:p>3195</text:p>
          </table:table-cell>
          <table:table-cell office:value-type="string" table:style-name="ce3">
            <text:p>EVANDRO ORNELAS LEAL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 RIO PRET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507.22" table:style-name="ce4">
            <text:p><text:s/>1.507,22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66170" table:style-name="ce3">
            <text:p>166170</text:p>
          </table:table-cell>
          <table:table-cell office:value-type="string" table:style-name="ce3">
            <text:p>EVELISE PEDROSO TEIXEIRA PRADO VIEIR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DE INTERESSES DIFUSOS E COLETIV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59530.14" table:style-name="ce4">
            <text:p><text:s/>59.530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50" table:style-name="ce3">
            <text:p>11350</text:p>
          </table:table-cell>
          <table:table-cell office:value-type="string" table:style-name="ce3">
            <text:p>EVELTON DAVID CONTI ISOPPO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BAURU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1553.58" table:style-name="ce4">
            <text:p><text:s/>11.553,5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29.14" table:style-name="ce4">
            <text:p><text:s/>2.229,14<text:s/></text:p>
          </table:table-cell>
          <table:table-cell office:value-type="float" office:value="10409.35" table:style-name="ce4">
            <text:p><text:s/>10.409,35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65" table:style-name="ce3">
            <text:p>7365</text:p>
          </table:table-cell>
          <table:table-cell office:value-type="string" table:style-name="ce3">
            <text:p>EVELYN MOURA VIRGINIO MARTINS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860" table:style-name="ce4">
            <text:p><text:s/>860,00<text:s/></text:p>
          </table:table-cell>
          <table:table-cell office:value-type="float" office:value="6756.73" table:style-name="ce4">
            <text:p><text:s/>6.756,7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153.3199999999997" table:style-name="ce4">
            <text:p><text:s/>2.153,3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759" table:style-name="ce3">
            <text:p>3759</text:p>
          </table:table-cell>
          <table:table-cell office:value-type="string" table:style-name="ce3">
            <text:p>EVERTON LUIZ ZANELL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2A.PROMOTORIA DE JUSTICA DO JURI DA CAPITAL(JABAQUARA)</text:p>
          </table:table-cell>
          <table:table-cell office:value-type="float" office:value="332" table:style-name="ce4">
            <text:p><text:s/>332,00<text:s/></text:p>
          </table:table-cell>
          <table:table-cell office:value-type="float" office:value="7812.83" table:style-name="ce4">
            <text:p><text:s/>7.812,8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810.1" table:style-name="ce4">
            <text:p><text:s/>1.810,1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25" table:style-name="ce3">
            <text:p>8525</text:p>
          </table:table-cell>
          <table:table-cell office:value-type="string" table:style-name="ce3">
            <text:p>EZEQUIEL VIEIRA DA SILV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LIN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500.78" table:style-name="ce4">
            <text:p><text:s/>1.500,78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35" table:style-name="ce3">
            <text:p>7335</text:p>
          </table:table-cell>
          <table:table-cell office:value-type="string" table:style-name="ce3">
            <text:p>FABIA CAROLINE DO NASCIMENT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ISTRITAL DE ITIRAPIN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6756.73" table:style-name="ce4">
            <text:p><text:s/>6.756,73<text:s/></text:p>
          </table:table-cell>
          <table:table-cell office:value-type="float" office:value="5067.55" table:style-name="ce4">
            <text:p><text:s/>5.067,55<text:s/></text:p>
          </table:table-cell>
          <table:table-cell office:value-type="float" office:value="2834.08" table:style-name="ce4">
            <text:p><text:s/>2.834,0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508" table:style-name="ce3">
            <text:p>6508</text:p>
          </table:table-cell>
          <table:table-cell office:value-type="string" table:style-name="ce3">
            <text:p>FABIANA CAROLINE MOTTA DE ALMEID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 ANDR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3475.630000000001" table:style-name="ce4">
            <text:p><text:s/>13.475,6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215.77" table:style-name="ce4">
            <text:p><text:s/>1.215,7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977" table:style-name="ce3">
            <text:p>2977</text:p>
          </table:table-cell>
          <table:table-cell office:value-type="string" table:style-name="ce3">
            <text:p>FABIANA DAL MAS ROCHA PA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668" table:style-name="ce4">
            <text:p><text:s/>668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444.66" table:style-name="ce4">
            <text:p><text:s/>2.444,6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37" table:style-name="ce3">
            <text:p>3337</text:p>
          </table:table-cell>
          <table:table-cell office:value-type="string" table:style-name="ce3">
            <text:p>FABIANA KONDIC ALVES LIMA GOM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TIBAI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6" table:style-name="ce4">
            <text:p><text:s/>1.122,96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407" table:style-name="ce3">
            <text:p>1407</text:p>
          </table:table-cell>
          <table:table-cell office:value-type="string" table:style-name="ce3">
            <text:p>FABIANA LANGELLA MARCHI VILLA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758.5" table:style-name="ce4">
            <text:p><text:s/>1.758,50<text:s/></text:p>
          </table:table-cell>
          <table:table-cell office:value-type="float" office:value="2245.91" table:style-name="ce4">
            <text:p><text:s/>2.245,91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664" table:style-name="ce3">
            <text:p>5664</text:p>
          </table:table-cell>
          <table:table-cell office:value-type="string" table:style-name="ce3">
            <text:p>FABIANA LIMA VIDAL RI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PO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112.14" table:style-name="ce4">
            <text:p><text:s/>7.112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080.1799999999998" table:style-name="ce4">
            <text:p><text:s/>2.080,1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731" table:style-name="ce3">
            <text:p>2731</text:p>
          </table:table-cell>
          <table:table-cell office:value-type="string" table:style-name="ce3">
            <text:p>FABIANA MARIA NOVAES CANATELLI RODRIGUE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TATUI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84.44" table:style-name="ce4">
            <text:p><text:s/>1.684,44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760" table:style-name="ce3">
            <text:p>3760</text:p>
          </table:table-cell>
          <table:table-cell office:value-type="string" table:style-name="ce3">
            <text:p>FABIANA SABAIN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716" table:style-name="ce4">
            <text:p><text:s/>716,00<text:s/></text:p>
          </table:table-cell>
          <table:table-cell office:value-type="float" office:value="7812.83" table:style-name="ce4">
            <text:p><text:s/>7.812,8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810.1" table:style-name="ce4">
            <text:p><text:s/>1.810,1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035" table:style-name="ce3">
            <text:p>3035</text:p>
          </table:table-cell>
          <table:table-cell office:value-type="string" table:style-name="ce3">
            <text:p>FABIANE LEVY FO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196" table:style-name="ce3">
            <text:p>3196</text:p>
          </table:table-cell>
          <table:table-cell office:value-type="string" table:style-name="ce3">
            <text:p>FABIANO AUGUSTO PETEAN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761" table:style-name="ce3">
            <text:p>3761</text:p>
          </table:table-cell>
          <table:table-cell office:value-type="string" table:style-name="ce3">
            <text:p>FABIANO PAVAN SEVERIAN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067.91" table:style-name="ce4">
            <text:p><text:s/>3.067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2924" table:style-name="ce3">
            <text:p>852924</text:p>
          </table:table-cell>
          <table:table-cell office:value-type="string" table:style-name="ce3">
            <text:p>FABIO ANTONIO PINESCHI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249.67" table:style-name="ce4">
            <text:p><text:s/>8.249,6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762" table:style-name="ce3">
            <text:p>3762</text:p>
          </table:table-cell>
          <table:table-cell office:value-type="string" table:style-name="ce3">
            <text:p>FABIO ANTONIO XAVIER DE MORA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JACAREI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696.15" table:style-name="ce4">
            <text:p><text:s/>2.696,15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510" table:style-name="ce3">
            <text:p>6510</text:p>
          </table:table-cell>
          <table:table-cell office:value-type="string" table:style-name="ce3">
            <text:p>FABIO APARECIDO GASQUE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FRANCO DA ROCH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334.1" table:style-name="ce4">
            <text:p><text:s/>5.334,10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4491.82" table:style-name="ce4">
            <text:p><text:s/>4.491,8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763" table:style-name="ce3">
            <text:p>3763</text:p>
          </table:table-cell>
          <table:table-cell office:value-type="string" table:style-name="ce3">
            <text:p>FABIO BRAMBILL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56" table:style-name="ce4">
            <text:p><text:s/>956,00<text:s/></text:p>
          </table:table-cell>
          <table:table-cell office:value-type="float" office:value="8011.04" table:style-name="ce4">
            <text:p><text:s/>8.011,0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712.49" table:style-name="ce4">
            <text:p><text:s/>1.712,4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26" table:style-name="ce3">
            <text:p>8526</text:p>
          </table:table-cell>
          <table:table-cell office:value-type="string" table:style-name="ce3">
            <text:p>FABIO GUNCO KACUT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IBITINGA</text:p>
          </table:table-cell>
          <table:table-cell office:value-type="float" office:value="1052" table:style-name="ce4">
            <text:p><text:s/>1.052,00<text:s/></text:p>
          </table:table-cell>
          <table:table-cell office:value-type="float" office:value="7112.1399999999994" table:style-name="ce4">
            <text:p><text:s/>7.112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365.21" table:style-name="ce4">
            <text:p><text:s/>2.365,2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19" table:style-name="ce3">
            <text:p>1019</text:p>
          </table:table-cell>
          <table:table-cell office:value-type="string" table:style-name="ce3">
            <text:p>FABIO HENRIQUE FRANCH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 ANDR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85" table:style-name="ce3">
            <text:p>3385</text:p>
          </table:table-cell>
          <table:table-cell office:value-type="string" table:style-name="ce3">
            <text:p>FABIO JOSE BUEN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708.97" table:style-name="ce4">
            <text:p><text:s/>2.708,9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04888" table:style-name="ce3">
            <text:p>704888</text:p>
          </table:table-cell>
          <table:table-cell office:value-type="string" table:style-name="ce3">
            <text:p>FABIO JOSE MATTOSO MISKULIN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 RIO PRET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37.99" table:style-name="ce4">
            <text:p><text:s/>2.837,9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023" table:style-name="ce3">
            <text:p>3023</text:p>
          </table:table-cell>
          <table:table-cell office:value-type="string" table:style-name="ce3">
            <text:p>FABIO JOSE MOREIRA DOS SANT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MERICAN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05900" table:style-name="ce3">
            <text:p>705900</text:p>
          </table:table-cell>
          <table:table-cell office:value-type="string" table:style-name="ce3">
            <text:p>FABIO LUIS MACHADO GARCEZ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OSASC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077" table:style-name="ce3">
            <text:p>4077</text:p>
          </table:table-cell>
          <table:table-cell office:value-type="string" table:style-name="ce3">
            <text:p>FABIO MENEGUELO SAKAMOT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TANABI</text:p>
          </table:table-cell>
          <table:table-cell office:value-type="float" office:value="956" table:style-name="ce4">
            <text:p><text:s/>956,00<text:s/></text:p>
          </table:table-cell>
          <table:table-cell office:value-type="float" office:value="6756.73" table:style-name="ce4">
            <text:p><text:s/>6.756,7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83" table:style-name="ce4">
            <text:p><text:s/>1.683,00<text:s/></text:p>
          </table:table-cell>
          <table:table-cell office:value-type="float" office:value="1796.7" table:style-name="ce4">
            <text:p><text:s/>1.796,7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665" table:style-name="ce3">
            <text:p>5665</text:p>
          </table:table-cell>
          <table:table-cell office:value-type="string" table:style-name="ce3">
            <text:p>FABIO PEREZ FERNANDEZ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144.88" table:style-name="ce4">
            <text:p><text:s/>2.144,8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31" table:style-name="ce3">
            <text:p>2531</text:p>
          </table:table-cell>
          <table:table-cell office:value-type="string" table:style-name="ce3">
            <text:p>FABIO RAMAZZINI BECHA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812.83" table:style-name="ce4">
            <text:p><text:s/>7.812,8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347.57" table:style-name="ce4">
            <text:p><text:s/>1.347,57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88" table:style-name="ce3">
            <text:p>3388</text:p>
          </table:table-cell>
          <table:table-cell office:value-type="string" table:style-name="ce3">
            <text:p>FABIO ROBERTO ROSSI CONSTANTINI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BEBEDOUR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112.14" table:style-name="ce4">
            <text:p><text:s/>7.112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600" table:style-name="ce3">
            <text:p>2600</text:p>
          </table:table-cell>
          <table:table-cell office:value-type="string" table:style-name="ce3">
            <text:p>FABIO RODRIGUES GOULART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4A.PROMOTORIA DO JURI DA CAPITAL(PENHA DE FRANCA)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764" table:style-name="ce3">
            <text:p>3764</text:p>
          </table:table-cell>
          <table:table-cell office:value-type="string" table:style-name="ce3">
            <text:p>FABIO RODRIGUES LIM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S CAMP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726.57" table:style-name="ce4">
            <text:p><text:s/>1.726,5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20" table:style-name="ce3">
            <text:p>1020</text:p>
          </table:table-cell>
          <table:table-cell office:value-type="string" table:style-name="ce3">
            <text:p>FABIO SALEM CARVALH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IRACICA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72947" table:style-name="ce3">
            <text:p>572947</text:p>
          </table:table-cell>
          <table:table-cell office:value-type="string" table:style-name="ce3">
            <text:p>FABIO TEBECHERANI KALAF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189.98" table:style-name="ce4">
            <text:p><text:s/>8.189,9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511" table:style-name="ce3">
            <text:p>6511</text:p>
          </table:table-cell>
          <table:table-cell office:value-type="string" table:style-name="ce3">
            <text:p>FABIO TOSTA HORNE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40" table:style-name="ce4">
            <text:p><text:s/>14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765" table:style-name="ce3">
            <text:p>3765</text:p>
          </table:table-cell>
          <table:table-cell office:value-type="string" table:style-name="ce3">
            <text:p>FABIO VASCONCELLOS FORT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S DE JUSTICA DA AREA REGIONAL DE CAMPINA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111" table:style-name="ce4">
            <text:p><text:s/>2.111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766" table:style-name="ce3">
            <text:p>3766</text:p>
          </table:table-cell>
          <table:table-cell office:value-type="string" table:style-name="ce3">
            <text:p>FABIO VITAL DE AVIL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TIBAI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39" table:style-name="ce3">
            <text:p>7339</text:p>
          </table:table-cell>
          <table:table-cell office:value-type="string" table:style-name="ce3">
            <text:p>FABIOLA APARECIDA CEZARI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34.27" table:style-name="ce4">
            <text:p><text:s/>1.134,2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512" table:style-name="ce3">
            <text:p>6512</text:p>
          </table:table-cell>
          <table:table-cell office:value-type="string" table:style-name="ce3">
            <text:p>FABIOLA CASTILHO SOFFNE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AU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703.23" table:style-name="ce4">
            <text:p><text:s/>1.703,2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197" table:style-name="ce3">
            <text:p>3197</text:p>
          </table:table-cell>
          <table:table-cell office:value-type="string" table:style-name="ce3">
            <text:p>FABIOLA MORAN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23.87" table:style-name="ce4">
            <text:p><text:s/>3.323,8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773" table:style-name="ce3">
            <text:p>2773</text:p>
          </table:table-cell>
          <table:table-cell office:value-type="string" table:style-name="ce3">
            <text:p>FABIOLA SUCASAS NEGRAO COVA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749.58" table:style-name="ce4">
            <text:p><text:s/>7.749,5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40.12" table:style-name="ce4">
            <text:p><text:s/>3.240,1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513" table:style-name="ce3">
            <text:p>6513</text:p>
          </table:table-cell>
          <table:table-cell office:value-type="string" table:style-name="ce3">
            <text:p>FABRICIO MACHADO SILV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DISTRITAL DE ARUJA</text:p>
          </table:table-cell>
          <table:table-cell office:value-type="float" office:value="620" table:style-name="ce4">
            <text:p><text:s/>620,00<text:s/></text:p>
          </table:table-cell>
          <table:table-cell office:value-type="float" office:value="12801.85" table:style-name="ce4">
            <text:p><text:s/>12.801,8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577" table:style-name="ce3">
            <text:p>10577</text:p>
          </table:table-cell>
          <table:table-cell office:value-type="string" table:style-name="ce3">
            <text:p>FABRICIO PEREIRA DE OLIVEIR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ISTRITAL DE PERUIB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112.1399999999994" table:style-name="ce4">
            <text:p><text:s/>7.112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383.5500000000002" table:style-name="ce4">
            <text:p><text:s/>2.383,55<text:s/></text:p>
          </table:table-cell>
          <table:table-cell office:value-type="float" office:value="8888.02" table:style-name="ce4">
            <text:p><text:s/>8.888,0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732" table:style-name="ce3">
            <text:p>2732</text:p>
          </table:table-cell>
          <table:table-cell office:value-type="string" table:style-name="ce3">
            <text:p>FABRICIO TOSTA DE FREITA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JABOTICAB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539.08" table:style-name="ce4">
            <text:p><text:s/>7.539,0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70.34" table:style-name="ce4">
            <text:p><text:s/>1.670,3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49" table:style-name="ce3">
            <text:p>2049</text:p>
          </table:table-cell>
          <table:table-cell office:value-type="string" table:style-name="ce3">
            <text:p>FATIMA LIZ BARDELL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539.08" table:style-name="ce4">
            <text:p><text:s/>7.539,0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01176" table:style-name="ce3">
            <text:p>401176</text:p>
          </table:table-cell>
          <table:table-cell office:value-type="string" table:style-name="ce3">
            <text:p>FAUSTO DE BARROS PRIE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E SAO MIGUEL PAULIST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733" table:style-name="ce3">
            <text:p>2733</text:p>
          </table:table-cell>
          <table:table-cell office:value-type="string" table:style-name="ce3">
            <text:p>FAUSTO ERNANI GONCALVES JARDIM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SAO JOAO DA BOA VIST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721.05" table:style-name="ce4">
            <text:p><text:s/>1.721,0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39183" table:style-name="ce3">
            <text:p>839183</text:p>
          </table:table-cell>
          <table:table-cell office:value-type="string" table:style-name="ce3">
            <text:p>FAUSTO JUNQUEIRA DE PAUL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S CAMPOS</text:p>
          </table:table-cell>
          <table:table-cell office:value-type="float" office:value="764" table:style-name="ce4">
            <text:p><text:s/>764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198" table:style-name="ce3">
            <text:p>3198</text:p>
          </table:table-cell>
          <table:table-cell office:value-type="string" table:style-name="ce3">
            <text:p>FAUSTO LUCIANO PANICACCI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ESPIRITO SANTO DO PINH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6756.73" table:style-name="ce4">
            <text:p><text:s/>6.756,7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21794" table:style-name="ce3">
            <text:p>521794</text:p>
          </table:table-cell>
          <table:table-cell office:value-type="string" table:style-name="ce3">
            <text:p>FAUZI HASSAN CHOUK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S DE JUSTICA DAS EXECUCOES CRIMINAI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959.14" table:style-name="ce4">
            <text:p><text:s/>2.959,14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566" table:style-name="ce3">
            <text:p>10566</text:p>
          </table:table-cell>
          <table:table-cell office:value-type="string" table:style-name="ce3">
            <text:p>FELIPE BRAGANTINI DE LIM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JUNDIAI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6756.73" table:style-name="ce4">
            <text:p><text:s/>6.756,7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144.41" table:style-name="ce4">
            <text:p><text:s/>3.144,41<text:s/></text:p>
          </table:table-cell>
          <table:table-cell office:value-type="float" office:value="8888.02" table:style-name="ce4">
            <text:p><text:s/>8.888,0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487" table:style-name="ce3">
            <text:p>7487</text:p>
          </table:table-cell>
          <table:table-cell office:value-type="string" table:style-name="ce3">
            <text:p>FELIPE DUARTE GONCALVES VENTURA DE PAUL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594" table:style-name="ce4">
            <text:p><text:s/>1.594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28" table:style-name="ce3">
            <text:p>8528</text:p>
          </table:table-cell>
          <table:table-cell office:value-type="string" table:style-name="ce3">
            <text:p>FELIPE DUARTE PAES BERTOLL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OCOC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3475.630000000001" table:style-name="ce4">
            <text:p><text:s/>13.475,6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021.39" table:style-name="ce4">
            <text:p><text:s/>2.021,3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930.39" table:style-name="ce4">
            <text:p><text:s/>3.930,39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734" table:style-name="ce3">
            <text:p>2734</text:p>
          </table:table-cell>
          <table:table-cell office:value-type="string" table:style-name="ce3">
            <text:p>FELIPE EDUARDO LEVIT ZILBERMAN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1A.PROMOTORIA DE JUSTICA DO JURI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709.61" table:style-name="ce4">
            <text:p><text:s/>7.709,6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35.95" table:style-name="ce4">
            <text:p><text:s/>3.235,9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468" table:style-name="ce3">
            <text:p>4468</text:p>
          </table:table-cell>
          <table:table-cell office:value-type="string" table:style-name="ce3">
            <text:p>FELIPE JOSE ZAMPONI SANTIAG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UZAN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666" table:style-name="ce3">
            <text:p>5666</text:p>
          </table:table-cell>
          <table:table-cell office:value-type="string" table:style-name="ce3">
            <text:p>FELIPE WERMELINGER CAETAN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CACAPAV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112.14" table:style-name="ce4">
            <text:p><text:s/>7.112,14<text:s/></text:p>
          </table:table-cell>
          <table:table-cell office:value-type="float" office:value="5334.1" table:style-name="ce4">
            <text:p><text:s/>5.334,10<text:s/></text:p>
          </table:table-cell>
          <table:table-cell office:value-type="float" office:value="709.7" table:style-name="ce4">
            <text:p><text:s/>709,70<text:s/></text:p>
          </table:table-cell>
          <table:table-cell office:value-type="float" office:value="449.14" table:style-name="ce4">
            <text:p><text:s/>449,14<text:s/></text:p>
          </table:table-cell>
          <table:table-cell office:value-type="float" office:value="3368.88" table:style-name="ce4">
            <text:p><text:s/>3.368,88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667" table:style-name="ce3">
            <text:p>5667</text:p>
          </table:table-cell>
          <table:table-cell office:value-type="string" table:style-name="ce3">
            <text:p>FERNANDA ALIPERTI COELHO PRADO NEUBERN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UZAN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5614.85" table:style-name="ce4">
            <text:p><text:s/>5.614,85<text:s/></text:p>
          </table:table-cell>
          <table:table-cell office:value-type="float" office:value="2365.21" table:style-name="ce4">
            <text:p><text:s/>2.365,2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033" table:style-name="ce3">
            <text:p>3033</text:p>
          </table:table-cell>
          <table:table-cell office:value-type="string" table:style-name="ce3">
            <text:p>FERNANDA BEATRIZ GIL DA SILVA LOP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E SANTAN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812.83" table:style-name="ce4">
            <text:p><text:s/>7.812,8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986" table:style-name="ce3">
            <text:p>4986</text:p>
          </table:table-cell>
          <table:table-cell office:value-type="string" table:style-name="ce3">
            <text:p>FERNANDA CHUSTER PEREIRA HONORI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7812.83" table:style-name="ce4">
            <text:p><text:s/>7.812,8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862.9" table:style-name="ce4">
            <text:p><text:s/>3.862,9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630" table:style-name="ce3">
            <text:p>1630</text:p>
          </table:table-cell>
          <table:table-cell office:value-type="string" table:style-name="ce3">
            <text:p>FERNANDA DOLC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S DE JUSTICA CIVEIS DA INFANCIA E DA JUVENTUD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469" table:style-name="ce3">
            <text:p>4469</text:p>
          </table:table-cell>
          <table:table-cell office:value-type="string" table:style-name="ce3">
            <text:p>FERNANDA ELIAS DE CARVALH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ISTRITAL DE PAULINIA</text:p>
          </table:table-cell>
          <table:table-cell office:value-type="float" office:value="716" table:style-name="ce4">
            <text:p><text:s/>716,00<text:s/></text:p>
          </table:table-cell>
          <table:table-cell office:value-type="float" office:value="7112.14" table:style-name="ce4">
            <text:p><text:s/>7.112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96.27" table:style-name="ce4">
            <text:p><text:s/>1.696,27<text:s/></text:p>
          </table:table-cell>
          <table:table-cell office:value-type="float" office:value="3144.26" table:style-name="ce4">
            <text:p><text:s/>3.144,2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99" table:style-name="ce3">
            <text:p>2599</text:p>
          </table:table-cell>
          <table:table-cell office:value-type="string" table:style-name="ce3">
            <text:p>FERNANDA FRANCA CALIX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LHOS</text:p>
          </table:table-cell>
          <table:table-cell office:value-type="float" office:value="860" table:style-name="ce4">
            <text:p><text:s/>86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061.45" table:style-name="ce4">
            <text:p><text:s/>3.061,4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488" table:style-name="ce3">
            <text:p>7488</text:p>
          </table:table-cell>
          <table:table-cell office:value-type="string" table:style-name="ce3">
            <text:p>FERNANDA GOMEZ DAMIC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ISTRITAL DE PONTAL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6756.73" table:style-name="ce4">
            <text:p><text:s/>6.756,7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314.59" table:style-name="ce4">
            <text:p><text:s/>1.314,5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199" table:style-name="ce3">
            <text:p>3199</text:p>
          </table:table-cell>
          <table:table-cell office:value-type="string" table:style-name="ce3">
            <text:p>FERNANDA GUIMARAES ROLIM BERRET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IRACICA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767" table:style-name="ce3">
            <text:p>3767</text:p>
          </table:table-cell>
          <table:table-cell office:value-type="string" table:style-name="ce3">
            <text:p>FERNANDA HAMADA SEGATT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MATA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112.14" table:style-name="ce4">
            <text:p><text:s/>7.112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471.57" table:style-name="ce4">
            <text:p><text:s/>1.471,5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078" table:style-name="ce3">
            <text:p>4078</text:p>
          </table:table-cell>
          <table:table-cell office:value-type="string" table:style-name="ce3">
            <text:p>FERNANDA KLINGUELFUS LORENA DE MELL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ITATIBA</text:p>
          </table:table-cell>
          <table:table-cell office:value-type="float" office:value="860" table:style-name="ce4">
            <text:p><text:s/>860,00<text:s/></text:p>
          </table:table-cell>
          <table:table-cell office:value-type="float" office:value="7112.14" table:style-name="ce4">
            <text:p><text:s/>7.112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365.21" table:style-name="ce4">
            <text:p><text:s/>2.365,21<text:s/></text:p>
          </table:table-cell>
          <table:table-cell office:value-type="float" office:value="7288.67" table:style-name="ce4">
            <text:p><text:s/>7.288,67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48330" table:style-name="ce3">
            <text:p>548330</text:p>
          </table:table-cell>
          <table:table-cell office:value-type="string" table:style-name="ce3">
            <text:p>FERNANDA LEAO DE ALMEID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7880.49" table:style-name="ce4">
            <text:p><text:s/>7.880,4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21" table:style-name="ce3">
            <text:p>1021</text:p>
          </table:table-cell>
          <table:table-cell office:value-type="string" table:style-name="ce3">
            <text:p>FERNANDA MARTINS FONTES ROSS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768" table:style-name="ce3">
            <text:p>3768</text:p>
          </table:table-cell>
          <table:table-cell office:value-type="string" table:style-name="ce3">
            <text:p>FERNANDA NAREZI PIMENTEL ROS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101.52" table:style-name="ce4">
            <text:p><text:s/>3.101,5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21" table:style-name="ce3">
            <text:p>7321</text:p>
          </table:table-cell>
          <table:table-cell office:value-type="string" table:style-name="ce3">
            <text:p>FERNANDA PEIXOTO CASSIAN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DISTRITAL DE ARUJA</text:p>
          </table:table-cell>
          <table:table-cell office:value-type="float" office:value="668" table:style-name="ce4">
            <text:p><text:s/>668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955.14" table:style-name="ce4">
            <text:p><text:s/>955,14<text:s/></text:p>
          </table:table-cell>
          <table:table-cell office:value-type="float" office:value="1347.56" table:style-name="ce4">
            <text:p><text:s/>1.347,5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079" table:style-name="ce3">
            <text:p>4079</text:p>
          </table:table-cell>
          <table:table-cell office:value-type="string" table:style-name="ce3">
            <text:p>FERNANDA PRISCILLA BERGAMASCHI MORETTI IASSUOK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152.77" table:style-name="ce4">
            <text:p><text:s/>3.152,7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34" table:style-name="ce3">
            <text:p>2534</text:p>
          </table:table-cell>
          <table:table-cell office:value-type="string" table:style-name="ce3">
            <text:p>FERNANDA QUEIROZ KARAN FRANC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OSASCO</text:p>
          </table:table-cell>
          <table:table-cell office:value-type="float" office:value="140" table:style-name="ce4">
            <text:p><text:s/>14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669" table:style-name="ce3">
            <text:p>5669</text:p>
          </table:table-cell>
          <table:table-cell office:value-type="string" table:style-name="ce3">
            <text:p>FERNANDA RASPANTINI PELLEGRIN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668" table:style-name="ce3">
            <text:p>5668</text:p>
          </table:table-cell>
          <table:table-cell office:value-type="string" table:style-name="ce3">
            <text:p>FERNANDA RATCOV BORGE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PO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112.14" table:style-name="ce4">
            <text:p><text:s/>7.112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090.29" table:style-name="ce4">
            <text:p><text:s/>3.090,29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43" table:style-name="ce3">
            <text:p>11343</text:p>
          </table:table-cell>
          <table:table-cell office:value-type="string" table:style-name="ce3">
            <text:p>FERNANDA RIVIERA CZIMMERMANN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RIBEIRAO PRET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1553.58" table:style-name="ce4">
            <text:p><text:s/>11.553,5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4042.61" table:style-name="ce4">
            <text:p><text:s/>4.042,61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489" table:style-name="ce3">
            <text:p>7489</text:p>
          </table:table-cell>
          <table:table-cell office:value-type="string" table:style-name="ce3">
            <text:p>FERNANDA SUMI BARBOSA KLEIN GUNNEWIEK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2162.11" table:style-name="ce4">
            <text:p><text:s/>12.162,1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865.49" table:style-name="ce4">
            <text:p><text:s/>1.865,4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29" table:style-name="ce3">
            <text:p>8529</text:p>
          </table:table-cell>
          <table:table-cell office:value-type="string" table:style-name="ce3">
            <text:p>FERNANDA TINOCO RAMOS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CASA BRANC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6756.73" table:style-name="ce4">
            <text:p><text:s/>6.756,7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200" table:style-name="ce3">
            <text:p>3200</text:p>
          </table:table-cell>
          <table:table-cell office:value-type="string" table:style-name="ce3">
            <text:p>FERNANDA VALESKA ALVARES CLA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50" table:style-name="ce3">
            <text:p>2050</text:p>
          </table:table-cell>
          <table:table-cell office:value-type="string" table:style-name="ce3">
            <text:p>FERNANDO ALBUQUERQUE SOARES DE SOUZ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43" table:style-name="ce3">
            <text:p>2243</text:p>
          </table:table-cell>
          <table:table-cell office:value-type="string" table:style-name="ce3">
            <text:p>FERNANDO ALVAREZ BELAZ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S CAMPOS</text:p>
          </table:table-cell>
          <table:table-cell office:value-type="float" office:value="860" table:style-name="ce4">
            <text:p><text:s/>8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012" table:style-name="ce3">
            <text:p>3012</text:p>
          </table:table-cell>
          <table:table-cell office:value-type="string" table:style-name="ce3">
            <text:p>FERNANDO ANTONIO ABUJAM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LHOS</text:p>
          </table:table-cell>
          <table:table-cell office:value-type="float" office:value="812" table:style-name="ce4">
            <text:p><text:s/>812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0.2800000000002" table:style-name="ce4">
            <text:p><text:s/>2.240,2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6" table:style-name="ce4">
            <text:p><text:s/>1.122,96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16378" table:style-name="ce3">
            <text:p>516378</text:p>
          </table:table-cell>
          <table:table-cell office:value-type="string" table:style-name="ce3">
            <text:p>FERNANDO AUGUSTO DE MELL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303.17" table:style-name="ce4">
            <text:p><text:s/>8.303,1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37790" table:style-name="ce3">
            <text:p>837790</text:p>
          </table:table-cell>
          <table:table-cell office:value-type="string" table:style-name="ce3">
            <text:p>FERNANDO CAPEZ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7880.49" table:style-name="ce4">
            <text:p><text:s/>7.880,4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74738" table:style-name="ce3">
            <text:p>274738</text:p>
          </table:table-cell>
          <table:table-cell office:value-type="string" table:style-name="ce3">
            <text:p>FERNANDO CARLOS BUCK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82.99" table:style-name="ce4">
            <text:p><text:s/>2.882,9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4135" table:style-name="ce3">
            <text:p>254135</text:p>
          </table:table-cell>
          <table:table-cell office:value-type="string" table:style-name="ce3">
            <text:p>FERNANDO CELIO DE BRITO NOGU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682.28" table:style-name="ce4">
            <text:p><text:s/>7.682,2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4723.0300000000007" table:style-name="ce4">
            <text:p><text:s/>4.723,03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640" table:style-name="ce3">
            <text:p>1640</text:p>
          </table:table-cell>
          <table:table-cell office:value-type="string" table:style-name="ce3">
            <text:p>FERNANDO CESAR BOLQU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421.69" table:style-name="ce4">
            <text:p><text:s/>2.421,69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978" table:style-name="ce3">
            <text:p>2978</text:p>
          </table:table-cell>
          <table:table-cell office:value-type="string" table:style-name="ce3">
            <text:p>FERNANDO CESAR BURGHETTI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PENAPOLI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112.14" table:style-name="ce4">
            <text:p><text:s/>7.112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51" table:style-name="ce3">
            <text:p>2051</text:p>
          </table:table-cell>
          <table:table-cell office:value-type="string" table:style-name="ce3">
            <text:p>FERNANDO CESAR DE PAUL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 RIO PRET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468.1" table:style-name="ce4">
            <text:p><text:s/>1.468,1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013" table:style-name="ce3">
            <text:p>3013</text:p>
          </table:table-cell>
          <table:table-cell office:value-type="string" table:style-name="ce3">
            <text:p>FERNANDO CEZAR BOURGOGNE DE ALMEID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JACAREI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550.7600000000002" table:style-name="ce4">
            <text:p><text:s/>2.550,7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987" table:style-name="ce3">
            <text:p>4987</text:p>
          </table:table-cell>
          <table:table-cell office:value-type="string" table:style-name="ce3">
            <text:p>FERNANDO CRUZ FOCHESAT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JAGUARIUNA</text:p>
          </table:table-cell>
          <table:table-cell office:value-type="float" office:value="668" table:style-name="ce4">
            <text:p><text:s/>668,00<text:s/></text:p>
          </table:table-cell>
          <table:table-cell office:value-type="float" office:value="7112.14" table:style-name="ce4">
            <text:p><text:s/>7.112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500.0300000000002" table:style-name="ce4">
            <text:p><text:s/>2.500,0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670" table:style-name="ce3">
            <text:p>5670</text:p>
          </table:table-cell>
          <table:table-cell office:value-type="string" table:style-name="ce3">
            <text:p>FERNANDO FERNANDES FRAG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SSI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5614.85" table:style-name="ce4">
            <text:p><text:s/>5.614,85<text:s/></text:p>
          </table:table-cell>
          <table:table-cell office:value-type="float" office:value="3236.62" table:style-name="ce4">
            <text:p><text:s/>3.236,62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73" table:style-name="ce3">
            <text:p>7373</text:p>
          </table:table-cell>
          <table:table-cell office:value-type="string" table:style-name="ce3">
            <text:p>FERNANDO FIETZ BRIT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UBATU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112.14" table:style-name="ce4">
            <text:p><text:s/>7.112,14<text:s/></text:p>
          </table:table-cell>
          <table:table-cell office:value-type="float" office:value="5334.1" table:style-name="ce4">
            <text:p><text:s/>5.334,10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655" table:style-name="ce3">
            <text:p>1655</text:p>
          </table:table-cell>
          <table:table-cell office:value-type="string" table:style-name="ce3">
            <text:p>FERNANDO GALINDO ORTEG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RESIDENTE PRUDENT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153.1999999999998" table:style-name="ce4">
            <text:p><text:s/>2.153,20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7870" table:style-name="ce3">
            <text:p>207870</text:p>
          </table:table-cell>
          <table:table-cell office:value-type="string" table:style-name="ce3">
            <text:p>FERNANDO GRELLA VIEIR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539.66" table:style-name="ce4">
            <text:p><text:s/>8.539,6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4" table:style-name="ce3">
            <text:p>734</text:p>
          </table:table-cell>
          <table:table-cell office:value-type="string" table:style-name="ce3">
            <text:p>FERNANDO H NAZAR DE ARRUD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880.49" table:style-name="ce4">
            <text:p><text:s/>7.880,4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119.02" table:style-name="ce4">
            <text:p><text:s/>3.119,02<text:s/></text:p>
          </table:table-cell>
          <table:table-cell office:value-type="float" office:value="3831.1" table:style-name="ce4">
            <text:p><text:s/>3.831,1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988" table:style-name="ce3">
            <text:p>4988</text:p>
          </table:table-cell>
          <table:table-cell office:value-type="string" table:style-name="ce3">
            <text:p>FERNANDO HENRIQUE DE FREITAS SIMO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215.77" table:style-name="ce4">
            <text:p><text:s/>1.215,7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979" table:style-name="ce3">
            <text:p>2979</text:p>
          </table:table-cell>
          <table:table-cell office:value-type="string" table:style-name="ce3">
            <text:p>FERNANDO HENRIQUE DE M ARAUJ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591.71" table:style-name="ce4">
            <text:p><text:s/>7.591,7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130.6099999999997" table:style-name="ce4">
            <text:p><text:s/>5.130,61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02603" table:style-name="ce3">
            <text:p>502603</text:p>
          </table:table-cell>
          <table:table-cell office:value-type="string" table:style-name="ce3">
            <text:p>FERNANDO HERNANDEZ JOSE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419.04999999999995" table:style-name="ce4">
            <text:p><text:s/>419,0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83658" table:style-name="ce3">
            <text:p>483658</text:p>
          </table:table-cell>
          <table:table-cell office:value-type="string" table:style-name="ce3">
            <text:p>FERNANDO JOSE MARTIN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437.86" table:style-name="ce4">
            <text:p><text:s/>8.437,8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38133" table:style-name="ce3">
            <text:p>838133</text:p>
          </table:table-cell>
          <table:table-cell office:value-type="string" table:style-name="ce3">
            <text:p>FERNANDO MASSELI HELEN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AURU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4275.34" table:style-name="ce4">
            <text:p><text:s/>4.275,34<text:s/></text:p>
          </table:table-cell>
          <table:table-cell office:value-type="float" office:value="3582.88" table:style-name="ce4">
            <text:p><text:s/>3.582,88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97" table:style-name="ce3">
            <text:p>2597</text:p>
          </table:table-cell>
          <table:table-cell office:value-type="string" table:style-name="ce3">
            <text:p>FERNANDO NOVELLI BIANCHI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812.83" table:style-name="ce4">
            <text:p><text:s/>7.812,8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03.41" table:style-name="ce4">
            <text:p><text:s/>2.803,41<text:s/></text:p>
          </table:table-cell>
          <table:table-cell office:value-type="float" office:value="1122.92" table:style-name="ce4">
            <text:p><text:s/>1.122,9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389" table:style-name="ce3">
            <text:p>1389</text:p>
          </table:table-cell>
          <table:table-cell office:value-type="string" table:style-name="ce3">
            <text:p>FERNANDO OLIVEIRA DE CAST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E ITAQUERA</text:p>
          </table:table-cell>
          <table:table-cell office:value-type="float" office:value="716" table:style-name="ce4">
            <text:p><text:s/>716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736" table:style-name="ce3">
            <text:p>2736</text:p>
          </table:table-cell>
          <table:table-cell office:value-type="string" table:style-name="ce3">
            <text:p>FERNANDO PASCOAL LUP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OGI DAS CRUZES</text:p>
          </table:table-cell>
          <table:table-cell office:value-type="float" office:value="1052" table:style-name="ce4">
            <text:p><text:s/>1.052,00<text:s/></text:p>
          </table:table-cell>
          <table:table-cell office:value-type="float" office:value="7621.19" table:style-name="ce4">
            <text:p><text:s/>7.621,1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034" table:style-name="ce3">
            <text:p>3034</text:p>
          </table:table-cell>
          <table:table-cell office:value-type="string" table:style-name="ce3">
            <text:p>FERNANDO PASTORELO KFOUR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-384" table:style-name="ce4">
            <text:p>-384,00<text:s/></text:p>
          </table:table-cell>
          <table:table-cell office:value-type="float" office:value="7812.83" table:style-name="ce4">
            <text:p><text:s/>7.812,8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294.01" table:style-name="ce4">
            <text:p><text:s/>1.294,0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769" table:style-name="ce3">
            <text:p>3769</text:p>
          </table:table-cell>
          <table:table-cell office:value-type="string" table:style-name="ce3">
            <text:p>FERNANDO PEREIRA DA SILV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08" table:style-name="ce4">
            <text:p><text:s/>908,00<text:s/></text:p>
          </table:table-cell>
          <table:table-cell office:value-type="float" office:value="7854.83" table:style-name="ce4">
            <text:p><text:s/>7.854,8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703.23" table:style-name="ce4">
            <text:p><text:s/>1.703,2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737" table:style-name="ce3">
            <text:p>2737</text:p>
          </table:table-cell>
          <table:table-cell office:value-type="string" table:style-name="ce3">
            <text:p>FERNANDO PEREIRA VIANNA NE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812.83" table:style-name="ce4">
            <text:p><text:s/>7.812,8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568" table:style-name="ce3">
            <text:p>10568</text:p>
          </table:table-cell>
          <table:table-cell office:value-type="string" table:style-name="ce3">
            <text:p>FERNANDO PINHO CHIOZZOTT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MAIRIPOR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334.1" table:style-name="ce4">
            <text:p><text:s/>5.334,1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82" table:style-name="ce3">
            <text:p>2282</text:p>
          </table:table-cell>
          <table:table-cell office:value-type="string" table:style-name="ce3">
            <text:p>FERNANDO REVERENDO VIDAL AKAOU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812.83" table:style-name="ce4">
            <text:p><text:s/>7.812,8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4135.5600000000004" table:style-name="ce4">
            <text:p><text:s/>4.135,5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671" table:style-name="ce3">
            <text:p>5671</text:p>
          </table:table-cell>
          <table:table-cell office:value-type="string" table:style-name="ce3">
            <text:p>FERNANDO VERNICE DOS ANJ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LH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932.81" table:style-name="ce4">
            <text:p><text:s/>932,81<text:s/></text:p>
          </table:table-cell>
          <table:table-cell office:value-type="float" office:value="3144.26" table:style-name="ce4">
            <text:p><text:s/>3.144,2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989" table:style-name="ce3">
            <text:p>4989</text:p>
          </table:table-cell>
          <table:table-cell office:value-type="string" table:style-name="ce3">
            <text:p>FILIPE DE MELO EUZEBI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5614.85" table:style-name="ce4">
            <text:p><text:s/>5.614,85<text:s/></text:p>
          </table:table-cell>
          <table:table-cell office:value-type="float" office:value="2562.09" table:style-name="ce4">
            <text:p><text:s/>2.562,09<text:s/></text:p>
          </table:table-cell>
          <table:table-cell office:value-type="float" office:value="1796.7" table:style-name="ce4">
            <text:p><text:s/>1.796,7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30" table:style-name="ce3">
            <text:p>8530</text:p>
          </table:table-cell>
          <table:table-cell office:value-type="string" table:style-name="ce3">
            <text:p>FILIPE TEIXEIRA ANTUNES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IGARAPAV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0810.77" table:style-name="ce4">
            <text:p><text:s/>10.810,7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081.4699999999998" table:style-name="ce4">
            <text:p><text:s/>2.081,47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490" table:style-name="ce3">
            <text:p>7490</text:p>
          </table:table-cell>
          <table:table-cell office:value-type="string" table:style-name="ce3">
            <text:p>FILIPE VIANA DE SANTA ROS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POA</text:p>
          </table:table-cell>
          <table:table-cell office:value-type="float" office:value="812" table:style-name="ce4">
            <text:p><text:s/>812,00<text:s/></text:p>
          </table:table-cell>
          <table:table-cell office:value-type="float" office:value="7112.14" table:style-name="ce4">
            <text:p><text:s/>7.112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080.1799999999998" table:style-name="ce4">
            <text:p><text:s/>2.080,18<text:s/></text:p>
          </table:table-cell>
          <table:table-cell office:value-type="float" office:value="7288.66" table:style-name="ce4">
            <text:p><text:s/>7.288,6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00545" table:style-name="ce3">
            <text:p>700545</text:p>
          </table:table-cell>
          <table:table-cell office:value-type="string" table:style-name="ce3">
            <text:p>FILIPPE AUGUSTO VIEIRA DE ANDRADE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433.65" table:style-name="ce4">
            <text:p><text:s/>8.433,6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990" table:style-name="ce3">
            <text:p>4990</text:p>
          </table:table-cell>
          <table:table-cell office:value-type="string" table:style-name="ce3">
            <text:p>FILLIPE DEMETRIO LOP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812" table:style-name="ce4">
            <text:p><text:s/>812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719.09" table:style-name="ce4">
            <text:p><text:s/>1.719,0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37583" table:style-name="ce3">
            <text:p>837583</text:p>
          </table:table-cell>
          <table:table-cell office:value-type="string" table:style-name="ce3">
            <text:p>FLAMINIO SILVEIRA AMARAL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JUNDIAI</text:p>
          </table:table-cell>
          <table:table-cell office:value-type="float" office:value="668" table:style-name="ce4">
            <text:p><text:s/>668,00<text:s/></text:p>
          </table:table-cell>
          <table:table-cell office:value-type="float" office:value="7621.19" table:style-name="ce4">
            <text:p><text:s/>7.621,1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946.23" table:style-name="ce4">
            <text:p><text:s/>1.946,2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024" table:style-name="ce3">
            <text:p>3024</text:p>
          </table:table-cell>
          <table:table-cell office:value-type="string" table:style-name="ce3">
            <text:p>FLAVIA ALICE CHERUBINI FOGACA BRAG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1796.7" table:style-name="ce4">
            <text:p><text:s/>1.796,7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770" table:style-name="ce3">
            <text:p>3770</text:p>
          </table:table-cell>
          <table:table-cell office:value-type="string" table:style-name="ce3">
            <text:p>FLAVIA CRISTINA MERLI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991" table:style-name="ce3">
            <text:p>4991</text:p>
          </table:table-cell>
          <table:table-cell office:value-type="string" table:style-name="ce3">
            <text:p>FLAVIA DE LIMA E MARQUE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PENAPOLI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112.14" table:style-name="ce4">
            <text:p><text:s/>7.112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973.91" table:style-name="ce4">
            <text:p><text:s/>1.973,91<text:s/></text:p>
          </table:table-cell>
          <table:table-cell office:value-type="float" office:value="4941.03" table:style-name="ce4">
            <text:p><text:s/>4.941,03<text:s/></text:p>
          </table:table-cell>
          <table:table-cell office:value-type="float" office:value="673.78000000000009" table:style-name="ce4">
            <text:p><text:s/>673,78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569" table:style-name="ce3">
            <text:p>10569</text:p>
          </table:table-cell>
          <table:table-cell office:value-type="string" table:style-name="ce3">
            <text:p>FLAVIA FLORES RIGOLO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MOGI DAS CRUZE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1553.58" table:style-name="ce4">
            <text:p><text:s/>11.553,5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198.75" table:style-name="ce4">
            <text:p><text:s/>2.198,7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980" table:style-name="ce3">
            <text:p>2980</text:p>
          </table:table-cell>
          <table:table-cell office:value-type="string" table:style-name="ce3">
            <text:p>FLAVIA HELENA GONCALVES TEIX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812.83" table:style-name="ce4">
            <text:p><text:s/>7.812,8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31" table:style-name="ce3">
            <text:p>8531</text:p>
          </table:table-cell>
          <table:table-cell office:value-type="string" table:style-name="ce3">
            <text:p>FLAVIA LIAS SGOBI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SOROCA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1553.58" table:style-name="ce4">
            <text:p><text:s/>11.553,5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96.27" table:style-name="ce4">
            <text:p><text:s/>1.696,27<text:s/></text:p>
          </table:table-cell>
          <table:table-cell office:value-type="float" office:value="7186.94" table:style-name="ce4">
            <text:p><text:s/>7.186,9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22" table:style-name="ce3">
            <text:p>1022</text:p>
          </table:table-cell>
          <table:table-cell office:value-type="string" table:style-name="ce3">
            <text:p>FLAVIA MARIA GONCALV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VICENT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623.66" table:style-name="ce4">
            <text:p><text:s/>2.623,6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46" table:style-name="ce3">
            <text:p>2546</text:p>
          </table:table-cell>
          <table:table-cell office:value-type="string" table:style-name="ce3">
            <text:p>FLAVIA MARIA JOSE BOVOLIN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PIRATINING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6756.73" table:style-name="ce4">
            <text:p><text:s/>6.756,7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987.48" table:style-name="ce4">
            <text:p><text:s/>987,48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470" table:style-name="ce3">
            <text:p>4470</text:p>
          </table:table-cell>
          <table:table-cell office:value-type="string" table:style-name="ce3">
            <text:p>FLAVIA MENDES PEREIRA RIVELLI CACADOR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ISTRITAL DE CAMPO LIMPO PAULISTA</text:p>
          </table:table-cell>
          <table:table-cell office:value-type="float" office:value="668" table:style-name="ce4">
            <text:p><text:s/>668,00<text:s/></text:p>
          </table:table-cell>
          <table:table-cell office:value-type="float" office:value="7112.14" table:style-name="ce4">
            <text:p><text:s/>7.112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810.1" table:style-name="ce4">
            <text:p><text:s/>1.810,10<text:s/></text:p>
          </table:table-cell>
          <table:table-cell office:value-type="float" office:value="1347.56" table:style-name="ce4">
            <text:p><text:s/>1.347,56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471" table:style-name="ce3">
            <text:p>4471</text:p>
          </table:table-cell>
          <table:table-cell office:value-type="string" table:style-name="ce3">
            <text:p>FLAVIA TRAVAGLINI ZULIAN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MPARO</text:p>
          </table:table-cell>
          <table:table-cell office:value-type="float" office:value="572" table:style-name="ce4">
            <text:p><text:s/>572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659.71" table:style-name="ce4">
            <text:p><text:s/>2.659,7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31" table:style-name="ce3">
            <text:p>11331</text:p>
          </table:table-cell>
          <table:table-cell office:value-type="string" table:style-name="ce3">
            <text:p>FLAVIA TUCUNDUVA CAVENAGHI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BRAGANCA PAULIST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1553.58" table:style-name="ce4">
            <text:p><text:s/>11.553,5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984.3" table:style-name="ce4">
            <text:p><text:s/>984,30<text:s/></text:p>
          </table:table-cell>
          <table:table-cell office:value-type="float" office:value="1646.98" table:style-name="ce4">
            <text:p><text:s/>1.646,9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738" table:style-name="ce3">
            <text:p>2738</text:p>
          </table:table-cell>
          <table:table-cell office:value-type="string" table:style-name="ce3">
            <text:p>FLAVIO BOECHAT ALBERNAZ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S CAMP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06.84" table:style-name="ce4">
            <text:p><text:s/>3.306,8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30" table:style-name="ce3">
            <text:p>3330</text:p>
          </table:table-cell>
          <table:table-cell office:value-type="string" table:style-name="ce3">
            <text:p>FLAVIO EDUARDO TURESS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734.91" table:style-name="ce4">
            <text:p><text:s/>7.734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4486.22" table:style-name="ce4">
            <text:p><text:s/>4.486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5" table:style-name="ce3">
            <text:p>735</text:p>
          </table:table-cell>
          <table:table-cell office:value-type="string" table:style-name="ce3">
            <text:p>FLAVIO FARINAZZO LORZ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18.5" table:style-name="ce4">
            <text:p><text:s/>3.318,5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674" table:style-name="ce3">
            <text:p>1674</text:p>
          </table:table-cell>
          <table:table-cell office:value-type="string" table:style-name="ce3">
            <text:p>FLAVIO HERNANDEZ JOS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RACATUBA</text:p>
          </table:table-cell>
          <table:table-cell office:value-type="float" office:value="716" table:style-name="ce4">
            <text:p><text:s/>716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095.3" table:style-name="ce4">
            <text:p><text:s/>3.095,3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32" table:style-name="ce3">
            <text:p>8532</text:p>
          </table:table-cell>
          <table:table-cell office:value-type="string" table:style-name="ce3">
            <text:p>FLAVIO JOSE DA COST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RIBEIRAO PRET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6756.73" table:style-name="ce4">
            <text:p><text:s/>6.756,7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040.53" table:style-name="ce4">
            <text:p><text:s/>3.040,5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491" table:style-name="ce3">
            <text:p>7491</text:p>
          </table:table-cell>
          <table:table-cell office:value-type="string" table:style-name="ce3">
            <text:p>FLAVIO JOSE ZAMPONI SANTIAG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UZAN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3475.630000000001" table:style-name="ce4">
            <text:p><text:s/>13.475,6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41.54" table:style-name="ce4">
            <text:p><text:s/>2.841,54<text:s/></text:p>
          </table:table-cell>
          <table:table-cell office:value-type="float" office:value="11208.44" table:style-name="ce4">
            <text:p><text:s/>11.208,4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33" table:style-name="ce3">
            <text:p>8533</text:p>
          </table:table-cell>
          <table:table-cell office:value-type="string" table:style-name="ce3">
            <text:p>FLAVIO LEAO DE CARVALH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MONTE ALT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6756.73" table:style-name="ce4">
            <text:p><text:s/>6.756,7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37.81" table:style-name="ce4">
            <text:p><text:s/>1.137,81<text:s/></text:p>
          </table:table-cell>
          <table:table-cell office:value-type="float" office:value="8888.02" table:style-name="ce4">
            <text:p><text:s/>8.888,0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84695" table:style-name="ce3">
            <text:p>384695</text:p>
          </table:table-cell>
          <table:table-cell office:value-type="string" table:style-name="ce3">
            <text:p>FLAVIO MONTEMOR CARDOS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04.2199999999993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48" table:style-name="ce3">
            <text:p>3348</text:p>
          </table:table-cell>
          <table:table-cell office:value-type="string" table:style-name="ce3">
            <text:p>FLAVIO OKAMO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CARL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49.48" table:style-name="ce4">
            <text:p><text:s/>2.849,48<text:s/></text:p>
          </table:table-cell>
          <table:table-cell office:value-type="float" office:value="4481.26" table:style-name="ce4">
            <text:p><text:s/>4.481,26<text:s/></text:p>
          </table:table-cell>
          <table:table-cell office:value-type="float" office:value="2245.92" table:style-name="ce4">
            <text:p><text:s/>2.245,92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771" table:style-name="ce3">
            <text:p>3771</text:p>
          </table:table-cell>
          <table:table-cell office:value-type="string" table:style-name="ce3">
            <text:p>FLORENCI CASSAB MILA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LIMEIR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41.54" table:style-name="ce4">
            <text:p><text:s/>2.841,5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34" table:style-name="ce3">
            <text:p>8534</text:p>
          </table:table-cell>
          <table:table-cell office:value-type="string" table:style-name="ce3">
            <text:p>FRANCINE PEREIRA SANCH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3475.630000000001" table:style-name="ce4">
            <text:p><text:s/>13.475,6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494.97" table:style-name="ce4">
            <text:p><text:s/>1.494,97<text:s/></text:p>
          </table:table-cell>
          <table:table-cell office:value-type="float" office:value="4267.25" table:style-name="ce4">
            <text:p><text:s/>4.267,25<text:s/></text:p>
          </table:table-cell>
          <table:table-cell office:value-type="float" office:value="3930.39" table:style-name="ce4">
            <text:p><text:s/>3.930,39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772" table:style-name="ce3">
            <text:p>3772</text:p>
          </table:table-cell>
          <table:table-cell office:value-type="string" table:style-name="ce3">
            <text:p>FRANCINE REGINA GOMES CAVALLI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75.75" table:style-name="ce4">
            <text:p><text:s/>3.275,7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696" table:style-name="ce3">
            <text:p>1696</text:p>
          </table:table-cell>
          <table:table-cell office:value-type="string" table:style-name="ce3">
            <text:p>FRANCISCO ANTONIO GNIPPER CIRILL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998.39" table:style-name="ce4">
            <text:p><text:s/>7.998,3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35" table:style-name="ce3">
            <text:p>11335</text:p>
          </table:table-cell>
          <table:table-cell office:value-type="string" table:style-name="ce3">
            <text:p>FRANCISCO ANTONIO NIERI MATTOSINHO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ASSI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1553.58" table:style-name="ce4">
            <text:p><text:s/>11.553,5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173.89" table:style-name="ce4">
            <text:p><text:s/>2.173,8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33401" table:style-name="ce3">
            <text:p>833401</text:p>
          </table:table-cell>
          <table:table-cell office:value-type="string" table:style-name="ce3">
            <text:p>FRANCISCO APARECIDO DE OLIVEIR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079.5" table:style-name="ce4">
            <text:p><text:s/>8.079,5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33905" table:style-name="ce3">
            <text:p>833905</text:p>
          </table:table-cell>
          <table:table-cell office:value-type="string" table:style-name="ce3">
            <text:p>FRANCISCO CARLOS BRIT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RACATU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813.29" table:style-name="ce4">
            <text:p><text:s/>7.813,2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08" table:style-name="ce3">
            <text:p>11308</text:p>
          </table:table-cell>
          <table:table-cell office:value-type="string" table:style-name="ce3">
            <text:p>FRANCISCO ELMIDIO SABADIN DOS SANTOS TALAVEIRA MED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SAO BERNARDO DO CAMP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1553.58" table:style-name="ce4">
            <text:p><text:s/>11.553,5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389.52" table:style-name="ce4">
            <text:p><text:s/>1.389,52<text:s/></text:p>
          </table:table-cell>
          <table:table-cell office:value-type="float" office:value="10409.35" table:style-name="ce4">
            <text:p><text:s/>10.409,35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2620" table:style-name="ce3">
            <text:p>252620</text:p>
          </table:table-cell>
          <table:table-cell office:value-type="string" table:style-name="ce3">
            <text:p>FRANCISCO JOSE TADDEI CEMBRANELLI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880.49" table:style-name="ce4">
            <text:p><text:s/>7.880,4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98587" table:style-name="ce3">
            <text:p>698587</text:p>
          </table:table-cell>
          <table:table-cell office:value-type="string" table:style-name="ce3">
            <text:p>FRANCO CANEVA JUNIOR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303.17" table:style-name="ce4">
            <text:p><text:s/>8.303,1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698" table:style-name="ce3">
            <text:p>1698</text:p>
          </table:table-cell>
          <table:table-cell office:value-type="string" table:style-name="ce3">
            <text:p>FRANCO MENOSSI PAC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E SAO MIGUEL PAULIST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4941.03" table:style-name="ce4">
            <text:p><text:s/>4.941,03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7" table:style-name="ce3">
            <text:p>207</text:p>
          </table:table-cell>
          <table:table-cell office:value-type="string" table:style-name="ce3">
            <text:p>FREDERICO AUGUSTO NEVES ARAUJ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TAUBAT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472" table:style-name="ce3">
            <text:p>4472</text:p>
          </table:table-cell>
          <table:table-cell office:value-type="string" table:style-name="ce3">
            <text:p>FREDERICO FRANCIS MELLONE DE CAMARG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MONTE ALT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112.14" table:style-name="ce4">
            <text:p><text:s/>7.112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967.23" table:style-name="ce4">
            <text:p><text:s/>1.967,2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07.43" table:style-name="ce4">
            <text:p><text:s/>2.807,43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672" table:style-name="ce3">
            <text:p>5672</text:p>
          </table:table-cell>
          <table:table-cell office:value-type="string" table:style-name="ce3">
            <text:p>FREDERICO LISERRE BARRUFFI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RARAQUAR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500.0300000000002" table:style-name="ce4">
            <text:p><text:s/>2.500,0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673" table:style-name="ce3">
            <text:p>5673</text:p>
          </table:table-cell>
          <table:table-cell office:value-type="string" table:style-name="ce3">
            <text:p>FREDERICO VIEIRA SILVERIO DA SILV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16" table:style-name="ce3">
            <text:p>11316</text:p>
          </table:table-cell>
          <table:table-cell office:value-type="string" table:style-name="ce3">
            <text:p>GABRIEL CARETA DO CARMO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PIRACICA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1553.58" table:style-name="ce4">
            <text:p><text:s/>11.553,5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165.6000000000004" table:style-name="ce4">
            <text:p><text:s/>5.165,60<text:s/></text:p>
          </table:table-cell>
          <table:table-cell office:value-type="float" office:value="2245.92" table:style-name="ce4">
            <text:p><text:s/>2.245,92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23" table:style-name="ce3">
            <text:p>3323</text:p>
          </table:table-cell>
          <table:table-cell office:value-type="string" table:style-name="ce3">
            <text:p>GABRIEL GUERREIR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MOGI-MIRIM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728.44" table:style-name="ce4">
            <text:p><text:s/>1.728,4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773" table:style-name="ce3">
            <text:p>3773</text:p>
          </table:table-cell>
          <table:table-cell office:value-type="string" table:style-name="ce3">
            <text:p>GABRIEL LINO DE PAULA PIR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RESIDENTE PRUDENTE</text:p>
          </table:table-cell>
          <table:table-cell office:value-type="float" office:value="1004" table:style-name="ce4">
            <text:p><text:s/>1.004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695.13" table:style-name="ce4">
            <text:p><text:s/>2.695,13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674" table:style-name="ce3">
            <text:p>5674</text:p>
          </table:table-cell>
          <table:table-cell office:value-type="string" table:style-name="ce3">
            <text:p>GABRIEL MARSON JUNQUEIR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CASA BRANC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112.14" table:style-name="ce4">
            <text:p><text:s/>7.112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952.25" table:style-name="ce4">
            <text:p><text:s/>2.952,2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492" table:style-name="ce3">
            <text:p>7492</text:p>
          </table:table-cell>
          <table:table-cell office:value-type="string" table:style-name="ce3">
            <text:p>GABRIEL RIGOLDI VIDAL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SANTA RITA DO PASSA QUATR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6756.73" table:style-name="ce4">
            <text:p><text:s/>6.756,7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8.95000000000005" table:style-name="ce4">
            <text:p><text:s/>568,95<text:s/></text:p>
          </table:table-cell>
          <table:table-cell office:value-type="float" office:value="8888.02" table:style-name="ce4">
            <text:p><text:s/>8.888,0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675" table:style-name="ce3">
            <text:p>5675</text:p>
          </table:table-cell>
          <table:table-cell office:value-type="string" table:style-name="ce3">
            <text:p>GABRIEL RODRIGUES ALV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939.89" table:style-name="ce4">
            <text:p><text:s/>939,8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36" table:style-name="ce3">
            <text:p>2536</text:p>
          </table:table-cell>
          <table:table-cell office:value-type="string" table:style-name="ce3">
            <text:p>GABRIEL TADEU KFOURI NET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CUNH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6756.73" table:style-name="ce4">
            <text:p><text:s/>6.756,7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040.53" table:style-name="ce4">
            <text:p><text:s/>3.040,5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24" table:style-name="ce3">
            <text:p>11324</text:p>
          </table:table-cell>
          <table:table-cell office:value-type="string" table:style-name="ce3">
            <text:p>GABRIELA CARVALHO DE ALMEIDA ESTEPHAN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GUARULH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1553.58" table:style-name="ce4">
            <text:p><text:s/>11.553,5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038.26" table:style-name="ce4">
            <text:p><text:s/>3.038,26<text:s/></text:p>
          </table:table-cell>
          <table:table-cell office:value-type="float" office:value="9208.2800000000007" table:style-name="ce4">
            <text:p><text:s/>9.208,2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35" table:style-name="ce3">
            <text:p>8535</text:p>
          </table:table-cell>
          <table:table-cell office:value-type="string" table:style-name="ce3">
            <text:p>GABRIELA FREIRE VIT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ISTRITAL DE ITAPEVI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3475.630000000001" table:style-name="ce4">
            <text:p><text:s/>13.475,6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234.3599999999999" table:style-name="ce4">
            <text:p><text:s/>1.234,36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201" table:style-name="ce3">
            <text:p>3201</text:p>
          </table:table-cell>
          <table:table-cell office:value-type="string" table:style-name="ce3">
            <text:p>GABRIELA GNATOS JOAO LIM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812.83" table:style-name="ce4">
            <text:p><text:s/>7.812,8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550.7600000000002" table:style-name="ce4">
            <text:p><text:s/>2.550,7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51" table:style-name="ce3">
            <text:p>7351</text:p>
          </table:table-cell>
          <table:table-cell office:value-type="string" table:style-name="ce3">
            <text:p>GABRIELA LANZA PASS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S CAMP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405.54" table:style-name="ce4">
            <text:p><text:s/>2.405,5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44" table:style-name="ce3">
            <text:p>11344</text:p>
          </table:table-cell>
          <table:table-cell office:value-type="string" table:style-name="ce3">
            <text:p>GABRIELA PEREIRA VIANNAY BELLONI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OSASCO</text:p>
          </table:table-cell>
          <table:table-cell office:value-type="float" office:value="1043.53" table:style-name="ce4">
            <text:p><text:s/>1.043,53<text:s/></text:p>
          </table:table-cell>
          <table:table-cell office:value-type="float" office:value="11553.58" table:style-name="ce4">
            <text:p><text:s/>11.553,5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115.08" table:style-name="ce4">
            <text:p><text:s/>2.115,08<text:s/></text:p>
          </table:table-cell>
          <table:table-cell office:value-type="float" office:value="5614.8099999999995" table:style-name="ce4">
            <text:p><text:s/>5.614,81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36" table:style-name="ce3">
            <text:p>8536</text:p>
          </table:table-cell>
          <table:table-cell office:value-type="string" table:style-name="ce3">
            <text:p>GABRIELA SILVA GONCALVES SALVADOR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BARIRI</text:p>
          </table:table-cell>
          <table:table-cell office:value-type="float" office:value="668" table:style-name="ce4">
            <text:p><text:s/>668,00<text:s/></text:p>
          </table:table-cell>
          <table:table-cell office:value-type="float" office:value="6756.73" table:style-name="ce4">
            <text:p><text:s/>6.756,7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129.41" table:style-name="ce4">
            <text:p><text:s/>2.129,41<text:s/></text:p>
          </table:table-cell>
          <table:table-cell office:value-type="float" office:value="5390.24" table:style-name="ce4">
            <text:p><text:s/>5.390,2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774" table:style-name="ce3">
            <text:p>3774</text:p>
          </table:table-cell>
          <table:table-cell office:value-type="string" table:style-name="ce3">
            <text:p>GASPAR PEREIRA DA SILVA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OGI-MIRIM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993" table:style-name="ce3">
            <text:p>4993</text:p>
          </table:table-cell>
          <table:table-cell office:value-type="string" table:style-name="ce3">
            <text:p>GEORGIA CARLA CHINALIA OBEID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RIO CLARO</text:p>
          </table:table-cell>
          <table:table-cell office:value-type="float" office:value="860" table:style-name="ce4">
            <text:p><text:s/>8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176.77" table:style-name="ce4">
            <text:p><text:s/>2.176,7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18" table:style-name="ce3">
            <text:p>7318</text:p>
          </table:table-cell>
          <table:table-cell office:value-type="string" table:style-name="ce3">
            <text:p>GERALDO MARCIO GONCALVES MENDE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S DE JUSTICA DA AREA REGIONAL DE SANT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112.14" table:style-name="ce4">
            <text:p><text:s/>7.112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970.71" table:style-name="ce4">
            <text:p><text:s/>1.970,71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24" table:style-name="ce3">
            <text:p>1024</text:p>
          </table:table-cell>
          <table:table-cell office:value-type="string" table:style-name="ce3">
            <text:p>GERALDO RANGEL DE FRANCA NE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546.58" table:style-name="ce4">
            <text:p><text:s/>2.546,5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676" table:style-name="ce3">
            <text:p>5676</text:p>
          </table:table-cell>
          <table:table-cell office:value-type="string" table:style-name="ce3">
            <text:p>GIANFRANCO SILVA CARUS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CRUZEIR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112.14" table:style-name="ce4">
            <text:p><text:s/>7.112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022.7" table:style-name="ce4">
            <text:p><text:s/>3.022,70<text:s/></text:p>
          </table:table-cell>
          <table:table-cell office:value-type="float" office:value="449.14" table:style-name="ce4">
            <text:p><text:s/>449,14<text:s/></text:p>
          </table:table-cell>
          <table:table-cell office:value-type="float" office:value="4491.84" table:style-name="ce4">
            <text:p><text:s/>4.491,84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33474" table:style-name="ce3">
            <text:p>833474</text:p>
          </table:table-cell>
          <table:table-cell office:value-type="string" table:style-name="ce3">
            <text:p>GIANPAOLO POGGIO SMANI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562.26" table:style-name="ce4">
            <text:p><text:s/>8.562,2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663" table:style-name="ce3">
            <text:p>1663</text:p>
          </table:table-cell>
          <table:table-cell office:value-type="string" table:style-name="ce3">
            <text:p>GILBERTO CABETT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ATINGUET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202" table:style-name="ce3">
            <text:p>3202</text:p>
          </table:table-cell>
          <table:table-cell office:value-type="string" table:style-name="ce3">
            <text:p>GILBERTO GOMES PEIXO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764" table:style-name="ce4">
            <text:p><text:s/>764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05.94" table:style-name="ce4">
            <text:p><text:s/>2.205,94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58" table:style-name="ce3">
            <text:p>2258</text:p>
          </table:table-cell>
          <table:table-cell office:value-type="string" table:style-name="ce3">
            <text:p>GILBERTO MARQU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LIN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4941.03" table:style-name="ce4">
            <text:p><text:s/>4.941,03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75056" table:style-name="ce3">
            <text:p>275056</text:p>
          </table:table-cell>
          <table:table-cell office:value-type="string" table:style-name="ce3">
            <text:p>GILBERTO MARTINS LOPE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303.17" table:style-name="ce4">
            <text:p><text:s/>8.303,1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25" table:style-name="ce3">
            <text:p>1025</text:p>
          </table:table-cell>
          <table:table-cell office:value-type="string" table:style-name="ce3">
            <text:p>GILBERTO NONAK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DE INTERESSES DIFUSOS E COLETIV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128.93" table:style-name="ce4">
            <text:p><text:s/>8.128,9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981" table:style-name="ce3">
            <text:p>2981</text:p>
          </table:table-cell>
          <table:table-cell office:value-type="string" table:style-name="ce3">
            <text:p>GILBERTO PORTO CAMARG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-305.45" table:style-name="ce4">
            <text:p>-305,4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96.0899999999999" table:style-name="ce4">
            <text:p><text:s/>1.196,0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775" table:style-name="ce3">
            <text:p>3775</text:p>
          </table:table-cell>
          <table:table-cell office:value-type="string" table:style-name="ce3">
            <text:p>GILBERTO RAMOS DE OLIVEIRA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TANDUV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111" table:style-name="ce4">
            <text:p><text:s/>2.111,00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37" table:style-name="ce3">
            <text:p>2237</text:p>
          </table:table-cell>
          <table:table-cell office:value-type="string" table:style-name="ce3">
            <text:p>GILMARA CRISTINA BRAZ DE CAST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VAR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26" table:style-name="ce3">
            <text:p>1026</text:p>
          </table:table-cell>
          <table:table-cell office:value-type="string" table:style-name="ce3">
            <text:p>GILSON ANTUNES MARTIN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RESIDENTE PRUDENT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133.5300000000002" table:style-name="ce4">
            <text:p><text:s/>2.133,5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660" table:style-name="ce3">
            <text:p>1660</text:p>
          </table:table-cell>
          <table:table-cell office:value-type="string" table:style-name="ce3">
            <text:p>GILSON CESAR AUGUSTO DA SILV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ARILI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621.19" table:style-name="ce4">
            <text:p><text:s/>7.621,1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679.58" table:style-name="ce4">
            <text:p><text:s/>679,58<text:s/></text:p>
          </table:table-cell>
          <table:table-cell office:value-type="float" office:value="9995.92" table:style-name="ce4">
            <text:p><text:s/>9.995,92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473" table:style-name="ce3">
            <text:p>4473</text:p>
          </table:table-cell>
          <table:table-cell office:value-type="string" table:style-name="ce3">
            <text:p>GILSON RICARDO MAGALHAE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AMPAR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17018" table:style-name="ce3">
            <text:p>317018</text:p>
          </table:table-cell>
          <table:table-cell office:value-type="string" table:style-name="ce3">
            <text:p>GILSON SIDNEY AMANCIO DE SOUZ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RESIDENTE PRUDENT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813.29" table:style-name="ce4">
            <text:p><text:s/>7.813,2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7705.49" table:style-name="ce4">
            <text:p><text:s/>7.705,49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474" table:style-name="ce3">
            <text:p>4474</text:p>
          </table:table-cell>
          <table:table-cell office:value-type="string" table:style-name="ce3">
            <text:p>GIOVANA CORAZZA NUNES CORTEZ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ISTRITAL DE BOITUVA</text:p>
          </table:table-cell>
          <table:table-cell office:value-type="float" office:value="668" table:style-name="ce4">
            <text:p><text:s/>668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349.33" table:style-name="ce4">
            <text:p><text:s/>2.349,33<text:s/></text:p>
          </table:table-cell>
          <table:table-cell office:value-type="float" office:value="224.57" table:style-name="ce4">
            <text:p><text:s/>224,57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475" table:style-name="ce3">
            <text:p>4475</text:p>
          </table:table-cell>
          <table:table-cell office:value-type="string" table:style-name="ce3">
            <text:p>GIOVANA MARINATO GODOY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AVAR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776" table:style-name="ce3">
            <text:p>3776</text:p>
          </table:table-cell>
          <table:table-cell office:value-type="string" table:style-name="ce3">
            <text:p>GIOVANA ORTOLANO GUERREI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292.07" table:style-name="ce4">
            <text:p><text:s/>1.292,07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37" table:style-name="ce3">
            <text:p>8537</text:p>
          </table:table-cell>
          <table:table-cell office:value-type="string" table:style-name="ce3">
            <text:p>GIULIANA BATISTA PAVANELLO DA FONSEC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ISTRITAL DE JARINU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6756.73" table:style-name="ce4">
            <text:p><text:s/>6.756,7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040.53" table:style-name="ce4">
            <text:p><text:s/>3.040,5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571" table:style-name="ce3">
            <text:p>10571</text:p>
          </table:table-cell>
          <table:table-cell office:value-type="string" table:style-name="ce3">
            <text:p>GIULLIO CHIEREGATTI SARAIV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RIBEIRAO PRET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2162.11" table:style-name="ce4">
            <text:p><text:s/>12.162,1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572" table:style-name="ce3">
            <text:p>10572</text:p>
          </table:table-cell>
          <table:table-cell office:value-type="string" table:style-name="ce3">
            <text:p>GLAUCO SOUZA AZEVED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PIRASSUNUNGA</text:p>
          </table:table-cell>
          <table:table-cell office:value-type="float" office:value="620" table:style-name="ce4">
            <text:p><text:s/>620,00<text:s/></text:p>
          </table:table-cell>
          <table:table-cell office:value-type="float" office:value="12162.11" table:style-name="ce4">
            <text:p><text:s/>12.162,1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080" table:style-name="ce3">
            <text:p>4080</text:p>
          </table:table-cell>
          <table:table-cell office:value-type="string" table:style-name="ce3">
            <text:p>GOIACI LEANDRO DE AZEVEDO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772.66" table:style-name="ce4">
            <text:p><text:s/>2.772,66<text:s/></text:p>
          </table:table-cell>
          <table:table-cell office:value-type="float" office:value="11208.44" table:style-name="ce4">
            <text:p><text:s/>11.208,4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476" table:style-name="ce3">
            <text:p>4476</text:p>
          </table:table-cell>
          <table:table-cell office:value-type="string" table:style-name="ce3">
            <text:p>GRAZIELA BORZA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85.06" table:style-name="ce4">
            <text:p><text:s/>2.885,06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38" table:style-name="ce3">
            <text:p>8538</text:p>
          </table:table-cell>
          <table:table-cell office:value-type="string" table:style-name="ce3">
            <text:p>GREGORIO EDOARDO RAPHAEL SELINGARDI GUARDI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ISTRITAL DE AGUAI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6756.73" table:style-name="ce4">
            <text:p><text:s/>6.756,73<text:s/></text:p>
          </table:table-cell>
          <table:table-cell office:value-type="float" office:value="2027.02" table:style-name="ce4">
            <text:p><text:s/>2.027,02<text:s/></text:p>
          </table:table-cell>
          <table:table-cell office:value-type="float" office:value="1137" table:style-name="ce4">
            <text:p><text:s/>1.137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404" table:style-name="ce3">
            <text:p>1404</text:p>
          </table:table-cell>
          <table:table-cell office:value-type="string" table:style-name="ce3">
            <text:p>GUILHERME ATHAYDE RIBEIRO FRANC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677" table:style-name="ce3">
            <text:p>5677</text:p>
          </table:table-cell>
          <table:table-cell office:value-type="string" table:style-name="ce3">
            <text:p>GUILHERME CASTANHO AUGUS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LH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39.33" table:style-name="ce4">
            <text:p><text:s/>3.239,33<text:s/></text:p>
          </table:table-cell>
          <table:table-cell office:value-type="float" office:value="3593.47" table:style-name="ce4">
            <text:p><text:s/>3.593,47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678" table:style-name="ce3">
            <text:p>5678</text:p>
          </table:table-cell>
          <table:table-cell office:value-type="string" table:style-name="ce3">
            <text:p>GUILHERME CHAVES NASCIMENT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CRAVINH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6756.73" table:style-name="ce4">
            <text:p><text:s/>6.756,73<text:s/></text:p>
          </table:table-cell>
          <table:table-cell office:value-type="float" office:value="5067.55" table:style-name="ce4">
            <text:p><text:s/>5.067,55<text:s/></text:p>
          </table:table-cell>
          <table:table-cell office:value-type="float" office:value="2333.48" table:style-name="ce4">
            <text:p><text:s/>2.333,4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144.3199999999997" table:style-name="ce4">
            <text:p><text:s/>3.144,32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90" table:style-name="ce3">
            <text:p>3390</text:p>
          </table:table-cell>
          <table:table-cell office:value-type="string" table:style-name="ce3">
            <text:p>GUILHERME GOTTARDELL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JUNDIAI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32.86" table:style-name="ce4">
            <text:p><text:s/>3.332,86<text:s/></text:p>
          </table:table-cell>
          <table:table-cell office:value-type="float" office:value="1796.7" table:style-name="ce4">
            <text:p><text:s/>1.796,70<text:s/></text:p>
          </table:table-cell>
          <table:table-cell office:value-type="float" office:value="2245.92" table:style-name="ce4">
            <text:p><text:s/>2.245,92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48" table:style-name="ce3">
            <text:p>2248</text:p>
          </table:table-cell>
          <table:table-cell office:value-type="string" table:style-name="ce3">
            <text:p>GUILHERME MELLO FERRAZ DE SIQU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493" table:style-name="ce3">
            <text:p>7493</text:p>
          </table:table-cell>
          <table:table-cell office:value-type="string" table:style-name="ce3">
            <text:p>GUILHERME ONOFRI AZEVEDO FIGUEIRED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5614.85" table:style-name="ce4">
            <text:p><text:s/>5.614,85<text:s/></text:p>
          </table:table-cell>
          <table:table-cell office:value-type="float" office:value="2098.81" table:style-name="ce4">
            <text:p><text:s/>2.098,8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51" table:style-name="ce3">
            <text:p>11351</text:p>
          </table:table-cell>
          <table:table-cell office:value-type="string" table:style-name="ce3">
            <text:p>GUILHERME PERUCHI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CATANDUV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1553.58" table:style-name="ce4">
            <text:p><text:s/>11.553,5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29.14" table:style-name="ce4">
            <text:p><text:s/>2.229,14<text:s/></text:p>
          </table:table-cell>
          <table:table-cell office:value-type="float" office:value="4491.82" table:style-name="ce4">
            <text:p><text:s/>4.491,8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36" table:style-name="ce3">
            <text:p>11336</text:p>
          </table:table-cell>
          <table:table-cell office:value-type="string" table:style-name="ce3">
            <text:p>GUILHERME RODRIGUES BATALINI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PRESIDENTE VESCESLAU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1553.58" table:style-name="ce4">
            <text:p><text:s/>11.553,5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389.52" table:style-name="ce4">
            <text:p><text:s/>1.389,5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477" table:style-name="ce3">
            <text:p>4477</text:p>
          </table:table-cell>
          <table:table-cell office:value-type="string" table:style-name="ce3">
            <text:p>GUILHERME SAMPAIO SEVILHA MARTINS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AGUDOS</text:p>
          </table:table-cell>
          <table:table-cell office:value-type="float" office:value="1004" table:style-name="ce4">
            <text:p><text:s/>1.004,00<text:s/></text:p>
          </table:table-cell>
          <table:table-cell office:value-type="float" office:value="6756.73" table:style-name="ce4">
            <text:p><text:s/>6.756,73<text:s/></text:p>
          </table:table-cell>
          <table:table-cell office:value-type="float" office:value="5067.55" table:style-name="ce4">
            <text:p><text:s/>5.067,55<text:s/></text:p>
          </table:table-cell>
          <table:table-cell office:value-type="float" office:value="1423.54" table:style-name="ce4">
            <text:p><text:s/>1.423,5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8983.7099999999991" table:style-name="ce4">
            <text:p><text:s/>8.983,71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679" table:style-name="ce3">
            <text:p>5679</text:p>
          </table:table-cell>
          <table:table-cell office:value-type="string" table:style-name="ce3">
            <text:p>GUILHERME SCHLITTLER OLIV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ISTRITAL DE TABOAO DA SERR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983.75" table:style-name="ce4">
            <text:p><text:s/>8.983,75<text:s/></text:p>
          </table:table-cell>
          <table:table-cell office:value-type="float" office:value="4491.88" table:style-name="ce4">
            <text:p><text:s/>4.491,88<text:s/></text:p>
          </table:table-cell>
          <table:table-cell office:value-type="float" office:value="1141.57" table:style-name="ce4">
            <text:p><text:s/>1.141,5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520" table:style-name="ce3">
            <text:p>6520</text:p>
          </table:table-cell>
          <table:table-cell office:value-type="string" table:style-name="ce3">
            <text:p>GUILHERME SILVA DE DEU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ITAPECERICA DA SERR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708.97" table:style-name="ce4">
            <text:p><text:s/>2.708,97<text:s/></text:p>
          </table:table-cell>
          <table:table-cell office:value-type="float" office:value="4941.03" table:style-name="ce4">
            <text:p><text:s/>4.941,03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036" table:style-name="ce3">
            <text:p>3036</text:p>
          </table:table-cell>
          <table:table-cell office:value-type="string" table:style-name="ce3">
            <text:p>GUILHERME SILVEIRA DE PORTELLA FERNAND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ITANHAEM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75.75" table:style-name="ce4">
            <text:p><text:s/>3.275,7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777" table:style-name="ce3">
            <text:p>3777</text:p>
          </table:table-cell>
          <table:table-cell office:value-type="string" table:style-name="ce3">
            <text:p>GUSTAVO ALBANO DIAS DA SILV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OSASC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41.57" table:style-name="ce4">
            <text:p><text:s/>1.141,57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62" table:style-name="ce3">
            <text:p>7362</text:p>
          </table:table-cell>
          <table:table-cell office:value-type="string" table:style-name="ce3">
            <text:p>GUSTAVO ANDREA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RIO CLARO</text:p>
          </table:table-cell>
          <table:table-cell office:value-type="float" office:value="668" table:style-name="ce4">
            <text:p><text:s/>668,00<text:s/></text:p>
          </table:table-cell>
          <table:table-cell office:value-type="float" office:value="13475.630000000001" table:style-name="ce4">
            <text:p><text:s/>13.475,6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912.04" table:style-name="ce4">
            <text:p><text:s/>2.912,0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741" table:style-name="ce3">
            <text:p>2741</text:p>
          </table:table-cell>
          <table:table-cell office:value-type="string" table:style-name="ce3">
            <text:p>GUSTAVO DOS REIS GAZZOL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OROCA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539.08" table:style-name="ce4">
            <text:p><text:s/>7.539,0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74.37" table:style-name="ce4">
            <text:p><text:s/>3.274,3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521" table:style-name="ce3">
            <text:p>6521</text:p>
          </table:table-cell>
          <table:table-cell office:value-type="string" table:style-name="ce3">
            <text:p>GUSTAVO DOS SANTOS MONTANIN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ISTRITAL DE ITAQUAQUECETU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5614.85" table:style-name="ce4">
            <text:p><text:s/>5.614,85<text:s/></text:p>
          </table:table-cell>
          <table:table-cell office:value-type="float" office:value="2674.21" table:style-name="ce4">
            <text:p><text:s/>2.674,2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494" table:style-name="ce3">
            <text:p>7494</text:p>
          </table:table-cell>
          <table:table-cell office:value-type="string" table:style-name="ce3">
            <text:p>GUSTAVO FERRONAT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NUPORANG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2162.11" table:style-name="ce4">
            <text:p><text:s/>12.162,1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79.34" table:style-name="ce4">
            <text:p><text:s/>2.279,3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495" table:style-name="ce3">
            <text:p>7495</text:p>
          </table:table-cell>
          <table:table-cell office:value-type="string" table:style-name="ce3">
            <text:p>GUSTAVO HENRIQUE DE ANDRADE CORDEI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ARILI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3475.630000000001" table:style-name="ce4">
            <text:p><text:s/>13.475,6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070.34" table:style-name="ce4">
            <text:p><text:s/>3.070,34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40" table:style-name="ce3">
            <text:p>8540</text:p>
          </table:table-cell>
          <table:table-cell office:value-type="string" table:style-name="ce3">
            <text:p>GUSTAVO JOSE PEDROZA SILV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SAO JOSE DOS CAMP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6756.73" table:style-name="ce4">
            <text:p><text:s/>6.756,7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508.04" table:style-name="ce4">
            <text:p><text:s/>1.508,0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496" table:style-name="ce3">
            <text:p>7496</text:p>
          </table:table-cell>
          <table:table-cell office:value-type="string" table:style-name="ce3">
            <text:p>GUSTAVO LUIS DE OLIVEIRA ZAMPRONH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RIO CLAR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984" table:style-name="ce4">
            <text:p><text:s/>984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478" table:style-name="ce3">
            <text:p>4478</text:p>
          </table:table-cell>
          <table:table-cell office:value-type="string" table:style-name="ce3">
            <text:p>GUSTAVO MACRI MORAI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LH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5614.85" table:style-name="ce4">
            <text:p><text:s/>5.614,85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54" table:style-name="ce3">
            <text:p>2254</text:p>
          </table:table-cell>
          <table:table-cell office:value-type="string" table:style-name="ce3">
            <text:p>GUSTAVO MEDIC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S CAMPOS</text:p>
          </table:table-cell>
          <table:table-cell office:value-type="float" office:value="572" table:style-name="ce4">
            <text:p><text:s/>572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74.6" table:style-name="ce4">
            <text:p><text:s/>2.874,6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47" table:style-name="ce3">
            <text:p>2547</text:p>
          </table:table-cell>
          <table:table-cell office:value-type="string" table:style-name="ce3">
            <text:p>GUSTAVO ROBERTO CHAIM POZZEBON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SERRA NEGR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38.51" table:style-name="ce4">
            <text:p><text:s/>7.438,5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5820" table:style-name="ce4">
            <text:p><text:s/>5.820,0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522" table:style-name="ce3">
            <text:p>6522</text:p>
          </table:table-cell>
          <table:table-cell office:value-type="string" table:style-name="ce3">
            <text:p>GUSTAVO ROBERTO COST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999.37" table:style-name="ce4">
            <text:p><text:s/>999,3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497" table:style-name="ce3">
            <text:p>7497</text:p>
          </table:table-cell>
          <table:table-cell office:value-type="string" table:style-name="ce3">
            <text:p>GUSTAVO SILVA TAMAOKI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PRESIDENTE BERNARDE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6756.73" table:style-name="ce4">
            <text:p><text:s/>6.756,7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67.14" table:style-name="ce4">
            <text:p><text:s/>2.267,14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1122.96" table:style-name="ce4">
            <text:p><text:s/>1.122,96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45" table:style-name="ce3">
            <text:p>7345</text:p>
          </table:table-cell>
          <table:table-cell office:value-type="string" table:style-name="ce3">
            <text:p>GUSTAVO SIMIONI BERNARDO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6418.66" table:style-name="ce4">
            <text:p><text:s/>6.418,6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329.68" table:style-name="ce4">
            <text:p><text:s/>1.329,68<text:s/></text:p>
          </table:table-cell>
          <table:table-cell office:value-type="float" office:value="2994.54" table:style-name="ce4">
            <text:p><text:s/>2.994,5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573" table:style-name="ce3">
            <text:p>10573</text:p>
          </table:table-cell>
          <table:table-cell office:value-type="string" table:style-name="ce3">
            <text:p>GUSTAVO TRINCAD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SANTO ANDR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6756.73" table:style-name="ce4">
            <text:p><text:s/>6.756,73<text:s/></text:p>
          </table:table-cell>
          <table:table-cell office:value-type="float" office:value="5067.55" table:style-name="ce4">
            <text:p><text:s/>5.067,55<text:s/></text:p>
          </table:table-cell>
          <table:table-cell office:value-type="float" office:value="2756.12" table:style-name="ce4">
            <text:p><text:s/>2.756,1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203" table:style-name="ce3">
            <text:p>3203</text:p>
          </table:table-cell>
          <table:table-cell office:value-type="string" table:style-name="ce3">
            <text:p>GUSTAVO YAMAGUCHI MIYAZAKI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S DE JUSTICA DA AREA REGIONAL DE SAO JOSE DO RIO PRET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599999999991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428.84" table:style-name="ce4">
            <text:p><text:s/>1.428,8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84.44" table:style-name="ce4">
            <text:p><text:s/>1.684,44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95228" table:style-name="ce3">
            <text:p>295228</text:p>
          </table:table-cell>
          <table:table-cell office:value-type="string" table:style-name="ce3">
            <text:p>GUSTAVO ZORZELLA VAZ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AURU</text:p>
          </table:table-cell>
          <table:table-cell office:value-type="float" office:value="860" table:style-name="ce4">
            <text:p><text:s/>86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574" table:style-name="ce3">
            <text:p>10574</text:p>
          </table:table-cell>
          <table:table-cell office:value-type="string" table:style-name="ce3">
            <text:p>HALINE BARRETO AFONSO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ITAPECERICA DA SERR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6418.66" table:style-name="ce4">
            <text:p><text:s/>6.418,6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931.33" table:style-name="ce4">
            <text:p><text:s/>931,33<text:s/></text:p>
          </table:table-cell>
          <table:table-cell office:value-type="float" office:value="10409.35" table:style-name="ce4">
            <text:p><text:s/>10.409,35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968542" table:style-name="ce3">
            <text:p>968542</text:p>
          </table:table-cell>
          <table:table-cell office:value-type="string" table:style-name="ce3">
            <text:p>HAMILTON ALONSO JUNIOR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DE INTERESSES DIFUSOS E COLETIV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499.19" table:style-name="ce4">
            <text:p><text:s/>8.499,1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680" table:style-name="ce3">
            <text:p>5680</text:p>
          </table:table-cell>
          <table:table-cell office:value-type="string" table:style-name="ce3">
            <text:p>HAMILTON ANTONIO GIANFRATTI JUNIOR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S DE JUSTICA DA AREA REGIONAL DE SOROCA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074.89" table:style-name="ce4">
            <text:p><text:s/>3.074,89<text:s/></text:p>
          </table:table-cell>
          <table:table-cell office:value-type="float" office:value="2021.27" table:style-name="ce4">
            <text:p><text:s/>2.021,27<text:s/></text:p>
          </table:table-cell>
          <table:table-cell office:value-type="float" office:value="2807.4" table:style-name="ce4">
            <text:p><text:s/>2.807,40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405" table:style-name="ce3">
            <text:p>1405</text:p>
          </table:table-cell>
          <table:table-cell office:value-type="string" table:style-name="ce3">
            <text:p>HAMILTON FERNANDO LIS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RIBEIRAO PRET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13.65" table:style-name="ce4">
            <text:p><text:s/>2.213,6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778" table:style-name="ce3">
            <text:p>3778</text:p>
          </table:table-cell>
          <table:table-cell office:value-type="string" table:style-name="ce3">
            <text:p>HAROLDO PANSARDI GIAVARIN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LIN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306.5" table:style-name="ce4">
            <text:p><text:s/>1.306,5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204" table:style-name="ce3">
            <text:p>3204</text:p>
          </table:table-cell>
          <table:table-cell office:value-type="string" table:style-name="ce3">
            <text:p>HELENA BONILHA DE TOLEDO LEIT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OSASC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308.44" table:style-name="ce4">
            <text:p><text:s/>2.308,44<text:s/></text:p>
          </table:table-cell>
          <table:table-cell office:value-type="float" office:value="4941.03" table:style-name="ce4">
            <text:p><text:s/>4.941,03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53" table:style-name="ce3">
            <text:p>2053</text:p>
          </table:table-cell>
          <table:table-cell office:value-type="string" table:style-name="ce3">
            <text:p>HELENA CECILIA DINIZ TEIXEIRA CALADO TONELL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OROCA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40" table:style-name="ce4">
            <text:p><text:s/>3.24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403.71" table:style-name="ce4">
            <text:p><text:s/>1.403,71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479" table:style-name="ce3">
            <text:p>4479</text:p>
          </table:table-cell>
          <table:table-cell office:value-type="string" table:style-name="ce3">
            <text:p>HELIO DIMAS DE ALMEIDA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LIMEIR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03.12" table:style-name="ce4">
            <text:p><text:s/>3.303,12<text:s/></text:p>
          </table:table-cell>
          <table:table-cell office:value-type="float" office:value="1796.7" table:style-name="ce4">
            <text:p><text:s/>1.796,70<text:s/></text:p>
          </table:table-cell>
          <table:table-cell office:value-type="float" office:value="3368.88" table:style-name="ce4">
            <text:p><text:s/>3.368,88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205" table:style-name="ce3">
            <text:p>3205</text:p>
          </table:table-cell>
          <table:table-cell office:value-type="string" table:style-name="ce3">
            <text:p>HELIO JORGE GONCALVES DE CARVALH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994" table:style-name="ce3">
            <text:p>4994</text:p>
          </table:table-cell>
          <table:table-cell office:value-type="string" table:style-name="ce3">
            <text:p>HELIO JUNQUEIRA DE CARVALHO NE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RAIA GRANDE</text:p>
          </table:table-cell>
          <table:table-cell office:value-type="float" office:value="716" table:style-name="ce4">
            <text:p><text:s/>716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930.39" table:style-name="ce4">
            <text:p><text:s/>3.930,39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10554" table:style-name="ce3">
            <text:p>810554</text:p>
          </table:table-cell>
          <table:table-cell office:value-type="string" table:style-name="ce3">
            <text:p>HELIO LOMA GARCI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MOTORIA DE JUSTICA REGIONAL DE SANTAN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399.43" table:style-name="ce4">
            <text:p><text:s/>8.399,4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80" table:style-name="ce3">
            <text:p>2280</text:p>
          </table:table-cell>
          <table:table-cell office:value-type="string" table:style-name="ce3">
            <text:p>HELIO PERDOMO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S DE JUSTICA DA AREA REGIONAL DE PRESIDENTE PRUDENT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480" table:style-name="ce3">
            <text:p>4480</text:p>
          </table:table-cell>
          <table:table-cell office:value-type="string" table:style-name="ce3">
            <text:p>HELOISA GASPAR MARTINS TAVAR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 RIO PRET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5614.85" table:style-name="ce4">
            <text:p><text:s/>5.614,85<text:s/></text:p>
          </table:table-cell>
          <table:table-cell office:value-type="float" office:value="1679.53" table:style-name="ce4">
            <text:p><text:s/>1.679,53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98694" table:style-name="ce3">
            <text:p>698694</text:p>
          </table:table-cell>
          <table:table-cell office:value-type="string" table:style-name="ce3">
            <text:p>HELOISA TORRES DE TOLEDO BUENO DE SOUZ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314.28999999999996" table:style-name="ce4">
            <text:p><text:s/>314,2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32" table:style-name="ce3">
            <text:p>7332</text:p>
          </table:table-cell>
          <table:table-cell office:value-type="string" table:style-name="ce3">
            <text:p>HELOISE MAIA DA COST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UBATU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112.14" table:style-name="ce4">
            <text:p><text:s/>7.112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215.77" table:style-name="ce4">
            <text:p><text:s/>1.215,77<text:s/></text:p>
          </table:table-cell>
          <table:table-cell office:value-type="float" office:value="3593.47" table:style-name="ce4">
            <text:p><text:s/>3.593,47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54" table:style-name="ce3">
            <text:p>2054</text:p>
          </table:table-cell>
          <table:table-cell office:value-type="string" table:style-name="ce3">
            <text:p>HENRIQUE BRASO SCHULZ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BERNARDO DO CAMP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681" table:style-name="ce3">
            <text:p>5681</text:p>
          </table:table-cell>
          <table:table-cell office:value-type="string" table:style-name="ce3">
            <text:p>HENRIQUE LUCAS DE MIRAND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CRUZEIR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112.14" table:style-name="ce4">
            <text:p><text:s/>7.112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741.09" table:style-name="ce4">
            <text:p><text:s/>2.741,0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4.8" table:style-name="ce4">
            <text:p><text:s/>5.614,80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04001" table:style-name="ce3">
            <text:p>704001</text:p>
          </table:table-cell>
          <table:table-cell office:value-type="string" table:style-name="ce3">
            <text:p>HENRIQUE RIBEIRO VARONEZ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AURU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461.3200000000002" table:style-name="ce4">
            <text:p><text:s/>2.461,32<text:s/></text:p>
          </table:table-cell>
          <table:table-cell office:value-type="float" office:value="449.14" table:style-name="ce4">
            <text:p><text:s/>449,1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081" table:style-name="ce3">
            <text:p>4081</text:p>
          </table:table-cell>
          <table:table-cell office:value-type="string" table:style-name="ce3">
            <text:p>HENRIQUE SIMON VARGAS PROIT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TIBAI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05.95" table:style-name="ce4">
            <text:p><text:s/>2.805,9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053.32" table:style-name="ce4">
            <text:p><text:s/>5.053,32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3763" table:style-name="ce3">
            <text:p>253763</text:p>
          </table:table-cell>
          <table:table-cell office:value-type="string" table:style-name="ce3">
            <text:p>HERACLES ANTONIO PERANOVICH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621.19" table:style-name="ce4">
            <text:p><text:s/>7.621,1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194.06" table:style-name="ce4">
            <text:p><text:s/>2.194,06<text:s/></text:p>
          </table:table-cell>
          <table:table-cell office:value-type="float" office:value="4997.96" table:style-name="ce4">
            <text:p><text:s/>4.997,9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66" table:style-name="ce3">
            <text:p>2266</text:p>
          </table:table-cell>
          <table:table-cell office:value-type="string" table:style-name="ce3">
            <text:p>HERALDO FRANCI ROCH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O TATUAP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779" table:style-name="ce3">
            <text:p>3779</text:p>
          </table:table-cell>
          <table:table-cell office:value-type="string" table:style-name="ce3">
            <text:p>HERBERT WYLLIAM VITOR DE SOUZA OLIVEIR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BEBEDOUR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112.14" table:style-name="ce4">
            <text:p><text:s/>7.112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01719" table:style-name="ce3">
            <text:p>701719</text:p>
          </table:table-cell>
          <table:table-cell office:value-type="string" table:style-name="ce3">
            <text:p>HERCULES SORMANI NE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AURU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031.96" table:style-name="ce4">
            <text:p><text:s/>8.031,9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3149.49" table:style-name="ce4">
            <text:p><text:s/>3.149,49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481" table:style-name="ce3">
            <text:p>4481</text:p>
          </table:table-cell>
          <table:table-cell office:value-type="string" table:style-name="ce3">
            <text:p>HERICO WILLIAM ALVES DESTEFANI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MIRASSO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112.14" table:style-name="ce4">
            <text:p><text:s/>7.112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738.54" table:style-name="ce4">
            <text:p><text:s/>1.738,54<text:s/></text:p>
          </table:table-cell>
          <table:table-cell office:value-type="float" office:value="4491.82" table:style-name="ce4">
            <text:p><text:s/>4.491,82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35" table:style-name="ce3">
            <text:p>2235</text:p>
          </table:table-cell>
          <table:table-cell office:value-type="string" table:style-name="ce3">
            <text:p>HERIVELTO DE ALMEID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RARAQUAR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68.92" table:style-name="ce4">
            <text:p><text:s/>1.168,9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523" table:style-name="ce3">
            <text:p>6523</text:p>
          </table:table-cell>
          <table:table-cell office:value-type="string" table:style-name="ce3">
            <text:p>HERMES DUARTE MORAIS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GUARI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6756.73" table:style-name="ce4">
            <text:p><text:s/>6.756,7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611.91" table:style-name="ce4">
            <text:p><text:s/>611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982678" table:style-name="ce3">
            <text:p>982678</text:p>
          </table:table-cell>
          <table:table-cell office:value-type="string" table:style-name="ce3">
            <text:p>HIDEJALMA MUCCI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015.21" table:style-name="ce4">
            <text:p><text:s/>8.015,2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4103" table:style-name="ce3">
            <text:p>204103</text:p>
          </table:table-cell>
          <table:table-cell office:value-type="string" table:style-name="ce3">
            <text:p>HILTON MAURICIO DE ARAUJO FILH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BATATAI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72.3" table:style-name="ce4">
            <text:p><text:s/>1.672,3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00" table:style-name="ce3">
            <text:p>7300</text:p>
          </table:table-cell>
          <table:table-cell office:value-type="string" table:style-name="ce3">
            <text:p>HORIVAL MARQUES DE FREITAS JUNIOR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JALE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5614.85" table:style-name="ce4">
            <text:p><text:s/>5.614,85<text:s/></text:p>
          </table:table-cell>
          <table:table-cell office:value-type="float" office:value="1213.06" table:style-name="ce4">
            <text:p><text:s/>1.213,0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6" table:style-name="ce4">
            <text:p><text:s/>1.122,96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64" table:style-name="ce3">
            <text:p>2264</text:p>
          </table:table-cell>
          <table:table-cell office:value-type="string" table:style-name="ce3">
            <text:p>IEDA CASSEB CASAGRANDE BIGNARD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812.83" table:style-name="ce4">
            <text:p><text:s/>7.812,8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498" table:style-name="ce3">
            <text:p>7498</text:p>
          </table:table-cell>
          <table:table-cell office:value-type="string" table:style-name="ce3">
            <text:p>IGOR KOZLOWSK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1978.34" table:style-name="ce4">
            <text:p><text:s/>11.978,34<text:s/></text:p>
          </table:table-cell>
          <table:table-cell office:value-type="float" office:value="2245.94" table:style-name="ce4">
            <text:p><text:s/>2.245,94<text:s/></text:p>
          </table:table-cell>
          <table:table-cell office:value-type="float" office:value="1974.74" table:style-name="ce4">
            <text:p><text:s/>1.974,7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4491.84" table:style-name="ce4">
            <text:p><text:s/>4.491,84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41" table:style-name="ce3">
            <text:p>8541</text:p>
          </table:table-cell>
          <table:table-cell office:value-type="string" table:style-name="ce3">
            <text:p>IGOR VOLPATO BEDON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IEIRA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3475.630000000001" table:style-name="ce4">
            <text:p><text:s/>13.475,6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499" table:style-name="ce3">
            <text:p>7499</text:p>
          </table:table-cell>
          <table:table-cell office:value-type="string" table:style-name="ce3">
            <text:p>ILO WILSON MARINHO GONCALVES JUNIOR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TAQUARITING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112.14" table:style-name="ce4">
            <text:p><text:s/>7.112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7186.94" table:style-name="ce4">
            <text:p><text:s/>7.186,94<text:s/></text:p>
          </table:table-cell>
          <table:table-cell office:value-type="float" office:value="2245.92" table:style-name="ce4">
            <text:p><text:s/>2.245,92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95168" table:style-name="ce3">
            <text:p>495168</text:p>
          </table:table-cell>
          <table:table-cell office:value-type="string" table:style-name="ce3">
            <text:p>ILSON ROBERTO SEVERINO DIA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459.49" table:style-name="ce4">
            <text:p><text:s/>8.459,4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64" table:style-name="ce3">
            <text:p>7364</text:p>
          </table:table-cell>
          <table:table-cell office:value-type="string" table:style-name="ce3">
            <text:p>INGRID MARIA BERTOLINO BRAID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09.94" table:style-name="ce4">
            <text:p><text:s/>2.209,9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682" table:style-name="ce3">
            <text:p>5682</text:p>
          </table:table-cell>
          <table:table-cell office:value-type="string" table:style-name="ce3">
            <text:p>INGRID RODRIGUES DE ATAIDE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BANA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6756.73" table:style-name="ce4">
            <text:p><text:s/>6.756,7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784.79" table:style-name="ce4">
            <text:p><text:s/>784,7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381" table:style-name="ce3">
            <text:p>1381</text:p>
          </table:table-cell>
          <table:table-cell office:value-type="string" table:style-name="ce3">
            <text:p>IRENE MORENO VASCONCELL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E SANTO AMAR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621.19" table:style-name="ce4">
            <text:p><text:s/>7.621,1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694" table:style-name="ce3">
            <text:p>1694</text:p>
          </table:table-cell>
          <table:table-cell office:value-type="string" table:style-name="ce3">
            <text:p>ISABEL DORSA GERNER MAGGION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CIVEL DO FORO REGIONAL IV - LAP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539.08" table:style-name="ce4">
            <text:p><text:s/>7.539,0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1796.7" table:style-name="ce4">
            <text:p><text:s/>1.796,70<text:s/></text:p>
          </table:table-cell>
          <table:table-cell office:value-type="float" office:value="3368.88" table:style-name="ce4">
            <text:p><text:s/>3.368,88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2692" table:style-name="ce3">
            <text:p>252692</text:p>
          </table:table-cell>
          <table:table-cell office:value-type="string" table:style-name="ce3">
            <text:p>ISABELLA RIPOLI MARTIN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52.380000000000109" table:style-name="ce4">
            <text:p><text:s/>52,3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34.2" table:style-name="ce4">
            <text:p><text:s/>3.534,2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27" table:style-name="ce3">
            <text:p>1027</text:p>
          </table:table-cell>
          <table:table-cell office:value-type="string" table:style-name="ce3">
            <text:p>ISAURO PIGOZZI FILH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ARILI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51.29999999999995" table:style-name="ce4">
            <text:p><text:s/>551,3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19" table:style-name="ce3">
            <text:p>7319</text:p>
          </table:table-cell>
          <table:table-cell office:value-type="string" table:style-name="ce3">
            <text:p>ISMAEL DE OLIVEIRA MOT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027.09" table:style-name="ce4">
            <text:p><text:s/>3.027,09<text:s/></text:p>
          </table:table-cell>
          <table:table-cell office:value-type="float" office:value="2245.91" table:style-name="ce4">
            <text:p><text:s/>2.245,91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47489" table:style-name="ce3">
            <text:p>547489</text:p>
          </table:table-cell>
          <table:table-cell office:value-type="string" table:style-name="ce3">
            <text:p>ISRAEL DONIZETI VIEIRA DA SILV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207.32" table:style-name="ce4">
            <text:p><text:s/>8.207,3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98496" table:style-name="ce3">
            <text:p>698496</text:p>
          </table:table-cell>
          <table:table-cell office:value-type="string" table:style-name="ce3">
            <text:p>IURICA TANIO OKUMUR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437.86" table:style-name="ce4">
            <text:p><text:s/>8.437,8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7" table:style-name="ce3">
            <text:p>737</text:p>
          </table:table-cell>
          <table:table-cell office:value-type="string" table:style-name="ce3">
            <text:p>IUSSARA BRANDAO DE ALMEID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 ANDR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425.23" table:style-name="ce4">
            <text:p><text:s/>2.425,2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4491.84" table:style-name="ce4">
            <text:p><text:s/>4.491,84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652" table:style-name="ce3">
            <text:p>1652</text:p>
          </table:table-cell>
          <table:table-cell office:value-type="string" table:style-name="ce3">
            <text:p>IVAN CARNEIRO CASTANHEI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MERICAN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177.6" table:style-name="ce4">
            <text:p><text:s/>3.177,6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4716.4599999999991" table:style-name="ce4">
            <text:p><text:s/>4.716,46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082" table:style-name="ce3">
            <text:p>4082</text:p>
          </table:table-cell>
          <table:table-cell office:value-type="string" table:style-name="ce3">
            <text:p>IVAN CINTRA BORGES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ALTINOPOLI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6756.73" table:style-name="ce4">
            <text:p><text:s/>6.756,7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022.59" table:style-name="ce4">
            <text:p><text:s/>2.022,5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6" table:style-name="ce4">
            <text:p><text:s/>1.122,96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37704" table:style-name="ce3">
            <text:p>837704</text:p>
          </table:table-cell>
          <table:table-cell office:value-type="string" table:style-name="ce3">
            <text:p>IVAN FRANCISCO PEREIRA AGOSTINH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880.49" table:style-name="ce4">
            <text:p><text:s/>7.880,4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430.28" table:style-name="ce4">
            <text:p><text:s/>3.430,2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28" table:style-name="ce3">
            <text:p>1028</text:p>
          </table:table-cell>
          <table:table-cell office:value-type="string" table:style-name="ce3">
            <text:p>IVAN NASCIMENTO DE CAST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FRANC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35.45" table:style-name="ce4">
            <text:p><text:s/>3.235,4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376" table:style-name="ce3">
            <text:p>1376</text:p>
          </table:table-cell>
          <table:table-cell office:value-type="string" table:style-name="ce3">
            <text:p>IVANA CHACON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OSASC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342" table:style-name="ce3">
            <text:p>1342</text:p>
          </table:table-cell>
          <table:table-cell office:value-type="string" table:style-name="ce3">
            <text:p>IVANDIL DANTAS DA SILV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MOTORIA DE JUSTICA DA CAPITAL</text:p>
          </table:table-cell>
          <table:table-cell office:value-type="float" office:value="576.19000000000005" table:style-name="ce4">
            <text:p><text:s/>576,19<text:s/></text:p>
          </table:table-cell>
          <table:table-cell office:value-type="float" office:value="8083.03" table:style-name="ce4">
            <text:p><text:s/>8.083,0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995" table:style-name="ce3">
            <text:p>4995</text:p>
          </table:table-cell>
          <table:table-cell office:value-type="string" table:style-name="ce3">
            <text:p>IZABELA ANGELICA QUEIROZ FONSEC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TATUI</text:p>
          </table:table-cell>
          <table:table-cell office:value-type="float" office:value="668" table:style-name="ce4">
            <text:p><text:s/>668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8.2199999999998" table:style-name="ce4">
            <text:p><text:s/>2.248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780" table:style-name="ce3">
            <text:p>3780</text:p>
          </table:table-cell>
          <table:table-cell office:value-type="string" table:style-name="ce3">
            <text:p>JACQUELINE APARECIDA CASADO NAVAJA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JACAREI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75.75" table:style-name="ce4">
            <text:p><text:s/>3.275,7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55" table:style-name="ce3">
            <text:p>3355</text:p>
          </table:table-cell>
          <table:table-cell office:value-type="string" table:style-name="ce3">
            <text:p>JACQUES MARCEL ABRAMOVITCH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SALT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550.7600000000002" table:style-name="ce4">
            <text:p><text:s/>2.550,76<text:s/></text:p>
          </table:table-cell>
          <table:table-cell office:value-type="float" office:value="3144.26" table:style-name="ce4">
            <text:p><text:s/>3.144,2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482" table:style-name="ce3">
            <text:p>4482</text:p>
          </table:table-cell>
          <table:table-cell office:value-type="string" table:style-name="ce3">
            <text:p>JAIME MEIRA DO NASCIMENTO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INDAMONHANGA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2635" table:style-name="ce3">
            <text:p>62635</text:p>
          </table:table-cell>
          <table:table-cell office:value-type="string" table:style-name="ce3">
            <text:p>JAIR BURGUI MANZAN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459" table:style-name="ce4">
            <text:p><text:s/>8.459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785" table:style-name="ce4">
            <text:p><text:s/>1.785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671" table:style-name="ce3">
            <text:p>1671</text:p>
          </table:table-cell>
          <table:table-cell office:value-type="string" table:style-name="ce3">
            <text:p>JAIRO EDWARD DE LUC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6487" table:style-name="ce3">
            <text:p>226487</text:p>
          </table:table-cell>
          <table:table-cell office:value-type="string" table:style-name="ce3">
            <text:p>JAIRO JOSE GENOV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ARILI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207.32" table:style-name="ce4">
            <text:p><text:s/>8.207,3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720.24" table:style-name="ce4">
            <text:p><text:s/>1.720,2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742" table:style-name="ce3">
            <text:p>2742</text:p>
          </table:table-cell>
          <table:table-cell office:value-type="string" table:style-name="ce3">
            <text:p>JAMIL LUIZ SIMON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CAMPOS DE JORDAO</text:p>
          </table:table-cell>
          <table:table-cell office:value-type="float" office:value="572" table:style-name="ce4">
            <text:p><text:s/>572,00<text:s/></text:p>
          </table:table-cell>
          <table:table-cell office:value-type="float" office:value="7112.14" table:style-name="ce4">
            <text:p><text:s/>7.112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434.61" table:style-name="ce4">
            <text:p><text:s/>1.434,6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579" table:style-name="ce3">
            <text:p>10579</text:p>
          </table:table-cell>
          <table:table-cell office:value-type="string" table:style-name="ce3">
            <text:p>JAMILE TAVARES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JUNQUEIROPOLI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2162.11" table:style-name="ce4">
            <text:p><text:s/>12.162,1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797.02" table:style-name="ce4">
            <text:p><text:s/>797,02<text:s/></text:p>
          </table:table-cell>
          <table:table-cell office:value-type="float" office:value="6642.11" table:style-name="ce4">
            <text:p><text:s/>6.642,11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996" table:style-name="ce3">
            <text:p>4996</text:p>
          </table:table-cell>
          <table:table-cell office:value-type="string" table:style-name="ce3">
            <text:p>JANDIR MOURA TORRES NET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ISTRITAL DE VARZEA PAULIST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112.14" table:style-name="ce4">
            <text:p><text:s/>7.112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508.04" table:style-name="ce4">
            <text:p><text:s/>1.508,04<text:s/></text:p>
          </table:table-cell>
          <table:table-cell office:value-type="float" office:value="7176.2800000000007" table:style-name="ce4">
            <text:p><text:s/>7.176,28<text:s/></text:p>
          </table:table-cell>
          <table:table-cell office:value-type="float" office:value="2807.4" table:style-name="ce4">
            <text:p><text:s/>2.807,40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71" table:style-name="ce3">
            <text:p>7371</text:p>
          </table:table-cell>
          <table:table-cell office:value-type="string" table:style-name="ce3">
            <text:p>JANINE RODRIGUES DE SOUSA BALDOME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CAETANO DO SU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4.85" table:style-name="ce4">
            <text:p><text:s/>5.614,85<text:s/></text:p>
          </table:table-cell>
          <table:table-cell office:value-type="float" office:value="931.67" table:style-name="ce4">
            <text:p><text:s/>931,6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87736" table:style-name="ce3">
            <text:p>287736</text:p>
          </table:table-cell>
          <table:table-cell office:value-type="string" table:style-name="ce3">
            <text:p>JAQUELINE MARA LORENZETTI MARTINELLI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076.31" table:style-name="ce4">
            <text:p><text:s/>8.076,3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924.05" table:style-name="ce4">
            <text:p><text:s/>1.924,0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38" table:style-name="ce3">
            <text:p>11338</text:p>
          </table:table-cell>
          <table:table-cell office:value-type="string" table:style-name="ce3">
            <text:p>JEFFERSON LEANDRO DE ALMEIDA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GUARULH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1553.58" table:style-name="ce4">
            <text:p><text:s/>11.553,5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511.6600000000003" table:style-name="ce4">
            <text:p><text:s/>2.511,66<text:s/></text:p>
          </table:table-cell>
          <table:table-cell office:value-type="float" office:value="6962.37" table:style-name="ce4">
            <text:p><text:s/>6.962,37<text:s/></text:p>
          </table:table-cell>
          <table:table-cell office:value-type="float" office:value="8422.2000000000007" table:style-name="ce4">
            <text:p><text:s/>8.422,20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04104" table:style-name="ce3">
            <text:p>704104</text:p>
          </table:table-cell>
          <table:table-cell office:value-type="string" table:style-name="ce3">
            <text:p>JERONYMO CREPALDI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AURU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83.96" table:style-name="ce4">
            <text:p><text:s/>1.183,96<text:s/></text:p>
          </table:table-cell>
          <table:table-cell office:value-type="float" office:value="224.57" table:style-name="ce4">
            <text:p><text:s/>224,57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370" table:style-name="ce3">
            <text:p>1370</text:p>
          </table:table-cell>
          <table:table-cell office:value-type="string" table:style-name="ce3">
            <text:p>JESS PAUL TAVES PIRE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OSVALDO CRUZ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112.14" table:style-name="ce4">
            <text:p><text:s/>7.112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7288.67" table:style-name="ce4">
            <text:p><text:s/>7.288,67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581" table:style-name="ce3">
            <text:p>10581</text:p>
          </table:table-cell>
          <table:table-cell office:value-type="string" table:style-name="ce3">
            <text:p>JOANA FRANKLIN DE ARAUJ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SOROCABA</text:p>
          </table:table-cell>
          <table:table-cell office:value-type="float" office:value="860" table:style-name="ce4">
            <text:p><text:s/>860,00<text:s/></text:p>
          </table:table-cell>
          <table:table-cell office:value-type="float" office:value="12162.11" table:style-name="ce4">
            <text:p><text:s/>12.162,1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062.9700000000003" table:style-name="ce4">
            <text:p><text:s/>3.062,9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5200" table:style-name="ce3">
            <text:p>205200</text:p>
          </table:table-cell>
          <table:table-cell office:value-type="string" table:style-name="ce3">
            <text:p>JOAO ALFREDO RIBEIRO GOMES DE DEU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JUNDIAI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667" table:style-name="ce3">
            <text:p>1667</text:p>
          </table:table-cell>
          <table:table-cell office:value-type="string" table:style-name="ce3">
            <text:p>JOAO ALVARO SOAR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 ANDR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6951.78" table:style-name="ce4">
            <text:p><text:s/>6.951,7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08472" table:style-name="ce3">
            <text:p>608472</text:p>
          </table:table-cell>
          <table:table-cell office:value-type="string" table:style-name="ce3">
            <text:p>JOAO ALVES DE SOUZA CAMPO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437.86" table:style-name="ce4">
            <text:p><text:s/>8.437,8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15881" table:style-name="ce3">
            <text:p>315881</text:p>
          </table:table-cell>
          <table:table-cell office:value-type="string" table:style-name="ce3">
            <text:p>JOAO ANTONIO BASTOS GARRETA PRAT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499.19" table:style-name="ce4">
            <text:p><text:s/>8.499,1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93365" table:style-name="ce3">
            <text:p>793365</text:p>
          </table:table-cell>
          <table:table-cell office:value-type="string" table:style-name="ce3">
            <text:p>JOAO ANTONIO DOS SANTOS RODRIGUE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141.58" table:style-name="ce4">
            <text:p><text:s/>8.141,5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01267" table:style-name="ce3">
            <text:p>701267</text:p>
          </table:table-cell>
          <table:table-cell office:value-type="string" table:style-name="ce3">
            <text:p>JOAO ANTONIO MARCHI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429.83" table:style-name="ce4">
            <text:p><text:s/>8.429,8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582" table:style-name="ce3">
            <text:p>10582</text:p>
          </table:table-cell>
          <table:table-cell office:value-type="string" table:style-name="ce3">
            <text:p>JOAO AUGUSTO DE SANCTIS GARCI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DISTRITAL DE ARUJ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2801.85" table:style-name="ce4">
            <text:p><text:s/>12.801,8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6302" table:style-name="ce3">
            <text:p>256302</text:p>
          </table:table-cell>
          <table:table-cell office:value-type="string" table:style-name="ce3">
            <text:p>JOAO BATISTA MANGINI DE OLIVEIR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880.49" table:style-name="ce4">
            <text:p><text:s/>7.880,4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330.69" table:style-name="ce4">
            <text:p><text:s/>2.330,6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29" table:style-name="ce3">
            <text:p>1029</text:p>
          </table:table-cell>
          <table:table-cell office:value-type="string" table:style-name="ce3">
            <text:p>JOAO CARLOS CALSAVA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1A.PROMOTORIA DE JUSTICA DO JURI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813.29" table:style-name="ce4">
            <text:p><text:s/>7.813,2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8266.98" table:style-name="ce4">
            <text:p><text:s/>8.266,9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665" table:style-name="ce3">
            <text:p>1665</text:p>
          </table:table-cell>
          <table:table-cell office:value-type="string" table:style-name="ce3">
            <text:p>JOAO CARLOS DE AZEVEDO CAMARG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IRACICA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521.8200000000002" table:style-name="ce4">
            <text:p><text:s/>2.521,8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699" table:style-name="ce3">
            <text:p>1699</text:p>
          </table:table-cell>
          <table:table-cell office:value-type="string" table:style-name="ce3">
            <text:p>JOAO CARLOS DE CAMARGO MAI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S CAMPOS</text:p>
          </table:table-cell>
          <table:table-cell office:value-type="float" office:value="908" table:style-name="ce4">
            <text:p><text:s/>908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67.11" table:style-name="ce4">
            <text:p><text:s/>2.267,1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744" table:style-name="ce3">
            <text:p>2744</text:p>
          </table:table-cell>
          <table:table-cell office:value-type="string" table:style-name="ce3">
            <text:p>JOAO CARLOS TALARIC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ADAMANTIN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6756.73" table:style-name="ce4">
            <text:p><text:s/>6.756,7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86.1500000000001" table:style-name="ce4">
            <text:p><text:s/>1.186,1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11356" table:style-name="ce3">
            <text:p>211356</text:p>
          </table:table-cell>
          <table:table-cell office:value-type="string" table:style-name="ce3">
            <text:p>JOAO DIOGO URIAS DOS SANTO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488.4500000000007" table:style-name="ce4">
            <text:p><text:s/>8.488,4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879.26" table:style-name="ce4">
            <text:p><text:s/>1.879,2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01218" table:style-name="ce3">
            <text:p>701218</text:p>
          </table:table-cell>
          <table:table-cell office:value-type="string" table:style-name="ce3">
            <text:p>JOAO FERREIRA DANTA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052" table:style-name="ce4">
            <text:p><text:s/>1.052,00<text:s/></text:p>
          </table:table-cell>
          <table:table-cell office:value-type="float" office:value="7813.29" table:style-name="ce4">
            <text:p><text:s/>7.813,2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4133.49" table:style-name="ce4">
            <text:p><text:s/>4.133,49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206" table:style-name="ce3">
            <text:p>3206</text:p>
          </table:table-cell>
          <table:table-cell office:value-type="string" table:style-name="ce3">
            <text:p>JOAO FRANCISCO DE SAMPAIO MOR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IRACICA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27" table:style-name="ce3">
            <text:p>11327</text:p>
          </table:table-cell>
          <table:table-cell office:value-type="string" table:style-name="ce3">
            <text:p>JOAO GUIMARAES COZAC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ARARAQUAR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1553.58" table:style-name="ce4">
            <text:p><text:s/>11.553,5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115.08" table:style-name="ce4">
            <text:p><text:s/>2.115,08<text:s/></text:p>
          </table:table-cell>
          <table:table-cell office:value-type="float" office:value="7411.58" table:style-name="ce4">
            <text:p><text:s/>7.411,58<text:s/></text:p>
          </table:table-cell>
          <table:table-cell office:value-type="float" office:value="2245.92" table:style-name="ce4">
            <text:p><text:s/>2.245,92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375" table:style-name="ce3">
            <text:p>1375</text:p>
          </table:table-cell>
          <table:table-cell office:value-type="string" table:style-name="ce3">
            <text:p>JOAO HENRIQUE FERR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AURU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621.19" table:style-name="ce4">
            <text:p><text:s/>7.621,1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39.3200000000002" table:style-name="ce4">
            <text:p><text:s/>2.239,3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88" table:style-name="ce4">
            <text:p><text:s/>3.368,88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09" table:style-name="ce3">
            <text:p>7309</text:p>
          </table:table-cell>
          <table:table-cell office:value-type="string" table:style-name="ce3">
            <text:p>JOAO HENRIQUE FERREIRA POZZE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AU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14.58" table:style-name="ce4">
            <text:p><text:s/>3.314,5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982" table:style-name="ce3">
            <text:p>2982</text:p>
          </table:table-cell>
          <table:table-cell office:value-type="string" table:style-name="ce3">
            <text:p>JOAO JOSE RODRIGUES NE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ITAPETININGA</text:p>
          </table:table-cell>
          <table:table-cell office:value-type="float" office:value="956" table:style-name="ce4">
            <text:p><text:s/>956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30" table:style-name="ce3">
            <text:p>1030</text:p>
          </table:table-cell>
          <table:table-cell office:value-type="string" table:style-name="ce3">
            <text:p>JOAO LUIZ DELFIN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015.21" table:style-name="ce4">
            <text:p><text:s/>8.015,2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02168" table:style-name="ce3">
            <text:p>402168</text:p>
          </table:table-cell>
          <table:table-cell office:value-type="string" table:style-name="ce3">
            <text:p>JOAO LUIZ MARCONDES JUNIOR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95.88" table:style-name="ce4">
            <text:p><text:s/>1.695,8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34178" table:style-name="ce3">
            <text:p>534178</text:p>
          </table:table-cell>
          <table:table-cell office:value-type="string" table:style-name="ce3">
            <text:p>JOAO MACHADO DE ARAUJO NET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437.86" table:style-name="ce4">
            <text:p><text:s/>8.437,8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74" table:style-name="ce3">
            <text:p>2274</text:p>
          </table:table-cell>
          <table:table-cell office:value-type="string" table:style-name="ce3">
            <text:p>JOAO MARCOS CERVANT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TAUBAT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983" table:style-name="ce3">
            <text:p>2983</text:p>
          </table:table-cell>
          <table:table-cell office:value-type="string" table:style-name="ce3">
            <text:p>JOAO MARCOS COSTA DE PAIV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S CAMPOS</text:p>
          </table:table-cell>
          <table:table-cell office:value-type="float" office:value="572" table:style-name="ce4">
            <text:p><text:s/>572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42" table:style-name="ce3">
            <text:p>8542</text:p>
          </table:table-cell>
          <table:table-cell office:value-type="string" table:style-name="ce3">
            <text:p>JOAO OTAVIO BERNARDES RICUPE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DIADEM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3475.630000000001" table:style-name="ce4">
            <text:p><text:s/>13.475,6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001.02" table:style-name="ce4">
            <text:p><text:s/>2.001,02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90" table:style-name="ce3">
            <text:p>2590</text:p>
          </table:table-cell>
          <table:table-cell office:value-type="string" table:style-name="ce3">
            <text:p>JOAO PAULO FAUSTINONI E SILV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E SANTANA</text:p>
          </table:table-cell>
          <table:table-cell office:value-type="float" office:value="716" table:style-name="ce4">
            <text:p><text:s/>716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26" table:style-name="ce3">
            <text:p>7326</text:p>
          </table:table-cell>
          <table:table-cell office:value-type="string" table:style-name="ce3">
            <text:p>JOAO PAULO GABRIEL DE SOUZ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ARRET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5614.85" table:style-name="ce4">
            <text:p><text:s/>5.614,85<text:s/></text:p>
          </table:table-cell>
          <table:table-cell office:value-type="float" office:value="1508.04" table:style-name="ce4">
            <text:p><text:s/>1.508,0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500" table:style-name="ce3">
            <text:p>7500</text:p>
          </table:table-cell>
          <table:table-cell office:value-type="string" table:style-name="ce3">
            <text:p>JOAO PAULO GIOVANINI GONCALVE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S DE JUSTICA DA AREA REGIONAL DE PRESIDENTE PRUDENT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3475.630000000001" table:style-name="ce4">
            <text:p><text:s/>13.475,6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34.79999999999995" table:style-name="ce4">
            <text:p><text:s/>534,8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501" table:style-name="ce3">
            <text:p>7501</text:p>
          </table:table-cell>
          <table:table-cell office:value-type="string" table:style-name="ce3">
            <text:p>JOAO PAULO ROBORTELL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ISTRITAL DE FRANCISCO MORATO</text:p>
          </table:table-cell>
          <table:table-cell office:value-type="float" office:value="1004" table:style-name="ce4">
            <text:p><text:s/>1.004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016.08" table:style-name="ce4">
            <text:p><text:s/>3.016,08<text:s/></text:p>
          </table:table-cell>
          <table:table-cell office:value-type="float" office:value="9524" table:style-name="ce4">
            <text:p><text:s/>9.524,0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524" table:style-name="ce3">
            <text:p>6524</text:p>
          </table:table-cell>
          <table:table-cell office:value-type="string" table:style-name="ce3">
            <text:p>JOAO PAULO SERRA DANTA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PENAPOLI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112.14" table:style-name="ce4">
            <text:p><text:s/>7.112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734.95" table:style-name="ce4">
            <text:p><text:s/>2.734,9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07.41" table:style-name="ce4">
            <text:p><text:s/>2.807,41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084" table:style-name="ce3">
            <text:p>4084</text:p>
          </table:table-cell>
          <table:table-cell office:value-type="string" table:style-name="ce3">
            <text:p>JOAO SANTA TERRA JUNIOR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FERNANDOPOLI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551.74" table:style-name="ce4">
            <text:p><text:s/>7.551,7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696.15" table:style-name="ce4">
            <text:p><text:s/>2.696,1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969285" table:style-name="ce3">
            <text:p>969285</text:p>
          </table:table-cell>
          <table:table-cell office:value-type="string" table:style-name="ce3">
            <text:p>JOAO VALENTE FILH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716" table:style-name="ce4">
            <text:p><text:s/>716,00<text:s/></text:p>
          </table:table-cell>
          <table:table-cell office:value-type="float" office:value="8264.75" table:style-name="ce4">
            <text:p><text:s/>8.264,7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683" table:style-name="ce3">
            <text:p>5683</text:p>
          </table:table-cell>
          <table:table-cell office:value-type="string" table:style-name="ce3">
            <text:p>JOAQUIM PORTELA DIAS DO NASCIMENTO NE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ISTRITAL DE ITAQUAQUECETU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5614.85" table:style-name="ce4">
            <text:p><text:s/>5.614,85<text:s/></text:p>
          </table:table-cell>
          <table:table-cell office:value-type="float" office:value="939.26" table:style-name="ce4">
            <text:p><text:s/>939,2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4491.84" table:style-name="ce4">
            <text:p><text:s/>4.491,84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35776" table:style-name="ce3">
            <text:p>835776</text:p>
          </table:table-cell>
          <table:table-cell office:value-type="string" table:style-name="ce3">
            <text:p>JOAQUIM RODRIGUES DE REZENDE NE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FRANC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621.19" table:style-name="ce4">
            <text:p><text:s/>7.621,1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476.12" table:style-name="ce4">
            <text:p><text:s/>2.476,1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969261" table:style-name="ce3">
            <text:p>969261</text:p>
          </table:table-cell>
          <table:table-cell office:value-type="string" table:style-name="ce3">
            <text:p>JOCIMAR GUIMARA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JUNDIAI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813.29" table:style-name="ce4">
            <text:p><text:s/>7.813,2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390" table:style-name="ce3">
            <text:p>1390</text:p>
          </table:table-cell>
          <table:table-cell office:value-type="string" table:style-name="ce3">
            <text:p>JOEL BORTOLON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FALENCIA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621.19" table:style-name="ce4">
            <text:p><text:s/>7.621,1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607" table:style-name="ce3">
            <text:p>2607</text:p>
          </table:table-cell>
          <table:table-cell office:value-type="string" table:style-name="ce3">
            <text:p>JOEL CARLOS MOREIRA DA SILV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CIVEL DO FORO REGIONAL IV - LAP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603.5700000000002" table:style-name="ce4">
            <text:p><text:s/>2.603,5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8" table:style-name="ce3">
            <text:p>738</text:p>
          </table:table-cell>
          <table:table-cell office:value-type="string" table:style-name="ce3">
            <text:p>JOEL FURLAN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RACATU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23" table:style-name="ce3">
            <text:p>11323</text:p>
          </table:table-cell>
          <table:table-cell office:value-type="string" table:style-name="ce3">
            <text:p>JOICY FERNANDES ROMANO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MOGI DAS CRUZE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1553.58" table:style-name="ce4">
            <text:p><text:s/>11.553,5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29.14" table:style-name="ce4">
            <text:p><text:s/>2.229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50" table:style-name="ce3">
            <text:p>7350</text:p>
          </table:table-cell>
          <table:table-cell office:value-type="string" table:style-name="ce3">
            <text:p>JONAS MANIEZO MOYSES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ISTRITAL DE COSMOPOLIS</text:p>
          </table:table-cell>
          <table:table-cell office:value-type="float" office:value="908" table:style-name="ce4">
            <text:p><text:s/>908,00<text:s/></text:p>
          </table:table-cell>
          <table:table-cell office:value-type="float" office:value="6756.73" table:style-name="ce4">
            <text:p><text:s/>6.756,7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040.53" table:style-name="ce4">
            <text:p><text:s/>3.040,5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502" table:style-name="ce3">
            <text:p>7502</text:p>
          </table:table-cell>
          <table:table-cell office:value-type="string" table:style-name="ce3">
            <text:p>JONATHAN VIEIRA DE AZEVED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MIRACATU</text:p>
          </table:table-cell>
          <table:table-cell office:value-type="float" office:value="812" table:style-name="ce4">
            <text:p><text:s/>812,00<text:s/></text:p>
          </table:table-cell>
          <table:table-cell office:value-type="float" office:value="12162.11" table:style-name="ce4">
            <text:p><text:s/>12.162,1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040.53" table:style-name="ce4">
            <text:p><text:s/>3.040,53<text:s/></text:p>
          </table:table-cell>
          <table:table-cell office:value-type="float" office:value="6642.1" table:style-name="ce4">
            <text:p><text:s/>6.642,10<text:s/></text:p>
          </table:table-cell>
          <table:table-cell office:value-type="float" office:value="2245.92" table:style-name="ce4">
            <text:p><text:s/>2.245,92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483" table:style-name="ce3">
            <text:p>4483</text:p>
          </table:table-cell>
          <table:table-cell office:value-type="string" table:style-name="ce3">
            <text:p>JORDANA CALIXTO PORT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ISTRITAL DE CAMPO LIMPO PAULISTA</text:p>
          </table:table-cell>
          <table:table-cell office:value-type="float" office:value="956" table:style-name="ce4">
            <text:p><text:s/>956,00<text:s/></text:p>
          </table:table-cell>
          <table:table-cell office:value-type="float" office:value="7112.14" table:style-name="ce4">
            <text:p><text:s/>7.112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376.37" table:style-name="ce4">
            <text:p><text:s/>2.376,37<text:s/></text:p>
          </table:table-cell>
          <table:table-cell office:value-type="float" office:value="4941.03" table:style-name="ce4">
            <text:p><text:s/>4.941,03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34564" table:style-name="ce3">
            <text:p>634564</text:p>
          </table:table-cell>
          <table:table-cell office:value-type="string" table:style-name="ce3">
            <text:p>JORGE ALBERTO DE OLIVEIRA MARUM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OROCA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6.53" table:style-name="ce4">
            <text:p><text:s/>1.126,5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59" table:style-name="ce3">
            <text:p>2559</text:p>
          </table:table-cell>
          <table:table-cell office:value-type="string" table:style-name="ce3">
            <text:p>JORGE ALBERTO MAMEDE MASSERAN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84.55" table:style-name="ce4">
            <text:p><text:s/>2.884,5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45749" table:style-name="ce3">
            <text:p>845749</text:p>
          </table:table-cell>
          <table:table-cell office:value-type="string" table:style-name="ce3">
            <text:p>JORGE ASSAF MALULY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489.74" table:style-name="ce4">
            <text:p><text:s/>8.489,7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484" table:style-name="ce3">
            <text:p>4484</text:p>
          </table:table-cell>
          <table:table-cell office:value-type="string" table:style-name="ce3">
            <text:p>JORGE BRAGA COSTINHAS JUNIOR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PIRACAI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6756.73" table:style-name="ce4">
            <text:p><text:s/>6.756,7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040.53" table:style-name="ce4">
            <text:p><text:s/>3.040,53<text:s/></text:p>
          </table:table-cell>
          <table:table-cell office:value-type="float" office:value="6288.59" table:style-name="ce4">
            <text:p><text:s/>6.288,59<text:s/></text:p>
          </table:table-cell>
          <table:table-cell office:value-type="float" office:value="2245.92" table:style-name="ce4">
            <text:p><text:s/>2.245,92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55" table:style-name="ce3">
            <text:p>2055</text:p>
          </table:table-cell>
          <table:table-cell office:value-type="string" table:style-name="ce3">
            <text:p>JORGE UMBERTO APRILE LEM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MERICAN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74.74" table:style-name="ce4">
            <text:p><text:s/>2.874,7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6" table:style-name="ce4">
            <text:p><text:s/>1.122,96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42621" table:style-name="ce3">
            <text:p>842621</text:p>
          </table:table-cell>
          <table:table-cell office:value-type="string" table:style-name="ce3">
            <text:p>JOSE ADEMIR CAMPOS BORG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RIBEIRAO PRET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813.3" table:style-name="ce4">
            <text:p><text:s/>7.813,3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758.26" table:style-name="ce4">
            <text:p><text:s/>2.758,26<text:s/></text:p>
          </table:table-cell>
          <table:table-cell office:value-type="float" office:value="4133.47" table:style-name="ce4">
            <text:p><text:s/>4.133,47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63379" table:style-name="ce3">
            <text:p>663379</text:p>
          </table:table-cell>
          <table:table-cell office:value-type="string" table:style-name="ce3">
            <text:p>JOSE ALFREDO DE ARAUJO SANT AN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ARILI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005.4" table:style-name="ce4">
            <text:p><text:s/>8.005,4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2245.91" table:style-name="ce4">
            <text:p><text:s/>2.245,91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523" table:style-name="ce3">
            <text:p>1523</text:p>
          </table:table-cell>
          <table:table-cell office:value-type="string" table:style-name="ce3">
            <text:p>JOSE ANTONIO CABRAL GARCI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VICENT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974.28" table:style-name="ce4">
            <text:p><text:s/>2.974,2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47710" table:style-name="ce3">
            <text:p>847710</text:p>
          </table:table-cell>
          <table:table-cell office:value-type="string" table:style-name="ce3">
            <text:p>JOSE ANTONIO DIAS LEITE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8097.37" table:style-name="ce4">
            <text:p><text:s/>8.097,3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86002" table:style-name="ce3">
            <text:p>786002</text:p>
          </table:table-cell>
          <table:table-cell office:value-type="string" table:style-name="ce3">
            <text:p>JOSE ANTONIO FRANCO DA SILV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576.19000000000005" table:style-name="ce4">
            <text:p><text:s/>576,19<text:s/></text:p>
          </table:table-cell>
          <table:table-cell office:value-type="float" office:value="8541.19" table:style-name="ce4">
            <text:p><text:s/>8.541,1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708" table:style-name="ce3">
            <text:p>2708</text:p>
          </table:table-cell>
          <table:table-cell office:value-type="string" table:style-name="ce3">
            <text:p>JOSE AUGUSTO DE BARROS FAR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S DE JUSTICA DA AREA REGIONAL DE SOROCA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5604.2199999999993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92046" table:style-name="ce3">
            <text:p>192046</text:p>
          </table:table-cell>
          <table:table-cell office:value-type="string" table:style-name="ce3">
            <text:p>JOSE AUGUSTO MUSTAF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RACATU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117.95" table:style-name="ce4">
            <text:p><text:s/>3.117,95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02200" table:style-name="ce3">
            <text:p>402200</text:p>
          </table:table-cell>
          <table:table-cell office:value-type="string" table:style-name="ce3">
            <text:p>JOSE AVELINO GROTA DE SOUZ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047.6199999999999" table:style-name="ce4">
            <text:p><text:s/>1.047,62<text:s/></text:p>
          </table:table-cell>
          <table:table-cell office:value-type="float" office:value="8206.86" table:style-name="ce4">
            <text:p><text:s/>8.206,8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34.2" table:style-name="ce4">
            <text:p><text:s/>3.534,2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014" table:style-name="ce3">
            <text:p>3014</text:p>
          </table:table-cell>
          <table:table-cell office:value-type="string" table:style-name="ce3">
            <text:p>JOSE BASSO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13.89" table:style-name="ce4">
            <text:p><text:s/>2.813,89<text:s/></text:p>
          </table:table-cell>
          <table:table-cell office:value-type="float" office:value="5604.2199999999993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95133" table:style-name="ce3">
            <text:p>395133</text:p>
          </table:table-cell>
          <table:table-cell office:value-type="string" table:style-name="ce3">
            <text:p>JOSE BENEDITO MOR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ATINGUETA</text:p>
          </table:table-cell>
          <table:table-cell office:value-type="float" office:value="140" table:style-name="ce4">
            <text:p><text:s/>14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934.24" table:style-name="ce4">
            <text:p><text:s/>2.934,2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01048" table:style-name="ce3">
            <text:p>701048</text:p>
          </table:table-cell>
          <table:table-cell office:value-type="string" table:style-name="ce3">
            <text:p>JOSE CALDERONI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SSIS</text:p>
          </table:table-cell>
          <table:table-cell office:value-type="float" office:value="1004" table:style-name="ce4">
            <text:p><text:s/>1.004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98.22" table:style-name="ce4">
            <text:p><text:s/>3.298,22<text:s/></text:p>
          </table:table-cell>
          <table:table-cell office:value-type="float" office:value="5604.2199999999993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73795" table:style-name="ce3">
            <text:p>273795</text:p>
          </table:table-cell>
          <table:table-cell office:value-type="string" table:style-name="ce3">
            <text:p>JOSE CARLOS AMORIM DE VILHENA NUNE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303.17" table:style-name="ce4">
            <text:p><text:s/>8.303,1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48445" table:style-name="ce3">
            <text:p>548445</text:p>
          </table:table-cell>
          <table:table-cell office:value-type="string" table:style-name="ce3">
            <text:p>JOSE CARLOS COSENZ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575.69" table:style-name="ce4">
            <text:p><text:s/>8.575,6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69047" table:style-name="ce3">
            <text:p>269047</text:p>
          </table:table-cell>
          <table:table-cell office:value-type="string" table:style-name="ce3">
            <text:p>JOSE CARLOS DE FREITA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425.98" table:style-name="ce4">
            <text:p><text:s/>8.425,9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33822" table:style-name="ce3">
            <text:p>833822</text:p>
          </table:table-cell>
          <table:table-cell office:value-type="string" table:style-name="ce3">
            <text:p>JOSE CARLOS DE OLIVEIRA SAMPAI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TAUBAT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9150" table:style-name="ce3">
            <text:p>69150</text:p>
          </table:table-cell>
          <table:table-cell office:value-type="string" table:style-name="ce3">
            <text:p>JOSE CARLOS GALLUCCI THOM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RIBEIRAO PRET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13.8" table:style-name="ce4">
            <text:p><text:s/>2.813,8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662" table:style-name="ce3">
            <text:p>1662</text:p>
          </table:table-cell>
          <table:table-cell office:value-type="string" table:style-name="ce3">
            <text:p>JOSE CARLOS GUILLEM BLAT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O PATRIMONIO PUBLICO E SOCIAL</text:p>
          </table:table-cell>
          <table:table-cell office:value-type="float" office:value="668" table:style-name="ce4">
            <text:p><text:s/>668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2039" table:style-name="ce3">
            <text:p>202039</text:p>
          </table:table-cell>
          <table:table-cell office:value-type="string" table:style-name="ce3">
            <text:p>JOSE CARLOS MASCARI BONILH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248.86" table:style-name="ce4">
            <text:p><text:s/>8.248,8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969406" table:style-name="ce3">
            <text:p>969406</text:p>
          </table:table-cell>
          <table:table-cell office:value-type="string" table:style-name="ce3">
            <text:p>JOSE CARLOS MELONI SICOLI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558.5400000000009" table:style-name="ce4">
            <text:p><text:s/>8.558,5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316.4" table:style-name="ce4">
            <text:p><text:s/>2.316,4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02721" table:style-name="ce3">
            <text:p>702721</text:p>
          </table:table-cell>
          <table:table-cell office:value-type="string" table:style-name="ce3">
            <text:p>JOSE CARLOS MONTEI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RARAQUAR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005.4" table:style-name="ce4">
            <text:p><text:s/>8.005,4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485" table:style-name="ce3">
            <text:p>4485</text:p>
          </table:table-cell>
          <table:table-cell office:value-type="string" table:style-name="ce3">
            <text:p>JOSE CARVALHO SANTORO JUNIOR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ISTRITAL DE PAULINI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112.1399999999994" table:style-name="ce4">
            <text:p><text:s/>7.112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095.4299999999998" table:style-name="ce4">
            <text:p><text:s/>2.095,4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99855" table:style-name="ce3">
            <text:p>199855</text:p>
          </table:table-cell>
          <table:table-cell office:value-type="string" table:style-name="ce3">
            <text:p>JOSE CLAUDIO DE MELO COST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141.58" table:style-name="ce4">
            <text:p><text:s/>8.141,5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745" table:style-name="ce3">
            <text:p>2745</text:p>
          </table:table-cell>
          <table:table-cell office:value-type="string" table:style-name="ce3">
            <text:p>JOSE CLAUDIO TADEU BAGLI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ISTRITAL DE VINHED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112.14" table:style-name="ce4">
            <text:p><text:s/>7.112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898.35" table:style-name="ce4">
            <text:p><text:s/>898,35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36" table:style-name="ce3">
            <text:p>2236</text:p>
          </table:table-cell>
          <table:table-cell office:value-type="string" table:style-name="ce3">
            <text:p>JOSE CLAUDIO ZAN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SAO JOSE DO RIO PARD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112.14" table:style-name="ce4">
            <text:p><text:s/>7.112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982.48" table:style-name="ce4">
            <text:p><text:s/>982,48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80141" table:style-name="ce3">
            <text:p>480141</text:p>
          </table:table-cell>
          <table:table-cell office:value-type="string" table:style-name="ce3">
            <text:p>JOSE CORREIA DE ARRUDA NET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459.49" table:style-name="ce4">
            <text:p><text:s/>8.459,4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746" table:style-name="ce3">
            <text:p>2746</text:p>
          </table:table-cell>
          <table:table-cell office:value-type="string" table:style-name="ce3">
            <text:p>JOSE EDUARDO DE SOUZA PIMENTEL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IRACICA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812.83" table:style-name="ce4">
            <text:p><text:s/>7.812,8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057.53" table:style-name="ce4">
            <text:p><text:s/>3.057,5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36265" table:style-name="ce3">
            <text:p>536265</text:p>
          </table:table-cell>
          <table:table-cell office:value-type="string" table:style-name="ce3">
            <text:p>JOSE EDUARDO DINIZ ROS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459.49" table:style-name="ce4">
            <text:p><text:s/>8.459,4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4863" table:style-name="ce3">
            <text:p>64863</text:p>
          </table:table-cell>
          <table:table-cell office:value-type="string" table:style-name="ce3">
            <text:p>JOSE EDUARDO ISMAEL LUTTI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MOTORIAS DE JUSTICA CIVEIS DO MEIO AMBIENT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083.03" table:style-name="ce4">
            <text:p><text:s/>8.083,0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347" table:style-name="ce3">
            <text:p>1347</text:p>
          </table:table-cell>
          <table:table-cell office:value-type="string" table:style-name="ce3">
            <text:p>JOSE FERNANDO CECCHI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880.49" table:style-name="ce4">
            <text:p><text:s/>7.880,4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486" table:style-name="ce3">
            <text:p>4486</text:p>
          </table:table-cell>
          <table:table-cell office:value-type="string" table:style-name="ce3">
            <text:p>JOSE FERNANDO DA CUNHA PINHEIR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PENAPOLIS</text:p>
          </table:table-cell>
          <table:table-cell office:value-type="float" office:value="860" table:style-name="ce4">
            <text:p><text:s/>860,00<text:s/></text:p>
          </table:table-cell>
          <table:table-cell office:value-type="float" office:value="7112.14" table:style-name="ce4">
            <text:p><text:s/>7.112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016.87" table:style-name="ce4">
            <text:p><text:s/>3.016,8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99038" table:style-name="ce3">
            <text:p>699038</text:p>
          </table:table-cell>
          <table:table-cell office:value-type="string" table:style-name="ce3">
            <text:p>JOSE FERNANDO PAES DE BARROS JUNIOR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303.17" table:style-name="ce4">
            <text:p><text:s/>8.303,1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66678" table:style-name="ce3">
            <text:p>266678</text:p>
          </table:table-cell>
          <table:table-cell office:value-type="string" table:style-name="ce3">
            <text:p>JOSE FERNANDO VIDAL DE SOUZ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18.5" table:style-name="ce4">
            <text:p><text:s/>3.318,5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16" table:style-name="ce3">
            <text:p>7316</text:p>
          </table:table-cell>
          <table:table-cell office:value-type="string" table:style-name="ce3">
            <text:p>JOSE FLORIANO DE ALCKMIN LISBOA FILH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OGI DAS CRUZE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777.57" table:style-name="ce4">
            <text:p><text:s/>1.777,5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84.44" table:style-name="ce4">
            <text:p><text:s/>1.684,44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9458" table:style-name="ce3">
            <text:p>339458</text:p>
          </table:table-cell>
          <table:table-cell office:value-type="string" table:style-name="ce3">
            <text:p>JOSE FRANCISCO CAGLIARI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244.7900000000009" table:style-name="ce4">
            <text:p><text:s/>8.244,7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43" table:style-name="ce3">
            <text:p>8543</text:p>
          </table:table-cell>
          <table:table-cell office:value-type="string" table:style-name="ce3">
            <text:p>JOSE FRANCISCO FERRARI JUNIOR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ISTRITAL DE BORBOREMA</text:p>
          </table:table-cell>
          <table:table-cell office:value-type="float" office:value="572" table:style-name="ce4">
            <text:p><text:s/>572,00<text:s/></text:p>
          </table:table-cell>
          <table:table-cell office:value-type="float" office:value="6756.73" table:style-name="ce4">
            <text:p><text:s/>6.756,7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1.93" table:style-name="ce4">
            <text:p><text:s/>351,9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591" table:style-name="ce3">
            <text:p>10591</text:p>
          </table:table-cell>
          <table:table-cell office:value-type="string" table:style-name="ce3">
            <text:p>JOSE FRANCLIN ANDRADE DE SOUZA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FERNANDOPOLIS</text:p>
          </table:table-cell>
          <table:table-cell office:value-type="float" office:value="48" table:style-name="ce4">
            <text:p><text:s/>48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41.15" table:style-name="ce4">
            <text:p><text:s/>41,15<text:s/></text:p>
          </table:table-cell>
          <table:table-cell office:value-type="float" office:value="1796.7" table:style-name="ce4">
            <text:p><text:s/>1.796,70<text:s/></text:p>
          </table:table-cell>
          <table:table-cell office:value-type="float" office:value="3368.88" table:style-name="ce4">
            <text:p><text:s/>3.368,88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689" table:style-name="ce3">
            <text:p>1689</text:p>
          </table:table-cell>
          <table:table-cell office:value-type="string" table:style-name="ce3">
            <text:p>JOSE GASPAR FIGUEIREDO MENNA BARRE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ERTAOZINHO</text:p>
          </table:table-cell>
          <table:table-cell office:value-type="float" office:value="860" table:style-name="ce4">
            <text:p><text:s/>86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42.5899999999999" table:style-name="ce4">
            <text:p><text:s/>1.142,5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385" table:style-name="ce3">
            <text:p>1385</text:p>
          </table:table-cell>
          <table:table-cell office:value-type="string" table:style-name="ce3">
            <text:p>JOSE GERALDO CASSEMIRO DA SILV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503" table:style-name="ce3">
            <text:p>7503</text:p>
          </table:table-cell>
          <table:table-cell office:value-type="string" table:style-name="ce3">
            <text:p>JOSE GUILHERME SILVA AUGUST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NOVO HORIZONTE</text:p>
          </table:table-cell>
          <table:table-cell office:value-type="float" office:value="812" table:style-name="ce4">
            <text:p><text:s/>812,00<text:s/></text:p>
          </table:table-cell>
          <table:table-cell office:value-type="float" office:value="6756.73" table:style-name="ce4">
            <text:p><text:s/>6.756,7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317.3200000000002" table:style-name="ce4">
            <text:p><text:s/>2.317,3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46402" table:style-name="ce3">
            <text:p>746402</text:p>
          </table:table-cell>
          <table:table-cell office:value-type="string" table:style-name="ce3">
            <text:p>JOSE HAROLDO MARTINS SEGALL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434.0400000000009" table:style-name="ce4">
            <text:p><text:s/>8.434,0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92034" table:style-name="ce3">
            <text:p>192034</text:p>
          </table:table-cell>
          <table:table-cell office:value-type="string" table:style-name="ce3">
            <text:p>JOSE HEITOR DOS SANT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 RIO PRETO</text:p>
          </table:table-cell>
          <table:table-cell office:value-type="float" office:value="1004" table:style-name="ce4">
            <text:p><text:s/>1.004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49.86" table:style-name="ce4">
            <text:p><text:s/>3.349,8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94540" table:style-name="ce3">
            <text:p>494540</text:p>
          </table:table-cell>
          <table:table-cell office:value-type="string" table:style-name="ce3">
            <text:p>JOSE HERBERT TEIXEIRA MEND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1004" table:style-name="ce4">
            <text:p><text:s/>1.004,00<text:s/></text:p>
          </table:table-cell>
          <table:table-cell office:value-type="float" office:value="7813.29" table:style-name="ce4">
            <text:p><text:s/>7.813,2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031.84" table:style-name="ce4">
            <text:p><text:s/>5.031,8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978714" table:style-name="ce3">
            <text:p>978714</text:p>
          </table:table-cell>
          <table:table-cell office:value-type="string" table:style-name="ce3">
            <text:p>JOSE JOEL DOMINGO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CAPIVARI</text:p>
          </table:table-cell>
          <table:table-cell office:value-type="float" office:value="668" table:style-name="ce4">
            <text:p><text:s/>668,00<text:s/></text:p>
          </table:table-cell>
          <table:table-cell office:value-type="float" office:value="7112.14" table:style-name="ce4">
            <text:p><text:s/>7.112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87.09" table:style-name="ce4">
            <text:p><text:s/>2.887,0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40" table:style-name="ce3">
            <text:p>740</text:p>
          </table:table-cell>
          <table:table-cell office:value-type="string" table:style-name="ce3">
            <text:p>JOSE JULIO LOZANO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OROCA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4941.03" table:style-name="ce4">
            <text:p><text:s/>4.941,03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94394" table:style-name="ce3">
            <text:p>494394</text:p>
          </table:table-cell>
          <table:table-cell office:value-type="string" table:style-name="ce3">
            <text:p>JOSE KALIL DE OLIVEIRA E COST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089.71" table:style-name="ce4">
            <text:p><text:s/>8.089,7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78525" table:style-name="ce3">
            <text:p>278525</text:p>
          </table:table-cell>
          <table:table-cell office:value-type="string" table:style-name="ce3">
            <text:p>JOSE LUIS ALICKE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409.52" table:style-name="ce4">
            <text:p><text:s/>8.409,5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1450.47" table:style-name="ce4">
            <text:p><text:s/>1.450,47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01139" table:style-name="ce3">
            <text:p>701139</text:p>
          </table:table-cell>
          <table:table-cell office:value-type="string" table:style-name="ce3">
            <text:p>JOSE LUIS KUHN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VICENTE</text:p>
          </table:table-cell>
          <table:table-cell office:value-type="float" office:value="572" table:style-name="ce4">
            <text:p><text:s/>572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747" table:style-name="ce3">
            <text:p>2747</text:p>
          </table:table-cell>
          <table:table-cell office:value-type="string" table:style-name="ce3">
            <text:p>JOSE LUIZ BEDNARSK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JACAREI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94382" table:style-name="ce3">
            <text:p>494382</text:p>
          </table:table-cell>
          <table:table-cell office:value-type="string" table:style-name="ce3">
            <text:p>JOSE LUIZ SAIKAL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 ANDR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621.19" table:style-name="ce4">
            <text:p><text:s/>7.621,1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4997.96" table:style-name="ce4">
            <text:p><text:s/>4.997,9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20562" table:style-name="ce3">
            <text:p>120562</text:p>
          </table:table-cell>
          <table:table-cell office:value-type="string" table:style-name="ce3">
            <text:p>JOSE LUIZ SANCHE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426.8700000000008" table:style-name="ce4">
            <text:p><text:s/>8.426,8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16990" table:style-name="ce3">
            <text:p>516990</text:p>
          </table:table-cell>
          <table:table-cell office:value-type="string" table:style-name="ce3">
            <text:p>JOSE MANOEL MENDES CASTANH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249.73" table:style-name="ce4">
            <text:p><text:s/>8.249,7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365.06" table:style-name="ce4">
            <text:p><text:s/>1.365,0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781" table:style-name="ce3">
            <text:p>3781</text:p>
          </table:table-cell>
          <table:table-cell office:value-type="string" table:style-name="ce3">
            <text:p>JOSE MARCIO ROSSETTO LEIT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 RIO PRETO</text:p>
          </table:table-cell>
          <table:table-cell office:value-type="float" office:value="1004" table:style-name="ce4">
            <text:p><text:s/>1.004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483.2399999999998" table:style-name="ce4">
            <text:p><text:s/>2.483,24<text:s/></text:p>
          </table:table-cell>
          <table:table-cell office:value-type="float" office:value="1122.92" table:style-name="ce4">
            <text:p><text:s/>1.122,9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748" table:style-name="ce3">
            <text:p>2748</text:p>
          </table:table-cell>
          <table:table-cell office:value-type="string" table:style-name="ce3">
            <text:p>JOSE MARIO BUCK MARZAGAO BARBU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812.83" table:style-name="ce4">
            <text:p><text:s/>7.812,8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207" table:style-name="ce3">
            <text:p>3207</text:p>
          </table:table-cell>
          <table:table-cell office:value-type="string" table:style-name="ce3">
            <text:p>JOSE RAFAEL GUARACHO SALMEM HUSSAIN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FERNANDOPOLIS</text:p>
          </table:table-cell>
          <table:table-cell office:value-type="float" office:value="956" table:style-name="ce4">
            <text:p><text:s/>956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6" table:style-name="ce4">
            <text:p><text:s/>1.122,96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60597" table:style-name="ce3">
            <text:p>260597</text:p>
          </table:table-cell>
          <table:table-cell office:value-type="string" table:style-name="ce3">
            <text:p>JOSE REINALDO GUIMARAES CARNEI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947.56" table:style-name="ce4">
            <text:p><text:s/>7.947,5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02034" table:style-name="ce3">
            <text:p>702034</text:p>
          </table:table-cell>
          <table:table-cell office:value-type="string" table:style-name="ce3">
            <text:p>JOSE REYNALDO DE ALMEID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437.86" table:style-name="ce4">
            <text:p><text:s/>8.437,8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75448" table:style-name="ce3">
            <text:p>575448</text:p>
          </table:table-cell>
          <table:table-cell office:value-type="string" table:style-name="ce3">
            <text:p>JOSE ROBERTO CARVALHO ALBEJANT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284" table:style-name="ce4">
            <text:p><text:s/>284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392" table:style-name="ce3">
            <text:p>1392</text:p>
          </table:table-cell>
          <table:table-cell office:value-type="string" table:style-name="ce3">
            <text:p>JOSE ROBERTO DE PAULA BARR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ITAPETINING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539.08" table:style-name="ce4">
            <text:p><text:s/>7.539,0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502.98" table:style-name="ce4">
            <text:p><text:s/>1.502,9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085" table:style-name="ce3">
            <text:p>4085</text:p>
          </table:table-cell>
          <table:table-cell office:value-type="string" table:style-name="ce3">
            <text:p>JOSE ROBERTO FUMACH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CAETANO DO SU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539.08" table:style-name="ce4">
            <text:p><text:s/>7.539,0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513.03" table:style-name="ce4">
            <text:p><text:s/>1.513,0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21825" table:style-name="ce3">
            <text:p>721825</text:p>
          </table:table-cell>
          <table:table-cell office:value-type="string" table:style-name="ce3">
            <text:p>JOSE ROBERTO JAUHAR JULIA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880.49" table:style-name="ce4">
            <text:p><text:s/>7.880,4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330.69" table:style-name="ce4">
            <text:p><text:s/>2.330,6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971954" table:style-name="ce3">
            <text:p>971954</text:p>
          </table:table-cell>
          <table:table-cell office:value-type="string" table:style-name="ce3">
            <text:p>JOSE ROBERTO ROCHEL DE OLIVEIR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375.34" table:style-name="ce4">
            <text:p><text:s/>8.375,3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61" table:style-name="ce3">
            <text:p>2561</text:p>
          </table:table-cell>
          <table:table-cell office:value-type="string" table:style-name="ce3">
            <text:p>JOSE SILVIO CODOGN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MIRASSO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112.14" table:style-name="ce4">
            <text:p><text:s/>7.112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75.94" table:style-name="ce4">
            <text:p><text:s/>1.675,9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4905" table:style-name="ce3">
            <text:p>64905</text:p>
          </table:table-cell>
          <table:table-cell office:value-type="string" table:style-name="ce3">
            <text:p>JOSE TARCISIO BUFF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234.16" table:style-name="ce4">
            <text:p><text:s/>8.234,1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25.38" table:style-name="ce4">
            <text:p><text:s/>3.525,3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33731" table:style-name="ce3">
            <text:p>833731</text:p>
          </table:table-cell>
          <table:table-cell office:value-type="string" table:style-name="ce3">
            <text:p>JOSE VICENTE DI PIER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FALENCIA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812.83" table:style-name="ce4">
            <text:p><text:s/>7.812,8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05318" table:style-name="ce3">
            <text:p>505318</text:p>
          </table:table-cell>
          <table:table-cell office:value-type="string" table:style-name="ce3">
            <text:p>JOSE VIEIRA DA COSTA NE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VOTUPORANG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195.92" table:style-name="ce4">
            <text:p><text:s/>2.195,9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053.32" table:style-name="ce4">
            <text:p><text:s/>5.053,32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997" table:style-name="ce3">
            <text:p>4997</text:p>
          </table:table-cell>
          <table:table-cell office:value-type="string" table:style-name="ce3">
            <text:p>JOSMAR TASSIGNON JUNIOR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PORTO FELIZ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6756.73" table:style-name="ce4">
            <text:p><text:s/>6.756,7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31.37" table:style-name="ce4">
            <text:p><text:s/>1.631,37<text:s/></text:p>
          </table:table-cell>
          <table:table-cell office:value-type="float" office:value="6737.73" table:style-name="ce4">
            <text:p><text:s/>6.737,73<text:s/></text:p>
          </table:table-cell>
          <table:table-cell office:value-type="float" office:value="1122.96" table:style-name="ce4">
            <text:p><text:s/>1.122,96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46195" table:style-name="ce3">
            <text:p>546195</text:p>
          </table:table-cell>
          <table:table-cell office:value-type="string" table:style-name="ce3">
            <text:p>JUANG YUH YU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DE INTERESSES DIFUSOS E COLETIV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400.67" table:style-name="ce4">
            <text:p><text:s/>8.400,6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44" table:style-name="ce3">
            <text:p>8544</text:p>
          </table:table-cell>
          <table:table-cell office:value-type="string" table:style-name="ce3">
            <text:p>JULIA ALVES CAMARG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SAO JOSE DO RIO PARD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998" table:style-name="ce3">
            <text:p>4998</text:p>
          </table:table-cell>
          <table:table-cell office:value-type="string" table:style-name="ce3">
            <text:p>JULIA DAZZI PIOL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ISTRITAL DE TABOAO DA SERRA</text:p>
          </table:table-cell>
          <table:table-cell office:value-type="float" office:value="140" table:style-name="ce4">
            <text:p><text:s/>14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20.85" table:style-name="ce4">
            <text:p><text:s/>2.220,8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583" table:style-name="ce3">
            <text:p>10583</text:p>
          </table:table-cell>
          <table:table-cell office:value-type="string" table:style-name="ce3">
            <text:p>JULIA FERNANDES CALDA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ISTRITAL DE EMBU-GUACU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2801.849999999999" table:style-name="ce4">
            <text:p><text:s/>12.801,8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788.38" table:style-name="ce4">
            <text:p><text:s/>788,3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504" table:style-name="ce3">
            <text:p>7504</text:p>
          </table:table-cell>
          <table:table-cell office:value-type="string" table:style-name="ce3">
            <text:p>JULIANA AMELIA GASPARETTO DE TOLEDO SILVA DONAT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ISTRITAL DE SERRANA</text:p>
          </table:table-cell>
          <table:table-cell office:value-type="float" office:value="572" table:style-name="ce4">
            <text:p><text:s/>572,00<text:s/></text:p>
          </table:table-cell>
          <table:table-cell office:value-type="float" office:value="12162.11" table:style-name="ce4">
            <text:p><text:s/>12.162,1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18.31" table:style-name="ce4">
            <text:p><text:s/>1.618,3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684" table:style-name="ce3">
            <text:p>5684</text:p>
          </table:table-cell>
          <table:table-cell office:value-type="string" table:style-name="ce3">
            <text:p>JULIANA BESCHORNER COELH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CUBATA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112.14" table:style-name="ce4">
            <text:p><text:s/>7.112,14<text:s/></text:p>
          </table:table-cell>
          <table:table-cell office:value-type="float" office:value="5334.1" table:style-name="ce4">
            <text:p><text:s/>5.334,10<text:s/></text:p>
          </table:table-cell>
          <table:table-cell office:value-type="float" office:value="1570.79" table:style-name="ce4">
            <text:p><text:s/>1.570,7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05" table:style-name="ce3">
            <text:p>7305</text:p>
          </table:table-cell>
          <table:table-cell office:value-type="string" table:style-name="ce3">
            <text:p>JULIANA CARLA MACIEL RAM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DIADEMA</text:p>
          </table:table-cell>
          <table:table-cell office:value-type="float" office:value="860" table:style-name="ce4">
            <text:p><text:s/>86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65" table:style-name="ce3">
            <text:p>11365</text:p>
          </table:table-cell>
          <table:table-cell office:value-type="string" table:style-name="ce3">
            <text:p>JULIANA CAROSINI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SAO JOSE DO RIO PRET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1553.58" table:style-name="ce4">
            <text:p><text:s/>11.553,5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317.3200000000002" table:style-name="ce4">
            <text:p><text:s/>2.317,32<text:s/></text:p>
          </table:table-cell>
          <table:table-cell office:value-type="float" office:value="10409.35" table:style-name="ce4">
            <text:p><text:s/>10.409,35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783" table:style-name="ce3">
            <text:p>3783</text:p>
          </table:table-cell>
          <table:table-cell office:value-type="string" table:style-name="ce3">
            <text:p>JULIANA DE FREITAS LEVY MANFRIN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OSASC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483.2399999999998" table:style-name="ce4">
            <text:p><text:s/>2.483,2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51" table:style-name="ce3">
            <text:p>2551</text:p>
          </table:table-cell>
          <table:table-cell office:value-type="string" table:style-name="ce3">
            <text:p>JULIANA DE SOUSA ANDRAD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E SANTO AMARO</text:p>
          </table:table-cell>
          <table:table-cell office:value-type="float" office:value="572" table:style-name="ce4">
            <text:p><text:s/>572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22" table:style-name="ce3">
            <text:p>3322</text:p>
          </table:table-cell>
          <table:table-cell office:value-type="string" table:style-name="ce3">
            <text:p>JULIANA LOURENCO BALERONI MAGALHA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OSASC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4388.49" table:style-name="ce4">
            <text:p><text:s/>4.388,4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025" table:style-name="ce3">
            <text:p>3025</text:p>
          </table:table-cell>
          <table:table-cell office:value-type="string" table:style-name="ce3">
            <text:p>JULIANA MENDONCA GENTIL TOCUNDUV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3A.PROMOTORIA DE JUSTICA DO JURI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505" table:style-name="ce3">
            <text:p>7505</text:p>
          </table:table-cell>
          <table:table-cell office:value-type="string" table:style-name="ce3">
            <text:p>JULIANA MONTEZUMA LACERD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J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999" table:style-name="ce3">
            <text:p>4999</text:p>
          </table:table-cell>
          <table:table-cell office:value-type="string" table:style-name="ce3">
            <text:p>JULIANA PERES ALMENA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ISTRITAL DE ITAPEVI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11.38" table:style-name="ce4">
            <text:p><text:s/>1.611,3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000" table:style-name="ce3">
            <text:p>5000</text:p>
          </table:table-cell>
          <table:table-cell office:value-type="string" table:style-name="ce3">
            <text:p>JULIANA REZENDE VALENTE TEIXEIRA DE MACED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LHOS</text:p>
          </table:table-cell>
          <table:table-cell office:value-type="float" office:value="572" table:style-name="ce4">
            <text:p><text:s/>572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592.33" table:style-name="ce4">
            <text:p><text:s/>2.592,3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506" table:style-name="ce3">
            <text:p>7506</text:p>
          </table:table-cell>
          <table:table-cell office:value-type="string" table:style-name="ce3">
            <text:p>JULIANA VELASQUE PELLACANI FIGUEIRED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RIBEIRAO PIRE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16812.66" table:style-name="ce4">
            <text:p><text:s/>16.812,6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001" table:style-name="ce3">
            <text:p>5001</text:p>
          </table:table-cell>
          <table:table-cell office:value-type="string" table:style-name="ce3">
            <text:p>JULIANO AUGUSTO DESSIMONI VICENT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 ANDR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34450" table:style-name="ce3">
            <text:p>634450</text:p>
          </table:table-cell>
          <table:table-cell office:value-type="string" table:style-name="ce3">
            <text:p>JULIANO CALDERONI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SANTO ANASTACI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45" table:style-name="ce3">
            <text:p>8545</text:p>
          </table:table-cell>
          <table:table-cell office:value-type="string" table:style-name="ce3">
            <text:p>JULIANO CARVALHO ATOJ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ISTRITAL DE TABOAO DA SERR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080.16" table:style-name="ce4">
            <text:p><text:s/>2.080,1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582.83" table:style-name="ce4">
            <text:p><text:s/>2.582,83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377" table:style-name="ce3">
            <text:p>1377</text:p>
          </table:table-cell>
          <table:table-cell office:value-type="string" table:style-name="ce3">
            <text:p>JULIETE RITA CARVALHO MAINARD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32" table:style-name="ce3">
            <text:p>1032</text:p>
          </table:table-cell>
          <table:table-cell office:value-type="string" table:style-name="ce3">
            <text:p>JULIO CESAR BOTELH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259.94" table:style-name="ce4">
            <text:p><text:s/>8.259,9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78796" table:style-name="ce3">
            <text:p>278796</text:p>
          </table:table-cell>
          <table:table-cell office:value-type="string" table:style-name="ce3">
            <text:p>JULIO CESAR ROCHA PALHAR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AURU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966776" table:style-name="ce3">
            <text:p>966776</text:p>
          </table:table-cell>
          <table:table-cell office:value-type="string" table:style-name="ce3">
            <text:p>JULIO SERGIO ABBUD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CAETANO DO SU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633.24" table:style-name="ce4">
            <text:p><text:s/>7.633,2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13" table:style-name="ce3">
            <text:p>7313</text:p>
          </table:table-cell>
          <table:table-cell office:value-type="string" table:style-name="ce3">
            <text:p>JULISA HELENA DO NASCIMENTO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SAO JOSE DOS CAMP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6418.66" table:style-name="ce4">
            <text:p><text:s/>6.418,6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292.07" table:style-name="ce4">
            <text:p><text:s/>1.292,07<text:s/></text:p>
          </table:table-cell>
          <table:table-cell office:value-type="float" office:value="6288.59" table:style-name="ce4">
            <text:p><text:s/>6.288,59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19606" table:style-name="ce3">
            <text:p>319606</text:p>
          </table:table-cell>
          <table:table-cell office:value-type="string" table:style-name="ce3">
            <text:p>JURANDIR JOSE DOS SANT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RESIDENTE PRUDENTE</text:p>
          </table:table-cell>
          <table:table-cell office:value-type="float" office:value="668" table:style-name="ce4">
            <text:p><text:s/>668,00<text:s/></text:p>
          </table:table-cell>
          <table:table-cell office:value-type="float" office:value="7813.29" table:style-name="ce4">
            <text:p><text:s/>7.813,2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57861" table:style-name="ce3">
            <text:p>557861</text:p>
          </table:table-cell>
          <table:table-cell office:value-type="string" table:style-name="ce3">
            <text:p>JURANDIR NORBERTO MARCUR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459.49" table:style-name="ce4">
            <text:p><text:s/>8.459,4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169.25" table:style-name="ce4">
            <text:p><text:s/>2.169,2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08" table:style-name="ce3">
            <text:p>7308</text:p>
          </table:table-cell>
          <table:table-cell office:value-type="string" table:style-name="ce3">
            <text:p>KAREN MAZLOUM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UZANO</text:p>
          </table:table-cell>
          <table:table-cell office:value-type="float" office:value="668" table:style-name="ce4">
            <text:p><text:s/>668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446.63" table:style-name="ce4">
            <text:p><text:s/>1.446,6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037" table:style-name="ce3">
            <text:p>3037</text:p>
          </table:table-cell>
          <table:table-cell office:value-type="string" table:style-name="ce3">
            <text:p>KARINA BAGNATOR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812.83" table:style-name="ce4">
            <text:p><text:s/>7.812,8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784" table:style-name="ce3">
            <text:p>3784</text:p>
          </table:table-cell>
          <table:table-cell office:value-type="string" table:style-name="ce3">
            <text:p>KARINA BESCHIZZA CION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JABOTICABAL</text:p>
          </table:table-cell>
          <table:table-cell office:value-type="float" office:value="956" table:style-name="ce4">
            <text:p><text:s/>956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550.7600000000002" table:style-name="ce4">
            <text:p><text:s/>2.550,7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70" table:style-name="ce3">
            <text:p>2570</text:p>
          </table:table-cell>
          <table:table-cell office:value-type="string" table:style-name="ce3">
            <text:p>KARINA KEIKO KAME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26" table:style-name="ce3">
            <text:p>3326</text:p>
          </table:table-cell>
          <table:table-cell office:value-type="string" table:style-name="ce3">
            <text:p>KARINA SCUTTI SANT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550.7600000000002" table:style-name="ce4">
            <text:p><text:s/>2.550,7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49" table:style-name="ce3">
            <text:p>7349</text:p>
          </table:table-cell>
          <table:table-cell office:value-type="string" table:style-name="ce3">
            <text:p>KARINA YUKIME ICHIKAWA VICENZOTT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SAO PEDR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6756.73" table:style-name="ce4">
            <text:p><text:s/>6.756,7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176.77" table:style-name="ce4">
            <text:p><text:s/>2.176,7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6" table:style-name="ce4">
            <text:p><text:s/>1.122,96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639" table:style-name="ce3">
            <text:p>1639</text:p>
          </table:table-cell>
          <table:table-cell office:value-type="string" table:style-name="ce3">
            <text:p>KARLA REGIS GALVAO DE OLIVEIRA BUGARIB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CAETANO DO SU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044.18" table:style-name="ce4">
            <text:p><text:s/>2.044,1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208" table:style-name="ce3">
            <text:p>3208</text:p>
          </table:table-cell>
          <table:table-cell office:value-type="string" table:style-name="ce3">
            <text:p>KARYNA MOR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037.42" table:style-name="ce4">
            <text:p><text:s/>3.037,42<text:s/></text:p>
          </table:table-cell>
          <table:table-cell office:value-type="float" office:value="4491.82" table:style-name="ce4">
            <text:p><text:s/>4.491,8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209" table:style-name="ce3">
            <text:p>3209</text:p>
          </table:table-cell>
          <table:table-cell office:value-type="string" table:style-name="ce3">
            <text:p>KATIA PEIXOTO VILLANI PINHEIRO RODRIGU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4491.84" table:style-name="ce4">
            <text:p><text:s/>4.491,84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91" table:style-name="ce3">
            <text:p>3391</text:p>
          </table:table-cell>
          <table:table-cell office:value-type="string" table:style-name="ce3">
            <text:p>KELLI GIOVANNA ALTIERI ARANT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JUNDIAI</text:p>
          </table:table-cell>
          <table:table-cell office:value-type="float" office:value="1052" table:style-name="ce4">
            <text:p><text:s/>1.052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749" table:style-name="ce3">
            <text:p>2749</text:p>
          </table:table-cell>
          <table:table-cell office:value-type="string" table:style-name="ce3">
            <text:p>KELLY CRISTINA ALVARES FEDEL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RAGANCA PAULIST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56503" table:style-name="ce3">
            <text:p>356503</text:p>
          </table:table-cell>
          <table:table-cell office:value-type="string" table:style-name="ce3">
            <text:p>KENZO RICARDO CATELAN YAN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838.1" table:style-name="ce4">
            <text:p><text:s/>838,10<text:s/></text:p>
          </table:table-cell>
          <table:table-cell office:value-type="float" office:value="8223.14" table:style-name="ce4">
            <text:p><text:s/>8.223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482.1799999999998" table:style-name="ce4">
            <text:p><text:s/>2.482,1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487" table:style-name="ce3">
            <text:p>4487</text:p>
          </table:table-cell>
          <table:table-cell office:value-type="string" table:style-name="ce3">
            <text:p>KLEBER HENRIQUE BASS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OGI DAS CRUZE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00739" table:style-name="ce3">
            <text:p>700739</text:p>
          </table:table-cell>
          <table:table-cell office:value-type="string" table:style-name="ce3">
            <text:p>LAERTE FERNANDO LEVA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S CAMP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032.02" table:style-name="ce4">
            <text:p><text:s/>3.032,02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785" table:style-name="ce3">
            <text:p>3785</text:p>
          </table:table-cell>
          <table:table-cell office:value-type="string" table:style-name="ce3">
            <text:p>LAFAIETE RAMOS PIR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E VILA PRUDENT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00.1" table:style-name="ce4">
            <text:p><text:s/>3.300,1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507" table:style-name="ce3">
            <text:p>7507</text:p>
          </table:table-cell>
          <table:table-cell office:value-type="string" table:style-name="ce3">
            <text:p>LAILA HONAIN PAGLIUS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FERNANDOPOLIS</text:p>
          </table:table-cell>
          <table:table-cell office:value-type="float" office:value="1052" table:style-name="ce4">
            <text:p><text:s/>1.052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37947" table:style-name="ce3">
            <text:p>837947</text:p>
          </table:table-cell>
          <table:table-cell office:value-type="string" table:style-name="ce3">
            <text:p>LAILA SAID ABDEL QADER SHUKAI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985.74" table:style-name="ce4">
            <text:p><text:s/>7.985,7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589" table:style-name="ce3">
            <text:p>10589</text:p>
          </table:table-cell>
          <table:table-cell office:value-type="string" table:style-name="ce3">
            <text:p>LAIS BAZANELLI MARQUES DOS SANTOS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SANTO ANDRE</text:p>
          </table:table-cell>
          <table:table-cell office:value-type="float" office:value="956" table:style-name="ce4">
            <text:p><text:s/>956,00<text:s/></text:p>
          </table:table-cell>
          <table:table-cell office:value-type="float" office:value="11553.58" table:style-name="ce4">
            <text:p><text:s/>11.553,5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115.08" table:style-name="ce4">
            <text:p><text:s/>2.115,08<text:s/></text:p>
          </table:table-cell>
          <table:table-cell office:value-type="float" office:value="9432.92" table:style-name="ce4">
            <text:p><text:s/>9.432,9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508" table:style-name="ce3">
            <text:p>7508</text:p>
          </table:table-cell>
          <table:table-cell office:value-type="string" table:style-name="ce3">
            <text:p>LAIS FERNANDA SILV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BEBEDOURO</text:p>
          </table:table-cell>
          <table:table-cell office:value-type="float" office:value="140" table:style-name="ce4">
            <text:p><text:s/>140,00<text:s/></text:p>
          </table:table-cell>
          <table:table-cell office:value-type="float" office:value="7112.1399999999994" table:style-name="ce4">
            <text:p><text:s/>7.112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805.82" table:style-name="ce4">
            <text:p><text:s/>805,8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585" table:style-name="ce3">
            <text:p>10585</text:p>
          </table:table-cell>
          <table:table-cell office:value-type="string" table:style-name="ce3">
            <text:p>LANA DRAPIER ALBUQUERQUE ZAIDOWICZ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SOROCABA</text:p>
          </table:table-cell>
          <table:table-cell office:value-type="float" office:value="-2060" table:style-name="ce4">
            <text:p>-2.0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759" table:style-name="ce4">
            <text:p><text:s/>759,00<text:s/></text:p>
          </table:table-cell>
          <table:table-cell office:value-type="float" office:value="224.57" table:style-name="ce4">
            <text:p><text:s/>224,57<text:s/></text:p>
          </table:table-cell>
          <table:table-cell office:value-type="float" office:value="3368.88" table:style-name="ce4">
            <text:p><text:s/>3.368,88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786" table:style-name="ce3">
            <text:p>3786</text:p>
          </table:table-cell>
          <table:table-cell office:value-type="string" table:style-name="ce3">
            <text:p>LANDOLFO ANDRADE DE SOUZ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S DE JUSTICA DA AREA REGIONAL DE SANT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526" table:style-name="ce3">
            <text:p>6526</text:p>
          </table:table-cell>
          <table:table-cell office:value-type="string" table:style-name="ce3">
            <text:p>LARISSA BUENTES FRAZA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LH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301.25" table:style-name="ce4">
            <text:p><text:s/>2.301,2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84.44" table:style-name="ce4">
            <text:p><text:s/>1.684,44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750" table:style-name="ce3">
            <text:p>2750</text:p>
          </table:table-cell>
          <table:table-cell office:value-type="string" table:style-name="ce3">
            <text:p>LARISSA CRESCINI ALBERNAZ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S CAMP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603.39" table:style-name="ce4">
            <text:p><text:s/>2.603,39<text:s/></text:p>
          </table:table-cell>
          <table:table-cell office:value-type="float" office:value="4491.82" table:style-name="ce4">
            <text:p><text:s/>4.491,82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46" table:style-name="ce3">
            <text:p>8546</text:p>
          </table:table-cell>
          <table:table-cell office:value-type="string" table:style-name="ce3">
            <text:p>LARISSA DETOMINI GAYA DA COST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JOSE BONIFACIO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759.56" table:style-name="ce4">
            <text:p><text:s/>2.759,5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002" table:style-name="ce3">
            <text:p>5002</text:p>
          </table:table-cell>
          <table:table-cell office:value-type="string" table:style-name="ce3">
            <text:p>LARISSA MOTTA NUNES LIGER ASSOL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AU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540.88" table:style-name="ce4">
            <text:p><text:s/>1.540,8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4491.84" table:style-name="ce4">
            <text:p><text:s/>4.491,84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509" table:style-name="ce3">
            <text:p>7509</text:p>
          </table:table-cell>
          <table:table-cell office:value-type="string" table:style-name="ce3">
            <text:p>LARISSA NEGRI COSTA BESERR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JUNDIAI</text:p>
          </table:table-cell>
          <table:table-cell office:value-type="float" office:value="908" table:style-name="ce4">
            <text:p><text:s/>908,00<text:s/></text:p>
          </table:table-cell>
          <table:table-cell office:value-type="float" office:value="6756.73" table:style-name="ce4">
            <text:p><text:s/>6.756,7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930.91" table:style-name="ce4">
            <text:p><text:s/>1.930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984" table:style-name="ce3">
            <text:p>2984</text:p>
          </table:table-cell>
          <table:table-cell office:value-type="string" table:style-name="ce3">
            <text:p>LAURANI ASSIS DE FIGUEIRED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003" table:style-name="ce3">
            <text:p>5003</text:p>
          </table:table-cell>
          <table:table-cell office:value-type="string" table:style-name="ce3">
            <text:p>LAURO HENRIQUE MENDES PEREIR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CONCHAS</text:p>
          </table:table-cell>
          <table:table-cell office:value-type="float" office:value="572" table:style-name="ce4">
            <text:p><text:s/>572,00<text:s/></text:p>
          </table:table-cell>
          <table:table-cell office:value-type="float" office:value="6756.73" table:style-name="ce4">
            <text:p><text:s/>6.756,7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966739" table:style-name="ce3">
            <text:p>966739</text:p>
          </table:table-cell>
          <table:table-cell office:value-type="string" table:style-name="ce3">
            <text:p>LAURO LUIZ GOMES RIBEIR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145.76" table:style-name="ce4">
            <text:p><text:s/>8.145,7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57205" table:style-name="ce3">
            <text:p>757205</text:p>
          </table:table-cell>
          <table:table-cell office:value-type="string" table:style-name="ce3">
            <text:p>LAZARO ROBERTO DE CAMARGO BARRO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411.32" table:style-name="ce4">
            <text:p><text:s/>8.411,3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210" table:style-name="ce3">
            <text:p>3210</text:p>
          </table:table-cell>
          <table:table-cell office:value-type="string" table:style-name="ce3">
            <text:p>LEANDRO BAKOWSK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OGI DAS CRUZE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751.03" table:style-name="ce4">
            <text:p><text:s/>1.751,0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787" table:style-name="ce3">
            <text:p>3787</text:p>
          </table:table-cell>
          <table:table-cell office:value-type="string" table:style-name="ce3">
            <text:p>LEANDRO CONTE DE BENEDIC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ITAPETINING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004" table:style-name="ce3">
            <text:p>5004</text:p>
          </table:table-cell>
          <table:table-cell office:value-type="string" table:style-name="ce3">
            <text:p>LEANDRO HENRIQUE FERREIRA LEM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BERNARDO DO CAMPO</text:p>
          </table:table-cell>
          <table:table-cell office:value-type="float" office:value="716" table:style-name="ce4">
            <text:p><text:s/>716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38.19" table:style-name="ce4">
            <text:p><text:s/>2.238,1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488" table:style-name="ce3">
            <text:p>4488</text:p>
          </table:table-cell>
          <table:table-cell office:value-type="string" table:style-name="ce3">
            <text:p>LEANDRO LIPPI GUIMARA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OGI DAS CRUZE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900.18" table:style-name="ce4">
            <text:p><text:s/>2.900,1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930.36" table:style-name="ce4">
            <text:p><text:s/>3.930,36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99014" table:style-name="ce3">
            <text:p>699014</text:p>
          </table:table-cell>
          <table:table-cell office:value-type="string" table:style-name="ce3">
            <text:p>LEANDRO PEREIRA LEITE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DE INTERESSES DIFUSOS E COLETIV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437.86" table:style-name="ce4">
            <text:p><text:s/>8.437,8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510" table:style-name="ce3">
            <text:p>7510</text:p>
          </table:table-cell>
          <table:table-cell office:value-type="string" table:style-name="ce3">
            <text:p>LEANDRO ROCHA PER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RAGUATATU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685.16" table:style-name="ce4">
            <text:p><text:s/>2.685,16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527" table:style-name="ce3">
            <text:p>6527</text:p>
          </table:table-cell>
          <table:table-cell office:value-type="string" table:style-name="ce3">
            <text:p>LEANDRO SILVA XAVIE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54852" table:style-name="ce3">
            <text:p>154852</text:p>
          </table:table-cell>
          <table:table-cell office:value-type="string" table:style-name="ce3">
            <text:p>LEANDRO TATSUO ONICI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029.32" table:style-name="ce4">
            <text:p><text:s/>8.029,3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089.52" table:style-name="ce4">
            <text:p><text:s/>2.089,5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511" table:style-name="ce3">
            <text:p>7511</text:p>
          </table:table-cell>
          <table:table-cell office:value-type="string" table:style-name="ce3">
            <text:p>LEANDRO VIOL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PORTO FERREIR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6756.73" table:style-name="ce4">
            <text:p><text:s/>6.756,7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452.21" table:style-name="ce4">
            <text:p><text:s/>2.452,2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11323" table:style-name="ce3">
            <text:p>511323</text:p>
          </table:table-cell>
          <table:table-cell office:value-type="string" table:style-name="ce3">
            <text:p>LEILA MARA RAMACCIOTTI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089.72" table:style-name="ce4">
            <text:p><text:s/>8.089,7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33" table:style-name="ce3">
            <text:p>1033</text:p>
          </table:table-cell>
          <table:table-cell office:value-type="string" table:style-name="ce3">
            <text:p>LELIO FERRAZ DE SIQUEIRA NE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696.96" table:style-name="ce4">
            <text:p><text:s/>7.696,9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512" table:style-name="ce3">
            <text:p>7512</text:p>
          </table:table-cell>
          <table:table-cell office:value-type="string" table:style-name="ce3">
            <text:p>LEONARDO ALBRECHT NET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CARAGUATATU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2162.11" table:style-name="ce4">
            <text:p><text:s/>12.162,1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551.2800000000002" table:style-name="ce4">
            <text:p><text:s/>2.551,2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211" table:style-name="ce3">
            <text:p>3211</text:p>
          </table:table-cell>
          <table:table-cell office:value-type="string" table:style-name="ce3">
            <text:p>LEONARDO AUGUSTO GONCALV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SSI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489" table:style-name="ce3">
            <text:p>4489</text:p>
          </table:table-cell>
          <table:table-cell office:value-type="string" table:style-name="ce3">
            <text:p>LEONARDO BELLINI DE CASTR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LEM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112.14" table:style-name="ce4">
            <text:p><text:s/>7.112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8.2199999999998" table:style-name="ce4">
            <text:p><text:s/>2.248,22<text:s/></text:p>
          </table:table-cell>
          <table:table-cell office:value-type="float" office:value="7288.67" table:style-name="ce4">
            <text:p><text:s/>7.288,67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086" table:style-name="ce3">
            <text:p>4086</text:p>
          </table:table-cell>
          <table:table-cell office:value-type="string" table:style-name="ce3">
            <text:p>LEONARDO CARVALHO BORTOLAC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SERRA NEGR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6756.73" table:style-name="ce4">
            <text:p><text:s/>6.756,7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251.8900000000001" table:style-name="ce4">
            <text:p><text:s/>1.251,8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685" table:style-name="ce3">
            <text:p>5685</text:p>
          </table:table-cell>
          <table:table-cell office:value-type="string" table:style-name="ce3">
            <text:p>LEONARDO D'ANGELO VARGAS PER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11.38" table:style-name="ce4">
            <text:p><text:s/>1.611,38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788" table:style-name="ce3">
            <text:p>3788</text:p>
          </table:table-cell>
          <table:table-cell office:value-type="string" table:style-name="ce3">
            <text:p>LEONARDO LEONEL ROMANELL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RARAQUAR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749.58" table:style-name="ce4">
            <text:p><text:s/>7.749,5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79376" table:style-name="ce3">
            <text:p>179376</text:p>
          </table:table-cell>
          <table:table-cell office:value-type="string" table:style-name="ce3">
            <text:p>LEONARDO LIBERATT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339" table:style-name="ce3">
            <text:p>1339</text:p>
          </table:table-cell>
          <table:table-cell office:value-type="string" table:style-name="ce3">
            <text:p>LEONARDO MEIZIKA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VARGEM GRANDE DO SU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112.14" table:style-name="ce4">
            <text:p><text:s/>7.112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7288.67" table:style-name="ce4">
            <text:p><text:s/>7.288,67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038" table:style-name="ce3">
            <text:p>3038</text:p>
          </table:table-cell>
          <table:table-cell office:value-type="string" table:style-name="ce3">
            <text:p>LEONARDO REZEK PER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TAUBAT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087" table:style-name="ce3">
            <text:p>4087</text:p>
          </table:table-cell>
          <table:table-cell office:value-type="string" table:style-name="ce3">
            <text:p>LEONARDO ROMANO SOARE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SANTA BARBARA D'OEST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03.58" table:style-name="ce4">
            <text:p><text:s/>1.603,58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026" table:style-name="ce3">
            <text:p>3026</text:p>
          </table:table-cell>
          <table:table-cell office:value-type="string" table:style-name="ce3">
            <text:p>LEONARDO SOBREIRA SPIN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07.97" table:style-name="ce4">
            <text:p><text:s/>1.607,97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528" table:style-name="ce3">
            <text:p>6528</text:p>
          </table:table-cell>
          <table:table-cell office:value-type="string" table:style-name="ce3">
            <text:p>LETICIA LOURENCO COST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572" table:style-name="ce4">
            <text:p><text:s/>572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190.12" table:style-name="ce4">
            <text:p><text:s/>3.190,1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04" table:style-name="ce3">
            <text:p>7304</text:p>
          </table:table-cell>
          <table:table-cell office:value-type="string" table:style-name="ce3">
            <text:p>LETICIA LOURENCO PAVANI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PO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112.14" table:style-name="ce4">
            <text:p><text:s/>7.112,14<text:s/></text:p>
          </table:table-cell>
          <table:table-cell office:value-type="float" office:value="5334.1" table:style-name="ce4">
            <text:p><text:s/>5.334,10<text:s/></text:p>
          </table:table-cell>
          <table:table-cell office:value-type="float" office:value="2531.4" table:style-name="ce4">
            <text:p><text:s/>2.531,4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590" table:style-name="ce3">
            <text:p>10590</text:p>
          </table:table-cell>
          <table:table-cell office:value-type="string" table:style-name="ce3">
            <text:p>LETICIA MACEDO MEDEIROS BELTRAME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LIMEIR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1553.58" table:style-name="ce4">
            <text:p><text:s/>11.553,5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808.6" table:style-name="ce4">
            <text:p><text:s/>808,60<text:s/></text:p>
          </table:table-cell>
          <table:table-cell office:value-type="float" office:value="2320.0199999999995" table:style-name="ce4">
            <text:p><text:s/>2.320,0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588" table:style-name="ce3">
            <text:p>10588</text:p>
          </table:table-cell>
          <table:table-cell office:value-type="string" table:style-name="ce3">
            <text:p>LETICIA NANNI RODRIGUEZ SAKAUE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ISTRITAL DE PIRAPOZINHO</text:p>
          </table:table-cell>
          <table:table-cell office:value-type="float" office:value="140" table:style-name="ce4">
            <text:p><text:s/>14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594" table:style-name="ce4">
            <text:p><text:s/>1.594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686" table:style-name="ce3">
            <text:p>5686</text:p>
          </table:table-cell>
          <table:table-cell office:value-type="string" table:style-name="ce3">
            <text:p>LETICIA ROSA RAVACC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ISTRITAL DE TABOAO DA SERR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779.46" table:style-name="ce4">
            <text:p><text:s/>2.779,46<text:s/></text:p>
          </table:table-cell>
          <table:table-cell office:value-type="float" office:value="3144.26" table:style-name="ce4">
            <text:p><text:s/>3.144,2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490" table:style-name="ce3">
            <text:p>4490</text:p>
          </table:table-cell>
          <table:table-cell office:value-type="string" table:style-name="ce3">
            <text:p>LETICIA STUGINSKI STOFF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03.12" table:style-name="ce4">
            <text:p><text:s/>3.303,1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933172" table:style-name="ce3">
            <text:p>933172</text:p>
          </table:table-cell>
          <table:table-cell office:value-type="string" table:style-name="ce3">
            <text:p>LIBORIO ALVES ANTONIO DO NASCIMEN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AURU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813.29" table:style-name="ce4">
            <text:p><text:s/>7.813,2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98332" table:style-name="ce3">
            <text:p>698332</text:p>
          </table:table-cell>
          <table:table-cell office:value-type="string" table:style-name="ce3">
            <text:p>LIDIA HELENA FERREIRA DA COSTA DOS PASSO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DE INTERESSES DIFUSOS E COLETIV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550.6" table:style-name="ce4">
            <text:p><text:s/>8.550,6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529" table:style-name="ce3">
            <text:p>6529</text:p>
          </table:table-cell>
          <table:table-cell office:value-type="string" table:style-name="ce3">
            <text:p>LIGIANE RODRIGUES BUEN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JAU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5989.17" table:style-name="ce4">
            <text:p><text:s/>5.989,17<text:s/></text:p>
          </table:table-cell>
          <table:table-cell office:value-type="float" office:value="5614.85" table:style-name="ce4">
            <text:p><text:s/>5.614,85<text:s/></text:p>
          </table:table-cell>
          <table:table-cell office:value-type="float" office:value="1017.32" table:style-name="ce4">
            <text:p><text:s/>1.017,3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42409" table:style-name="ce3">
            <text:p>842409</text:p>
          </table:table-cell>
          <table:table-cell office:value-type="string" table:style-name="ce3">
            <text:p>LILIAM CRISTINA MARQUES DA COST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880.49" table:style-name="ce4">
            <text:p><text:s/>7.880,4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42045" table:style-name="ce3">
            <text:p>842045</text:p>
          </table:table-cell>
          <table:table-cell office:value-type="string" table:style-name="ce3">
            <text:p>LILIAN CAVALCANTE DE ALBUQUERQUE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702.27" table:style-name="ce4">
            <text:p><text:s/>2.702,2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513" table:style-name="ce3">
            <text:p>7513</text:p>
          </table:table-cell>
          <table:table-cell office:value-type="string" table:style-name="ce3">
            <text:p>LILIAN FRUET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ISTRITAL DE JANDIR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112.14" table:style-name="ce4">
            <text:p><text:s/>7.112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080.1799999999998" table:style-name="ce4">
            <text:p><text:s/>2.080,1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33851" table:style-name="ce3">
            <text:p>833851</text:p>
          </table:table-cell>
          <table:table-cell office:value-type="string" table:style-name="ce3">
            <text:p>LILIANA MERCADANTE MORTARI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838.1" table:style-name="ce4">
            <text:p><text:s/>838,10<text:s/></text:p>
          </table:table-cell>
          <table:table-cell office:value-type="float" office:value="8249.73" table:style-name="ce4">
            <text:p><text:s/>8.249,7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623.66" table:style-name="ce4">
            <text:p><text:s/>2.623,6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45762" table:style-name="ce3">
            <text:p>545762</text:p>
          </table:table-cell>
          <table:table-cell office:value-type="string" table:style-name="ce3">
            <text:p>LILIANE SILVA DE OLIV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S DE JUSTICA CIVEIS DE FAMILIA E SUCESSOES</text:p>
          </table:table-cell>
          <table:table-cell office:value-type="float" office:value="668" table:style-name="ce4">
            <text:p><text:s/>668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62.02" table:style-name="ce4">
            <text:p><text:s/>3.262,0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34" table:style-name="ce3">
            <text:p>1034</text:p>
          </table:table-cell>
          <table:table-cell office:value-type="string" table:style-name="ce3">
            <text:p>LINCOLN GAKIY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RESIDENTE PRUDENTE</text:p>
          </table:table-cell>
          <table:table-cell office:value-type="float" office:value="1052" table:style-name="ce4">
            <text:p><text:s/>1.052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882.38" table:style-name="ce4">
            <text:p><text:s/>1.882,38<text:s/></text:p>
          </table:table-cell>
          <table:table-cell office:value-type="float" office:value="3919.77" table:style-name="ce4">
            <text:p><text:s/>3.919,77<text:s/></text:p>
          </table:table-cell>
          <table:table-cell office:value-type="float" office:value="1684.45" table:style-name="ce4">
            <text:p><text:s/>1.684,45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373" table:style-name="ce3">
            <text:p>1373</text:p>
          </table:table-cell>
          <table:table-cell office:value-type="string" table:style-name="ce3">
            <text:p>LINDSON GIMENES DE ALMEID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RACATUBA</text:p>
          </table:table-cell>
          <table:table-cell office:value-type="float" office:value="956" table:style-name="ce4">
            <text:p><text:s/>956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08.44" table:style-name="ce4">
            <text:p><text:s/>11.208,4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514" table:style-name="ce3">
            <text:p>7514</text:p>
          </table:table-cell>
          <table:table-cell office:value-type="string" table:style-name="ce3">
            <text:p>LISTER CALDAS BRAGA FILH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56" table:style-name="ce4">
            <text:p><text:s/>956,00<text:s/></text:p>
          </table:table-cell>
          <table:table-cell office:value-type="float" office:value="13475.630000000001" table:style-name="ce4">
            <text:p><text:s/>13.475,6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317.3200000000002" table:style-name="ce4">
            <text:p><text:s/>2.317,3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47" table:style-name="ce3">
            <text:p>8547</text:p>
          </table:table-cell>
          <table:table-cell office:value-type="string" table:style-name="ce3">
            <text:p>LIVI RODRIGUES DE SOUZ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AU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1978.34" table:style-name="ce4">
            <text:p><text:s/>11.978,3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594" table:style-name="ce4">
            <text:p><text:s/>1.594,00<text:s/></text:p>
          </table:table-cell>
          <table:table-cell office:value-type="float" office:value="14475.61" table:style-name="ce4">
            <text:p><text:s/>14.475,61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687" table:style-name="ce3">
            <text:p>5687</text:p>
          </table:table-cell>
          <table:table-cell office:value-type="string" table:style-name="ce3">
            <text:p>LORENA GENTIL CIAMPON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5614.85" table:style-name="ce4">
            <text:p><text:s/>5.614,85<text:s/></text:p>
          </table:table-cell>
          <table:table-cell office:value-type="float" office:value="3303.12" table:style-name="ce4">
            <text:p><text:s/>3.303,1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705.7999999999997" table:style-name="ce4">
            <text:p><text:s/>3.705,80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586" table:style-name="ce3">
            <text:p>10586</text:p>
          </table:table-cell>
          <table:table-cell office:value-type="string" table:style-name="ce3">
            <text:p>LORRANA LARISSA COQUEIRO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MOGI DAS CRUZES</text:p>
          </table:table-cell>
          <table:table-cell office:value-type="float" office:value="1052" table:style-name="ce4">
            <text:p><text:s/>1.052,00<text:s/></text:p>
          </table:table-cell>
          <table:table-cell office:value-type="float" office:value="6418.66" table:style-name="ce4">
            <text:p><text:s/>6.418,6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352.34" table:style-name="ce4">
            <text:p><text:s/>2.352,34<text:s/></text:p>
          </table:table-cell>
          <table:table-cell office:value-type="float" office:value="449.14" table:style-name="ce4">
            <text:p><text:s/>449,1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48" table:style-name="ce3">
            <text:p>8548</text:p>
          </table:table-cell>
          <table:table-cell office:value-type="string" table:style-name="ce3">
            <text:p>LUCAS CORRADINI DA SILV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DESCALVAD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6756.73" table:style-name="ce4">
            <text:p><text:s/>6.756,7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322.1999999999998" table:style-name="ce4">
            <text:p><text:s/>2.322,20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515" table:style-name="ce3">
            <text:p>7515</text:p>
          </table:table-cell>
          <table:table-cell office:value-type="string" table:style-name="ce3">
            <text:p>LUCAS DAMASCENO DE LIM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ISTRITAL DE ITAQUAQUECETU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1122.97" table:style-name="ce4">
            <text:p><text:s/>1.122,97<text:s/></text:p>
          </table:table-cell>
          <table:table-cell office:value-type="float" office:value="3257.4" table:style-name="ce4">
            <text:p><text:s/>3.257,4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530" table:style-name="ce3">
            <text:p>6530</text:p>
          </table:table-cell>
          <table:table-cell office:value-type="string" table:style-name="ce3">
            <text:p>LUCAS FREHSE RIBA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ISTRITAL DE CAJAMAR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112.14" table:style-name="ce4">
            <text:p><text:s/>7.112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202.67" table:style-name="ce4">
            <text:p><text:s/>1.202,67<text:s/></text:p>
          </table:table-cell>
          <table:table-cell office:value-type="float" office:value="6513.16" table:style-name="ce4">
            <text:p><text:s/>6.513,1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17" table:style-name="ce3">
            <text:p>11317</text:p>
          </table:table-cell>
          <table:table-cell office:value-type="string" table:style-name="ce3">
            <text:p>LUCAS MAESTER COLOMBO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AVAR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1553.58" table:style-name="ce4">
            <text:p><text:s/>11.553,5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84.57" table:style-name="ce4">
            <text:p><text:s/>1.184,5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19" table:style-name="ce3">
            <text:p>11319</text:p>
          </table:table-cell>
          <table:table-cell office:value-type="string" table:style-name="ce3">
            <text:p>LUCAS MARQUES DE TAVARES OLEA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PRESIDENTE PRUDENT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1553.58" table:style-name="ce4">
            <text:p><text:s/>11.553,5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627.33" table:style-name="ce4">
            <text:p><text:s/>2.627,3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88" table:style-name="ce4">
            <text:p><text:s/>3.368,88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587" table:style-name="ce3">
            <text:p>10587</text:p>
          </table:table-cell>
          <table:table-cell office:value-type="string" table:style-name="ce3">
            <text:p>LUCAS MOSTARO DE OLIVEIR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SAO JOSE DOS CAMP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6756.73" table:style-name="ce4">
            <text:p><text:s/>6.756,7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389.52" table:style-name="ce4">
            <text:p><text:s/>1.389,5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33901" table:style-name="ce3">
            <text:p>833901</text:p>
          </table:table-cell>
          <table:table-cell office:value-type="string" table:style-name="ce3">
            <text:p>LUCAS PIMENTEL DE OLIV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AURU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4491.82" table:style-name="ce4">
            <text:p><text:s/>4.491,8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688" table:style-name="ce3">
            <text:p>5688</text:p>
          </table:table-cell>
          <table:table-cell office:value-type="string" table:style-name="ce3">
            <text:p>LUCAS RIBEIRO TRAVAIN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PRESIDENTE VESCESLAU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112.14" table:style-name="ce4">
            <text:p><text:s/>7.112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139.69" table:style-name="ce4">
            <text:p><text:s/>2.139,69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57" table:style-name="ce3">
            <text:p>2057</text:p>
          </table:table-cell>
          <table:table-cell office:value-type="string" table:style-name="ce3">
            <text:p>LUCIA NUNES BROMERCHENKEL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377.84" table:style-name="ce4">
            <text:p><text:s/>2.377,8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58" table:style-name="ce3">
            <text:p>2058</text:p>
          </table:table-cell>
          <table:table-cell office:value-type="string" table:style-name="ce3">
            <text:p>LUCIANA AMORIM DE CAMARG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OROCA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491" table:style-name="ce3">
            <text:p>4491</text:p>
          </table:table-cell>
          <table:table-cell office:value-type="string" table:style-name="ce3">
            <text:p>LUCIANA ANDRADE MAI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S DE JUSTICA DA AREA REGIONAL DE SOROCA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74.25" table:style-name="ce4">
            <text:p><text:s/>2.274,2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07.43" table:style-name="ce4">
            <text:p><text:s/>2.807,43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492" table:style-name="ce3">
            <text:p>4492</text:p>
          </table:table-cell>
          <table:table-cell office:value-type="string" table:style-name="ce3">
            <text:p>LUCIANA ANDRE JORDAO DIA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5614.85" table:style-name="ce4">
            <text:p><text:s/>5.614,85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493" table:style-name="ce3">
            <text:p>4493</text:p>
          </table:table-cell>
          <table:table-cell office:value-type="string" table:style-name="ce3">
            <text:p>LUCIANA BELO STELUT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A BARBARA D'OEST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85.06" table:style-name="ce4">
            <text:p><text:s/>2.885,06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35" table:style-name="ce3">
            <text:p>1035</text:p>
          </table:table-cell>
          <table:table-cell office:value-type="string" table:style-name="ce3">
            <text:p>LUCIANA BERGAM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S DE JUSTICA CIVEIS DA INFANCIA E DA JUVENTUDE</text:p>
          </table:table-cell>
          <table:table-cell office:value-type="float" office:value="572" table:style-name="ce4">
            <text:p><text:s/>572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74.6" table:style-name="ce4">
            <text:p><text:s/>2.874,6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789" table:style-name="ce3">
            <text:p>3789</text:p>
          </table:table-cell>
          <table:table-cell office:value-type="string" table:style-name="ce3">
            <text:p>LUCIANA DE FATIMA CARBONE RODRIGUES ABRAMOVITCH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SALTO</text:p>
          </table:table-cell>
          <table:table-cell office:value-type="float" office:value="860" table:style-name="ce4">
            <text:p><text:s/>860,00<text:s/></text:p>
          </table:table-cell>
          <table:table-cell office:value-type="float" office:value="7112.14" table:style-name="ce4">
            <text:p><text:s/>7.112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349.33" table:style-name="ce4">
            <text:p><text:s/>2.349,3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09" table:style-name="ce3">
            <text:p>2209</text:p>
          </table:table-cell>
          <table:table-cell office:value-type="string" table:style-name="ce3">
            <text:p>LUCIANA DE PAULA LEITE ROCHA DEL CAMP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S DE JUSTICA CIVEIS DA INFANCIA E DA JUVENTUD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3144.26" table:style-name="ce4">
            <text:p><text:s/>3.144,26<text:s/></text:p>
          </table:table-cell>
          <table:table-cell office:value-type="float" office:value="1122.96" table:style-name="ce4">
            <text:p><text:s/>1.122,96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359" table:style-name="ce3">
            <text:p>1359</text:p>
          </table:table-cell>
          <table:table-cell office:value-type="string" table:style-name="ce3">
            <text:p>LUCIANA FERREIRA LEITE PINT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65" table:style-name="ce3">
            <text:p>2265</text:p>
          </table:table-cell>
          <table:table-cell office:value-type="string" table:style-name="ce3">
            <text:p>LUCIANA FRUGIUEL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416.7799999999997" table:style-name="ce4">
            <text:p><text:s/>2.416,7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985" table:style-name="ce3">
            <text:p>2985</text:p>
          </table:table-cell>
          <table:table-cell office:value-type="string" table:style-name="ce3">
            <text:p>LUCIANA MALHEIR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736.2" table:style-name="ce4">
            <text:p><text:s/>1.736,2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494" table:style-name="ce3">
            <text:p>4494</text:p>
          </table:table-cell>
          <table:table-cell office:value-type="string" table:style-name="ce3">
            <text:p>LUCIANA MARQUES FIGUEIRA PORTELL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ITANHAEM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51610" table:style-name="ce3">
            <text:p>551610</text:p>
          </table:table-cell>
          <table:table-cell office:value-type="string" table:style-name="ce3">
            <text:p>LUCIANA PINSDORF BARTH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119.99" table:style-name="ce4">
            <text:p><text:s/>8.119,9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40" table:style-name="ce3">
            <text:p>2240</text:p>
          </table:table-cell>
          <table:table-cell office:value-type="string" table:style-name="ce3">
            <text:p>LUCIANA POLENTI CREMONES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INDAMONHANGA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603.5700000000002" table:style-name="ce4">
            <text:p><text:s/>2.603,5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25" table:style-name="ce3">
            <text:p>3325</text:p>
          </table:table-cell>
          <table:table-cell office:value-type="string" table:style-name="ce3">
            <text:p>LUCIANA RIBEIRO GUIMARAES VIEGAS DE CARVALH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S DE JUSTICA DA AREA REGIONAL DE CAMPINA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483" table:style-name="ce4">
            <text:p><text:s/>2.483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531" table:style-name="ce3">
            <text:p>6531</text:p>
          </table:table-cell>
          <table:table-cell office:value-type="string" table:style-name="ce3">
            <text:p>LUCIANA ROSS GOBBI BENETI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ARARA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112.14" table:style-name="ce4">
            <text:p><text:s/>7.112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060.46" table:style-name="ce4">
            <text:p><text:s/>1.060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986" table:style-name="ce3">
            <text:p>2986</text:p>
          </table:table-cell>
          <table:table-cell office:value-type="string" table:style-name="ce3">
            <text:p>LUCIANA SHIMM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005" table:style-name="ce3">
            <text:p>5005</text:p>
          </table:table-cell>
          <table:table-cell office:value-type="string" table:style-name="ce3">
            <text:p>LUCIANA VIEIRA DALLAQUA VINC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BERNARDO DO CAMPO</text:p>
          </table:table-cell>
          <table:table-cell office:value-type="float" office:value="956" table:style-name="ce4">
            <text:p><text:s/>956,00<text:s/></text:p>
          </table:table-cell>
          <table:table-cell office:value-type="float" office:value="7812.83" table:style-name="ce4">
            <text:p><text:s/>7.812,8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039.08" table:style-name="ce4">
            <text:p><text:s/>3.039,0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790" table:style-name="ce3">
            <text:p>3790</text:p>
          </table:table-cell>
          <table:table-cell office:value-type="string" table:style-name="ce3">
            <text:p>LUCIANE CRISTINA NOGUEIRA LUCAS LO R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UMAR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57.12" table:style-name="ce4">
            <text:p><text:s/>3.257,1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28" table:style-name="ce3">
            <text:p>7328</text:p>
          </table:table-cell>
          <table:table-cell office:value-type="string" table:style-name="ce3">
            <text:p>LUCIANE RODRIGUES ANTUNE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ISTRITAL DE VARZEA PAULISTA</text:p>
          </table:table-cell>
          <table:table-cell office:value-type="float" office:value="716" table:style-name="ce4">
            <text:p><text:s/>716,00<text:s/></text:p>
          </table:table-cell>
          <table:table-cell office:value-type="float" office:value="12801.85" table:style-name="ce4">
            <text:p><text:s/>12.801,8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486.4300000000003" table:style-name="ce4">
            <text:p><text:s/>3.486,4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751" table:style-name="ce3">
            <text:p>2751</text:p>
          </table:table-cell>
          <table:table-cell office:value-type="string" table:style-name="ce3">
            <text:p>LUCIANO GARCIA RIBEI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CARL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447" table:style-name="ce4">
            <text:p><text:s/>2.447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057" table:style-name="ce3">
            <text:p>3057</text:p>
          </table:table-cell>
          <table:table-cell office:value-type="string" table:style-name="ce3">
            <text:p>LUCIANO GOMES DE QUEIROZ COUTINH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IRACICABA</text:p>
          </table:table-cell>
          <table:table-cell office:value-type="float" office:value="1052" table:style-name="ce4">
            <text:p><text:s/>1.052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6284" table:style-name="ce3">
            <text:p>256284</text:p>
          </table:table-cell>
          <table:table-cell office:value-type="string" table:style-name="ce3">
            <text:p>LUCIENE ANGELICA MENDE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576.19000000000005" table:style-name="ce4">
            <text:p><text:s/>576,19<text:s/></text:p>
          </table:table-cell>
          <table:table-cell office:value-type="float" office:value="7933.11" table:style-name="ce4">
            <text:p><text:s/>7.933,1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330.69" table:style-name="ce4">
            <text:p><text:s/>2.330,6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495" table:style-name="ce3">
            <text:p>4495</text:p>
          </table:table-cell>
          <table:table-cell office:value-type="string" table:style-name="ce3">
            <text:p>LUCILA AKEMI NAKAGAW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TUP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033.97" table:style-name="ce4">
            <text:p><text:s/>3.033,9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49" table:style-name="ce3">
            <text:p>8549</text:p>
          </table:table-cell>
          <table:table-cell office:value-type="string" table:style-name="ce3">
            <text:p>LUCIO CAMARGO DE RAMOS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OURINH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758.97" table:style-name="ce4">
            <text:p><text:s/>2.758,97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058" table:style-name="ce3">
            <text:p>3058</text:p>
          </table:table-cell>
          <table:table-cell office:value-type="string" table:style-name="ce3">
            <text:p>LUIS CLAUDIO DAVANSS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S DE JUSTICA DA AREA REGIONAL DE BAURU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638.66" table:style-name="ce4">
            <text:p><text:s/>2.638,6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4491.84" table:style-name="ce4">
            <text:p><text:s/>4.491,84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682" table:style-name="ce3">
            <text:p>1682</text:p>
          </table:table-cell>
          <table:table-cell office:value-type="string" table:style-name="ce3">
            <text:p>LUIS CLAUDIO DE CARVALHO VALENT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348" table:style-name="ce3">
            <text:p>1348</text:p>
          </table:table-cell>
          <table:table-cell office:value-type="string" table:style-name="ce3">
            <text:p>LUIS DIAS FERNANDE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APARECIDA</text:p>
          </table:table-cell>
          <table:table-cell office:value-type="float" office:value="140" table:style-name="ce4">
            <text:p><text:s/>140,00<text:s/></text:p>
          </table:table-cell>
          <table:table-cell office:value-type="float" office:value="7112.14" table:style-name="ce4">
            <text:p><text:s/>7.112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533.4299999999998" table:style-name="ce4">
            <text:p><text:s/>2.533,4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83" table:style-name="ce3">
            <text:p>2283</text:p>
          </table:table-cell>
          <table:table-cell office:value-type="string" table:style-name="ce3">
            <text:p>LUIS DONIZETI DELMASCHI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S DE JUSTICA DA AREA REGIONAL DE SAO JOSE DO RIO PRET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13.68" table:style-name="ce4">
            <text:p><text:s/>2.813,6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77" table:style-name="ce3">
            <text:p>7377</text:p>
          </table:table-cell>
          <table:table-cell office:value-type="string" table:style-name="ce3">
            <text:p>LUIS FELIPE DELAMAIN BURATT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6756.73" table:style-name="ce4">
            <text:p><text:s/>6.756,7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349.87" table:style-name="ce4">
            <text:p><text:s/>1.349,87<text:s/></text:p>
          </table:table-cell>
          <table:table-cell office:value-type="float" office:value="4491.82" table:style-name="ce4">
            <text:p><text:s/>4.491,8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791" table:style-name="ce3">
            <text:p>3791</text:p>
          </table:table-cell>
          <table:table-cell office:value-type="string" table:style-name="ce3">
            <text:p>LUIS FELIPE TEGON CERQUEIRA LEIT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668" table:style-name="ce4">
            <text:p><text:s/>668,00<text:s/></text:p>
          </table:table-cell>
          <table:table-cell office:value-type="float" office:value="7656.98" table:style-name="ce4">
            <text:p><text:s/>7.656,9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365.21" table:style-name="ce4">
            <text:p><text:s/>2.365,2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42" table:style-name="ce3">
            <text:p>742</text:p>
          </table:table-cell>
          <table:table-cell office:value-type="string" table:style-name="ce3">
            <text:p>LUIS FERNANDO DE MORAES MANZAN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56" table:style-name="ce4">
            <text:p><text:s/>956,00<text:s/></text:p>
          </table:table-cell>
          <table:table-cell office:value-type="float" office:value="8141.58" table:style-name="ce4">
            <text:p><text:s/>8.141,5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71.15" table:style-name="ce4">
            <text:p><text:s/>3.271,1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34" table:style-name="ce3">
            <text:p>11334</text:p>
          </table:table-cell>
          <table:table-cell office:value-type="string" table:style-name="ce3">
            <text:p>LUIS FERNANDO FANTONI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ITAPEV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1553.58" table:style-name="ce4">
            <text:p><text:s/>11.553,5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88.4" table:style-name="ce4">
            <text:p><text:s/>2.888,40<text:s/></text:p>
          </table:table-cell>
          <table:table-cell office:value-type="float" office:value="6513.16" table:style-name="ce4">
            <text:p><text:s/>6.513,1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752" table:style-name="ce3">
            <text:p>2752</text:p>
          </table:table-cell>
          <table:table-cell office:value-type="string" table:style-name="ce3">
            <text:p>LUIS FERNANDO ROCH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SSIS</text:p>
          </table:table-cell>
          <table:table-cell office:value-type="float" office:value="908" table:style-name="ce4">
            <text:p><text:s/>908,00<text:s/></text:p>
          </table:table-cell>
          <table:table-cell office:value-type="float" office:value="7591.71" table:style-name="ce4">
            <text:p><text:s/>7.591,7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749.97" table:style-name="ce4">
            <text:p><text:s/>2.749,9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36" table:style-name="ce3">
            <text:p>1036</text:p>
          </table:table-cell>
          <table:table-cell office:value-type="string" table:style-name="ce3">
            <text:p>LUIS FERNANDO ROSSET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JAU</text:p>
          </table:table-cell>
          <table:table-cell office:value-type="float" office:value="860" table:style-name="ce4">
            <text:p><text:s/>860,00<text:s/></text:p>
          </table:table-cell>
          <table:table-cell office:value-type="float" office:value="7621.19" table:style-name="ce4">
            <text:p><text:s/>7.621,1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212" table:style-name="ce3">
            <text:p>3212</text:p>
          </table:table-cell>
          <table:table-cell office:value-type="string" table:style-name="ce3">
            <text:p>LUIS FERNANDO SCAVONE DE MACED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JACAREI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479.87" table:style-name="ce4">
            <text:p><text:s/>1.479,8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456.19000000000005" table:style-name="ce4">
            <text:p><text:s/>456,19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35960" table:style-name="ce3">
            <text:p>835960</text:p>
          </table:table-cell>
          <table:table-cell office:value-type="string" table:style-name="ce3">
            <text:p>LUIS GABOS ALVAR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781.71" table:style-name="ce4">
            <text:p><text:s/>2.781,7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693" table:style-name="ce3">
            <text:p>1693</text:p>
          </table:table-cell>
          <table:table-cell office:value-type="string" table:style-name="ce3">
            <text:p>LUIS GUILHERME GOMES DOS REIS SAMPAIO GARCI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532" table:style-name="ce3">
            <text:p>6532</text:p>
          </table:table-cell>
          <table:table-cell office:value-type="string" table:style-name="ce3">
            <text:p>LUIS GUSTAVO CASTOLDI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RIBEIRAO PIRE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112.1399999999994" table:style-name="ce4">
            <text:p><text:s/>7.112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37.81" table:style-name="ce4">
            <text:p><text:s/>1.137,81<text:s/></text:p>
          </table:table-cell>
          <table:table-cell office:value-type="float" office:value="4491.82" table:style-name="ce4">
            <text:p><text:s/>4.491,8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04566" table:style-name="ce3">
            <text:p>404566</text:p>
          </table:table-cell>
          <table:table-cell office:value-type="string" table:style-name="ce3">
            <text:p>LUIS HENRIQUE PACCAGNELL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RIBEIRAO PRET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46.58000000000004" table:style-name="ce4">
            <text:p><text:s/>546,5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60" table:style-name="ce3">
            <text:p>3360</text:p>
          </table:table-cell>
          <table:table-cell office:value-type="string" table:style-name="ce3">
            <text:p>LUIS HENRIQUE RODRIGUES DE ALMEID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PIRASSUNUNG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534" table:style-name="ce3">
            <text:p>6534</text:p>
          </table:table-cell>
          <table:table-cell office:value-type="string" table:style-name="ce3">
            <text:p>LUIS HENRIQUE SCANFERL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PEDERNEIRA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112.14" table:style-name="ce4">
            <text:p><text:s/>7.112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508.04" table:style-name="ce4">
            <text:p><text:s/>1.508,04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67" table:style-name="ce3">
            <text:p>2567</text:p>
          </table:table-cell>
          <table:table-cell office:value-type="string" table:style-name="ce3">
            <text:p>LUIS MARCELO MILEO THEODO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43890" table:style-name="ce3">
            <text:p>843890</text:p>
          </table:table-cell>
          <table:table-cell office:value-type="string" table:style-name="ce3">
            <text:p>LUIS PAULO SIRVINSKA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399.43" table:style-name="ce4">
            <text:p><text:s/>8.399,4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69" table:style-name="ce3">
            <text:p>2269</text:p>
          </table:table-cell>
          <table:table-cell office:value-type="string" table:style-name="ce3">
            <text:p>LUIS PERSIVAL DE CARVALHO VALLIM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IRACICA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93" table:style-name="ce3">
            <text:p>2593</text:p>
          </table:table-cell>
          <table:table-cell office:value-type="string" table:style-name="ce3">
            <text:p>LUIS ROBERTO JORDAO WAKIM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ARUERI</text:p>
          </table:table-cell>
          <table:table-cell office:value-type="float" office:value="860" table:style-name="ce4">
            <text:p><text:s/>86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04062" table:style-name="ce3">
            <text:p>704062</text:p>
          </table:table-cell>
          <table:table-cell office:value-type="string" table:style-name="ce3">
            <text:p>LUIS ROBERTO PROENC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MOTORIAS DE JUSTICA CIVEIS DO MEIO AMBIENTE</text:p>
          </table:table-cell>
          <table:table-cell office:value-type="float" office:value="576.19000000000005" table:style-name="ce4">
            <text:p><text:s/>576,19<text:s/></text:p>
          </table:table-cell>
          <table:table-cell office:value-type="float" office:value="7880.49" table:style-name="ce4">
            <text:p><text:s/>7.880,4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09" table:style-name="ce3">
            <text:p>11309</text:p>
          </table:table-cell>
          <table:table-cell office:value-type="string" table:style-name="ce3">
            <text:p>LUISA MAFFEI COSTA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OSASC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1553.58" table:style-name="ce4">
            <text:p><text:s/>11.553,5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29.14" table:style-name="ce4">
            <text:p><text:s/>2.229,14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1684.44" table:style-name="ce4">
            <text:p><text:s/>1.684,44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66" table:style-name="ce3">
            <text:p>2566</text:p>
          </table:table-cell>
          <table:table-cell office:value-type="string" table:style-name="ce3">
            <text:p>LUIZ ALBERTO MEIRELLES SZIKO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OROCA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11" table:style-name="ce3">
            <text:p>2211</text:p>
          </table:table-cell>
          <table:table-cell office:value-type="string" table:style-name="ce3">
            <text:p>LUIZ ALBERTO SEGALLA BEVILACQU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LIMEIR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4144.3599999999997" table:style-name="ce4">
            <text:p><text:s/>4.144,36<text:s/></text:p>
          </table:table-cell>
          <table:table-cell office:value-type="float" office:value="1628.3" table:style-name="ce4">
            <text:p><text:s/>1.628,30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709" table:style-name="ce3">
            <text:p>2709</text:p>
          </table:table-cell>
          <table:table-cell office:value-type="string" table:style-name="ce3">
            <text:p>LUIZ AMBRA NE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656.98" table:style-name="ce4">
            <text:p><text:s/>7.656,9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061.45" table:style-name="ce4">
            <text:p><text:s/>3.061,4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966650" table:style-name="ce3">
            <text:p>966650</text:p>
          </table:table-cell>
          <table:table-cell office:value-type="string" table:style-name="ce3">
            <text:p>LUIZ ANTONIO CASTRO DE MIRAND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303.16" table:style-name="ce4">
            <text:p><text:s/>8.303,1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77810" table:style-name="ce3">
            <text:p>577810</text:p>
          </table:table-cell>
          <table:table-cell office:value-type="string" table:style-name="ce3">
            <text:p>LUIZ ANTONIO DE ANDRAD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RACATU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09.04" table:style-name="ce4">
            <text:p><text:s/>2.209,04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2460" table:style-name="ce3">
            <text:p>12460</text:p>
          </table:table-cell>
          <table:table-cell office:value-type="string" table:style-name="ce3">
            <text:p>LUIZ ANTONIO DE OLIVEIRA NUSDE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DE INTERESSES DIFUSOS E COLETIVOS</text:p>
          </table:table-cell>
          <table:table-cell office:value-type="float" office:value="1047.6199999999999" table:style-name="ce4">
            <text:p><text:s/>1.047,6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38" table:style-name="ce3">
            <text:p>1038</text:p>
          </table:table-cell>
          <table:table-cell office:value-type="string" table:style-name="ce3">
            <text:p>LUIZ ANTONIO DE SOUZ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DE INTERESSES DIFUSOS E COLETIV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207.32" table:style-name="ce4">
            <text:p><text:s/>8.207,3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4973" table:style-name="ce3">
            <text:p>104973</text:p>
          </table:table-cell>
          <table:table-cell office:value-type="string" table:style-name="ce3">
            <text:p>LUIZ ANTONIO GUIMARAES MARREY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510.7000000000007" table:style-name="ce4">
            <text:p><text:s/>8.510,7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07" table:style-name="ce3">
            <text:p>2207</text:p>
          </table:table-cell>
          <table:table-cell office:value-type="string" table:style-name="ce3">
            <text:p>LUIZ ARTHUR IUGHETTI CAPUZZ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542.32" table:style-name="ce4">
            <text:p><text:s/>1.542,3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7736" table:style-name="ce3">
            <text:p>207736</text:p>
          </table:table-cell>
          <table:table-cell office:value-type="string" table:style-name="ce3">
            <text:p>LUIZ CARLOS GONCALVES FILH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AURU</text:p>
          </table:table-cell>
          <table:table-cell office:value-type="float" office:value="764" table:style-name="ce4">
            <text:p><text:s/>764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83.96" table:style-name="ce4">
            <text:p><text:s/>1.183,9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6" table:style-name="ce4">
            <text:p><text:s/>1.122,96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027" table:style-name="ce3">
            <text:p>3027</text:p>
          </table:table-cell>
          <table:table-cell office:value-type="string" table:style-name="ce3">
            <text:p>LUIZ CARLOS ORMELEZ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ITU</text:p>
          </table:table-cell>
          <table:table-cell office:value-type="float" office:value="860" table:style-name="ce4">
            <text:p><text:s/>86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520.8" table:style-name="ce4">
            <text:p><text:s/>1.520,8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39" table:style-name="ce3">
            <text:p>1039</text:p>
          </table:table-cell>
          <table:table-cell office:value-type="string" table:style-name="ce3">
            <text:p>LUIZ CLAUDIO FLORENZANO VIDAL GONCALVES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SANTA BRANC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6756.73" table:style-name="ce4">
            <text:p><text:s/>6.756,7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040.53" table:style-name="ce4">
            <text:p><text:s/>3.040,5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07.4" table:style-name="ce4">
            <text:p><text:s/>2.807,40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2894" table:style-name="ce3">
            <text:p>852894</text:p>
          </table:table-cell>
          <table:table-cell office:value-type="string" table:style-name="ce3">
            <text:p>LUIZ EDUARDO SCIULI DE CAST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AURU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857.74" table:style-name="ce4">
            <text:p><text:s/>1.857,7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5030" table:style-name="ce3">
            <text:p>65030</text:p>
          </table:table-cell>
          <table:table-cell office:value-type="string" table:style-name="ce3">
            <text:p>LUIZ EDUARDO SIEGL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880.49" table:style-name="ce4">
            <text:p><text:s/>7.880,4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23" table:style-name="ce3">
            <text:p>7323</text:p>
          </table:table-cell>
          <table:table-cell office:value-type="string" table:style-name="ce3">
            <text:p>LUIZ FERNANDO BUGIGA REBELLA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OTI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5614.85" table:style-name="ce4">
            <text:p><text:s/>5.614,85<text:s/></text:p>
          </table:table-cell>
          <table:table-cell office:value-type="float" office:value="2080.1799999999998" table:style-name="ce4">
            <text:p><text:s/>2.080,1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502.53" table:style-name="ce4">
            <text:p><text:s/>5.502,53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52" table:style-name="ce3">
            <text:p>3352</text:p>
          </table:table-cell>
          <table:table-cell office:value-type="string" table:style-name="ce3">
            <text:p>LUIZ FERNANDO GAGLIARDI FERR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380" table:style-name="ce4">
            <text:p><text:s/>380,00<text:s/></text:p>
          </table:table-cell>
          <table:table-cell office:value-type="float" office:value="7812.83" table:style-name="ce4">
            <text:p><text:s/>7.812,8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550.7600000000002" table:style-name="ce4">
            <text:p><text:s/>2.550,7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496" table:style-name="ce3">
            <text:p>4496</text:p>
          </table:table-cell>
          <table:table-cell office:value-type="string" table:style-name="ce3">
            <text:p>LUIZ FERNANDO GARCI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A BARBARA D'OEST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457.87" table:style-name="ce4">
            <text:p><text:s/>2.457,8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987" table:style-name="ce3">
            <text:p>2987</text:p>
          </table:table-cell>
          <table:table-cell office:value-type="string" table:style-name="ce3">
            <text:p>LUIZ FERNANDO GUEDES AMBROG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S CAMP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150.2399999999998" table:style-name="ce4">
            <text:p><text:s/>2.150,2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792" table:style-name="ce3">
            <text:p>3792</text:p>
          </table:table-cell>
          <table:table-cell office:value-type="string" table:style-name="ce3">
            <text:p>LUIZ FERNANDO GUINSBERG PINT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SALT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112.14" table:style-name="ce4">
            <text:p><text:s/>7.112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961.72" table:style-name="ce4">
            <text:p><text:s/>1.961,72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01050" table:style-name="ce3">
            <text:p>701050</text:p>
          </table:table-cell>
          <table:table-cell office:value-type="string" table:style-name="ce3">
            <text:p>LUIZ FERNANDO RODRIGUES PINTO JUNIOR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206.86" table:style-name="ce4">
            <text:p><text:s/>8.206,8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482.1799999999998" table:style-name="ce4">
            <text:p><text:s/>2.482,1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936185" table:style-name="ce3">
            <text:p>936185</text:p>
          </table:table-cell>
          <table:table-cell office:value-type="string" table:style-name="ce3">
            <text:p>LUIZ GONZAGA BOV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RIO CLARO</text:p>
          </table:table-cell>
          <table:table-cell office:value-type="float" office:value="140" table:style-name="ce4">
            <text:p><text:s/>14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391.76" table:style-name="ce4">
            <text:p><text:s/>1.391,7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5600" table:style-name="ce3">
            <text:p>855600</text:p>
          </table:table-cell>
          <table:table-cell office:value-type="string" table:style-name="ce3">
            <text:p>LUIZ GUSTAVO JOIA DE MEL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880.49" table:style-name="ce4">
            <text:p><text:s/>7.880,4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689" table:style-name="ce3">
            <text:p>5689</text:p>
          </table:table-cell>
          <table:table-cell office:value-type="string" table:style-name="ce3">
            <text:p>LUIZ HENRIQUE BRANDAO FERR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OGI DAS CRUZES</text:p>
          </table:table-cell>
          <table:table-cell office:value-type="float" office:value="1004" table:style-name="ce4">
            <text:p><text:s/>1.004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8.2199999999998" table:style-name="ce4">
            <text:p><text:s/>2.248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372" table:style-name="ce3">
            <text:p>1372</text:p>
          </table:table-cell>
          <table:table-cell office:value-type="string" table:style-name="ce3">
            <text:p>LUIZ HENRIQUE CARDOSO DAL POZ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854.83" table:style-name="ce4">
            <text:p><text:s/>7.854,8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3792" table:style-name="ce3">
            <text:p>253792</text:p>
          </table:table-cell>
          <table:table-cell office:value-type="string" table:style-name="ce3">
            <text:p>LUIZ HENRIQUE PACINI COST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RIBEIRAO PRET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621.19" table:style-name="ce4">
            <text:p><text:s/>7.621,1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08" table:style-name="ce3">
            <text:p>2208</text:p>
          </table:table-cell>
          <table:table-cell office:value-type="string" table:style-name="ce3">
            <text:p>LUIZ KOK RIBEI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S DE JUSTICA DAS EXECUCOES CRIMINAIS</text:p>
          </table:table-cell>
          <table:table-cell office:value-type="float" office:value="908" table:style-name="ce4">
            <text:p><text:s/>908,00<text:s/></text:p>
          </table:table-cell>
          <table:table-cell office:value-type="float" office:value="7812.83" table:style-name="ce4">
            <text:p><text:s/>7.812,8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4135.5600000000004" table:style-name="ce4">
            <text:p><text:s/>4.135,5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43" table:style-name="ce3">
            <text:p>743</text:p>
          </table:table-cell>
          <table:table-cell office:value-type="string" table:style-name="ce3">
            <text:p>LUIZ MARCELO NEGRINI DE OLIVEIRA MATT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TAUBATE</text:p>
          </table:table-cell>
          <table:table-cell office:value-type="float" office:value="764" table:style-name="ce4">
            <text:p><text:s/>764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006" table:style-name="ce3">
            <text:p>5006</text:p>
          </table:table-cell>
          <table:table-cell office:value-type="string" table:style-name="ce3">
            <text:p>LUIZ OTAVIO ALVES FERR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8911" table:style-name="ce3">
            <text:p>88911</text:p>
          </table:table-cell>
          <table:table-cell office:value-type="string" table:style-name="ce3">
            <text:p>LUIZ PAULO SANTOS AOKI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207.32" table:style-name="ce4">
            <text:p><text:s/>8.207,3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40" table:style-name="ce3">
            <text:p>1040</text:p>
          </table:table-cell>
          <table:table-cell office:value-type="string" table:style-name="ce3">
            <text:p>LUIZ ROBERTO CICOGNA FAGGIONI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880.49" table:style-name="ce4">
            <text:p><text:s/>7.880,4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7662.2" table:style-name="ce4">
            <text:p><text:s/>7.662,2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46134" table:style-name="ce3">
            <text:p>546134</text:p>
          </table:table-cell>
          <table:table-cell office:value-type="string" table:style-name="ce3">
            <text:p>LUIZ SALES DO NASCIMENT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245.58" table:style-name="ce4">
            <text:p><text:s/>8.245,5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44" table:style-name="ce3">
            <text:p>744</text:p>
          </table:table-cell>
          <table:table-cell office:value-type="string" table:style-name="ce3">
            <text:p>LUIZ SERGIO HULLE CATA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IRACICA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378" table:style-name="ce3">
            <text:p>1378</text:p>
          </table:table-cell>
          <table:table-cell office:value-type="string" table:style-name="ce3">
            <text:p>LUIZA AMELIA QUEIROZ DOS SANTOS DE GENNA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S DE JUSTICA DAS EXECUCOES CRIMINAI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621.19" table:style-name="ce4">
            <text:p><text:s/>7.621,1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05893" table:style-name="ce3">
            <text:p>705893</text:p>
          </table:table-cell>
          <table:table-cell office:value-type="string" table:style-name="ce3">
            <text:p>LYCURGO DE CASTRO SANTO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206.86" table:style-name="ce4">
            <text:p><text:s/>8.206,8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659.89" table:style-name="ce4">
            <text:p><text:s/>2.659,89<text:s/></text:p>
          </table:table-cell>
          <table:table-cell office:value-type="float" office:value="2362.44" table:style-name="ce4">
            <text:p><text:s/>2.362,4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535" table:style-name="ce3">
            <text:p>6535</text:p>
          </table:table-cell>
          <table:table-cell office:value-type="string" table:style-name="ce3">
            <text:p>LYSANEAS SANTOS MACIEL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ARILI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493.9299999999998" table:style-name="ce4">
            <text:p><text:s/>2.493,9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91340" table:style-name="ce3">
            <text:p>91340</text:p>
          </table:table-cell>
          <table:table-cell office:value-type="string" table:style-name="ce3">
            <text:p>MANOEL CIRILO RODRIGUE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207.32" table:style-name="ce4">
            <text:p><text:s/>8.207,3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189.38" table:style-name="ce4">
            <text:p><text:s/>2.189,3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95881" table:style-name="ce3">
            <text:p>395881</text:p>
          </table:table-cell>
          <table:table-cell office:value-type="string" table:style-name="ce3">
            <text:p>MANOEL JOSE BERC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RIBEIRAO PRET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005.4" table:style-name="ce4">
            <text:p><text:s/>8.005,4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23.39" table:style-name="ce4">
            <text:p><text:s/>2.823,3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753" table:style-name="ce3">
            <text:p>2753</text:p>
          </table:table-cell>
          <table:table-cell office:value-type="string" table:style-name="ce3">
            <text:p>MANOEL MALDONADO GONZAG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TUPA</text:p>
          </table:table-cell>
          <table:table-cell office:value-type="float" office:value="1004" table:style-name="ce4">
            <text:p><text:s/>1.004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572.89" table:style-name="ce4">
            <text:p><text:s/>2.572,8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32" table:style-name="ce3">
            <text:p>2232</text:p>
          </table:table-cell>
          <table:table-cell office:value-type="string" table:style-name="ce3">
            <text:p>MANOEL SERGIO DA ROCHA MONTEI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TAUBAT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224.57" table:style-name="ce4">
            <text:p><text:s/>224,57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92" table:style-name="ce3">
            <text:p>2592</text:p>
          </table:table-cell>
          <table:table-cell office:value-type="string" table:style-name="ce3">
            <text:p>MANOEL TORRALBO GIMENEZ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VICENT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712.49" table:style-name="ce4">
            <text:p><text:s/>1.712,4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690" table:style-name="ce3">
            <text:p>5690</text:p>
          </table:table-cell>
          <table:table-cell office:value-type="string" table:style-name="ce3">
            <text:p>MANOELLA GUZ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56" table:style-name="ce4">
            <text:p><text:s/>956,00<text:s/></text:p>
          </table:table-cell>
          <table:table-cell office:value-type="float" office:value="14063.1" table:style-name="ce4">
            <text:p><text:s/>14.063,1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691" table:style-name="ce3">
            <text:p>5691</text:p>
          </table:table-cell>
          <table:table-cell office:value-type="string" table:style-name="ce3">
            <text:p>MANUELA SCHREIBER SILVA E SOUS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 ANDR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497.29" table:style-name="ce4">
            <text:p><text:s/>1.497,2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475.71" table:style-name="ce4">
            <text:p><text:s/>1.475,7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007" table:style-name="ce3">
            <text:p>5007</text:p>
          </table:table-cell>
          <table:table-cell office:value-type="string" table:style-name="ce3">
            <text:p>MARCEL DEL BIANCO CESTA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5614.85" table:style-name="ce4">
            <text:p><text:s/>5.614,85<text:s/></text:p>
          </table:table-cell>
          <table:table-cell office:value-type="float" office:value="2376.37" table:style-name="ce4">
            <text:p><text:s/>2.376,37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650" table:style-name="ce3">
            <text:p>1650</text:p>
          </table:table-cell>
          <table:table-cell office:value-type="string" table:style-name="ce3">
            <text:p>MARCEL ZANIN BOMBARD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RARAQUAR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84.45" table:style-name="ce4">
            <text:p><text:s/>1.684,45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692" table:style-name="ce3">
            <text:p>5692</text:p>
          </table:table-cell>
          <table:table-cell office:value-type="string" table:style-name="ce3">
            <text:p>MARCELA AGOSTINHO GOMES ILH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CACHOEIRA PAULIST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6756.73" table:style-name="ce4">
            <text:p><text:s/>6.756,7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722" table:style-name="ce4">
            <text:p><text:s/>1.722,00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1684.44" table:style-name="ce4">
            <text:p><text:s/>1.684,44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516" table:style-name="ce3">
            <text:p>7516</text:p>
          </table:table-cell>
          <table:table-cell office:value-type="string" table:style-name="ce3">
            <text:p>MARCELA FIGUEIREDO BECHARA FERR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MAIRIPOR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2801.85" table:style-name="ce4">
            <text:p><text:s/>12.801,8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839.38" table:style-name="ce4">
            <text:p><text:s/>5.839,38<text:s/></text:p>
          </table:table-cell>
          <table:table-cell office:value-type="float" office:value="1122.96" table:style-name="ce4">
            <text:p><text:s/>1.122,96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71" table:style-name="ce3">
            <text:p>2571</text:p>
          </table:table-cell>
          <table:table-cell office:value-type="string" table:style-name="ce3">
            <text:p>MARCELA SCANAVINI BIANCHI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482.1799999999998" table:style-name="ce4">
            <text:p><text:s/>2.482,18<text:s/></text:p>
          </table:table-cell>
          <table:table-cell office:value-type="float" office:value="3593.47" table:style-name="ce4">
            <text:p><text:s/>3.593,47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47544" table:style-name="ce3">
            <text:p>547544</text:p>
          </table:table-cell>
          <table:table-cell office:value-type="string" table:style-name="ce3">
            <text:p>MARCELLO DE SALLES PENTEAD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96" table:style-name="ce3">
            <text:p>3396</text:p>
          </table:table-cell>
          <table:table-cell office:value-type="string" table:style-name="ce3">
            <text:p>MARCELO ALEXANDRE DE OLIV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812.83" table:style-name="ce4">
            <text:p><text:s/>7.812,8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536" table:style-name="ce3">
            <text:p>6536</text:p>
          </table:table-cell>
          <table:table-cell office:value-type="string" table:style-name="ce3">
            <text:p>MARCELO ANTONIO FRANCISCHETTE DA COST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FERNANDOPOLI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470.49" table:style-name="ce4">
            <text:p><text:s/>470,49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01280" table:style-name="ce3">
            <text:p>701280</text:p>
          </table:table-cell>
          <table:table-cell office:value-type="string" table:style-name="ce3">
            <text:p>MARCELO BATLOUNI MENDRONI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880.49" table:style-name="ce4">
            <text:p><text:s/>7.880,4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988" table:style-name="ce3">
            <text:p>2988</text:p>
          </table:table-cell>
          <table:table-cell office:value-type="string" table:style-name="ce3">
            <text:p>MARCELO BIAZZIM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OROCA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349.33" table:style-name="ce4">
            <text:p><text:s/>2.349,33<text:s/></text:p>
          </table:table-cell>
          <table:table-cell office:value-type="float" office:value="4491.82" table:style-name="ce4">
            <text:p><text:s/>4.491,8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537" table:style-name="ce3">
            <text:p>6537</text:p>
          </table:table-cell>
          <table:table-cell office:value-type="string" table:style-name="ce3">
            <text:p>MARCELO BRANDAO FONTAN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TUP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898.9" table:style-name="ce4">
            <text:p><text:s/>898,90<text:s/></text:p>
          </table:table-cell>
          <table:table-cell office:value-type="float" office:value="1796.7" table:style-name="ce4">
            <text:p><text:s/>1.796,70<text:s/></text:p>
          </table:table-cell>
          <table:table-cell office:value-type="float" office:value="6737.76" table:style-name="ce4">
            <text:p><text:s/>6.737,76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45" table:style-name="ce3">
            <text:p>745</text:p>
          </table:table-cell>
          <table:table-cell office:value-type="string" table:style-name="ce3">
            <text:p>MARCELO BUFFULIN MIZUN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CARL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114.33" table:style-name="ce4">
            <text:p><text:s/>2.114,3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68" table:style-name="ce3">
            <text:p>2568</text:p>
          </table:table-cell>
          <table:table-cell office:value-type="string" table:style-name="ce3">
            <text:p>MARCELO CREST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RESIDENTE PRUDENTE</text:p>
          </table:table-cell>
          <table:table-cell office:value-type="float" office:value="860" table:style-name="ce4">
            <text:p><text:s/>86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15.15" table:style-name="ce4">
            <text:p><text:s/>2.815,1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517" table:style-name="ce3">
            <text:p>7517</text:p>
          </table:table-cell>
          <table:table-cell office:value-type="string" table:style-name="ce3">
            <text:p>MARCELO DA SILVA MARTINS PINTO GONCALVE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ARTUR NOGUEIR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112.14" table:style-name="ce4">
            <text:p><text:s/>7.112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500.8000000000002" table:style-name="ce4">
            <text:p><text:s/>2.500,8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41" table:style-name="ce3">
            <text:p>1041</text:p>
          </table:table-cell>
          <table:table-cell office:value-type="string" table:style-name="ce3">
            <text:p>MARCELO DAWALIBI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223.14" table:style-name="ce4">
            <text:p><text:s/>8.223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501.17" table:style-name="ce4">
            <text:p><text:s/>2.501,1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498" table:style-name="ce3">
            <text:p>4498</text:p>
          </table:table-cell>
          <table:table-cell office:value-type="string" table:style-name="ce3">
            <text:p>MARCELO DE MENDONCA NEV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HORTOLANDI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364.4899999999998" table:style-name="ce4">
            <text:p><text:s/>2.364,49<text:s/></text:p>
          </table:table-cell>
          <table:table-cell office:value-type="float" office:value="4941.03" table:style-name="ce4">
            <text:p><text:s/>4.941,03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499" table:style-name="ce3">
            <text:p>4499</text:p>
          </table:table-cell>
          <table:table-cell office:value-type="string" table:style-name="ce3">
            <text:p>MARCELO DI GIACOMO ARAUJ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INDAIATU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5614.85" table:style-name="ce4">
            <text:p><text:s/>5.614,85<text:s/></text:p>
          </table:table-cell>
          <table:table-cell office:value-type="float" office:value="2876.96" table:style-name="ce4">
            <text:p><text:s/>2.876,96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39" table:style-name="ce3">
            <text:p>2239</text:p>
          </table:table-cell>
          <table:table-cell office:value-type="string" table:style-name="ce3">
            <text:p>MARCELO DUARTE DANELUZZ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764" table:style-name="ce4">
            <text:p><text:s/>764,00<text:s/></text:p>
          </table:table-cell>
          <table:table-cell office:value-type="float" office:value="7812.83" table:style-name="ce4">
            <text:p><text:s/>7.812,8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87945" table:style-name="ce3">
            <text:p>387945</text:p>
          </table:table-cell>
          <table:table-cell office:value-type="string" table:style-name="ce3">
            <text:p>MARCELO FERREIRA DE SOUZA NET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913.26" table:style-name="ce4">
            <text:p><text:s/>1.913,2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538" table:style-name="ce3">
            <text:p>6538</text:p>
          </table:table-cell>
          <table:table-cell office:value-type="string" table:style-name="ce3">
            <text:p>MARCELO FRATANGELO GHILARD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UZAN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3475.630000000001" table:style-name="ce4">
            <text:p><text:s/>13.475,6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198.75" table:style-name="ce4">
            <text:p><text:s/>2.198,75<text:s/></text:p>
          </table:table-cell>
          <table:table-cell office:value-type="float" office:value="6042.8" table:style-name="ce4">
            <text:p><text:s/>6.042,80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214" table:style-name="ce3">
            <text:p>3214</text:p>
          </table:table-cell>
          <table:table-cell office:value-type="string" table:style-name="ce3">
            <text:p>MARCELO FREIRE GARCI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CANDIDO MOTA</text:p>
          </table:table-cell>
          <table:table-cell office:value-type="float" office:value="956" table:style-name="ce4">
            <text:p><text:s/>956,00<text:s/></text:p>
          </table:table-cell>
          <table:table-cell office:value-type="float" office:value="6756.73" table:style-name="ce4">
            <text:p><text:s/>6.756,7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393.42" table:style-name="ce4">
            <text:p><text:s/>2.393,42<text:s/></text:p>
          </table:table-cell>
          <table:table-cell office:value-type="float" office:value="5839.38" table:style-name="ce4">
            <text:p><text:s/>5.839,38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989" table:style-name="ce3">
            <text:p>2989</text:p>
          </table:table-cell>
          <table:table-cell office:value-type="string" table:style-name="ce3">
            <text:p>MARCELO GONCALVES SALIB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SANTA CRUZ DO RIO PARD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112.14" table:style-name="ce4">
            <text:p><text:s/>7.112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702.04" table:style-name="ce4">
            <text:p><text:s/>2.702,04<text:s/></text:p>
          </table:table-cell>
          <table:table-cell office:value-type="float" office:value="5390.24" table:style-name="ce4">
            <text:p><text:s/>5.390,24<text:s/></text:p>
          </table:table-cell>
          <table:table-cell office:value-type="float" office:value="1122.96" table:style-name="ce4">
            <text:p><text:s/>1.122,96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46" table:style-name="ce3">
            <text:p>746</text:p>
          </table:table-cell>
          <table:table-cell office:value-type="string" table:style-name="ce3">
            <text:p>MARCELO LUIZ BARON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85" table:style-name="ce3">
            <text:p>11385</text:p>
          </table:table-cell>
          <table:table-cell office:value-type="string" table:style-name="ce3">
            <text:p>MARCELO OLIVEIRA DOS SANTOS NEVES DE SOUZA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CARAGUATATU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1553.58" table:style-name="ce4">
            <text:p><text:s/>11.553,5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88.4" table:style-name="ce4">
            <text:p><text:s/>2.888,4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64" table:style-name="ce3">
            <text:p>2064</text:p>
          </table:table-cell>
          <table:table-cell office:value-type="string" table:style-name="ce3">
            <text:p>MARCELO ORLANDO MEND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551.74" table:style-name="ce4">
            <text:p><text:s/>7.551,7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310.49" table:style-name="ce4">
            <text:p><text:s/>5.310,49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50" table:style-name="ce3">
            <text:p>8550</text:p>
          </table:table-cell>
          <table:table-cell office:value-type="string" table:style-name="ce3">
            <text:p>MARCELO OTAVIO CAMARGO RAM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RAGUATATU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508.04" table:style-name="ce4">
            <text:p><text:s/>1.508,04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38" table:style-name="ce3">
            <text:p>2238</text:p>
          </table:table-cell>
          <table:table-cell office:value-type="string" table:style-name="ce3">
            <text:p>MARCELO OTAVIO MEDIC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670" table:style-name="ce3">
            <text:p>1670</text:p>
          </table:table-cell>
          <table:table-cell office:value-type="string" table:style-name="ce3">
            <text:p>MARCELO PEREZ LOCATELL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VICENTE</text:p>
          </table:table-cell>
          <table:table-cell office:value-type="float" office:value="668" table:style-name="ce4">
            <text:p><text:s/>668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119.5700000000002" table:style-name="ce4">
            <text:p><text:s/>2.119,5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42" table:style-name="ce3">
            <text:p>1042</text:p>
          </table:table-cell>
          <table:table-cell office:value-type="string" table:style-name="ce3">
            <text:p>MARCELO ROVERE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785.71" table:style-name="ce4">
            <text:p><text:s/>785,71<text:s/></text:p>
          </table:table-cell>
          <table:table-cell office:value-type="float" office:value="7880.49" table:style-name="ce4">
            <text:p><text:s/>7.880,4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3831.1" table:style-name="ce4">
            <text:p><text:s/>3.831,1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500" table:style-name="ce3">
            <text:p>4500</text:p>
          </table:table-cell>
          <table:table-cell office:value-type="string" table:style-name="ce3">
            <text:p>MARCELO SANCHEZ LORENZ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BERNARDO DO CAMP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801.61" table:style-name="ce4">
            <text:p><text:s/>801,61<text:s/></text:p>
          </table:table-cell>
          <table:table-cell office:value-type="float" office:value="11208.44" table:style-name="ce4">
            <text:p><text:s/>11.208,4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61780" table:style-name="ce3">
            <text:p>361780</text:p>
          </table:table-cell>
          <table:table-cell office:value-type="string" table:style-name="ce3">
            <text:p>MARCELO SANTOS NUN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621.19" table:style-name="ce4">
            <text:p><text:s/>7.621,1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029.76" table:style-name="ce4">
            <text:p><text:s/>2.029,7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754" table:style-name="ce3">
            <text:p>2754</text:p>
          </table:table-cell>
          <table:table-cell office:value-type="string" table:style-name="ce3">
            <text:p>MARCELO SCIORILL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BERNARDO DO CAMPO</text:p>
          </table:table-cell>
          <table:table-cell office:value-type="float" office:value="908" table:style-name="ce4">
            <text:p><text:s/>908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32.86" table:style-name="ce4">
            <text:p><text:s/>3.332,86<text:s/></text:p>
          </table:table-cell>
          <table:table-cell office:value-type="float" office:value="1608.98" table:style-name="ce4">
            <text:p><text:s/>1.608,9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65" table:style-name="ce3">
            <text:p>2065</text:p>
          </table:table-cell>
          <table:table-cell office:value-type="string" table:style-name="ce3">
            <text:p>MARCELO SIGARI MORISCOT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OROCA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516.38" table:style-name="ce4">
            <text:p><text:s/>2.516,3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008" table:style-name="ce3">
            <text:p>5008</text:p>
          </table:table-cell>
          <table:table-cell office:value-type="string" table:style-name="ce3">
            <text:p>MARCELO SILVA CASSOL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OTI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4042.68" table:style-name="ce4">
            <text:p><text:s/>4.042,68<text:s/></text:p>
          </table:table-cell>
          <table:table-cell office:value-type="float" office:value="1122.96" table:style-name="ce4">
            <text:p><text:s/>1.122,96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215" table:style-name="ce3">
            <text:p>3215</text:p>
          </table:table-cell>
          <table:table-cell office:value-type="string" table:style-name="ce3">
            <text:p>MARCELO SORRENTINO NEIR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S DE JUSTICA DA AREA REGIONAL DE ARACATU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38.51" table:style-name="ce4">
            <text:p><text:s/>7.438,5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483.2399999999998" table:style-name="ce4">
            <text:p><text:s/>2.483,2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72" table:style-name="ce3">
            <text:p>3372</text:p>
          </table:table-cell>
          <table:table-cell office:value-type="string" table:style-name="ce3">
            <text:p>MARCELO SPERANDIO FELIPE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MOCOCA</text:p>
          </table:table-cell>
          <table:table-cell office:value-type="float" office:value="572" table:style-name="ce4">
            <text:p><text:s/>572,00<text:s/></text:p>
          </table:table-cell>
          <table:table-cell office:value-type="float" office:value="7112.14" table:style-name="ce4">
            <text:p><text:s/>7.112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964.11" table:style-name="ce4">
            <text:p><text:s/>964,1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990" table:style-name="ce3">
            <text:p>2990</text:p>
          </table:table-cell>
          <table:table-cell office:value-type="string" table:style-name="ce3">
            <text:p>MARCELO VIEIRA DE MELL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DIADEMA</text:p>
          </table:table-cell>
          <table:table-cell office:value-type="float" office:value="668" table:style-name="ce4">
            <text:p><text:s/>668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72" table:style-name="ce3">
            <text:p>2272</text:p>
          </table:table-cell>
          <table:table-cell office:value-type="string" table:style-name="ce3">
            <text:p>MARCIA CAMARGO FREDERICO FERRAZ DE CAMP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NOSSA SENHORA DO 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91" table:style-name="ce3">
            <text:p>2591</text:p>
          </table:table-cell>
          <table:table-cell office:value-type="string" table:style-name="ce3">
            <text:p>MARCIA LEGUTH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860" table:style-name="ce4">
            <text:p><text:s/>86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56.5" table:style-name="ce4">
            <text:p><text:s/>556,5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31" table:style-name="ce3">
            <text:p>2231</text:p>
          </table:table-cell>
          <table:table-cell office:value-type="string" table:style-name="ce3">
            <text:p>MARCIA LEITE MACED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35.95" table:style-name="ce4">
            <text:p><text:s/>3.235,9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651" table:style-name="ce3">
            <text:p>1651</text:p>
          </table:table-cell>
          <table:table-cell office:value-type="string" table:style-name="ce3">
            <text:p>MARCIA LOURENCO MONASS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56" table:style-name="ce4">
            <text:p><text:s/>956,00<text:s/></text:p>
          </table:table-cell>
          <table:table-cell office:value-type="float" office:value="7696.96" table:style-name="ce4">
            <text:p><text:s/>7.696,9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974.29" table:style-name="ce4">
            <text:p><text:s/>2.974,2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22" table:style-name="ce3">
            <text:p>7322</text:p>
          </table:table-cell>
          <table:table-cell office:value-type="string" table:style-name="ce3">
            <text:p>MARCIA OTSUKA MORISHIT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ISTRITAL DE ITAQUAQUECETU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3475.630000000001" table:style-name="ce4">
            <text:p><text:s/>13.475,6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504.52" table:style-name="ce4">
            <text:p><text:s/>2.504,5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29293" table:style-name="ce3">
            <text:p>629293</text:p>
          </table:table-cell>
          <table:table-cell office:value-type="string" table:style-name="ce3">
            <text:p>MARCILIO GRECC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459.49" table:style-name="ce4">
            <text:p><text:s/>8.459,4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793" table:style-name="ce3">
            <text:p>3793</text:p>
          </table:table-cell>
          <table:table-cell office:value-type="string" table:style-name="ce3">
            <text:p>MARCIO AUGUSTO FRIGGI DE CARVALH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2A.PROMOTORIA DE JUSTICA DO JURI DA CAPITAL(JABAQUARA)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749.58" table:style-name="ce4">
            <text:p><text:s/>7.749,5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365.21" table:style-name="ce4">
            <text:p><text:s/>2.365,2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539" table:style-name="ce3">
            <text:p>6539</text:p>
          </table:table-cell>
          <table:table-cell office:value-type="string" table:style-name="ce3">
            <text:p>MARCIO CLOVIS BOSIO GUIMARAE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ITAPIR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112.14" table:style-name="ce4">
            <text:p><text:s/>7.112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70" table:style-name="ce3">
            <text:p>3370</text:p>
          </table:table-cell>
          <table:table-cell office:value-type="string" table:style-name="ce3">
            <text:p>MARCIO FRANCISCO ESCUDEIRO LEIT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860" table:style-name="ce4">
            <text:p><text:s/>860,00<text:s/></text:p>
          </table:table-cell>
          <table:table-cell office:value-type="float" office:value="7656.98" table:style-name="ce4">
            <text:p><text:s/>7.656,9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37503" table:style-name="ce3">
            <text:p>137503</text:p>
          </table:table-cell>
          <table:table-cell office:value-type="string" table:style-name="ce3">
            <text:p>MARCIO JOSE ASSIS CEZAR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576.19000000000005" table:style-name="ce4">
            <text:p><text:s/>576,19<text:s/></text:p>
          </table:table-cell>
          <table:table-cell office:value-type="float" office:value="7945.76" table:style-name="ce4">
            <text:p><text:s/>7.945,7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23.23" table:style-name="ce4">
            <text:p><text:s/>3.323,2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36045" table:style-name="ce3">
            <text:p>836045</text:p>
          </table:table-cell>
          <table:table-cell office:value-type="string" table:style-name="ce3">
            <text:p>MARCIO KUHNE PRADO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RESIDENTE PRUDENT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717.26" table:style-name="ce4">
            <text:p><text:s/>1.717,26<text:s/></text:p>
          </table:table-cell>
          <table:table-cell office:value-type="float" office:value="5390.17" table:style-name="ce4">
            <text:p><text:s/>5.390,17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501" table:style-name="ce3">
            <text:p>4501</text:p>
          </table:table-cell>
          <table:table-cell office:value-type="string" table:style-name="ce3">
            <text:p>MARCIO ROGERIO FRACASS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OGI DAS CRUZE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420.27" table:style-name="ce4">
            <text:p><text:s/>2.420,27<text:s/></text:p>
          </table:table-cell>
          <table:table-cell office:value-type="float" office:value="5390.17" table:style-name="ce4">
            <text:p><text:s/>5.390,17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2660" table:style-name="ce3">
            <text:p>62660</text:p>
          </table:table-cell>
          <table:table-cell office:value-type="string" table:style-name="ce3">
            <text:p>MARCIO SERGIO CHRISTIN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880.49" table:style-name="ce4">
            <text:p><text:s/>7.880,4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3831.1" table:style-name="ce4">
            <text:p><text:s/>3.831,1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17" table:style-name="ce3">
            <text:p>3317</text:p>
          </table:table-cell>
          <table:table-cell office:value-type="string" table:style-name="ce3">
            <text:p>MARCIO TAKESHI NAKAD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986.17" table:style-name="ce4">
            <text:p><text:s/>2.986,1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502" table:style-name="ce3">
            <text:p>4502</text:p>
          </table:table-cell>
          <table:table-cell office:value-type="string" table:style-name="ce3">
            <text:p>MARCO ANTONIO DE MORAES BARR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09.8399999999999" table:style-name="ce4">
            <text:p><text:s/>1.109,8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088" table:style-name="ce3">
            <text:p>4088</text:p>
          </table:table-cell>
          <table:table-cell office:value-type="string" table:style-name="ce3">
            <text:p>MARCO ANTONIO DE SOUZ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OSASC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02494" table:style-name="ce3">
            <text:p>502494</text:p>
          </table:table-cell>
          <table:table-cell office:value-type="string" table:style-name="ce3">
            <text:p>MARCO ANTONIO FAUSTIN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O TATUAP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621.19" table:style-name="ce4">
            <text:p><text:s/>7.621,1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9293" table:style-name="ce3">
            <text:p>119293</text:p>
          </table:table-cell>
          <table:table-cell office:value-type="string" table:style-name="ce3">
            <text:p>MARCO ANTONIO FERREIRA LIM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108.64" table:style-name="ce4">
            <text:p><text:s/>8.108,6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47283" table:style-name="ce3">
            <text:p>547283</text:p>
          </table:table-cell>
          <table:table-cell office:value-type="string" table:style-name="ce3">
            <text:p>MARCO ANTONIO GESUALDI XAVIER DE FREITA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ARARA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112.14" table:style-name="ce4">
            <text:p><text:s/>7.112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51427" table:style-name="ce3">
            <text:p>551427</text:p>
          </table:table-cell>
          <table:table-cell office:value-type="string" table:style-name="ce3">
            <text:p>MARCO ANTONIO MARCONDES PEREIR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215.1" table:style-name="ce4">
            <text:p><text:s/>8.215,1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11" table:style-name="ce3">
            <text:p>11311</text:p>
          </table:table-cell>
          <table:table-cell office:value-type="string" table:style-name="ce3">
            <text:p>MARCO ANTONIO MARTINS FONTES CUSTODIO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JUNDIAI</text:p>
          </table:table-cell>
          <table:table-cell office:value-type="float" office:value="860" table:style-name="ce4">
            <text:p><text:s/>860,00<text:s/></text:p>
          </table:table-cell>
          <table:table-cell office:value-type="float" office:value="11553.58" table:style-name="ce4">
            <text:p><text:s/>11.553,5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745.18" table:style-name="ce4">
            <text:p><text:s/>2.745,18<text:s/></text:p>
          </table:table-cell>
          <table:table-cell office:value-type="float" office:value="4941.03" table:style-name="ce4">
            <text:p><text:s/>4.941,03<text:s/></text:p>
          </table:table-cell>
          <table:table-cell office:value-type="float" office:value="2245.92" table:style-name="ce4">
            <text:p><text:s/>2.245,92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05583" table:style-name="ce3">
            <text:p>405583</text:p>
          </table:table-cell>
          <table:table-cell office:value-type="string" table:style-name="ce3">
            <text:p>MARCO ANTONIO ROCHA CAVALCANT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S CAMP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43551" table:style-name="ce3">
            <text:p>343551</text:p>
          </table:table-cell>
          <table:table-cell office:value-type="string" table:style-name="ce3">
            <text:p>MARCO ANTONIO ZANELLAT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DE INTERESSES DIFUSOS E COLETIV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528.14" table:style-name="ce4">
            <text:p><text:s/>8.528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63" table:style-name="ce3">
            <text:p>7363</text:p>
          </table:table-cell>
          <table:table-cell office:value-type="string" table:style-name="ce3">
            <text:p>MARCO AURELIO BERNARDE DE ALMEID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IBAT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6756.73" table:style-name="ce4">
            <text:p><text:s/>6.756,7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51" table:style-name="ce3">
            <text:p>2251</text:p>
          </table:table-cell>
          <table:table-cell office:value-type="string" table:style-name="ce3">
            <text:p>MARCOS AKIRA MIZUSAK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RESIDENTE PRUDENT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394.6" table:style-name="ce4">
            <text:p><text:s/>2.394,60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991" table:style-name="ce3">
            <text:p>2991</text:p>
          </table:table-cell>
          <table:table-cell office:value-type="string" table:style-name="ce3">
            <text:p>MARCOS ALBERTO DE ALMEID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E SANTO AMAR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95507" table:style-name="ce3">
            <text:p>495507</text:p>
          </table:table-cell>
          <table:table-cell office:value-type="string" table:style-name="ce3">
            <text:p>MARCOS ANTONIO LELIS MOR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 RIO PRETO</text:p>
          </table:table-cell>
          <table:table-cell office:value-type="float" office:value="140" table:style-name="ce4">
            <text:p><text:s/>14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124.64" table:style-name="ce4">
            <text:p><text:s/>2.124,6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8029" table:style-name="ce3">
            <text:p>208029</text:p>
          </table:table-cell>
          <table:table-cell office:value-type="string" table:style-name="ce3">
            <text:p>MARCOS ANTONIO LIBRELON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S CAMP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621.19" table:style-name="ce4">
            <text:p><text:s/>7.621,1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987.81" table:style-name="ce4">
            <text:p><text:s/>2.987,8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44" table:style-name="ce3">
            <text:p>2244</text:p>
          </table:table-cell>
          <table:table-cell office:value-type="string" table:style-name="ce3">
            <text:p>MARCOS BENTO DA SILV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LH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621.19" table:style-name="ce4">
            <text:p><text:s/>7.621,1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047.32" table:style-name="ce4">
            <text:p><text:s/>3.047,32<text:s/></text:p>
          </table:table-cell>
          <table:table-cell office:value-type="float" office:value="4941.03" table:style-name="ce4">
            <text:p><text:s/>4.941,03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383" table:style-name="ce3">
            <text:p>1383</text:p>
          </table:table-cell>
          <table:table-cell office:value-type="string" table:style-name="ce3">
            <text:p>MARCOS DA SILVA BRANDI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OURINH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571" table:style-name="ce4">
            <text:p><text:s/>2.571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15" table:style-name="ce3">
            <text:p>3315</text:p>
          </table:table-cell>
          <table:table-cell office:value-type="string" table:style-name="ce3">
            <text:p>MARCOS DE MAT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INFANCIA E DA JUVENTUDE COMARC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696.15" table:style-name="ce4">
            <text:p><text:s/>2.696,15<text:s/></text:p>
          </table:table-cell>
          <table:table-cell office:value-type="float" office:value="4491.82" table:style-name="ce4">
            <text:p><text:s/>4.491,8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2684" table:style-name="ce3">
            <text:p>62684</text:p>
          </table:table-cell>
          <table:table-cell office:value-type="string" table:style-name="ce3">
            <text:p>MARCOS FABIO DE CAMPOS PINHEI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OROCABA</text:p>
          </table:table-cell>
          <table:table-cell office:value-type="float" office:value="956" table:style-name="ce4">
            <text:p><text:s/>956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33743" table:style-name="ce3">
            <text:p>833743</text:p>
          </table:table-cell>
          <table:table-cell office:value-type="string" table:style-name="ce3">
            <text:p>MARCOS GRELLA VI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21265" table:style-name="ce3">
            <text:p>521265</text:p>
          </table:table-cell>
          <table:table-cell office:value-type="string" table:style-name="ce3">
            <text:p>MARCOS HIDEKI IHAR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880.49" table:style-name="ce4">
            <text:p><text:s/>7.880,4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18.5" table:style-name="ce4">
            <text:p><text:s/>3.318,50<text:s/></text:p>
          </table:table-cell>
          <table:table-cell office:value-type="float" office:value="3593.47" table:style-name="ce4">
            <text:p><text:s/>3.593,47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43" table:style-name="ce3">
            <text:p>1043</text:p>
          </table:table-cell>
          <table:table-cell office:value-type="string" table:style-name="ce3">
            <text:p>MARCOS JOSE DE FREITAS CORVIN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OTUCATU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829.38" table:style-name="ce4">
            <text:p><text:s/>1.829,3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04207" table:style-name="ce3">
            <text:p>704207</text:p>
          </table:table-cell>
          <table:table-cell office:value-type="string" table:style-name="ce3">
            <text:p>MARCOS LUCIO BARRE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59196" table:style-name="ce3">
            <text:p>659196</text:p>
          </table:table-cell>
          <table:table-cell office:value-type="string" table:style-name="ce3">
            <text:p>MARCOS MENDES LY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ARUERI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216" table:style-name="ce3">
            <text:p>3216</text:p>
          </table:table-cell>
          <table:table-cell office:value-type="string" table:style-name="ce3">
            <text:p>MARCOS NERI DE ALMEID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S</text:p>
          </table:table-cell>
          <table:table-cell office:value-type="float" office:value="956" table:style-name="ce4">
            <text:p><text:s/>956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642.15" table:style-name="ce4">
            <text:p><text:s/>2.642,15<text:s/></text:p>
          </table:table-cell>
          <table:table-cell office:value-type="float" office:value="2695.12" table:style-name="ce4">
            <text:p><text:s/>2.695,12<text:s/></text:p>
          </table:table-cell>
          <table:table-cell office:value-type="float" office:value="2245.92" table:style-name="ce4">
            <text:p><text:s/>2.245,92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34795" table:style-name="ce3">
            <text:p>634795</text:p>
          </table:table-cell>
          <table:table-cell office:value-type="string" table:style-name="ce3">
            <text:p>MARCOS ROBERTO FUNAR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860" table:style-name="ce4">
            <text:p><text:s/>860,00<text:s/></text:p>
          </table:table-cell>
          <table:table-cell office:value-type="float" office:value="7812.83" table:style-name="ce4">
            <text:p><text:s/>7.812,8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179" table:style-name="ce4">
            <text:p><text:s/>2.179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684" table:style-name="ce3">
            <text:p>1684</text:p>
          </table:table-cell>
          <table:table-cell office:value-type="string" table:style-name="ce3">
            <text:p>MARCOS STEFA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56" table:style-name="ce4">
            <text:p><text:s/>956,00<text:s/></text:p>
          </table:table-cell>
          <table:table-cell office:value-type="float" office:value="7812.83" table:style-name="ce4">
            <text:p><text:s/>7.812,8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27" table:style-name="ce3">
            <text:p>3327</text:p>
          </table:table-cell>
          <table:table-cell office:value-type="string" table:style-name="ce3">
            <text:p>MARCOS TADEU RIOL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LIMEIR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939.97" table:style-name="ce4">
            <text:p><text:s/>939,9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089" table:style-name="ce3">
            <text:p>4089</text:p>
          </table:table-cell>
          <table:table-cell office:value-type="string" table:style-name="ce3">
            <text:p>MARCOS VIEIRA GODOY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VAR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794" table:style-name="ce3">
            <text:p>3794</text:p>
          </table:table-cell>
          <table:table-cell office:value-type="string" table:style-name="ce3">
            <text:p>MARCUS PATRICK DE OLIVEIRA MANFRIN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052" table:style-name="ce4">
            <text:p><text:s/>1.052,00<text:s/></text:p>
          </table:table-cell>
          <table:table-cell office:value-type="float" office:value="8011.04" table:style-name="ce4">
            <text:p><text:s/>8.011,0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33809" table:style-name="ce3">
            <text:p>833809</text:p>
          </table:table-cell>
          <table:table-cell office:value-type="string" table:style-name="ce3">
            <text:p>MARCUS TULIO ALVES NICOLIN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RIBEIRAO PRETO</text:p>
          </table:table-cell>
          <table:table-cell office:value-type="float" office:value="956" table:style-name="ce4">
            <text:p><text:s/>956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893.09" table:style-name="ce4">
            <text:p><text:s/>893,09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61" table:style-name="ce3">
            <text:p>2261</text:p>
          </table:table-cell>
          <table:table-cell office:value-type="string" table:style-name="ce3">
            <text:p>MARCUS VINICIUS MONTEIRO DOS SANT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604.36" table:style-name="ce4">
            <text:p><text:s/>7.604,3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052" table:style-name="ce3">
            <text:p>3052</text:p>
          </table:table-cell>
          <table:table-cell office:value-type="string" table:style-name="ce3">
            <text:p>MARCUS VINICIUS SEAB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VOTUPORANG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00" table:style-name="ce3">
            <text:p>2200</text:p>
          </table:table-cell>
          <table:table-cell office:value-type="string" table:style-name="ce3">
            <text:p>MARGARETE CRISTINA MARQUES RAM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23" table:style-name="ce3">
            <text:p>2223</text:p>
          </table:table-cell>
          <table:table-cell office:value-type="string" table:style-name="ce3">
            <text:p>MARGARETH FERRAZ FRANC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47" table:style-name="ce3">
            <text:p>747</text:p>
          </table:table-cell>
          <table:table-cell office:value-type="string" table:style-name="ce3">
            <text:p>MARIA ALZIRA DE ALMEIDA ALVARENG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668" table:style-name="ce4">
            <text:p><text:s/>668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5847" table:style-name="ce3">
            <text:p>115847</text:p>
          </table:table-cell>
          <table:table-cell office:value-type="string" table:style-name="ce3">
            <text:p>MARIA APARECIDA BERTI CUNH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838.1" table:style-name="ce4">
            <text:p><text:s/>838,10<text:s/></text:p>
          </table:table-cell>
          <table:table-cell office:value-type="float" office:value="8437.86" table:style-name="ce4">
            <text:p><text:s/>8.437,8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45798" table:style-name="ce3">
            <text:p>545798</text:p>
          </table:table-cell>
          <table:table-cell office:value-type="string" table:style-name="ce3">
            <text:p>MARIA APARECIDA MELO DOS SANTO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880.49" table:style-name="ce4">
            <text:p><text:s/>7.880,4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330.69" table:style-name="ce4">
            <text:p><text:s/>2.330,6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540" table:style-name="ce3">
            <text:p>6540</text:p>
          </table:table-cell>
          <table:table-cell office:value-type="string" table:style-name="ce3">
            <text:p>MARIA BEATRIZ GOI PORTO ALV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ITAPECERICA DA SERR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4.85" table:style-name="ce4">
            <text:p><text:s/>5.614,85<text:s/></text:p>
          </table:table-cell>
          <table:table-cell office:value-type="float" office:value="2708.97" table:style-name="ce4">
            <text:p><text:s/>2.708,9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15" table:style-name="ce3">
            <text:p>7315</text:p>
          </table:table-cell>
          <table:table-cell office:value-type="string" table:style-name="ce3">
            <text:p>MARIA CAROLINA DA ROCHA MEDRAD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ISTRITAL DE TABOAO DA SERR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3475.630000000001" table:style-name="ce4">
            <text:p><text:s/>13.475,6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234.3599999999999" table:style-name="ce4">
            <text:p><text:s/>1.234,3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009" table:style-name="ce3">
            <text:p>5009</text:p>
          </table:table-cell>
          <table:table-cell office:value-type="string" table:style-name="ce3">
            <text:p>MARIA CAROLINA DE ALMEIDA ANTONACCI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NOSSA SENHORA DO O</text:p>
          </table:table-cell>
          <table:table-cell office:value-type="float" office:value="140" table:style-name="ce4">
            <text:p><text:s/>14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05546" table:style-name="ce3">
            <text:p>405546</text:p>
          </table:table-cell>
          <table:table-cell office:value-type="string" table:style-name="ce3">
            <text:p>MARIA CAROLINA HELOISA DE CASTRO ANDRADE E SOUZ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716" table:style-name="ce4">
            <text:p><text:s/>716,00<text:s/></text:p>
          </table:table-cell>
          <table:table-cell office:value-type="float" office:value="7621.19" table:style-name="ce4">
            <text:p><text:s/>7.621,1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519" table:style-name="ce3">
            <text:p>7519</text:p>
          </table:table-cell>
          <table:table-cell office:value-type="string" table:style-name="ce3">
            <text:p>MARIA CECILIA ALFIERI NACL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056.3699999999999" table:style-name="ce4">
            <text:p><text:s/>1.056,37<text:s/></text:p>
          </table:table-cell>
          <table:table-cell office:value-type="float" office:value="13949.24" table:style-name="ce4">
            <text:p><text:s/>13.949,2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99.4699999999998" table:style-name="ce4">
            <text:p><text:s/>2.299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88" table:style-name="ce4">
            <text:p><text:s/>3.368,88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992" table:style-name="ce3">
            <text:p>2992</text:p>
          </table:table-cell>
          <table:table-cell office:value-type="string" table:style-name="ce3">
            <text:p>MARIA CLAUDIA ANDREATTA HIRT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541" table:style-name="ce3">
            <text:p>6541</text:p>
          </table:table-cell>
          <table:table-cell office:value-type="string" table:style-name="ce3">
            <text:p>MARIA CLAUDIA CRUZ DE OLIV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RIO CLAR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5614.85" table:style-name="ce4">
            <text:p><text:s/>5.614,85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89" table:style-name="ce3">
            <text:p>3389</text:p>
          </table:table-cell>
          <table:table-cell office:value-type="string" table:style-name="ce3">
            <text:p>MARIA CRISTIANA LENOTTI NEIR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S DE JUSTICA DA AREA REGIONAL DE ARACATU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483.2399999999998" table:style-name="ce4">
            <text:p><text:s/>2.483,2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47495" table:style-name="ce3">
            <text:p>247495</text:p>
          </table:table-cell>
          <table:table-cell office:value-type="string" table:style-name="ce3">
            <text:p>MARIA CRISTINA BARREIRA DE OLIVEIR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DE INTERESSES DIFUSOS E COLETIV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303.17" table:style-name="ce4">
            <text:p><text:s/>8.303,1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1929.05" table:style-name="ce4">
            <text:p><text:s/>1.929,05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503" table:style-name="ce3">
            <text:p>4503</text:p>
          </table:table-cell>
          <table:table-cell office:value-type="string" table:style-name="ce3">
            <text:p>MARIA CRISTINA GERALDES FOCHI REI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OLIMPI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112.14" table:style-name="ce4">
            <text:p><text:s/>7.112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94310" table:style-name="ce3">
            <text:p>494310</text:p>
          </table:table-cell>
          <table:table-cell office:value-type="string" table:style-name="ce3">
            <text:p>MARIA CRISTINA PERA JOAO MOREIRA VIEGA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015.21" table:style-name="ce4">
            <text:p><text:s/>8.015,2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3305" table:style-name="ce3">
            <text:p>63305</text:p>
          </table:table-cell>
          <table:table-cell office:value-type="string" table:style-name="ce3">
            <text:p>MARIA DA GLORIA VILLACA BORIN GAVIAO DE ALMEID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DE INTERESSES DIFUSOS E COLETIV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116.28" table:style-name="ce4">
            <text:p><text:s/>8.116,2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30790" table:style-name="ce3">
            <text:p>130790</text:p>
          </table:table-cell>
          <table:table-cell office:value-type="string" table:style-name="ce3">
            <text:p>MARIA DE FATIMA RODRIGUES PEREIRA LEONEL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18.5" table:style-name="ce4">
            <text:p><text:s/>3.318,50<text:s/></text:p>
          </table:table-cell>
          <table:table-cell office:value-type="float" office:value="673.78" table:style-name="ce4">
            <text:p><text:s/>673,7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39" table:style-name="ce3">
            <text:p>239</text:p>
          </table:table-cell>
          <table:table-cell office:value-type="string" table:style-name="ce3">
            <text:p>MARIA DO CARMO GALVAO DE BARROS TOSCAN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15490" table:style-name="ce3">
            <text:p>215490</text:p>
          </table:table-cell>
          <table:table-cell office:value-type="string" table:style-name="ce3">
            <text:p>MARIA DO CARMO PONCHON DA SILVA PURCINI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450.6" table:style-name="ce4">
            <text:p><text:s/>8.450,6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366.14" table:style-name="ce4">
            <text:p><text:s/>2.366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5181" table:style-name="ce3">
            <text:p>205181</text:p>
          </table:table-cell>
          <table:table-cell office:value-type="string" table:style-name="ce3">
            <text:p>MARIA EUGENIA VIEIRA DE MORAI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CIVEL DO FORO REGIONAL DE PINHEIR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98472" table:style-name="ce3">
            <text:p>698472</text:p>
          </table:table-cell>
          <table:table-cell office:value-type="string" table:style-name="ce3">
            <text:p>MARIA FATIMA VAQUERO RAMALHO LEYSER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DE INTERESSES DIFUSOS E COLETIV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437.86" table:style-name="ce4">
            <text:p><text:s/>8.437,8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1322.91" table:style-name="ce4">
            <text:p><text:s/>1.322,91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01" table:style-name="ce3">
            <text:p>7301</text:p>
          </table:table-cell>
          <table:table-cell office:value-type="string" table:style-name="ce3">
            <text:p>MARIA FERNANDA BALSALOBRE PIN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217" table:style-name="ce3">
            <text:p>3217</text:p>
          </table:table-cell>
          <table:table-cell office:value-type="string" table:style-name="ce3">
            <text:p>MARIA FERNANDA DE CASTRO MARQUES MAI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542" table:style-name="ce3">
            <text:p>6542</text:p>
          </table:table-cell>
          <table:table-cell office:value-type="string" table:style-name="ce3">
            <text:p>MARIA FERNANDA DE LIMA ESTEV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416.46" table:style-name="ce4">
            <text:p><text:s/>2.41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090" table:style-name="ce3">
            <text:p>4090</text:p>
          </table:table-cell>
          <table:table-cell office:value-type="string" table:style-name="ce3">
            <text:p>MARIA FERNANDA PAPA NITRI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4941.03" table:style-name="ce4">
            <text:p><text:s/>4.941,03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89" table:style-name="ce3">
            <text:p>2589</text:p>
          </table:table-cell>
          <table:table-cell office:value-type="string" table:style-name="ce3">
            <text:p>MARIA GABRIELA AHUALLI STEINBERG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795" table:style-name="ce3">
            <text:p>3795</text:p>
          </table:table-cell>
          <table:table-cell office:value-type="string" table:style-name="ce3">
            <text:p>MARIA GABRIELA PRADO MANSSU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-1920" table:style-name="ce4">
            <text:p>-1.92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643.19000000000005" table:style-name="ce4">
            <text:p><text:s/>643,1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88" table:style-name="ce3">
            <text:p>2588</text:p>
          </table:table-cell>
          <table:table-cell office:value-type="string" table:style-name="ce3">
            <text:p>MARIA GORETE PIMENTEL MARQU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520" table:style-name="ce3">
            <text:p>7520</text:p>
          </table:table-cell>
          <table:table-cell office:value-type="string" table:style-name="ce3">
            <text:p>MARIA ISABEL EL MAERRAWI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ISTRITAL DE FRANCISCO MORATO</text:p>
          </table:table-cell>
          <table:table-cell office:value-type="float" office:value="908" table:style-name="ce4">
            <text:p><text:s/>908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737.57" table:style-name="ce4">
            <text:p><text:s/>737,5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403" table:style-name="ce3">
            <text:p>1403</text:p>
          </table:table-cell>
          <table:table-cell office:value-type="string" table:style-name="ce3">
            <text:p>MARIA IZABEL DO AMARAL SAMPAIO CAST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812.83" table:style-name="ce4">
            <text:p><text:s/>7.812,8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533.4299999999998" table:style-name="ce4">
            <text:p><text:s/>2.533,4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543" table:style-name="ce3">
            <text:p>6543</text:p>
          </table:table-cell>
          <table:table-cell office:value-type="string" table:style-name="ce3">
            <text:p>MARIA JULIA CAMARA FACCHIN GALATI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JARDINOPOLI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6756.73" table:style-name="ce4">
            <text:p><text:s/>6.756,7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80.26" table:style-name="ce4">
            <text:p><text:s/>1.180,2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505" table:style-name="ce3">
            <text:p>4505</text:p>
          </table:table-cell>
          <table:table-cell office:value-type="string" table:style-name="ce3">
            <text:p>MARIA JULIA KAIAL CURY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ISTRITAL DE TABOAO DA SERR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68" table:style-name="ce3">
            <text:p>2268</text:p>
          </table:table-cell>
          <table:table-cell office:value-type="string" table:style-name="ce3">
            <text:p>MARIA LETICIA ROCHA FERREIRA MENDONCA AMARAL SOUZ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668" table:style-name="ce4">
            <text:p><text:s/>668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330.69" table:style-name="ce4">
            <text:p><text:s/>2.330,6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4826" table:style-name="ce3">
            <text:p>64826</text:p>
          </table:table-cell>
          <table:table-cell office:value-type="string" table:style-name="ce3">
            <text:p>MARIA LUCIA RIBA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015.21" table:style-name="ce4">
            <text:p><text:s/>8.015,2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63" table:style-name="ce3">
            <text:p>2063</text:p>
          </table:table-cell>
          <table:table-cell office:value-type="string" table:style-name="ce3">
            <text:p>MARIA LUIZA MOTOMO MATUSAK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74.6" table:style-name="ce4">
            <text:p><text:s/>2.874,6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31" table:style-name="ce3">
            <text:p>7331</text:p>
          </table:table-cell>
          <table:table-cell office:value-type="string" table:style-name="ce3">
            <text:p>MARIA PAULA MACHADO DE CAMPO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ARTUR NOGUEIRA</text:p>
          </table:table-cell>
          <table:table-cell office:value-type="float" office:value="572" table:style-name="ce4">
            <text:p><text:s/>572,00<text:s/></text:p>
          </table:table-cell>
          <table:table-cell office:value-type="float" office:value="7112.14" table:style-name="ce4">
            <text:p><text:s/>7.112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37.81" table:style-name="ce4">
            <text:p><text:s/>1.137,8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544" table:style-name="ce3">
            <text:p>6544</text:p>
          </table:table-cell>
          <table:table-cell office:value-type="string" table:style-name="ce3">
            <text:p>MARIA PAULA PEREIRA DA ROCH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SALTO DE PIRAPOR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6756.73" table:style-name="ce4">
            <text:p><text:s/>6.756,7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046.57" table:style-name="ce4">
            <text:p><text:s/>1.046,5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338" table:style-name="ce3">
            <text:p>1338</text:p>
          </table:table-cell>
          <table:table-cell office:value-type="string" table:style-name="ce3">
            <text:p>MARIA PIA WOELZ PRANDI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46" table:style-name="ce3">
            <text:p>1046</text:p>
          </table:table-cell>
          <table:table-cell office:value-type="string" table:style-name="ce3">
            <text:p>MARIA STELLA CAMARGO MILA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332" table:style-name="ce4">
            <text:p><text:s/>332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18.5" table:style-name="ce4">
            <text:p><text:s/>3.318,5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74" table:style-name="ce3">
            <text:p>3374</text:p>
          </table:table-cell>
          <table:table-cell office:value-type="string" table:style-name="ce3">
            <text:p>MARIANA APPARICIO DE FREITAS GUIMARA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INFANCIA E DA JUVENTUDE COMARC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11208.44" table:style-name="ce4">
            <text:p><text:s/>11.208,4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51" table:style-name="ce3">
            <text:p>8551</text:p>
          </table:table-cell>
          <table:table-cell office:value-type="string" table:style-name="ce3">
            <text:p>MARIANA BERNARDES ANDRADE E SILVA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PIRACICA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6418.66" table:style-name="ce4">
            <text:p><text:s/>6.418,6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455.72" table:style-name="ce4">
            <text:p><text:s/>1.455,72<text:s/></text:p>
          </table:table-cell>
          <table:table-cell office:value-type="float" office:value="224.57" table:style-name="ce4">
            <text:p><text:s/>224,57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52" table:style-name="ce3">
            <text:p>11352</text:p>
          </table:table-cell>
          <table:table-cell office:value-type="string" table:style-name="ce3">
            <text:p>MARIANA DA FONSECA PICCININI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SANT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1553.58" table:style-name="ce4">
            <text:p><text:s/>11.553,5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29.14" table:style-name="ce4">
            <text:p><text:s/>2.229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53" table:style-name="ce3">
            <text:p>8553</text:p>
          </table:table-cell>
          <table:table-cell office:value-type="string" table:style-name="ce3">
            <text:p>MARIANA DE MELO SARAIVA MARANGONI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ISTRITAL DE MAIRINQUE</text:p>
          </table:table-cell>
          <table:table-cell office:value-type="float" office:value="956" table:style-name="ce4">
            <text:p><text:s/>956,00<text:s/></text:p>
          </table:table-cell>
          <table:table-cell office:value-type="float" office:value="11379.42" table:style-name="ce4">
            <text:p><text:s/>11.379,4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756" table:style-name="ce3">
            <text:p>2756</text:p>
          </table:table-cell>
          <table:table-cell office:value-type="string" table:style-name="ce3">
            <text:p>MARIANA DE OLIVEIRA SANT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08" table:style-name="ce4">
            <text:p><text:s/>908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010" table:style-name="ce3">
            <text:p>5010</text:p>
          </table:table-cell>
          <table:table-cell office:value-type="string" table:style-name="ce3">
            <text:p>MARIANA FITTIPALD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RIO CLAR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1" table:style-name="ce4">
            <text:p><text:s/>2.245,91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15" table:style-name="ce3">
            <text:p>11315</text:p>
          </table:table-cell>
          <table:table-cell office:value-type="string" table:style-name="ce3">
            <text:p>MARIANA MARIS LESSA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SAO BERNARDO DO CAMP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283.73" table:style-name="ce4">
            <text:p><text:s/>1.283,7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4491.82" table:style-name="ce4">
            <text:p><text:s/>4.491,8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69" table:style-name="ce3">
            <text:p>11369</text:p>
          </table:table-cell>
          <table:table-cell office:value-type="string" table:style-name="ce3">
            <text:p>MARIANA PAES BARRETO SCARABEL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JABOTICAB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1553.58" table:style-name="ce4">
            <text:p><text:s/>11.553,5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603.30999999999995" table:style-name="ce4">
            <text:p><text:s/>603,3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52" table:style-name="ce3">
            <text:p>8552</text:p>
          </table:table-cell>
          <table:table-cell office:value-type="string" table:style-name="ce3">
            <text:p>MARIANA PIERAGNOLI VIAN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860" table:style-name="ce4">
            <text:p><text:s/>86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053.3500000000004" table:style-name="ce4">
            <text:p><text:s/>5.053,35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521" table:style-name="ce3">
            <text:p>7521</text:p>
          </table:table-cell>
          <table:table-cell office:value-type="string" table:style-name="ce3">
            <text:p>MARIANA UESHIBA DA CRUZ GOUVEI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ISTRITAL DE CAMPO LIMPO PAULIST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112.14" table:style-name="ce4">
            <text:p><text:s/>7.112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131.4299999999998" table:style-name="ce4">
            <text:p><text:s/>2.131,4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053" table:style-name="ce3">
            <text:p>3053</text:p>
          </table:table-cell>
          <table:table-cell office:value-type="string" table:style-name="ce3">
            <text:p>MARIANE MONTEIRO SCHMID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ITU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75.75" table:style-name="ce4">
            <text:p><text:s/>3.275,7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5401" table:style-name="ce3">
            <text:p>255401</text:p>
          </table:table-cell>
          <table:table-cell office:value-type="string" table:style-name="ce3">
            <text:p>MARIANGELA DE SOUSA BALDUIN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621.19" table:style-name="ce4">
            <text:p><text:s/>7.621,1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5211" table:style-name="ce3">
            <text:p>205211</text:p>
          </table:table-cell>
          <table:table-cell office:value-type="string" table:style-name="ce3">
            <text:p>MARIANI ATCHABAHIAN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734.91" table:style-name="ce4">
            <text:p><text:s/>7.734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623.66" table:style-name="ce4">
            <text:p><text:s/>2.623,6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693" table:style-name="ce3">
            <text:p>5693</text:p>
          </table:table-cell>
          <table:table-cell office:value-type="string" table:style-name="ce3">
            <text:p>MARIANNA MOURA GONCALV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812.83" table:style-name="ce4">
            <text:p><text:s/>7.812,8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449.3000000000002" table:style-name="ce4">
            <text:p><text:s/>2.449,3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78" table:style-name="ce3">
            <text:p>11378</text:p>
          </table:table-cell>
          <table:table-cell office:value-type="string" table:style-name="ce3">
            <text:p>MARIANNY BITTENCOURT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ASSI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1553.58" table:style-name="ce4">
            <text:p><text:s/>11.553,5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29.14" table:style-name="ce4">
            <text:p><text:s/>2.229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66" table:style-name="ce3">
            <text:p>2066</text:p>
          </table:table-cell>
          <table:table-cell office:value-type="string" table:style-name="ce3">
            <text:p>MARICELMA RITA MELEI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779.06" table:style-name="ce4">
            <text:p><text:s/>7.779,0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547" table:style-name="ce3">
            <text:p>6547</text:p>
          </table:table-cell>
          <table:table-cell office:value-type="string" table:style-name="ce3">
            <text:p>MARILIA BONONI FRANCISC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TAQUARITINGA</text:p>
          </table:table-cell>
          <table:table-cell office:value-type="float" office:value="140" table:style-name="ce4">
            <text:p><text:s/>140,00<text:s/></text:p>
          </table:table-cell>
          <table:table-cell office:value-type="float" office:value="7112.14" table:style-name="ce4">
            <text:p><text:s/>7.112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967.56" table:style-name="ce4">
            <text:p><text:s/>967,5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522" table:style-name="ce3">
            <text:p>7522</text:p>
          </table:table-cell>
          <table:table-cell office:value-type="string" table:style-name="ce3">
            <text:p>MARILIA GONCALVES GOMES CANGA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NDRADINA</text:p>
          </table:table-cell>
          <table:table-cell office:value-type="float" office:value="140" table:style-name="ce4">
            <text:p><text:s/>140,00<text:s/></text:p>
          </table:table-cell>
          <table:table-cell office:value-type="float" office:value="1497.29" table:style-name="ce4">
            <text:p><text:s/>1.497,2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940.28" table:style-name="ce4">
            <text:p><text:s/>2.940,2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548" table:style-name="ce3">
            <text:p>6548</text:p>
          </table:table-cell>
          <table:table-cell office:value-type="string" table:style-name="ce3">
            <text:p>MARILIA MOLINA SCHLITTLE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DIADEM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3475.630000000001" table:style-name="ce4">
            <text:p><text:s/>13.475,6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013.97" table:style-name="ce4">
            <text:p><text:s/>2.013,9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675" table:style-name="ce3">
            <text:p>1675</text:p>
          </table:table-cell>
          <table:table-cell office:value-type="string" table:style-name="ce3">
            <text:p>MARILUCE PARDI GARBELOT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BERNARDO DO CAMPO</text:p>
          </table:table-cell>
          <table:table-cell office:value-type="float" office:value="716" table:style-name="ce4">
            <text:p><text:s/>716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550" table:style-name="ce3">
            <text:p>6550</text:p>
          </table:table-cell>
          <table:table-cell office:value-type="string" table:style-name="ce3">
            <text:p>MARINA DE AZEVEDO BRITO LIPPI PEDERSOLL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ISTRITAL DE ITAPEVI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112.28" table:style-name="ce4">
            <text:p><text:s/>3.112,28<text:s/></text:p>
          </table:table-cell>
          <table:table-cell office:value-type="float" office:value="4042.68" table:style-name="ce4">
            <text:p><text:s/>4.042,6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523" table:style-name="ce3">
            <text:p>7523</text:p>
          </table:table-cell>
          <table:table-cell office:value-type="string" table:style-name="ce3">
            <text:p>MARINA FRANCA FARIA PESTAN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ISTRITAL DE EMBU-GUACU</text:p>
          </table:table-cell>
          <table:table-cell office:value-type="float" office:value="860" table:style-name="ce4">
            <text:p><text:s/>860,00<text:s/></text:p>
          </table:table-cell>
          <table:table-cell office:value-type="float" office:value="7112.1399999999994" table:style-name="ce4">
            <text:p><text:s/>7.112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018.09" table:style-name="ce4">
            <text:p><text:s/>3.018,0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9759" table:style-name="ce3">
            <text:p>49759</text:p>
          </table:table-cell>
          <table:table-cell office:value-type="string" table:style-name="ce3">
            <text:p>MARIO ANTONIO DE CAMPOS TEBET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DE INTERESSES DIFUSOS E COLETIV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715.25" table:style-name="ce4">
            <text:p><text:s/>8.715,2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937.34" table:style-name="ce4">
            <text:p><text:s/>2.937,3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47" table:style-name="ce3">
            <text:p>1047</text:p>
          </table:table-cell>
          <table:table-cell office:value-type="string" table:style-name="ce3">
            <text:p>MARIO AUGUSTO BRUNO NET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1047.6199999999999" table:style-name="ce4">
            <text:p><text:s/>1.047,62<text:s/></text:p>
          </table:table-cell>
          <table:table-cell office:value-type="float" office:value="7880.49" table:style-name="ce4">
            <text:p><text:s/>7.880,4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41922" table:style-name="ce3">
            <text:p>841922</text:p>
          </table:table-cell>
          <table:table-cell office:value-type="string" table:style-name="ce3">
            <text:p>MARIO AUGUSTO VICENTE MALAQUIA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DE INTERESSES DIFUSOS E COLETIVOS</text:p>
          </table:table-cell>
          <table:table-cell office:value-type="float" office:value="890.48" table:style-name="ce4">
            <text:p><text:s/>890,48<text:s/></text:p>
          </table:table-cell>
          <table:table-cell office:value-type="float" office:value="8375.34" table:style-name="ce4">
            <text:p><text:s/>8.375,3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3566" table:style-name="ce3">
            <text:p>203566</text:p>
          </table:table-cell>
          <table:table-cell office:value-type="string" table:style-name="ce3">
            <text:p>MARIO COIMB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RESIDENTE PRUDENTE</text:p>
          </table:table-cell>
          <table:table-cell office:value-type="float" office:value="668" table:style-name="ce4">
            <text:p><text:s/>668,00<text:s/></text:p>
          </table:table-cell>
          <table:table-cell office:value-type="float" office:value="7813.29" table:style-name="ce4">
            <text:p><text:s/>7.813,2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077.92" table:style-name="ce4">
            <text:p><text:s/>3.077,92<text:s/></text:p>
          </table:table-cell>
          <table:table-cell office:value-type="float" office:value="4133.49" table:style-name="ce4">
            <text:p><text:s/>4.133,49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680" table:style-name="ce3">
            <text:p>1680</text:p>
          </table:table-cell>
          <table:table-cell office:value-type="string" table:style-name="ce3">
            <text:p>MARIO CORREA MOLIN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572" table:style-name="ce4">
            <text:p><text:s/>572,00<text:s/></text:p>
          </table:table-cell>
          <table:table-cell office:value-type="float" office:value="8019.66" table:style-name="ce4">
            <text:p><text:s/>8.019,6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82.99" table:style-name="ce4">
            <text:p><text:s/>2.882,9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9559" table:style-name="ce3">
            <text:p>119559</text:p>
          </table:table-cell>
          <table:table-cell office:value-type="string" table:style-name="ce3">
            <text:p>MARIO DE MAGALHAES PAPATERRA LIMONGI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478.42" table:style-name="ce4">
            <text:p><text:s/>8.478,4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396" table:style-name="ce3">
            <text:p>1396</text:p>
          </table:table-cell>
          <table:table-cell office:value-type="string" table:style-name="ce3">
            <text:p>MARIO FERNANDO PARIZ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015.21" table:style-name="ce4">
            <text:p><text:s/>8.015,2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67" table:style-name="ce3">
            <text:p>2067</text:p>
          </table:table-cell>
          <table:table-cell office:value-type="string" table:style-name="ce3">
            <text:p>MARIO JOSE CORREA DE PAUL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CARLOS</text:p>
          </table:table-cell>
          <table:table-cell office:value-type="float" office:value="764" table:style-name="ce4">
            <text:p><text:s/>764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473.65" table:style-name="ce4">
            <text:p><text:s/>2.473,6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45841" table:style-name="ce3">
            <text:p>545841</text:p>
          </table:table-cell>
          <table:table-cell office:value-type="string" table:style-name="ce3">
            <text:p>MARIO LUIZ SARRUBBO</text:p>
          </table:table-cell>
          <table:table-cell office:value-type="string" table:style-name="ce3">
            <text:p>PROCURADOR GERAL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56" table:style-name="ce4">
            <text:p><text:s/>956,00<text:s/></text:p>
          </table:table-cell>
          <table:table-cell office:value-type="float" office:value="8301.48" table:style-name="ce4">
            <text:p><text:s/>8.301,4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65383" table:style-name="ce3">
            <text:p>365383</text:p>
          </table:table-cell>
          <table:table-cell office:value-type="string" table:style-name="ce3">
            <text:p>MARIO SERGIO SOBRINH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420.49" table:style-name="ce4">
            <text:p><text:s/>8.420,4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672" table:style-name="ce3">
            <text:p>1672</text:p>
          </table:table-cell>
          <table:table-cell office:value-type="string" table:style-name="ce3">
            <text:p>MARIO SUGUIYAMA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RARAQUAR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392.02" table:style-name="ce4">
            <text:p><text:s/>2.392,0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55261" table:style-name="ce3">
            <text:p>155261</text:p>
          </table:table-cell>
          <table:table-cell office:value-type="string" table:style-name="ce3">
            <text:p>MARIO YAMAMU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ARILI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122" table:style-name="ce4">
            <text:p><text:s/>3.122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48" table:style-name="ce3">
            <text:p>1048</text:p>
          </table:table-cell>
          <table:table-cell office:value-type="string" table:style-name="ce3">
            <text:p>MARISA ROCHA DESHOULIER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CAETANO DO SU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44" table:style-name="ce3">
            <text:p>3344</text:p>
          </table:table-cell>
          <table:table-cell office:value-type="string" table:style-name="ce3">
            <text:p>MARISOL LOPES MOUTA CABRAL GARCI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974.28" table:style-name="ce4">
            <text:p><text:s/>2.974,2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69" table:style-name="ce3">
            <text:p>7369</text:p>
          </table:table-cell>
          <table:table-cell office:value-type="string" table:style-name="ce3">
            <text:p>MARLON MACHADO DA SILVA FERNAND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SEBASTIA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3475.630000000001" table:style-name="ce4">
            <text:p><text:s/>13.475,6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52.06" table:style-name="ce4">
            <text:p><text:s/>3.252,0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053.32" table:style-name="ce4">
            <text:p><text:s/>5.053,32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538" table:style-name="ce3">
            <text:p>10538</text:p>
          </table:table-cell>
          <table:table-cell office:value-type="string" table:style-name="ce3">
            <text:p>MARLON ROBERTH DE SALES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ADAMANTIN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6756.73" table:style-name="ce4">
            <text:p><text:s/>6.756,7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3.57" table:style-name="ce4">
            <text:p><text:s/>1.123,57<text:s/></text:p>
          </table:table-cell>
          <table:table-cell office:value-type="float" office:value="6642.1" table:style-name="ce4">
            <text:p><text:s/>6.642,10<text:s/></text:p>
          </table:table-cell>
          <table:table-cell office:value-type="float" office:value="2245.92" table:style-name="ce4">
            <text:p><text:s/>2.245,92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015" table:style-name="ce3">
            <text:p>3015</text:p>
          </table:table-cell>
          <table:table-cell office:value-type="string" table:style-name="ce3">
            <text:p>MARTHA DE CAMARGO DUARTE DIA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6338" table:style-name="ce3">
            <text:p>256338</text:p>
          </table:table-cell>
          <table:table-cell office:value-type="string" table:style-name="ce3">
            <text:p>MARTHA DE TOLEDO MACHAD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329.49" table:style-name="ce4">
            <text:p><text:s/>8.329,4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506" table:style-name="ce3">
            <text:p>4506</text:p>
          </table:table-cell>
          <table:table-cell office:value-type="string" table:style-name="ce3">
            <text:p>MARY ANN GOMES NARD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ISTRITAL DE MACATUBA</text:p>
          </table:table-cell>
          <table:table-cell office:value-type="float" office:value="1052" table:style-name="ce4">
            <text:p><text:s/>1.052,00<text:s/></text:p>
          </table:table-cell>
          <table:table-cell office:value-type="float" office:value="6756.73" table:style-name="ce4">
            <text:p><text:s/>6.756,7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040.53" table:style-name="ce4">
            <text:p><text:s/>3.040,53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1122.96" table:style-name="ce4">
            <text:p><text:s/>1.122,96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86" table:style-name="ce3">
            <text:p>11386</text:p>
          </table:table-cell>
          <table:table-cell office:value-type="string" table:style-name="ce3">
            <text:p>MATEUS CARVALHO REZENDE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BARRET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1553.58" table:style-name="ce4">
            <text:p><text:s/>11.553,5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58.14" table:style-name="ce4">
            <text:p><text:s/>558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592" table:style-name="ce3">
            <text:p>10592</text:p>
          </table:table-cell>
          <table:table-cell office:value-type="string" table:style-name="ce3">
            <text:p>MATEUS VICTOR RIBEIRO DE CASTILHO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MARILI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1553.58" table:style-name="ce4">
            <text:p><text:s/>11.553,5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234.3599999999999" table:style-name="ce4">
            <text:p><text:s/>1.234,3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6" table:style-name="ce4">
            <text:p><text:s/>1.122,96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48" table:style-name="ce3">
            <text:p>7348</text:p>
          </table:table-cell>
          <table:table-cell office:value-type="string" table:style-name="ce3">
            <text:p>MATHEUS BOTELHO FAIM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ARRET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415.79" table:style-name="ce4">
            <text:p><text:s/>1.415,7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54" table:style-name="ce3">
            <text:p>8554</text:p>
          </table:table-cell>
          <table:table-cell office:value-type="string" table:style-name="ce3">
            <text:p>MATHEUS BULGARELLI DE FREITAS GUIMARAE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MOCOC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610.1799999999998" table:style-name="ce4">
            <text:p><text:s/>2.610,1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593" table:style-name="ce3">
            <text:p>10593</text:p>
          </table:table-cell>
          <table:table-cell office:value-type="string" table:style-name="ce3">
            <text:p>MATHEUS FELIPE BASSAN DE MEDEIROS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SANT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1553.58" table:style-name="ce4">
            <text:p><text:s/>11.553,5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115.08" table:style-name="ce4">
            <text:p><text:s/>2.115,0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092" table:style-name="ce3">
            <text:p>4092</text:p>
          </table:table-cell>
          <table:table-cell office:value-type="string" table:style-name="ce3">
            <text:p>MATHEUS JACOB FIALDI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332" table:style-name="ce4">
            <text:p><text:s/>332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99549" table:style-name="ce3">
            <text:p>799549</text:p>
          </table:table-cell>
          <table:table-cell office:value-type="string" table:style-name="ce3">
            <text:p>MAURICIO ANTONIO RIBEIRO LOPE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015.21" table:style-name="ce4">
            <text:p><text:s/>8.015,2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3224.84" table:style-name="ce4">
            <text:p><text:s/>3.224,8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69585" table:style-name="ce3">
            <text:p>269585</text:p>
          </table:table-cell>
          <table:table-cell office:value-type="string" table:style-name="ce3">
            <text:p>MAURICIO AUGUSTO GOME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528.14" table:style-name="ce4">
            <text:p><text:s/>8.528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86" table:style-name="ce3">
            <text:p>2586</text:p>
          </table:table-cell>
          <table:table-cell office:value-type="string" table:style-name="ce3">
            <text:p>MAURICIO BRESSANE DE PAULA BARBOS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TAUBAT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177.0500000000002" table:style-name="ce4">
            <text:p><text:s/>2.177,0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68" table:style-name="ce3">
            <text:p>3368</text:p>
          </table:table-cell>
          <table:table-cell office:value-type="string" table:style-name="ce3">
            <text:p>MAURICIO CARLOS FAGNANI ZUANAZE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BIRIGUI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112.14" table:style-name="ce4">
            <text:p><text:s/>7.112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104.0500000000002" table:style-name="ce4">
            <text:p><text:s/>2.104,05<text:s/></text:p>
          </table:table-cell>
          <table:table-cell office:value-type="float" office:value="13924.74" table:style-name="ce4">
            <text:p><text:s/>13.924,7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98516" table:style-name="ce3">
            <text:p>598516</text:p>
          </table:table-cell>
          <table:table-cell office:value-type="string" table:style-name="ce3">
            <text:p>MAURICIO DA SILV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459.49" table:style-name="ce4">
            <text:p><text:s/>8.459,4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62" table:style-name="ce3">
            <text:p>11362</text:p>
          </table:table-cell>
          <table:table-cell office:value-type="string" table:style-name="ce3">
            <text:p>MAURICIO LLAGOSTERA MARCHESE RODRIGUES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BATATAI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1553.58" table:style-name="ce4">
            <text:p><text:s/>11.553,5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8085.36" table:style-name="ce4">
            <text:p><text:s/>8.085,3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59" table:style-name="ce3">
            <text:p>3359</text:p>
          </table:table-cell>
          <table:table-cell office:value-type="string" table:style-name="ce3">
            <text:p>MAURICIO SALVADOR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812.83" table:style-name="ce4">
            <text:p><text:s/>7.812,8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33425" table:style-name="ce3">
            <text:p>833425</text:p>
          </table:table-cell>
          <table:table-cell office:value-type="string" table:style-name="ce3">
            <text:p>MAURO AUGUSTO DE SOUZA MELLO JUNIOR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329.23" table:style-name="ce4">
            <text:p><text:s/>8.329,2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969.01" table:style-name="ce4">
            <text:p><text:s/>2.969,0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654" table:style-name="ce3">
            <text:p>1654</text:p>
          </table:table-cell>
          <table:table-cell office:value-type="string" table:style-name="ce3">
            <text:p>MAURO CABRAL DOS SANTO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314.28999999999996" table:style-name="ce4">
            <text:p><text:s/>314,29<text:s/></text:p>
          </table:table-cell>
          <table:table-cell office:value-type="float" office:value="7880.49" table:style-name="ce4">
            <text:p><text:s/>7.880,4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5223" table:style-name="ce3">
            <text:p>205223</text:p>
          </table:table-cell>
          <table:table-cell office:value-type="string" table:style-name="ce3">
            <text:p>MAXIMILIANO ROBERTO ERNESTO FUHRE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BERNARDO DO CAMP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757" table:style-name="ce3">
            <text:p>2757</text:p>
          </table:table-cell>
          <table:table-cell office:value-type="string" table:style-name="ce3">
            <text:p>MAXIMILIANO ROSS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CIVEL DO FORO REGIONAL DE SANTO AMARO</text:p>
          </table:table-cell>
          <table:table-cell office:value-type="float" office:value="140" table:style-name="ce4">
            <text:p><text:s/>14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49.11" table:style-name="ce4">
            <text:p><text:s/>1.649,1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53" table:style-name="ce3">
            <text:p>11353</text:p>
          </table:table-cell>
          <table:table-cell office:value-type="string" table:style-name="ce3">
            <text:p>MAYARA CRISTINA NAVARRO LIPPEL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BOTUCATU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1553.58" table:style-name="ce4">
            <text:p><text:s/>11.553,5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00.9700000000003" table:style-name="ce4">
            <text:p><text:s/>2.200,97<text:s/></text:p>
          </table:table-cell>
          <table:table-cell office:value-type="float" office:value="6288.59" table:style-name="ce4">
            <text:p><text:s/>6.288,59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507" table:style-name="ce3">
            <text:p>4507</text:p>
          </table:table-cell>
          <table:table-cell office:value-type="string" table:style-name="ce3">
            <text:p>MAYRA MATHILDE AMAD FUMAGALLI NIETON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 ANDR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3475.630000000001" table:style-name="ce4">
            <text:p><text:s/>13.475,6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796" table:style-name="ce3">
            <text:p>3796</text:p>
          </table:table-cell>
          <table:table-cell office:value-type="string" table:style-name="ce3">
            <text:p>MELISSA KOVAC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LH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85" table:style-name="ce3">
            <text:p>2585</text:p>
          </table:table-cell>
          <table:table-cell office:value-type="string" table:style-name="ce3">
            <text:p>MICHAELA CARLI GOM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668" table:style-name="ce4">
            <text:p><text:s/>668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24" table:style-name="ce3">
            <text:p>2224</text:p>
          </table:table-cell>
          <table:table-cell office:value-type="string" table:style-name="ce3">
            <text:p>MICHEL BETENJANE ROMAN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INDAIATU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854.83" table:style-name="ce4">
            <text:p><text:s/>7.854,8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134.67" table:style-name="ce4">
            <text:p><text:s/>3.134,6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524" table:style-name="ce3">
            <text:p>7524</text:p>
          </table:table-cell>
          <table:table-cell office:value-type="string" table:style-name="ce3">
            <text:p>MICHELLE BREGNOLI DE SALV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 ANDR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068.3699999999999" table:style-name="ce4">
            <text:p><text:s/>1.068,3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07.4" table:style-name="ce4">
            <text:p><text:s/>2.807,40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553" table:style-name="ce3">
            <text:p>6553</text:p>
          </table:table-cell>
          <table:table-cell office:value-type="string" table:style-name="ce3">
            <text:p>MICHELLE CHUFFI VALLIM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TIET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6756.73" table:style-name="ce4">
            <text:p><text:s/>6.756,7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840" table:style-name="ce4">
            <text:p><text:s/>84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49" table:style-name="ce3">
            <text:p>1049</text:p>
          </table:table-cell>
          <table:table-cell office:value-type="string" table:style-name="ce3">
            <text:p>MIGUEL TADEU GUIMARAES DE CAMP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068.4000000000001" table:style-name="ce4">
            <text:p><text:s/>1.068,4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65" table:style-name="ce3">
            <text:p>2565</text:p>
          </table:table-cell>
          <table:table-cell office:value-type="string" table:style-name="ce3">
            <text:p>MIGUEL TASSINARI DE OLIV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812.83" table:style-name="ce4">
            <text:p><text:s/>7.812,8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50" table:style-name="ce3">
            <text:p>1050</text:p>
          </table:table-cell>
          <table:table-cell office:value-type="string" table:style-name="ce3">
            <text:p>MILDRED GONZALEZ ZORZI ROCH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576.19000000000005" table:style-name="ce4">
            <text:p><text:s/>576,19<text:s/></text:p>
          </table:table-cell>
          <table:table-cell office:value-type="float" office:value="7880.49" table:style-name="ce4">
            <text:p><text:s/>7.880,4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55" table:style-name="ce3">
            <text:p>8555</text:p>
          </table:table-cell>
          <table:table-cell office:value-type="string" table:style-name="ce3">
            <text:p>MILENA APARECIDA CARLI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GUARI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6756.73" table:style-name="ce4">
            <text:p><text:s/>6.756,7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365.21" table:style-name="ce4">
            <text:p><text:s/>2.365,21<text:s/></text:p>
          </table:table-cell>
          <table:table-cell office:value-type="float" office:value="673.78" table:style-name="ce4">
            <text:p><text:s/>673,7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94" table:style-name="ce3">
            <text:p>2594</text:p>
          </table:table-cell>
          <table:table-cell office:value-type="string" table:style-name="ce3">
            <text:p>MILENE TELEZZI HABIC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IRACICA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33899" table:style-name="ce3">
            <text:p>833899</text:p>
          </table:table-cell>
          <table:table-cell office:value-type="string" table:style-name="ce3">
            <text:p>MILTON THEODORO GUIMARAES FILH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223.14" table:style-name="ce4">
            <text:p><text:s/>8.223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554" table:style-name="ce3">
            <text:p>6554</text:p>
          </table:table-cell>
          <table:table-cell office:value-type="string" table:style-name="ce3">
            <text:p>MIRELLA DE CARVALHO BAUZYS MONTEI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765.21" table:style-name="ce4">
            <text:p><text:s/>765,21<text:s/></text:p>
          </table:table-cell>
          <table:table-cell office:value-type="float" office:value="7749.58" table:style-name="ce4">
            <text:p><text:s/>7.749,5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723.92" table:style-name="ce4">
            <text:p><text:s/>723,9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20" table:style-name="ce3">
            <text:p>2220</text:p>
          </table:table-cell>
          <table:table-cell office:value-type="string" table:style-name="ce3">
            <text:p>MIRIAM FUGA BORG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11208.44" table:style-name="ce4">
            <text:p><text:s/>11.208,4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797" table:style-name="ce3">
            <text:p>3797</text:p>
          </table:table-cell>
          <table:table-cell office:value-type="string" table:style-name="ce3">
            <text:p>MIRIAN NEVES DE OLIV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85.06" table:style-name="ce4">
            <text:p><text:s/>2.885,06<text:s/></text:p>
          </table:table-cell>
          <table:table-cell office:value-type="float" office:value="7850.13" table:style-name="ce4">
            <text:p><text:s/>7.850,13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093" table:style-name="ce3">
            <text:p>4093</text:p>
          </table:table-cell>
          <table:table-cell office:value-type="string" table:style-name="ce3">
            <text:p>MOACIR MENICHELI REI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40" table:style-name="ce4">
            <text:p><text:s/>14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634.85" table:style-name="ce4">
            <text:p><text:s/>2.634,8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218" table:style-name="ce3">
            <text:p>3218</text:p>
          </table:table-cell>
          <table:table-cell office:value-type="string" table:style-name="ce3">
            <text:p>MOACIR TONANI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812.83" table:style-name="ce4">
            <text:p><text:s/>7.812,8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35.95" table:style-name="ce4">
            <text:p><text:s/>3.235,95<text:s/></text:p>
          </table:table-cell>
          <table:table-cell office:value-type="float" office:value="4135.5600000000004" table:style-name="ce4">
            <text:p><text:s/>4.135,5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798" table:style-name="ce3">
            <text:p>3798</text:p>
          </table:table-cell>
          <table:table-cell office:value-type="string" table:style-name="ce3">
            <text:p>MOACYR WHITAKER COHN DE ASSUMPCA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VICENT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213.21" table:style-name="ce4">
            <text:p><text:s/>1.213,2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91769" table:style-name="ce3">
            <text:p>491769</text:p>
          </table:table-cell>
          <table:table-cell office:value-type="string" table:style-name="ce3">
            <text:p>MONICA DE BARROS MARCONDES DESINAN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942.86" table:style-name="ce4">
            <text:p><text:s/>942,86<text:s/></text:p>
          </table:table-cell>
          <table:table-cell office:value-type="float" office:value="8083.03" table:style-name="ce4">
            <text:p><text:s/>8.083,0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353" table:style-name="ce3">
            <text:p>1353</text:p>
          </table:table-cell>
          <table:table-cell office:value-type="string" table:style-name="ce3">
            <text:p>MONICA LODDER DE OLIVEIRA DOS SANTOS PER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758" table:style-name="ce3">
            <text:p>2758</text:p>
          </table:table-cell>
          <table:table-cell office:value-type="string" table:style-name="ce3">
            <text:p>MONICA MAGARINOS TORRALBO GIMENEZ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812.83" table:style-name="ce4">
            <text:p><text:s/>7.812,8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061.45" table:style-name="ce4">
            <text:p><text:s/>3.061,4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56" table:style-name="ce3">
            <text:p>8556</text:p>
          </table:table-cell>
          <table:table-cell office:value-type="string" table:style-name="ce3">
            <text:p>MONIZE FLAVIA POMPE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NOVO HORIZONT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6756.73" table:style-name="ce4">
            <text:p><text:s/>6.756,7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001.02" table:style-name="ce4">
            <text:p><text:s/>2.001,0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33449" table:style-name="ce3">
            <text:p>833449</text:p>
          </table:table-cell>
          <table:table-cell office:value-type="string" table:style-name="ce3">
            <text:p>MOTAURI CIOCCHETTI DE SOUZ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DE INTERESSES DIFUSOS E COLETIVOS</text:p>
          </table:table-cell>
          <table:table-cell office:value-type="float" office:value="694.1" table:style-name="ce4">
            <text:p><text:s/>694,10<text:s/></text:p>
          </table:table-cell>
          <table:table-cell office:value-type="float" office:value="8250.4" table:style-name="ce4">
            <text:p><text:s/>8.250,4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57" table:style-name="ce3">
            <text:p>8557</text:p>
          </table:table-cell>
          <table:table-cell office:value-type="string" table:style-name="ce3">
            <text:p>MURILO ARRIGETO PEREZ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DIADEM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629.18" table:style-name="ce4">
            <text:p><text:s/>2.629,1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759" table:style-name="ce3">
            <text:p>2759</text:p>
          </table:table-cell>
          <table:table-cell office:value-type="string" table:style-name="ce3">
            <text:p>MURILO CESAR LEMOS JORG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FRANCA</text:p>
          </table:table-cell>
          <table:table-cell office:value-type="float" office:value="908" table:style-name="ce4">
            <text:p><text:s/>908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14" table:style-name="ce4">
            <text:p><text:s/>1.614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41" table:style-name="ce3">
            <text:p>11341</text:p>
          </table:table-cell>
          <table:table-cell office:value-type="string" table:style-name="ce3">
            <text:p>MURILO EMERSON MANZANO CAZELOTTO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OURINH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1553.58" table:style-name="ce4">
            <text:p><text:s/>11.553,5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173.89" table:style-name="ce4">
            <text:p><text:s/>2.173,8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69" table:style-name="ce3">
            <text:p>3369</text:p>
          </table:table-cell>
          <table:table-cell office:value-type="string" table:style-name="ce3">
            <text:p>MYLENE COMPLOIE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749.58" table:style-name="ce4">
            <text:p><text:s/>7.749,5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115.5500000000002" table:style-name="ce4">
            <text:p><text:s/>2.115,5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19" table:style-name="ce3">
            <text:p>2219</text:p>
          </table:table-cell>
          <table:table-cell office:value-type="string" table:style-name="ce3">
            <text:p>NADIM MAZLOUM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LH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1473" table:style-name="ce3">
            <text:p>61473</text:p>
          </table:table-cell>
          <table:table-cell office:value-type="string" table:style-name="ce3">
            <text:p>NADIR DE CAMPOS JUNIOR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880.49" table:style-name="ce4">
            <text:p><text:s/>7.880,4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832.53" table:style-name="ce4">
            <text:p><text:s/>832,53<text:s/></text:p>
          </table:table-cell>
          <table:table-cell office:value-type="float" office:value="3831.1" table:style-name="ce4">
            <text:p><text:s/>3.831,1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094" table:style-name="ce3">
            <text:p>4094</text:p>
          </table:table-cell>
          <table:table-cell office:value-type="string" table:style-name="ce3">
            <text:p>NATALIA AMARAL AZEVED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ISTRITAL DE CARAPICUI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111" table:style-name="ce4">
            <text:p><text:s/>2.111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525" table:style-name="ce3">
            <text:p>7525</text:p>
          </table:table-cell>
          <table:table-cell office:value-type="string" table:style-name="ce3">
            <text:p>NATALIA DANELLI RODRIGUES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SAO LUIZ DO PARAITING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6756.73" table:style-name="ce4">
            <text:p><text:s/>6.756,7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98.8800000000001" table:style-name="ce4">
            <text:p><text:s/>1.198,8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75898" table:style-name="ce3">
            <text:p>575898</text:p>
          </table:table-cell>
          <table:table-cell office:value-type="string" table:style-name="ce3">
            <text:p>NATALIA FERNANDES ALIENDE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DE INTERESSES DIFUSOS E COLETIVOS</text:p>
          </table:table-cell>
          <table:table-cell office:value-type="float" office:value="785.71" table:style-name="ce4">
            <text:p><text:s/>785,71<text:s/></text:p>
          </table:table-cell>
          <table:table-cell office:value-type="float" office:value="8015.21" table:style-name="ce4">
            <text:p><text:s/>8.015,2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595" table:style-name="ce3">
            <text:p>10595</text:p>
          </table:table-cell>
          <table:table-cell office:value-type="string" table:style-name="ce3">
            <text:p>NATALIA ROSALEM CARDOS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ISTRITAL DE FERRAZ DE VASCONCEL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389.4" table:style-name="ce4">
            <text:p><text:s/>2.389,4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41" table:style-name="ce3">
            <text:p>7341</text:p>
          </table:table-cell>
          <table:table-cell office:value-type="string" table:style-name="ce3">
            <text:p>NATALIA TAVARES GAVIAO DE ALMEID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JUNDIAI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6756.73" table:style-name="ce4">
            <text:p><text:s/>6.756,7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040.53" table:style-name="ce4">
            <text:p><text:s/>3.040,5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556" table:style-name="ce3">
            <text:p>6556</text:p>
          </table:table-cell>
          <table:table-cell office:value-type="string" table:style-name="ce3">
            <text:p>NATALIE RISKALLA ANCHIT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LHOS</text:p>
          </table:table-cell>
          <table:table-cell office:value-type="float" office:value="1004" table:style-name="ce4">
            <text:p><text:s/>1.004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444.68" table:style-name="ce4">
            <text:p><text:s/>1.444,68<text:s/></text:p>
          </table:table-cell>
          <table:table-cell office:value-type="float" office:value="5165.6000000000004" table:style-name="ce4">
            <text:p><text:s/>5.165,6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42" table:style-name="ce3">
            <text:p>7342</text:p>
          </table:table-cell>
          <table:table-cell office:value-type="string" table:style-name="ce3">
            <text:p>NATHALIA MONTEIRO CIPOLLA PIOL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SAO JOAQUIM DA BARRA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6756.73" table:style-name="ce4">
            <text:p><text:s/>6.756,7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068.3699999999999" table:style-name="ce4">
            <text:p><text:s/>1.068,3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51" table:style-name="ce3">
            <text:p>1051</text:p>
          </table:table-cell>
          <table:table-cell office:value-type="string" table:style-name="ce3">
            <text:p>NATHALIE KISTE MALVEI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812.83" table:style-name="ce4">
            <text:p><text:s/>7.812,8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178.64" table:style-name="ce4">
            <text:p><text:s/>3.178,6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011" table:style-name="ce3">
            <text:p>5011</text:p>
          </table:table-cell>
          <table:table-cell office:value-type="string" table:style-name="ce3">
            <text:p>NATHAN GLIN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BERNARDO DO CAMP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349.93" table:style-name="ce4">
            <text:p><text:s/>1.349,9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6464" table:style-name="ce3">
            <text:p>736464</text:p>
          </table:table-cell>
          <table:table-cell office:value-type="string" table:style-name="ce3">
            <text:p>NAUL LUIZ FELC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RIBEIRAO PRET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4491.87" table:style-name="ce4">
            <text:p><text:s/>4.491,87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72" table:style-name="ce3">
            <text:p>11372</text:p>
          </table:table-cell>
          <table:table-cell office:value-type="string" table:style-name="ce3">
            <text:p>NAYANE CIOFFI BATAGINI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SAO JOAO DA BOA VIST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1553.58" table:style-name="ce4">
            <text:p><text:s/>11.553,5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29.14" table:style-name="ce4">
            <text:p><text:s/>2.229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799" table:style-name="ce3">
            <text:p>3799</text:p>
          </table:table-cell>
          <table:table-cell office:value-type="string" table:style-name="ce3">
            <text:p>NEANDER ANTONIO SANCH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686.46" table:style-name="ce4">
            <text:p><text:s/>2.686,46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676" table:style-name="ce3">
            <text:p>1676</text:p>
          </table:table-cell>
          <table:table-cell office:value-type="string" table:style-name="ce3">
            <text:p>NEIVA PAULA PACCOLA CARNIELLI PER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CARLOS</text:p>
          </table:table-cell>
          <table:table-cell office:value-type="float" office:value="956" table:style-name="ce4">
            <text:p><text:s/>956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74.6" table:style-name="ce4">
            <text:p><text:s/>2.874,6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71" table:style-name="ce3">
            <text:p>3371</text:p>
          </table:table-cell>
          <table:table-cell office:value-type="string" table:style-name="ce3">
            <text:p>NELISA OLIVETTI DE FRANCA NERI DE ALMEID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111" table:style-name="ce4">
            <text:p><text:s/>2.111,00<text:s/></text:p>
          </table:table-cell>
          <table:table-cell office:value-type="float" office:value="3593.47" table:style-name="ce4">
            <text:p><text:s/>3.593,47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58" table:style-name="ce3">
            <text:p>8558</text:p>
          </table:table-cell>
          <table:table-cell office:value-type="string" table:style-name="ce3">
            <text:p>NELISE LAGUSTERA DEMARQUI TEIXEIR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BARRA BONIT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6756.73" table:style-name="ce4">
            <text:p><text:s/>6.756,7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630.12" table:style-name="ce4">
            <text:p><text:s/>630,1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596" table:style-name="ce3">
            <text:p>10596</text:p>
          </table:table-cell>
          <table:table-cell office:value-type="string" table:style-name="ce3">
            <text:p>NELSON APARECIDO FEBRAIO JUNIOR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MARILI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6756.73" table:style-name="ce4">
            <text:p><text:s/>6.756,7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558.08" table:style-name="ce4">
            <text:p><text:s/>5.558,08<text:s/></text:p>
          </table:table-cell>
          <table:table-cell office:value-type="float" office:value="8888.02" table:style-name="ce4">
            <text:p><text:s/>8.888,0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69" table:style-name="ce3">
            <text:p>2069</text:p>
          </table:table-cell>
          <table:table-cell office:value-type="string" table:style-name="ce3">
            <text:p>NELSON CESAR SANTOS PEIXO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880.49" table:style-name="ce4">
            <text:p><text:s/>7.880,4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38034" table:style-name="ce3">
            <text:p>838034</text:p>
          </table:table-cell>
          <table:table-cell office:value-type="string" table:style-name="ce3">
            <text:p>NELSON DE BARROS O REILLY FILH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AO DA BOA VIST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660.84" table:style-name="ce4">
            <text:p><text:s/>2.660,8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88" table:style-name="ce4">
            <text:p><text:s/>3.368,88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33" table:style-name="ce3">
            <text:p>2233</text:p>
          </table:table-cell>
          <table:table-cell office:value-type="string" table:style-name="ce3">
            <text:p>NELSON DOS SANTOS PEREIRA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3A.PROMOTORIA DE JUSTICA DO JURI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9006" table:style-name="ce3">
            <text:p>229006</text:p>
          </table:table-cell>
          <table:table-cell office:value-type="string" table:style-name="ce3">
            <text:p>NELSON GONZAGA DE OLIVEIR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504.2999999999993" table:style-name="ce4">
            <text:p><text:s/>8.504,3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2814" table:style-name="ce3">
            <text:p>222814</text:p>
          </table:table-cell>
          <table:table-cell office:value-type="string" table:style-name="ce3">
            <text:p>NELSON LACERDA GERTEL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459.49" table:style-name="ce4">
            <text:p><text:s/>8.459,4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01070" table:style-name="ce3">
            <text:p>701070</text:p>
          </table:table-cell>
          <table:table-cell office:value-type="string" table:style-name="ce3">
            <text:p>NELSON LUIS SAMPAIO DE ANDRADE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080.49" table:style-name="ce4">
            <text:p><text:s/>8.080,4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80675" table:style-name="ce3">
            <text:p>580675</text:p>
          </table:table-cell>
          <table:table-cell office:value-type="string" table:style-name="ce3">
            <text:p>NELSON ROBERTO BUGALH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56" table:style-name="ce4">
            <text:p><text:s/>956,00<text:s/></text:p>
          </table:table-cell>
          <table:table-cell office:value-type="float" office:value="7880.49" table:style-name="ce4">
            <text:p><text:s/>7.880,4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198.83" table:style-name="ce4">
            <text:p><text:s/>2.198,8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48" table:style-name="ce3">
            <text:p>2548</text:p>
          </table:table-cell>
          <table:table-cell office:value-type="string" table:style-name="ce3">
            <text:p>NEUDIVAL MASCARENHAS FILH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617.01" table:style-name="ce4">
            <text:p><text:s/>7.617,0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661" table:style-name="ce3">
            <text:p>1661</text:p>
          </table:table-cell>
          <table:table-cell office:value-type="string" table:style-name="ce3">
            <text:p>NEWTON JOSE DE OLIVEIRA DANTA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CAETANO DO SU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64.48" table:style-name="ce4">
            <text:p><text:s/>2.264,4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97779" table:style-name="ce3">
            <text:p>97779</text:p>
          </table:table-cell>
          <table:table-cell office:value-type="string" table:style-name="ce3">
            <text:p>NEWTON MAIA FILH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411.32" table:style-name="ce4">
            <text:p><text:s/>8.411,3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38.35" table:style-name="ce4">
            <text:p><text:s/>3.238,3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46685" table:style-name="ce3">
            <text:p>246685</text:p>
          </table:table-cell>
          <table:table-cell office:value-type="string" table:style-name="ce3">
            <text:p>NICANOR ALVARES JUNIOR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8475.3799999999992" table:style-name="ce4">
            <text:p><text:s/>8.475,3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50" table:style-name="ce3">
            <text:p>750</text:p>
          </table:table-cell>
          <table:table-cell office:value-type="string" table:style-name="ce3">
            <text:p>NILDA MYUKI SAKASHITA MITSUD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812" table:style-name="ce4">
            <text:p><text:s/>812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91794" table:style-name="ce3">
            <text:p>491794</text:p>
          </table:table-cell>
          <table:table-cell office:value-type="string" table:style-name="ce3">
            <text:p>NILO SPINOLA SALGADO FILH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DE INTERESSES DIFUSOS E COLETIVOS</text:p>
          </table:table-cell>
          <table:table-cell office:value-type="float" office:value="471.42999999999995" table:style-name="ce4">
            <text:p><text:s/>471,43<text:s/></text:p>
          </table:table-cell>
          <table:table-cell office:value-type="float" office:value="8346.49" table:style-name="ce4">
            <text:p><text:s/>8.346,4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84" table:style-name="ce3">
            <text:p>2584</text:p>
          </table:table-cell>
          <table:table-cell office:value-type="string" table:style-name="ce3">
            <text:p>NILTON BELLI FILH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56" table:style-name="ce4">
            <text:p><text:s/>956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841.19" table:style-name="ce4">
            <text:p><text:s/>1.841,1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557" table:style-name="ce3">
            <text:p>6557</text:p>
          </table:table-cell>
          <table:table-cell office:value-type="string" table:style-name="ce3">
            <text:p>NILTON DE OLIVEIRA MELLO NE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J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500.0300000000002" table:style-name="ce4">
            <text:p><text:s/>2.500,0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966820" table:style-name="ce3">
            <text:p>966820</text:p>
          </table:table-cell>
          <table:table-cell office:value-type="string" table:style-name="ce3">
            <text:p>NILTON LUIZ DE FREITAS BAZILONI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DE INTERESSES DIFUSOS E COLETIVOS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8437.86" table:style-name="ce4">
            <text:p><text:s/>8.437,8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707.04" table:style-name="ce4">
            <text:p><text:s/>2.707,0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51988" table:style-name="ce3">
            <text:p>351988</text:p>
          </table:table-cell>
          <table:table-cell office:value-type="string" table:style-name="ce3">
            <text:p>NILZA PINHEIRO CHAIM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40" table:style-name="ce4">
            <text:p><text:s/>140,00<text:s/></text:p>
          </table:table-cell>
          <table:table-cell office:value-type="float" office:value="7813.29" table:style-name="ce4">
            <text:p><text:s/>7.813,2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51" table:style-name="ce3">
            <text:p>751</text:p>
          </table:table-cell>
          <table:table-cell office:value-type="string" table:style-name="ce3">
            <text:p>NILZA RUSSO FERREIR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880.49" table:style-name="ce4">
            <text:p><text:s/>7.880,4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15.37" table:style-name="ce4">
            <text:p><text:s/>3.515,3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27" table:style-name="ce3">
            <text:p>7327</text:p>
          </table:table-cell>
          <table:table-cell office:value-type="string" table:style-name="ce3">
            <text:p>NINA RIBEIRO DE AQUINO BEGGS BRUN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OTIA</text:p>
          </table:table-cell>
          <table:table-cell office:value-type="float" office:value="140" table:style-name="ce4">
            <text:p><text:s/>14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33450" table:style-name="ce3">
            <text:p>833450</text:p>
          </table:table-cell>
          <table:table-cell office:value-type="string" table:style-name="ce3">
            <text:p>NOEMI CORRE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RARAQUAR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52" table:style-name="ce3">
            <text:p>1052</text:p>
          </table:table-cell>
          <table:table-cell office:value-type="string" table:style-name="ce3">
            <text:p>NOEMIA DAMIANCE KARAM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LIN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691.54" table:style-name="ce4">
            <text:p><text:s/>2.691,5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45865" table:style-name="ce3">
            <text:p>545865</text:p>
          </table:table-cell>
          <table:table-cell office:value-type="string" table:style-name="ce3">
            <text:p>NOHADE DE FATIMA ABDO BRUNELLI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015.21" table:style-name="ce4">
            <text:p><text:s/>8.015,2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707.04" table:style-name="ce4">
            <text:p><text:s/>2.707,0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63616" table:style-name="ce3">
            <text:p>563616</text:p>
          </table:table-cell>
          <table:table-cell office:value-type="string" table:style-name="ce3">
            <text:p>NORBERTO JOI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015.21" table:style-name="ce4">
            <text:p><text:s/>8.015,2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70" table:style-name="ce3">
            <text:p>2070</text:p>
          </table:table-cell>
          <table:table-cell office:value-type="string" table:style-name="ce3">
            <text:p>ODILON NERY COMODA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FRANC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418.76" table:style-name="ce4">
            <text:p><text:s/>1.418,7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10431" table:style-name="ce3">
            <text:p>510431</text:p>
          </table:table-cell>
          <table:table-cell office:value-type="string" table:style-name="ce3">
            <text:p>ODIVAL CICOT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 RIO PRET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005.4" table:style-name="ce4">
            <text:p><text:s/>8.005,4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97.04" table:style-name="ce4">
            <text:p><text:s/>1.697,0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12848" table:style-name="ce3">
            <text:p>412848</text:p>
          </table:table-cell>
          <table:table-cell office:value-type="string" table:style-name="ce3">
            <text:p>OLAVO BERRIEL SOARE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59" table:style-name="ce3">
            <text:p>8559</text:p>
          </table:table-cell>
          <table:table-cell office:value-type="string" table:style-name="ce3">
            <text:p>OLAVO EVANGELISTA PEZZOTT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 ANDRE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3475.630000000001" table:style-name="ce4">
            <text:p><text:s/>13.475,6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324.15" table:style-name="ce4">
            <text:p><text:s/>5.324,1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-6737.82" table:style-name="ce4">
            <text:p>-6.737,82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219" table:style-name="ce3">
            <text:p>3219</text:p>
          </table:table-cell>
          <table:table-cell office:value-type="string" table:style-name="ce3">
            <text:p>OMAR MAZLOUM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LH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79600" table:style-name="ce3">
            <text:p>579600</text:p>
          </table:table-cell>
          <table:table-cell office:value-type="string" table:style-name="ce3">
            <text:p>ORIEL DA ROCHA QUEIROZ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ARILI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621.19" table:style-name="ce4">
            <text:p><text:s/>7.621,1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710.1" table:style-name="ce4">
            <text:p><text:s/>1.710,1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53333" table:style-name="ce3">
            <text:p>553333</text:p>
          </table:table-cell>
          <table:table-cell office:value-type="string" table:style-name="ce3">
            <text:p>ORION PEREIRA DA COST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621.19" table:style-name="ce4">
            <text:p><text:s/>7.621,1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82.99" table:style-name="ce4">
            <text:p><text:s/>2.882,9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683" table:style-name="ce3">
            <text:p>1683</text:p>
          </table:table-cell>
          <table:table-cell office:value-type="string" table:style-name="ce3">
            <text:p>ORLANDO BASTOS FILH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OROCA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551.74" table:style-name="ce4">
            <text:p><text:s/>7.551,7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526" table:style-name="ce3">
            <text:p>7526</text:p>
          </table:table-cell>
          <table:table-cell office:value-type="string" table:style-name="ce3">
            <text:p>ORLANDO BRUNETTI BARCHINI E SANTO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ISTRITAL DE PERUIB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2801.85" table:style-name="ce4">
            <text:p><text:s/>12.801,8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75.62" table:style-name="ce4">
            <text:p><text:s/>2.275,62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44963" table:style-name="ce3">
            <text:p>444963</text:p>
          </table:table-cell>
          <table:table-cell office:value-type="string" table:style-name="ce3">
            <text:p>OSCAR MELLIM FILH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437.86" table:style-name="ce4">
            <text:p><text:s/>8.437,8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82" table:style-name="ce3">
            <text:p>2582</text:p>
          </table:table-cell>
          <table:table-cell office:value-type="string" table:style-name="ce3">
            <text:p>OSIAS DAUDT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004" table:style-name="ce4">
            <text:p><text:s/>1.004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482.1799999999998" table:style-name="ce4">
            <text:p><text:s/>2.482,1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88" table:style-name="ce4">
            <text:p><text:s/>3.368,88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996" table:style-name="ce3">
            <text:p>2996</text:p>
          </table:table-cell>
          <table:table-cell office:value-type="string" table:style-name="ce3">
            <text:p>OSMAIR CHAMMA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J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47647" table:style-name="ce3">
            <text:p>547647</text:p>
          </table:table-cell>
          <table:table-cell office:value-type="string" table:style-name="ce3">
            <text:p>OSVALDO BIANCHINI VERONEZ FILH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CARL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813.29" table:style-name="ce4">
            <text:p><text:s/>7.813,2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158.95" table:style-name="ce4">
            <text:p><text:s/>3.158,9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220" table:style-name="ce3">
            <text:p>3220</text:p>
          </table:table-cell>
          <table:table-cell office:value-type="string" table:style-name="ce3">
            <text:p>OSVALDO DE OLIVEIRA COELH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TAUBAT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92.5" table:style-name="ce4">
            <text:p><text:s/>3.292,5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88" table:style-name="ce4">
            <text:p><text:s/>3.368,88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3738" table:style-name="ce3">
            <text:p>253738</text:p>
          </table:table-cell>
          <table:table-cell office:value-type="string" table:style-name="ce3">
            <text:p>OSWALDO BARBERIS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S DE JUSTICA CIVEIS DA INFANCIA E DA JUVENTUD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621.19" table:style-name="ce4">
            <text:p><text:s/>7.621,1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3568" table:style-name="ce3">
            <text:p>253568</text:p>
          </table:table-cell>
          <table:table-cell office:value-type="string" table:style-name="ce3">
            <text:p>OSWALDO MONTEIRO DA SILVA NE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S DE JUSTICA CIVEIS DA INFANCIA E DA JUVENTUD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621.19" table:style-name="ce4">
            <text:p><text:s/>7.621,1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4042.68" table:style-name="ce4">
            <text:p><text:s/>4.042,6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016" table:style-name="ce3">
            <text:p>3016</text:p>
          </table:table-cell>
          <table:table-cell office:value-type="string" table:style-name="ce3">
            <text:p>OTAVIO FERREIRA GARCI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OURINH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539.08" table:style-name="ce4">
            <text:p><text:s/>7.539,0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354" table:style-name="ce3">
            <text:p>1354</text:p>
          </table:table-cell>
          <table:table-cell office:value-type="string" table:style-name="ce3">
            <text:p>OTAVIO JOAQUIM RODRIGUES FILH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FALENCIA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68985" table:style-name="ce3">
            <text:p>268985</text:p>
          </table:table-cell>
          <table:table-cell office:value-type="string" table:style-name="ce3">
            <text:p>OTAVIO JOSE CALLEJA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576.19000000000005" table:style-name="ce4">
            <text:p><text:s/>576,19<text:s/></text:p>
          </table:table-cell>
          <table:table-cell office:value-type="float" office:value="8207.32" table:style-name="ce4">
            <text:p><text:s/>8.207,3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707.04" table:style-name="ce4">
            <text:p><text:s/>2.707,0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1151" table:style-name="ce3">
            <text:p>201151</text:p>
          </table:table-cell>
          <table:table-cell office:value-type="string" table:style-name="ce3">
            <text:p>OTAVIO LUIZ MARTINS LEIT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E SAO MIGUEL PAULIST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04918" table:style-name="ce3">
            <text:p>704918</text:p>
          </table:table-cell>
          <table:table-cell office:value-type="string" table:style-name="ce3">
            <text:p>OWEM MIUKI FUJIKI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OSVALDO CRUZ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112.14" table:style-name="ce4">
            <text:p><text:s/>7.112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815.6" table:style-name="ce4">
            <text:p><text:s/>1.815,60<text:s/></text:p>
          </table:table-cell>
          <table:table-cell office:value-type="float" office:value="7288.67" table:style-name="ce4">
            <text:p><text:s/>7.288,67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558" table:style-name="ce3">
            <text:p>6558</text:p>
          </table:table-cell>
          <table:table-cell office:value-type="string" table:style-name="ce3">
            <text:p>PALOMA SANGUINE GUIMARAES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APARECIDA</text:p>
          </table:table-cell>
          <table:table-cell office:value-type="float" office:value="860" table:style-name="ce4">
            <text:p><text:s/>860,00<text:s/></text:p>
          </table:table-cell>
          <table:table-cell office:value-type="float" office:value="6756.73" table:style-name="ce4">
            <text:p><text:s/>6.756,7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376.37" table:style-name="ce4">
            <text:p><text:s/>2.376,3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6" table:style-name="ce4">
            <text:p><text:s/>1.122,96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508" table:style-name="ce3">
            <text:p>4508</text:p>
          </table:table-cell>
          <table:table-cell office:value-type="string" table:style-name="ce3">
            <text:p>PAOLA COMINAT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INDAIATU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331.36" table:style-name="ce4">
            <text:p><text:s/>1.331,3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26" table:style-name="ce3">
            <text:p>11326</text:p>
          </table:table-cell>
          <table:table-cell office:value-type="string" table:style-name="ce3">
            <text:p>PAOLA PAIXAO GIURIZZATO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SAO CARL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1553.58" table:style-name="ce4">
            <text:p><text:s/>11.553,5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6513.16" table:style-name="ce4">
            <text:p><text:s/>6.513,1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341" table:style-name="ce3">
            <text:p>1341</text:p>
          </table:table-cell>
          <table:table-cell office:value-type="string" table:style-name="ce3">
            <text:p>PATRICIA AUGUSTA DE CHECHI E FRANCO PIN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OROCA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39" table:style-name="ce3">
            <text:p>11339</text:p>
          </table:table-cell>
          <table:table-cell office:value-type="string" table:style-name="ce3">
            <text:p>PATRICIA BASTOS DOMINGUES PASSOS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GUARULH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1553.58" table:style-name="ce4">
            <text:p><text:s/>11.553,5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115.08" table:style-name="ce4">
            <text:p><text:s/>2.115,08<text:s/></text:p>
          </table:table-cell>
          <table:table-cell office:value-type="float" office:value="7636.15" table:style-name="ce4">
            <text:p><text:s/>7.636,15<text:s/></text:p>
          </table:table-cell>
          <table:table-cell office:value-type="float" office:value="1684.44" table:style-name="ce4">
            <text:p><text:s/>1.684,44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361" table:style-name="ce3">
            <text:p>1361</text:p>
          </table:table-cell>
          <table:table-cell office:value-type="string" table:style-name="ce3">
            <text:p>PATRICIA COSENTINO FERRE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73" table:style-name="ce3">
            <text:p>2273</text:p>
          </table:table-cell>
          <table:table-cell office:value-type="string" table:style-name="ce3">
            <text:p>PATRICIA DE CARVALHO LEITA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812.83" table:style-name="ce4">
            <text:p><text:s/>7.812,8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095" table:style-name="ce3">
            <text:p>4095</text:p>
          </table:table-cell>
          <table:table-cell office:value-type="string" table:style-name="ce3">
            <text:p>PATRICIA DOSUALDO PELOZ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TANABI</text:p>
          </table:table-cell>
          <table:table-cell office:value-type="float" office:value="908" table:style-name="ce4">
            <text:p><text:s/>908,00<text:s/></text:p>
          </table:table-cell>
          <table:table-cell office:value-type="float" office:value="6756.73" table:style-name="ce4">
            <text:p><text:s/>6.756,7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738.54" table:style-name="ce4">
            <text:p><text:s/>1.738,54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40" table:style-name="ce3">
            <text:p>7340</text:p>
          </table:table-cell>
          <table:table-cell office:value-type="string" table:style-name="ce3">
            <text:p>PATRICIA FRIGHETTO GASPARINI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TAQUARITINGA</text:p>
          </table:table-cell>
          <table:table-cell office:value-type="float" office:value="860" table:style-name="ce4">
            <text:p><text:s/>8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021.62" table:style-name="ce4">
            <text:p><text:s/>1.021,6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83" table:style-name="ce3">
            <text:p>2583</text:p>
          </table:table-cell>
          <table:table-cell office:value-type="string" table:style-name="ce3">
            <text:p>PATRICIA IGNACIO TEIX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012" table:style-name="ce3">
            <text:p>5012</text:p>
          </table:table-cell>
          <table:table-cell office:value-type="string" table:style-name="ce3">
            <text:p>PATRICIA LACERDA PAVANI COUVRE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CASA BRANC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112.14" table:style-name="ce4">
            <text:p><text:s/>7.112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01.18" table:style-name="ce4">
            <text:p><text:s/>1.101,1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221" table:style-name="ce3">
            <text:p>3221</text:p>
          </table:table-cell>
          <table:table-cell office:value-type="string" table:style-name="ce3">
            <text:p>PATRICIA LINN BIANCH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DIADEMA</text:p>
          </table:table-cell>
          <table:table-cell office:value-type="float" office:value="140" table:style-name="ce4">
            <text:p><text:s/>14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10" table:style-name="ce3">
            <text:p>7310</text:p>
          </table:table-cell>
          <table:table-cell office:value-type="string" table:style-name="ce3">
            <text:p>PATRICIA MANZELLA TRIT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ÇA DE SANTANA DE PARNAÍ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112.14" table:style-name="ce4">
            <text:p><text:s/>7.112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18.31" table:style-name="ce4">
            <text:p><text:s/>1.618,31<text:s/></text:p>
          </table:table-cell>
          <table:table-cell office:value-type="float" office:value="12577.18" table:style-name="ce4">
            <text:p><text:s/>12.577,18<text:s/></text:p>
          </table:table-cell>
          <table:table-cell office:value-type="float" office:value="1122.96" table:style-name="ce4">
            <text:p><text:s/>1.122,96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72" table:style-name="ce3">
            <text:p>2072</text:p>
          </table:table-cell>
          <table:table-cell office:value-type="string" table:style-name="ce3">
            <text:p>PATRICIA MARIA SANVI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74.6" table:style-name="ce4">
            <text:p><text:s/>2.874,6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28" table:style-name="ce3">
            <text:p>11328</text:p>
          </table:table-cell>
          <table:table-cell office:value-type="string" table:style-name="ce3">
            <text:p>PATRICIA MENDONCA BARBOSA LAPORT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SANT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1553.58" table:style-name="ce4">
            <text:p><text:s/>11.553,5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45.31" table:style-name="ce4">
            <text:p><text:s/>1.145,3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53" table:style-name="ce3">
            <text:p>1053</text:p>
          </table:table-cell>
          <table:table-cell office:value-type="string" table:style-name="ce3">
            <text:p>PATRICIA MORAES AUD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998.39" table:style-name="ce4">
            <text:p><text:s/>7.998,3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18" table:style-name="ce4">
            <text:p><text:s/>3.318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039" table:style-name="ce3">
            <text:p>3039</text:p>
          </table:table-cell>
          <table:table-cell office:value-type="string" table:style-name="ce3">
            <text:p>PATRICIA PROCOPIO BRAGA YAMAOK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380" table:style-name="ce4">
            <text:p><text:s/>38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691.15" table:style-name="ce4">
            <text:p><text:s/>2.691,1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75" table:style-name="ce3">
            <text:p>3375</text:p>
          </table:table-cell>
          <table:table-cell office:value-type="string" table:style-name="ce3">
            <text:p>PATRICIA SALLES SEGU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41.54" table:style-name="ce4">
            <text:p><text:s/>2.841,5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096" table:style-name="ce3">
            <text:p>4096</text:p>
          </table:table-cell>
          <table:table-cell office:value-type="string" table:style-name="ce3">
            <text:p>PATRICIA SALVADOR VEIG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812.83" table:style-name="ce4">
            <text:p><text:s/>7.812,8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101.52" table:style-name="ce4">
            <text:p><text:s/>3.101,5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997" table:style-name="ce3">
            <text:p>2997</text:p>
          </table:table-cell>
          <table:table-cell office:value-type="string" table:style-name="ce3">
            <text:p>PATRICIA SGUERRA VITA E CAST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RARAQUAR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343.26" table:style-name="ce4">
            <text:p><text:s/>1.343,2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26" table:style-name="ce3">
            <text:p>2226</text:p>
          </table:table-cell>
          <table:table-cell office:value-type="string" table:style-name="ce3">
            <text:p>PATRICIA SIMOES DE CAST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JUNDIAI</text:p>
          </table:table-cell>
          <table:table-cell office:value-type="float" office:value="140" table:style-name="ce4">
            <text:p><text:s/>14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097" table:style-name="ce3">
            <text:p>4097</text:p>
          </table:table-cell>
          <table:table-cell office:value-type="string" table:style-name="ce3">
            <text:p>PATRICIA SOARES DE SOUZ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BIRIGUI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112.14" table:style-name="ce4">
            <text:p><text:s/>7.112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060.26" table:style-name="ce4">
            <text:p><text:s/>3.060,26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013" table:style-name="ce3">
            <text:p>5013</text:p>
          </table:table-cell>
          <table:table-cell office:value-type="string" table:style-name="ce3">
            <text:p>PATRICIA TAKESAKI MIYAJI NARICAW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56" table:style-name="ce4">
            <text:p><text:s/>956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559" table:style-name="ce3">
            <text:p>6559</text:p>
          </table:table-cell>
          <table:table-cell office:value-type="string" table:style-name="ce3">
            <text:p>PATRICIA TALIATELLI BARSOTTINI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ITAPIR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112.14" table:style-name="ce4">
            <text:p><text:s/>7.112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64.38" table:style-name="ce4">
            <text:p><text:s/>1.664,3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509" table:style-name="ce3">
            <text:p>4509</text:p>
          </table:table-cell>
          <table:table-cell office:value-type="string" table:style-name="ce3">
            <text:p>PATRICIA TIEMI MOMMA DE SOUZ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812.83" table:style-name="ce4">
            <text:p><text:s/>7.812,8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597" table:style-name="ce3">
            <text:p>10597</text:p>
          </table:table-cell>
          <table:table-cell office:value-type="string" table:style-name="ce3">
            <text:p>PAULA ALESSANDRA DE OLIVEIRA JODAS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LIMEIRA</text:p>
          </table:table-cell>
          <table:table-cell office:value-type="float" office:value="140" table:style-name="ce4">
            <text:p><text:s/>140,00<text:s/></text:p>
          </table:table-cell>
          <table:table-cell office:value-type="float" office:value="11553.58" table:style-name="ce4">
            <text:p><text:s/>11.553,5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621.75" table:style-name="ce4">
            <text:p><text:s/>621,7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527" table:style-name="ce3">
            <text:p>7527</text:p>
          </table:table-cell>
          <table:table-cell office:value-type="string" table:style-name="ce3">
            <text:p>PAULA AUGUSTA MARIANO MARQUE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ÇA DE SANTANA DE PARNAÍ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112.14" table:style-name="ce4">
            <text:p><text:s/>7.112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196.13" table:style-name="ce4">
            <text:p><text:s/>2.196,1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510" table:style-name="ce3">
            <text:p>4510</text:p>
          </table:table-cell>
          <table:table-cell office:value-type="string" table:style-name="ce3">
            <text:p>PAULA BOND PEIXO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OURINH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11.38" table:style-name="ce4">
            <text:p><text:s/>1.611,3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54" table:style-name="ce3">
            <text:p>1054</text:p>
          </table:table-cell>
          <table:table-cell office:value-type="string" table:style-name="ce3">
            <text:p>PAULA CASTANHEIRA LAMENZ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880.49" table:style-name="ce4">
            <text:p><text:s/>7.880,4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482.1799999999998" table:style-name="ce4">
            <text:p><text:s/>2.482,1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49" table:style-name="ce3">
            <text:p>2549</text:p>
          </table:table-cell>
          <table:table-cell office:value-type="string" table:style-name="ce3">
            <text:p>PAULA CRISTINA ALVES CORUNH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634" table:style-name="ce3">
            <text:p>1634</text:p>
          </table:table-cell>
          <table:table-cell office:value-type="string" table:style-name="ce3">
            <text:p>PAULA DE CAMARGO FERRAZ FISCHE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40" table:style-name="ce4">
            <text:p><text:s/>14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12" table:style-name="ce3">
            <text:p>7312</text:p>
          </table:table-cell>
          <table:table-cell office:value-type="string" table:style-name="ce3">
            <text:p>PAULA DE FIGUEIREDO SILV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RIBEIRAO PIRES</text:p>
          </table:table-cell>
          <table:table-cell office:value-type="float" office:value="332" table:style-name="ce4">
            <text:p><text:s/>332,00<text:s/></text:p>
          </table:table-cell>
          <table:table-cell office:value-type="float" office:value="13275.470000000001" table:style-name="ce4">
            <text:p><text:s/>13.275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508.04" table:style-name="ce4">
            <text:p><text:s/>1.508,0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528" table:style-name="ce3">
            <text:p>7528</text:p>
          </table:table-cell>
          <table:table-cell office:value-type="string" table:style-name="ce3">
            <text:p>PAULA DEORSOLA NOGUEIRA PINT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DISTRITAL DE ARUJ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112.14" table:style-name="ce4">
            <text:p><text:s/>7.112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6513.16" table:style-name="ce4">
            <text:p><text:s/>6.513,16<text:s/></text:p>
          </table:table-cell>
          <table:table-cell office:value-type="float" office:value="2807.4" table:style-name="ce4">
            <text:p><text:s/>2.807,40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664" table:style-name="ce3">
            <text:p>1664</text:p>
          </table:table-cell>
          <table:table-cell office:value-type="string" table:style-name="ce3">
            <text:p>PAULA ELINORE PRUK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S DE JUSTICA CIVEIS DA INFANCIA E DA JUVENTUD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74.6" table:style-name="ce4">
            <text:p><text:s/>2.874,60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60" table:style-name="ce3">
            <text:p>8560</text:p>
          </table:table-cell>
          <table:table-cell office:value-type="string" table:style-name="ce3">
            <text:p>PAULA GARMES REGINATO COUBE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PIRAJUI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6756.73" table:style-name="ce4">
            <text:p><text:s/>6.756,7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018.09" table:style-name="ce4">
            <text:p><text:s/>3.018,0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098" table:style-name="ce3">
            <text:p>4098</text:p>
          </table:table-cell>
          <table:table-cell office:value-type="string" table:style-name="ce3">
            <text:p>PAULA GIZZI DE ALMEIDA PEDROSO GUIRAD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INDAMONHANGABA</text:p>
          </table:table-cell>
          <table:table-cell office:value-type="float" office:value="668" table:style-name="ce4">
            <text:p><text:s/>668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511" table:style-name="ce3">
            <text:p>4511</text:p>
          </table:table-cell>
          <table:table-cell office:value-type="string" table:style-name="ce3">
            <text:p>PAULA MAGALHAES DA SILVA RENN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MOGI-MIRIM</text:p>
          </table:table-cell>
          <table:table-cell office:value-type="float" office:value="1004" table:style-name="ce4">
            <text:p><text:s/>1.004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85.06" table:style-name="ce4">
            <text:p><text:s/>2.885,0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529" table:style-name="ce3">
            <text:p>7529</text:p>
          </table:table-cell>
          <table:table-cell office:value-type="string" table:style-name="ce3">
            <text:p>PAULA QUAGGI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RIBEIRAO PIRES</text:p>
          </table:table-cell>
          <table:table-cell office:value-type="float" office:value="956" table:style-name="ce4">
            <text:p><text:s/>956,00<text:s/></text:p>
          </table:table-cell>
          <table:table-cell office:value-type="float" office:value="7112.1399999999994" table:style-name="ce4">
            <text:p><text:s/>7.112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694" table:style-name="ce3">
            <text:p>5694</text:p>
          </table:table-cell>
          <table:table-cell office:value-type="string" table:style-name="ce3">
            <text:p>PAULA VILLANACCI ALVES CAMASMI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983.75" table:style-name="ce4">
            <text:p><text:s/>8.983,75<text:s/></text:p>
          </table:table-cell>
          <table:table-cell office:value-type="float" office:value="4491.88" table:style-name="ce4">
            <text:p><text:s/>4.491,88<text:s/></text:p>
          </table:table-cell>
          <table:table-cell office:value-type="float" office:value="3303.12" table:style-name="ce4">
            <text:p><text:s/>3.303,12<text:s/></text:p>
          </table:table-cell>
          <table:table-cell office:value-type="float" office:value="11208.44" table:style-name="ce4">
            <text:p><text:s/>11.208,4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40507" table:style-name="ce3">
            <text:p>140507</text:p>
          </table:table-cell>
          <table:table-cell office:value-type="string" table:style-name="ce3">
            <text:p>PAULO AFONSO GARRIDO DE PAUL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DE INTERESSES DIFUSOS E COLETIV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481.31" table:style-name="ce4">
            <text:p><text:s/>8.481,3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55" table:style-name="ce3">
            <text:p>1055</text:p>
          </table:table-cell>
          <table:table-cell office:value-type="string" table:style-name="ce3">
            <text:p>PAULO ANTONIO LUDKE DE OLIV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014" table:style-name="ce3">
            <text:p>5014</text:p>
          </table:table-cell>
          <table:table-cell office:value-type="string" table:style-name="ce3">
            <text:p>PAULO AUGUSTO RADUNZ JUNIOR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TAQUARITING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112.14" table:style-name="ce4">
            <text:p><text:s/>7.112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462.04" table:style-name="ce4">
            <text:p><text:s/>2.462,0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84.45" table:style-name="ce4">
            <text:p><text:s/>1.684,45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530" table:style-name="ce3">
            <text:p>7530</text:p>
          </table:table-cell>
          <table:table-cell office:value-type="string" table:style-name="ce3">
            <text:p>PAULO CAMPOS DOS SANT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REGISTRO</text:p>
          </table:table-cell>
          <table:table-cell office:value-type="float" office:value="908" table:style-name="ce4">
            <text:p><text:s/>908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58.1" table:style-name="ce4">
            <text:p><text:s/>2.258,10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384" table:style-name="ce3">
            <text:p>1384</text:p>
          </table:table-cell>
          <table:table-cell office:value-type="string" table:style-name="ce3">
            <text:p>PAULO CESAR CORREA BORG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FRANCA</text:p>
          </table:table-cell>
          <table:table-cell office:value-type="float" office:value="908" table:style-name="ce4">
            <text:p><text:s/>908,00<text:s/></text:p>
          </table:table-cell>
          <table:table-cell office:value-type="float" office:value="7621.19" table:style-name="ce4">
            <text:p><text:s/>7.621,1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063.4" table:style-name="ce4">
            <text:p><text:s/>3.063,4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4491.84" table:style-name="ce4">
            <text:p><text:s/>4.491,84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87468" table:style-name="ce3">
            <text:p>487468</text:p>
          </table:table-cell>
          <table:table-cell office:value-type="string" table:style-name="ce3">
            <text:p>PAULO CESAR MARTINEZ DE CAST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813.29" table:style-name="ce4">
            <text:p><text:s/>7.813,2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800" table:style-name="ce3">
            <text:p>3800</text:p>
          </table:table-cell>
          <table:table-cell office:value-type="string" table:style-name="ce3">
            <text:p>PAULO CESAR NEUBER DELIG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TANDUV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78826" table:style-name="ce3">
            <text:p>278826</text:p>
          </table:table-cell>
          <table:table-cell office:value-type="string" table:style-name="ce3">
            <text:p>PAULO CESAR SOUZA ASSEF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S DE JUSTICA DE AREA REGIONAL DE RIBEIRAO PRET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198.1799999999998" table:style-name="ce4">
            <text:p><text:s/>2.198,1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52" table:style-name="ce3">
            <text:p>752</text:p>
          </table:table-cell>
          <table:table-cell office:value-type="string" table:style-name="ce3">
            <text:p>PAULO D'AMICO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A LAP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616.1999999999998" table:style-name="ce4">
            <text:p><text:s/>2.616,2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4491.84" table:style-name="ce4">
            <text:p><text:s/>4.491,84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81" table:style-name="ce3">
            <text:p>2281</text:p>
          </table:table-cell>
          <table:table-cell office:value-type="string" table:style-name="ce3">
            <text:p>PAULO DEST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70630" table:style-name="ce3">
            <text:p>270630</text:p>
          </table:table-cell>
          <table:table-cell office:value-type="string" table:style-name="ce3">
            <text:p>PAULO DO AMARAL SOUZ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303.17" table:style-name="ce4">
            <text:p><text:s/>8.303,1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98460" table:style-name="ce3">
            <text:p>698460</text:p>
          </table:table-cell>
          <table:table-cell office:value-type="string" table:style-name="ce3">
            <text:p>PAULO DOMINGUES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RACATU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6.77" table:style-name="ce4">
            <text:p><text:s/>2.246,7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44" table:style-name="ce3">
            <text:p>7344</text:p>
          </table:table-cell>
          <table:table-cell office:value-type="string" table:style-name="ce3">
            <text:p>PAULO GUILHERME CAROLIS LIM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RAGANCA PAULIST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1122.97" table:style-name="ce4">
            <text:p><text:s/>1.122,97<text:s/></text:p>
          </table:table-cell>
          <table:table-cell office:value-type="float" office:value="1618.31" table:style-name="ce4">
            <text:p><text:s/>1.618,3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133.64" table:style-name="ce4">
            <text:p><text:s/>2.133,64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695" table:style-name="ce3">
            <text:p>5695</text:p>
          </table:table-cell>
          <table:table-cell office:value-type="string" table:style-name="ce3">
            <text:p>PAULO HENRIQUE CASTEX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004" table:style-name="ce4">
            <text:p><text:s/>1.004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5614.85" table:style-name="ce4">
            <text:p><text:s/>5.614,85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10310.09" table:style-name="ce4">
            <text:p><text:s/>10.310,09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14" table:style-name="ce3">
            <text:p>3314</text:p>
          </table:table-cell>
          <table:table-cell office:value-type="string" table:style-name="ce3">
            <text:p>PAULO HENRIQUE DE OLIVEIRA ARANT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98736" table:style-name="ce3">
            <text:p>698736</text:p>
          </table:table-cell>
          <table:table-cell office:value-type="string" table:style-name="ce3">
            <text:p>PAULO JOSE DE PALM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TAUBAT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621.19" table:style-name="ce4">
            <text:p><text:s/>7.621,1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4997.96" table:style-name="ce4">
            <text:p><text:s/>4.997,9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56" table:style-name="ce3">
            <text:p>1056</text:p>
          </table:table-cell>
          <table:table-cell office:value-type="string" table:style-name="ce3">
            <text:p>PAULO JOSE FREIRE TEOTONI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RIBEIRAO PRET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676.73" table:style-name="ce4">
            <text:p><text:s/>2.676,7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07.4" table:style-name="ce4">
            <text:p><text:s/>2.807,40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73828" table:style-name="ce3">
            <text:p>573828</text:p>
          </table:table-cell>
          <table:table-cell office:value-type="string" table:style-name="ce3">
            <text:p>PAULO JURICIC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411.32" table:style-name="ce4">
            <text:p><text:s/>8.411,3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53" table:style-name="ce3">
            <text:p>753</text:p>
          </table:table-cell>
          <table:table-cell office:value-type="string" table:style-name="ce3">
            <text:p>PAULO KISH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IRACICA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053.32" table:style-name="ce4">
            <text:p><text:s/>5.053,32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7521" table:style-name="ce3">
            <text:p>337521</text:p>
          </table:table-cell>
          <table:table-cell office:value-type="string" table:style-name="ce3">
            <text:p>PAULO MARCO FERREIRA LIM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223.14" table:style-name="ce4">
            <text:p><text:s/>8.223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73" table:style-name="ce3">
            <text:p>2073</text:p>
          </table:table-cell>
          <table:table-cell office:value-type="string" table:style-name="ce3">
            <text:p>PAULO PENTEADO TEIXEIRA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812.83" table:style-name="ce4">
            <text:p><text:s/>7.812,8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94308" table:style-name="ce3">
            <text:p>494308</text:p>
          </table:table-cell>
          <table:table-cell office:value-type="string" table:style-name="ce3">
            <text:p>PAULO ROBERTO DIAS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E SAO MIGUEL PAULISTA</text:p>
          </table:table-cell>
          <table:table-cell office:value-type="float" office:value="668" table:style-name="ce4">
            <text:p><text:s/>668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531" table:style-name="ce3">
            <text:p>7531</text:p>
          </table:table-cell>
          <table:table-cell office:value-type="string" table:style-name="ce3">
            <text:p>PAULO ROBERTO FERREIRA FORT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5614.85" table:style-name="ce4">
            <text:p><text:s/>5.614,85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07.4" table:style-name="ce4">
            <text:p><text:s/>2.807,40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250" table:style-name="ce3">
            <text:p>25250</text:p>
          </table:table-cell>
          <table:table-cell office:value-type="string" table:style-name="ce3">
            <text:p>PAULO ROBERTO SALVINI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015.21" table:style-name="ce4">
            <text:p><text:s/>8.015,2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81" table:style-name="ce3">
            <text:p>2581</text:p>
          </table:table-cell>
          <table:table-cell office:value-type="string" table:style-name="ce3">
            <text:p>PAULO ROGERIO BASTOS COST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57" table:style-name="ce3">
            <text:p>1057</text:p>
          </table:table-cell>
          <table:table-cell office:value-type="string" table:style-name="ce3">
            <text:p>PAULO SERGIO ABUJAM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OTUCATU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477.6" table:style-name="ce4">
            <text:p><text:s/>1.477,60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350" table:style-name="ce3">
            <text:p>1350</text:p>
          </table:table-cell>
          <table:table-cell office:value-type="string" table:style-name="ce3">
            <text:p>PAULO SERGIO DE CASTILH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880.49" table:style-name="ce4">
            <text:p><text:s/>7.880,4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900.26" table:style-name="ce4">
            <text:p><text:s/>2.900,26<text:s/></text:p>
          </table:table-cell>
          <table:table-cell office:value-type="float" office:value="3831.1" table:style-name="ce4">
            <text:p><text:s/>3.831,1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969017" table:style-name="ce3">
            <text:p>969017</text:p>
          </table:table-cell>
          <table:table-cell office:value-type="string" table:style-name="ce3">
            <text:p>PAULO SERGIO DE OLIVEIRA E COST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1004" table:style-name="ce4">
            <text:p><text:s/>1.004,00<text:s/></text:p>
          </table:table-cell>
          <table:table-cell office:value-type="float" office:value="8358.4699999999993" table:style-name="ce4">
            <text:p><text:s/>8.358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35697" table:style-name="ce3">
            <text:p>835697</text:p>
          </table:table-cell>
          <table:table-cell office:value-type="string" table:style-name="ce3">
            <text:p>PAULO SERGIO FOGANHOL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AURU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813.29" table:style-name="ce4">
            <text:p><text:s/>7.813,2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81.39" table:style-name="ce4">
            <text:p><text:s/>1.681,3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90765" table:style-name="ce3">
            <text:p>490765</text:p>
          </table:table-cell>
          <table:table-cell office:value-type="string" table:style-name="ce3">
            <text:p>PAULO SERGIO PUERTA DOS SANTO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504.2999999999993" table:style-name="ce4">
            <text:p><text:s/>8.504,3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368" table:style-name="ce3">
            <text:p>1368</text:p>
          </table:table-cell>
          <table:table-cell office:value-type="string" table:style-name="ce3">
            <text:p>PAULO SERGIO RIBEIRO DA SILV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RACATUBA</text:p>
          </table:table-cell>
          <table:table-cell office:value-type="float" office:value="668" table:style-name="ce4">
            <text:p><text:s/>668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560.05" table:style-name="ce4">
            <text:p><text:s/>1.560,05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61" table:style-name="ce3">
            <text:p>8561</text:p>
          </table:table-cell>
          <table:table-cell office:value-type="string" table:style-name="ce3">
            <text:p>PAULO VINICIUS DE CAMARGO BISPO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SOROCA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6418.66" table:style-name="ce4">
            <text:p><text:s/>6.418,6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88.4" table:style-name="ce4">
            <text:p><text:s/>2.888,4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696" table:style-name="ce3">
            <text:p>5696</text:p>
          </table:table-cell>
          <table:table-cell office:value-type="string" table:style-name="ce3">
            <text:p>PEDRO ANDRE PICADO ALONS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2.15" table:style-name="ce4">
            <text:p><text:s/>3.362,15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7906" table:style-name="ce3">
            <text:p>207906</text:p>
          </table:table-cell>
          <table:table-cell office:value-type="string" table:style-name="ce3">
            <text:p>PEDRO AUGUSTO DE CASTRO ANDRADE E SOUZ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MOTORIA DE JUSTICA DA CAPITAL</text:p>
          </table:table-cell>
          <table:table-cell office:value-type="float" office:value="-174.55" table:style-name="ce4">
            <text:p>-174,5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907358" table:style-name="ce3">
            <text:p>907358</text:p>
          </table:table-cell>
          <table:table-cell office:value-type="string" table:style-name="ce3">
            <text:p>PEDRO BARACAT GUIMARAES PER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S DE JUSTICA DAS EXECUCOES CRIMINAI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88900" table:style-name="ce3">
            <text:p>288900</text:p>
          </table:table-cell>
          <table:table-cell office:value-type="string" table:style-name="ce3">
            <text:p>PEDRO DE JESUS JULIOTTI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058.07" table:style-name="ce4">
            <text:p><text:s/>8.058,0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562" table:style-name="ce3">
            <text:p>6562</text:p>
          </table:table-cell>
          <table:table-cell office:value-type="string" table:style-name="ce3">
            <text:p>PEDRO DOS REIS CAMP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HORTOLANDI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501.89" table:style-name="ce4">
            <text:p><text:s/>2.501,8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66" table:style-name="ce3">
            <text:p>11366</text:p>
          </table:table-cell>
          <table:table-cell office:value-type="string" table:style-name="ce3">
            <text:p>PEDRO DOS REIS URURAHY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BATATAI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1553.58" table:style-name="ce4">
            <text:p><text:s/>11.553,5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9695.739999999998" table:style-name="ce4">
            <text:p><text:s/>19.695,7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222" table:style-name="ce3">
            <text:p>3222</text:p>
          </table:table-cell>
          <table:table-cell office:value-type="string" table:style-name="ce3">
            <text:p>PEDRO EDUARDO DE CAMARGO ELIA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696.15" table:style-name="ce4">
            <text:p><text:s/>2.696,1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33" table:style-name="ce3">
            <text:p>11333</text:p>
          </table:table-cell>
          <table:table-cell office:value-type="string" table:style-name="ce3">
            <text:p>PEDRO ENOS MARTINS DE OLIVEIRA GUIMARAES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SAO JOSE DO RIO PRET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6418.66" table:style-name="ce4">
            <text:p><text:s/>6.418,6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809.83" table:style-name="ce4">
            <text:p><text:s/>1.809,8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4887" table:style-name="ce3">
            <text:p>64887</text:p>
          </table:table-cell>
          <table:table-cell office:value-type="string" table:style-name="ce3">
            <text:p>PEDRO EUGENIO FREDERIC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015.21" table:style-name="ce4">
            <text:p><text:s/>8.015,2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18.5" table:style-name="ce4">
            <text:p><text:s/>3.318,50<text:s/></text:p>
          </table:table-cell>
          <table:table-cell office:value-type="float" office:value="3224.84" table:style-name="ce4">
            <text:p><text:s/>3.224,8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75850" table:style-name="ce3">
            <text:p>375850</text:p>
          </table:table-cell>
          <table:table-cell office:value-type="string" table:style-name="ce3">
            <text:p>PEDRO FALABELLA TAVARES DE LIM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437.86" table:style-name="ce4">
            <text:p><text:s/>8.437,8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598" table:style-name="ce3">
            <text:p>10598</text:p>
          </table:table-cell>
          <table:table-cell office:value-type="string" table:style-name="ce3">
            <text:p>PEDRO FERNANDES CASTELO MACIEL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TAUBAT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6418.66" table:style-name="ce4">
            <text:p><text:s/>6.418,6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62.57" table:style-name="ce4">
            <text:p><text:s/>1.162,5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74" table:style-name="ce3">
            <text:p>2074</text:p>
          </table:table-cell>
          <table:table-cell office:value-type="string" table:style-name="ce3">
            <text:p>PEDRO FERREIRA LEITE NE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812.83" table:style-name="ce4">
            <text:p><text:s/>7.812,8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07.4" table:style-name="ce4">
            <text:p><text:s/>2.807,40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18461" table:style-name="ce3">
            <text:p>618461</text:p>
          </table:table-cell>
          <table:table-cell office:value-type="string" table:style-name="ce3">
            <text:p>PEDRO FRANCO DE CAMPO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510.7000000000007" table:style-name="ce4">
            <text:p><text:s/>8.510,7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92117" table:style-name="ce3">
            <text:p>492117</text:p>
          </table:table-cell>
          <table:table-cell office:value-type="string" table:style-name="ce3">
            <text:p>PEDRO HENRIQUE DEMERCIAN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409.68" table:style-name="ce4">
            <text:p><text:s/>8.409,6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13" table:style-name="ce3">
            <text:p>11313</text:p>
          </table:table-cell>
          <table:table-cell office:value-type="string" table:style-name="ce3">
            <text:p>PEDRO JAVARONI MACHADO FONSECA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SAO BERNARDO DO CAMP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1553.58" table:style-name="ce4">
            <text:p><text:s/>11.553,5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0409.35" table:style-name="ce4">
            <text:p><text:s/>10.409,35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67" table:style-name="ce3">
            <text:p>11367</text:p>
          </table:table-cell>
          <table:table-cell office:value-type="string" table:style-name="ce3">
            <text:p>PEDRO JOSE ROCHA E SILVA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GUARATINGUET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1553.58" table:style-name="ce4">
            <text:p><text:s/>11.553,5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361.74" table:style-name="ce4">
            <text:p><text:s/>1.361,7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14558" table:style-name="ce3">
            <text:p>614558</text:p>
          </table:table-cell>
          <table:table-cell office:value-type="string" table:style-name="ce3">
            <text:p>PEDRO LUIZ DE MEL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475.3700000000008" table:style-name="ce4">
            <text:p><text:s/>8.475,3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2714" table:style-name="ce3">
            <text:p>62714</text:p>
          </table:table-cell>
          <table:table-cell office:value-type="string" table:style-name="ce3">
            <text:p>PEDRO MANOEL RAMO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303.11" table:style-name="ce4">
            <text:p><text:s/>8.303,1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599" table:style-name="ce3">
            <text:p>10599</text:p>
          </table:table-cell>
          <table:table-cell office:value-type="string" table:style-name="ce3">
            <text:p>PEDRO RAFAEL NOGUEIRA GUIMARAE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MOCOC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2801.849999999999" table:style-name="ce4">
            <text:p><text:s/>12.801,8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202.67" table:style-name="ce4">
            <text:p><text:s/>1.202,67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532" table:style-name="ce3">
            <text:p>7532</text:p>
          </table:table-cell>
          <table:table-cell office:value-type="string" table:style-name="ce3">
            <text:p>PEDRO ROMAO NET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S DE JUSTICA DA AREA REGIONAL DE PRESIDENTE PRUDENT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67.14" table:style-name="ce4">
            <text:p><text:s/>2.267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88" table:style-name="ce4">
            <text:p><text:s/>3.368,88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600" table:style-name="ce3">
            <text:p>10600</text:p>
          </table:table-cell>
          <table:table-cell office:value-type="string" table:style-name="ce3">
            <text:p>PEDRO VINICIUS MENEGUETTI MARTINS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LUCELI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6756.73" table:style-name="ce4">
            <text:p><text:s/>6.756,7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7203.58" table:style-name="ce4">
            <text:p><text:s/>7.203,5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13282" table:style-name="ce3">
            <text:p>413282</text:p>
          </table:table-cell>
          <table:table-cell office:value-type="string" table:style-name="ce3">
            <text:p>PEDRO WILSON BUGARIB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4A.PROMOTORIA DO JURI DA CAPITAL(PENHA DE FRANCA)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880.49" table:style-name="ce4">
            <text:p><text:s/>7.880,4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941193" table:style-name="ce3">
            <text:p>941193</text:p>
          </table:table-cell>
          <table:table-cell office:value-type="string" table:style-name="ce3">
            <text:p>PERSEU GENTIL NEGRA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303.17" table:style-name="ce4">
            <text:p><text:s/>8.303,1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697" table:style-name="ce3">
            <text:p>5697</text:p>
          </table:table-cell>
          <table:table-cell office:value-type="string" table:style-name="ce3">
            <text:p>PERSIO RICARDO PERRELLA SCARABEL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UMAR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550.7600000000002" table:style-name="ce4">
            <text:p><text:s/>2.550,76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61" table:style-name="ce3">
            <text:p>7361</text:p>
          </table:table-cell>
          <table:table-cell office:value-type="string" table:style-name="ce3">
            <text:p>PIERRE PENA ROCH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VALPARAIS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6756.73" table:style-name="ce4">
            <text:p><text:s/>6.756,7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040.53" table:style-name="ce4">
            <text:p><text:s/>3.040,53<text:s/></text:p>
          </table:table-cell>
          <table:table-cell office:value-type="float" office:value="13284.2" table:style-name="ce4">
            <text:p><text:s/>13.284,2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83816" table:style-name="ce3">
            <text:p>183816</text:p>
          </table:table-cell>
          <table:table-cell office:value-type="string" table:style-name="ce3">
            <text:p>PLINIO ANTONIO BRITTO GENTIL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57.7800000000002" table:style-name="ce4">
            <text:p><text:s/>2.257,7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563" table:style-name="ce3">
            <text:p>6563</text:p>
          </table:table-cell>
          <table:table-cell office:value-type="string" table:style-name="ce3">
            <text:p>PRISCILA GOMES BARCELLOS BORG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LH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312.14" table:style-name="ce4">
            <text:p><text:s/>1.312,14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62" table:style-name="ce3">
            <text:p>8562</text:p>
          </table:table-cell>
          <table:table-cell office:value-type="string" table:style-name="ce3">
            <text:p>PRISCILA LONGARINI ALVE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CAIEIRA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112.14" table:style-name="ce4">
            <text:p><text:s/>7.112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07.4" table:style-name="ce4">
            <text:p><text:s/>2.807,40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998" table:style-name="ce3">
            <text:p>2998</text:p>
          </table:table-cell>
          <table:table-cell office:value-type="string" table:style-name="ce3">
            <text:p>PRISCILA MAIELLO RIBEIRO PRADO MILEO THEODO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349.33" table:style-name="ce4">
            <text:p><text:s/>2.349,33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999" table:style-name="ce3">
            <text:p>2999</text:p>
          </table:table-cell>
          <table:table-cell office:value-type="string" table:style-name="ce3">
            <text:p>RAFAEL ABUJAM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ARILI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439.52" table:style-name="ce4">
            <text:p><text:s/>1.439,5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24" table:style-name="ce3">
            <text:p>7324</text:p>
          </table:table-cell>
          <table:table-cell office:value-type="string" table:style-name="ce3">
            <text:p>RAFAEL AMANCIO BRIOZ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SOCORR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6756.73" table:style-name="ce4">
            <text:p><text:s/>6.756,7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990.77" table:style-name="ce4">
            <text:p><text:s/>990,7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07.4" table:style-name="ce4">
            <text:p><text:s/>2.807,40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698" table:style-name="ce3">
            <text:p>5698</text:p>
          </table:table-cell>
          <table:table-cell office:value-type="string" table:style-name="ce3">
            <text:p>RAFAEL AUGUSTO PRESSU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LIMEIR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5614.85" table:style-name="ce4">
            <text:p><text:s/>5.614,85<text:s/></text:p>
          </table:table-cell>
          <table:table-cell office:value-type="float" office:value="2912.04" table:style-name="ce4">
            <text:p><text:s/>2.912,0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801" table:style-name="ce3">
            <text:p>3801</text:p>
          </table:table-cell>
          <table:table-cell office:value-type="string" table:style-name="ce3">
            <text:p>RAFAEL BELUC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MPAR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805.77" table:style-name="ce4">
            <text:p><text:s/>805,77<text:s/></text:p>
          </table:table-cell>
          <table:table-cell office:value-type="float" office:value="1796.7" table:style-name="ce4">
            <text:p><text:s/>1.796,7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47" table:style-name="ce3">
            <text:p>7347</text:p>
          </table:table-cell>
          <table:table-cell office:value-type="string" table:style-name="ce3">
            <text:p>RAFAEL BERTUCCI LOP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LH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5614.85" table:style-name="ce4">
            <text:p><text:s/>5.614,85<text:s/></text:p>
          </table:table-cell>
          <table:table-cell office:value-type="float" office:value="2025.53" table:style-name="ce4">
            <text:p><text:s/>2.025,53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099" table:style-name="ce3">
            <text:p>4099</text:p>
          </table:table-cell>
          <table:table-cell office:value-type="string" table:style-name="ce3">
            <text:p>RAFAEL CORREA DE MORAIS AGUIA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TATUI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699" table:style-name="ce3">
            <text:p>5699</text:p>
          </table:table-cell>
          <table:table-cell office:value-type="string" table:style-name="ce3">
            <text:p>RAFAEL DE OLIVEIRA COST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JUNDIAI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040.4" table:style-name="ce4">
            <text:p><text:s/>3.040,40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63" table:style-name="ce3">
            <text:p>8563</text:p>
          </table:table-cell>
          <table:table-cell office:value-type="string" table:style-name="ce3">
            <text:p>RAFAEL DE PAULA ALBINO VEIG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SANT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6756.73" table:style-name="ce4">
            <text:p><text:s/>6.756,7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756.12" table:style-name="ce4">
            <text:p><text:s/>2.756,1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72" table:style-name="ce3">
            <text:p>7372</text:p>
          </table:table-cell>
          <table:table-cell office:value-type="string" table:style-name="ce3">
            <text:p>RAFAEL FERNANDES VIAN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PEREIRA BARRET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112.14" table:style-name="ce4">
            <text:p><text:s/>7.112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081.21" table:style-name="ce4">
            <text:p><text:s/>2.081,2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55" table:style-name="ce3">
            <text:p>7355</text:p>
          </table:table-cell>
          <table:table-cell office:value-type="string" table:style-name="ce3">
            <text:p>RAFAEL MAGALHAES ABRANTES PINHEI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ITANHAEM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3475.630000000001" table:style-name="ce4">
            <text:p><text:s/>13.475,6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068.3699999999999" table:style-name="ce4">
            <text:p><text:s/>1.068,3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79" table:style-name="ce3">
            <text:p>11379</text:p>
          </table:table-cell>
          <table:table-cell office:value-type="string" table:style-name="ce3">
            <text:p>RAFAEL MORAIS DE OLIVEIRA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FRANC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991.87" table:style-name="ce4">
            <text:p><text:s/>991,8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94" table:style-name="ce3">
            <text:p>11394</text:p>
          </table:table-cell>
          <table:table-cell office:value-type="string" table:style-name="ce3">
            <text:p>RAFAEL OLIVEIRA DE ARAUJO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BRAGANCA PAULIST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1553.58" table:style-name="ce4">
            <text:p><text:s/>11.553,5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604.22" table:style-name="ce4">
            <text:p><text:s/>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52" table:style-name="ce3">
            <text:p>7352</text:p>
          </table:table-cell>
          <table:table-cell office:value-type="string" table:style-name="ce3">
            <text:p>RAFAEL QUEIROZ PIOL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LEME</text:p>
          </table:table-cell>
          <table:table-cell office:value-type="float" office:value="956" table:style-name="ce4">
            <text:p><text:s/>956,00<text:s/></text:p>
          </table:table-cell>
          <table:table-cell office:value-type="float" office:value="7112.1399999999994" table:style-name="ce4">
            <text:p><text:s/>7.112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91.49" table:style-name="ce4">
            <text:p><text:s/>3.391,4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4.83" table:style-name="ce4">
            <text:p><text:s/>5.614,83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07" table:style-name="ce3">
            <text:p>7307</text:p>
          </table:table-cell>
          <table:table-cell office:value-type="string" table:style-name="ce3">
            <text:p>RAFAEL RIBEIRO DO VAL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ISTRITAL DE CARAPICUI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5614.85" table:style-name="ce4">
            <text:p><text:s/>5.614,85<text:s/></text:p>
          </table:table-cell>
          <table:table-cell office:value-type="float" office:value="2372.48" table:style-name="ce4">
            <text:p><text:s/>2.372,48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64" table:style-name="ce3">
            <text:p>8564</text:p>
          </table:table-cell>
          <table:table-cell office:value-type="string" table:style-name="ce3">
            <text:p>RAFAEL SALZEDAS ARBACH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ISTRITAL DE PERUIB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218.6300000000001" table:style-name="ce4">
            <text:p><text:s/>1.218,63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601" table:style-name="ce3">
            <text:p>10601</text:p>
          </table:table-cell>
          <table:table-cell office:value-type="string" table:style-name="ce3">
            <text:p>RAFAEL TSUGUIO BERNAHARDT HAYASHI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ITAPETININGA</text:p>
          </table:table-cell>
          <table:table-cell office:value-type="float" office:value="572" table:style-name="ce4">
            <text:p><text:s/>572,00<text:s/></text:p>
          </table:table-cell>
          <table:table-cell office:value-type="float" office:value="6756.73" table:style-name="ce4">
            <text:p><text:s/>6.756,7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12.84" table:style-name="ce4">
            <text:p><text:s/>1.612,8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42" table:style-name="ce3">
            <text:p>11342</text:p>
          </table:table-cell>
          <table:table-cell office:value-type="string" table:style-name="ce3">
            <text:p>RAFAEL VIANA DE OLIVEIRA VIDAL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SANT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1553.58" table:style-name="ce4">
            <text:p><text:s/>11.553,5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500.8000000000002" table:style-name="ce4">
            <text:p><text:s/>2.500,8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602" table:style-name="ce3">
            <text:p>10602</text:p>
          </table:table-cell>
          <table:table-cell office:value-type="string" table:style-name="ce3">
            <text:p>RAFAELA TROMBINI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ITAPETINING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6756.73" table:style-name="ce4">
            <text:p><text:s/>6.756,7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043.1199999999999" table:style-name="ce4">
            <text:p><text:s/>1.043,12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1122.96" table:style-name="ce4">
            <text:p><text:s/>1.122,96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564" table:style-name="ce3">
            <text:p>6564</text:p>
          </table:table-cell>
          <table:table-cell office:value-type="string" table:style-name="ce3">
            <text:p>RAFFAELE DE FILIPPO FILH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PALM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6756.73" table:style-name="ce4">
            <text:p><text:s/>6.756,73<text:s/></text:p>
          </table:table-cell>
          <table:table-cell office:value-type="float" office:value="5067.55" table:style-name="ce4">
            <text:p><text:s/>5.067,55<text:s/></text:p>
          </table:table-cell>
          <table:table-cell office:value-type="float" office:value="1802.81" table:style-name="ce4">
            <text:p><text:s/>1.802,81<text:s/></text:p>
          </table:table-cell>
          <table:table-cell office:value-type="float" office:value="8888.02" table:style-name="ce4">
            <text:p><text:s/>8.888,0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46" table:style-name="ce3">
            <text:p>11346</text:p>
          </table:table-cell>
          <table:table-cell office:value-type="string" table:style-name="ce3">
            <text:p>RAISSA CESAR MOLINARI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GUARATINGUET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1553.58" table:style-name="ce4">
            <text:p><text:s/>11.553,5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092.87" table:style-name="ce4">
            <text:p><text:s/>2.092,87<text:s/></text:p>
          </table:table-cell>
          <table:table-cell office:value-type="float" office:value="6288.59" table:style-name="ce4">
            <text:p><text:s/>6.288,59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040" table:style-name="ce3">
            <text:p>3040</text:p>
          </table:table-cell>
          <table:table-cell office:value-type="string" table:style-name="ce3">
            <text:p>RAMON LOPES NET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S DE JUSTICA DE AREA REGIONAL DE RIBEIRAO PRET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4491.82" table:style-name="ce4">
            <text:p><text:s/>4.491,8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565" table:style-name="ce3">
            <text:p>6565</text:p>
          </table:table-cell>
          <table:table-cell office:value-type="string" table:style-name="ce3">
            <text:p>RAPHAEL BARBOSA BRAG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LOREN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112.14" table:style-name="ce4">
            <text:p><text:s/>7.112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73.3" table:style-name="ce4">
            <text:p><text:s/>1.173,3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223" table:style-name="ce3">
            <text:p>3223</text:p>
          </table:table-cell>
          <table:table-cell office:value-type="string" table:style-name="ce3">
            <text:p>RAQUEL BUENO DE CAMARG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40" table:style-name="ce4">
            <text:p><text:s/>14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512" table:style-name="ce3">
            <text:p>4512</text:p>
          </table:table-cell>
          <table:table-cell office:value-type="string" table:style-name="ce3">
            <text:p>RAQUEL ELI STEIN MATHEUS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CRAVINH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6756.73" table:style-name="ce4">
            <text:p><text:s/>6.756,7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481.99" table:style-name="ce4">
            <text:p><text:s/>481,9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82945" table:style-name="ce3">
            <text:p>282945</text:p>
          </table:table-cell>
          <table:table-cell office:value-type="string" table:style-name="ce3">
            <text:p>RAQUEL MARIA LEONE DE ALMEIDA CESAR BARBOS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S DE JUSTICA CIVEIS DA INFANCIA E DA JUVENTUDE</text:p>
          </table:table-cell>
          <table:table-cell office:value-type="float" office:value="956" table:style-name="ce4">
            <text:p><text:s/>956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568" table:style-name="ce3">
            <text:p>6568</text:p>
          </table:table-cell>
          <table:table-cell office:value-type="string" table:style-name="ce3">
            <text:p>RAQUEL TIEMI HASHIMO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OGI DAS CRUZES</text:p>
          </table:table-cell>
          <table:table-cell office:value-type="float" office:value="716" table:style-name="ce4">
            <text:p><text:s/>716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4.85" table:style-name="ce4">
            <text:p><text:s/>5.614,85<text:s/></text:p>
          </table:table-cell>
          <table:table-cell office:value-type="float" office:value="2144.88" table:style-name="ce4">
            <text:p><text:s/>2.144,8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90" table:style-name="ce3">
            <text:p>11390</text:p>
          </table:table-cell>
          <table:table-cell office:value-type="string" table:style-name="ce3">
            <text:p>RAUL AGRIPINO DOS SANTOS PINTO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GUARULH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6418.66" table:style-name="ce4">
            <text:p><text:s/>6.418,6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300.1400000000001" table:style-name="ce4">
            <text:p><text:s/>1.300,14<text:s/></text:p>
          </table:table-cell>
          <table:table-cell office:value-type="float" office:value="15272.23" table:style-name="ce4">
            <text:p><text:s/>15.272,23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35727" table:style-name="ce3">
            <text:p>835727</text:p>
          </table:table-cell>
          <table:table-cell office:value-type="string" table:style-name="ce3">
            <text:p>RAUL DE GODOY FILH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880.49" table:style-name="ce4">
            <text:p><text:s/>7.880,4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31.35" table:style-name="ce4">
            <text:p><text:s/>3.331,3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513" table:style-name="ce3">
            <text:p>4513</text:p>
          </table:table-cell>
          <table:table-cell office:value-type="string" table:style-name="ce3">
            <text:p>RAUL RIBEIRO SOR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SAO JOSE DO RIO PARD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112.14" table:style-name="ce4">
            <text:p><text:s/>7.112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581.34" table:style-name="ce4">
            <text:p><text:s/>1.581,34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603" table:style-name="ce3">
            <text:p>10603</text:p>
          </table:table-cell>
          <table:table-cell office:value-type="string" table:style-name="ce3">
            <text:p>REBECA BARBOSA LEITE DA FREIRIA ESTEVAO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MOGI-MIRIM</text:p>
          </table:table-cell>
          <table:table-cell office:value-type="float" office:value="956" table:style-name="ce4">
            <text:p><text:s/>956,00<text:s/></text:p>
          </table:table-cell>
          <table:table-cell office:value-type="float" office:value="11553.58" table:style-name="ce4">
            <text:p><text:s/>11.553,5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18.4499999999998" table:style-name="ce4">
            <text:p><text:s/>2.218,45<text:s/></text:p>
          </table:table-cell>
          <table:table-cell office:value-type="float" office:value="673.71" table:style-name="ce4">
            <text:p><text:s/>673,71<text:s/></text:p>
          </table:table-cell>
          <table:table-cell office:value-type="float" office:value="2245.92" table:style-name="ce4">
            <text:p><text:s/>2.245,92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604" table:style-name="ce3">
            <text:p>10604</text:p>
          </table:table-cell>
          <table:table-cell office:value-type="string" table:style-name="ce3">
            <text:p>REGIANE MARIA HEIL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ITAJOBI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6756.73" table:style-name="ce4">
            <text:p><text:s/>6.756,7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030.3900000000001" table:style-name="ce4">
            <text:p><text:s/>1.030,3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802" table:style-name="ce3">
            <text:p>3802</text:p>
          </table:table-cell>
          <table:table-cell office:value-type="string" table:style-name="ce3">
            <text:p>REGIANE VINCHE ZAMPAR GUIMARAES PER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669" table:style-name="ce3">
            <text:p>1669</text:p>
          </table:table-cell>
          <table:table-cell office:value-type="string" table:style-name="ce3">
            <text:p>REGINA APARECIDA DE OLIVEIRA E COST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O JABAQUARA</text:p>
          </table:table-cell>
          <table:table-cell office:value-type="float" office:value="140" table:style-name="ce4">
            <text:p><text:s/>14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803" table:style-name="ce3">
            <text:p>3803</text:p>
          </table:table-cell>
          <table:table-cell office:value-type="string" table:style-name="ce3">
            <text:p>REGINA BARBARA MURAD LOUZAD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TIBAI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05.94" table:style-name="ce4">
            <text:p><text:s/>2.205,9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715" table:style-name="ce3">
            <text:p>1715</text:p>
          </table:table-cell>
          <table:table-cell office:value-type="string" table:style-name="ce3">
            <text:p>REGINA CELIA PEGORARO VENANCI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07.4" table:style-name="ce4">
            <text:p><text:s/>2.807,40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98307" table:style-name="ce3">
            <text:p>698307</text:p>
          </table:table-cell>
          <table:table-cell office:value-type="string" table:style-name="ce3">
            <text:p>REGINA KRAUTER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303.17" table:style-name="ce4">
            <text:p><text:s/>8.303,1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10" table:style-name="ce3">
            <text:p>2210</text:p>
          </table:table-cell>
          <table:table-cell office:value-type="string" table:style-name="ce3">
            <text:p>REGINA MONDIM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716" table:style-name="ce4">
            <text:p><text:s/>716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4.09" table:style-name="ce4">
            <text:p><text:s/>2.244,0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78" table:style-name="ce3">
            <text:p>2078</text:p>
          </table:table-cell>
          <table:table-cell office:value-type="string" table:style-name="ce3">
            <text:p>REGINALDO CESAR FAQUIM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ARILI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449.2600000000002" table:style-name="ce4">
            <text:p><text:s/>2.449,26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60" table:style-name="ce3">
            <text:p>2260</text:p>
          </table:table-cell>
          <table:table-cell office:value-type="string" table:style-name="ce3">
            <text:p>REGINALDO GARCI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SANTA CRUZ DO RIO PARD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112.14" table:style-name="ce4">
            <text:p><text:s/>7.112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569.84" table:style-name="ce4">
            <text:p><text:s/>2.569,84<text:s/></text:p>
          </table:table-cell>
          <table:table-cell office:value-type="float" office:value="5042.76" table:style-name="ce4">
            <text:p><text:s/>5.042,76<text:s/></text:p>
          </table:table-cell>
          <table:table-cell office:value-type="float" office:value="1122.96" table:style-name="ce4">
            <text:p><text:s/>1.122,96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760" table:style-name="ce3">
            <text:p>2760</text:p>
          </table:table-cell>
          <table:table-cell office:value-type="string" table:style-name="ce3">
            <text:p>REGISLAINE TOPASSI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ANDRADIN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104.04" table:style-name="ce4">
            <text:p><text:s/>2.104,04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65" table:style-name="ce3">
            <text:p>8565</text:p>
          </table:table-cell>
          <table:table-cell office:value-type="string" table:style-name="ce3">
            <text:p>REINALDO IORI NE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OGI DAS CRUZE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79.96" table:style-name="ce4">
            <text:p><text:s/>1.679,9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89362" table:style-name="ce3">
            <text:p>489362</text:p>
          </table:table-cell>
          <table:table-cell office:value-type="string" table:style-name="ce3">
            <text:p>REINALDO LUCAS DE MEL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RIBEIRAO PRET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005.4" table:style-name="ce4">
            <text:p><text:s/>8.005,4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80" table:style-name="ce3">
            <text:p>11380</text:p>
          </table:table-cell>
          <table:table-cell office:value-type="string" table:style-name="ce3">
            <text:p>RENAN MENDES RODRIGUES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TUPA</text:p>
          </table:table-cell>
          <table:table-cell office:value-type="float" office:value="1052" table:style-name="ce4">
            <text:p><text:s/>1.052,00<text:s/></text:p>
          </table:table-cell>
          <table:table-cell office:value-type="float" office:value="11553.58" table:style-name="ce4">
            <text:p><text:s/>11.553,5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29.14" table:style-name="ce4">
            <text:p><text:s/>2.229,14<text:s/></text:p>
          </table:table-cell>
          <table:table-cell office:value-type="float" office:value="10409.35" table:style-name="ce4">
            <text:p><text:s/>10.409,35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605" table:style-name="ce3">
            <text:p>10605</text:p>
          </table:table-cell>
          <table:table-cell office:value-type="string" table:style-name="ce3">
            <text:p>RENATA ANDREIA DOS SANTOS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MIRANDOPOLI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6756.73" table:style-name="ce4">
            <text:p><text:s/>6.756,7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018.09" table:style-name="ce4">
            <text:p><text:s/>3.018,0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100" table:style-name="ce3">
            <text:p>4100</text:p>
          </table:table-cell>
          <table:table-cell office:value-type="string" table:style-name="ce3">
            <text:p>RENATA BERTONI VIT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CACAPAV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112.14" table:style-name="ce4">
            <text:p><text:s/>7.112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049.51" table:style-name="ce4">
            <text:p><text:s/>3.049,5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569" table:style-name="ce3">
            <text:p>6569</text:p>
          </table:table-cell>
          <table:table-cell office:value-type="string" table:style-name="ce3">
            <text:p>RENATA BRANDAO LAZZARI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HORTOLANDI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467.25" table:style-name="ce4">
            <text:p><text:s/>1.467,2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533" table:style-name="ce3">
            <text:p>7533</text:p>
          </table:table-cell>
          <table:table-cell office:value-type="string" table:style-name="ce3">
            <text:p>RENATA CAETANO PEREIRA DA SILVA FUG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ÇA DE SANTANA DE PARNAÍBA</text:p>
          </table:table-cell>
          <table:table-cell office:value-type="float" office:value="140" table:style-name="ce4">
            <text:p><text:s/>14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592.85" table:style-name="ce4">
            <text:p><text:s/>1.592,8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514" table:style-name="ce3">
            <text:p>4514</text:p>
          </table:table-cell>
          <table:table-cell office:value-type="string" table:style-name="ce3">
            <text:p>RENATA CALAZANS NASRAU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MERICAN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759.79" table:style-name="ce4">
            <text:p><text:s/>1.759,79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101" table:style-name="ce3">
            <text:p>4101</text:p>
          </table:table-cell>
          <table:table-cell office:value-type="string" table:style-name="ce3">
            <text:p>RENATA CALDEIRA COSTA PICCIRILO COLAFEMIN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IRASSUNUNG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815.95" table:style-name="ce4">
            <text:p><text:s/>1.815,9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515" table:style-name="ce3">
            <text:p>4515</text:p>
          </table:table-cell>
          <table:table-cell office:value-type="string" table:style-name="ce3">
            <text:p>RENATA CRISTINA DE OLIVEIRA MAYE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572" table:style-name="ce4">
            <text:p><text:s/>572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8.2199999999998" table:style-name="ce4">
            <text:p><text:s/>2.248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14" table:style-name="ce3">
            <text:p>7314</text:p>
          </table:table-cell>
          <table:table-cell office:value-type="string" table:style-name="ce3">
            <text:p>RENATA DA CAMARA ALVES PIN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LHOS</text:p>
          </table:table-cell>
          <table:table-cell office:value-type="float" office:value="908" table:style-name="ce4">
            <text:p><text:s/>908,00<text:s/></text:p>
          </table:table-cell>
          <table:table-cell office:value-type="float" office:value="13475.630000000001" table:style-name="ce4">
            <text:p><text:s/>13.475,6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350.28" table:style-name="ce4">
            <text:p><text:s/>1.350,2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66" table:style-name="ce3">
            <text:p>8566</text:p>
          </table:table-cell>
          <table:table-cell office:value-type="string" table:style-name="ce3">
            <text:p>RENATA FRANCA CEVIDANES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SANTA FE DO SU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2162.11" table:style-name="ce4">
            <text:p><text:s/>12.162,1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431.83" table:style-name="ce4">
            <text:p><text:s/>431,8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930.36" table:style-name="ce4">
            <text:p><text:s/>3.930,36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42" table:style-name="ce3">
            <text:p>3342</text:p>
          </table:table-cell>
          <table:table-cell office:value-type="string" table:style-name="ce3">
            <text:p>RENATA GALHARDO CHEUEN ZAROS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ISTRITAL DE PIQUET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534" table:style-name="ce3">
            <text:p>7534</text:p>
          </table:table-cell>
          <table:table-cell office:value-type="string" table:style-name="ce3">
            <text:p>RENATA GIANTOMASSI GOMES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PARAGUACU PAULIST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2162.11" table:style-name="ce4">
            <text:p><text:s/>12.162,1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198.75" table:style-name="ce4">
            <text:p><text:s/>2.198,75<text:s/></text:p>
          </table:table-cell>
          <table:table-cell office:value-type="float" office:value="4845.37" table:style-name="ce4">
            <text:p><text:s/>4.845,37<text:s/></text:p>
          </table:table-cell>
          <table:table-cell office:value-type="float" office:value="2245.92" table:style-name="ce4">
            <text:p><text:s/>2.245,92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80" table:style-name="ce3">
            <text:p>2580</text:p>
          </table:table-cell>
          <table:table-cell office:value-type="string" table:style-name="ce3">
            <text:p>RENATA GONCALVES DE OLIV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CIVEL DO FORO REGIONAL DE SANTO AMARO</text:p>
          </table:table-cell>
          <table:table-cell office:value-type="float" office:value="668" table:style-name="ce4">
            <text:p><text:s/>668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55" table:style-name="ce3">
            <text:p>11355</text:p>
          </table:table-cell>
          <table:table-cell office:value-type="string" table:style-name="ce3">
            <text:p>RENATA HATORI NASCIMENTO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TAUBAT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1553.58" table:style-name="ce4">
            <text:p><text:s/>11.553,5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79.96" table:style-name="ce4">
            <text:p><text:s/>1.679,96<text:s/></text:p>
          </table:table-cell>
          <table:table-cell office:value-type="float" office:value="224.57" table:style-name="ce4">
            <text:p><text:s/>224,57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761" table:style-name="ce3">
            <text:p>2761</text:p>
          </table:table-cell>
          <table:table-cell office:value-type="string" table:style-name="ce3">
            <text:p>RENATA LUCIA MOTA LIMA DE OLIVEIRA RIVITT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JACAREI</text:p>
          </table:table-cell>
          <table:table-cell office:value-type="float" office:value="956" table:style-name="ce4">
            <text:p><text:s/>956,00<text:s/></text:p>
          </table:table-cell>
          <table:table-cell office:value-type="float" office:value="7749.58" table:style-name="ce4">
            <text:p><text:s/>7.749,5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762" table:style-name="ce3">
            <text:p>2762</text:p>
          </table:table-cell>
          <table:table-cell office:value-type="string" table:style-name="ce3">
            <text:p>RENATA MARIA CRUZ DEST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RIO CLAR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763" table:style-name="ce3">
            <text:p>2763</text:p>
          </table:table-cell>
          <table:table-cell office:value-type="string" table:style-name="ce3">
            <text:p>RENATA MASAGAO ROMERO ANTUN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58" table:style-name="ce3">
            <text:p>1058</text:p>
          </table:table-cell>
          <table:table-cell office:value-type="string" table:style-name="ce3">
            <text:p>RENATA PERIN DE ANDRADE DEBSK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DIADEM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67" table:style-name="ce3">
            <text:p>8567</text:p>
          </table:table-cell>
          <table:table-cell office:value-type="string" table:style-name="ce3">
            <text:p>RENATA PIRES SMITH DA SILV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812" table:style-name="ce4">
            <text:p><text:s/>812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37.81" table:style-name="ce4">
            <text:p><text:s/>1.137,8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606" table:style-name="ce3">
            <text:p>10606</text:p>
          </table:table-cell>
          <table:table-cell office:value-type="string" table:style-name="ce3">
            <text:p>RENATA ROJO RODRIGUES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RIBEIRAO PRETO</text:p>
          </table:table-cell>
          <table:table-cell office:value-type="float" office:value="572" table:style-name="ce4">
            <text:p><text:s/>572,00<text:s/></text:p>
          </table:table-cell>
          <table:table-cell office:value-type="float" office:value="6756.73" table:style-name="ce4">
            <text:p><text:s/>6.756,7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948.81" table:style-name="ce4">
            <text:p><text:s/>948,8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224" table:style-name="ce3">
            <text:p>3224</text:p>
          </table:table-cell>
          <table:table-cell office:value-type="string" table:style-name="ce3">
            <text:p>RENATA SANCHES FERNANDES GUERZO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 RIO PRET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847.22" table:style-name="ce4">
            <text:p><text:s/>1.847,22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59" table:style-name="ce3">
            <text:p>1059</text:p>
          </table:table-cell>
          <table:table-cell office:value-type="string" table:style-name="ce3">
            <text:p>RENATA YURIKA MAKIT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OSASC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68" table:style-name="ce3">
            <text:p>8568</text:p>
          </table:table-cell>
          <table:table-cell office:value-type="string" table:style-name="ce3">
            <text:p>RENATO ABUJAMRA FILLIS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ISTRITAL DE CHAVANTES</text:p>
          </table:table-cell>
          <table:table-cell office:value-type="float" office:value="860" table:style-name="ce4">
            <text:p><text:s/>860,00<text:s/></text:p>
          </table:table-cell>
          <table:table-cell office:value-type="float" office:value="6756.73" table:style-name="ce4">
            <text:p><text:s/>6.756,7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682.5" table:style-name="ce4">
            <text:p><text:s/>2.682,5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516" table:style-name="ce3">
            <text:p>4516</text:p>
          </table:table-cell>
          <table:table-cell office:value-type="string" table:style-name="ce3">
            <text:p>RENATO ARRUDA SANTOS NE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812" table:style-name="ce4">
            <text:p><text:s/>812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4054.04" table:style-name="ce4">
            <text:p><text:s/>4.054,04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570" table:style-name="ce3">
            <text:p>6570</text:p>
          </table:table-cell>
          <table:table-cell office:value-type="string" table:style-name="ce3">
            <text:p>RENATO AUGUSTO VALADA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SAO ROQU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112.14" table:style-name="ce4">
            <text:p><text:s/>7.112,14<text:s/></text:p>
          </table:table-cell>
          <table:table-cell office:value-type="float" office:value="5334.1" table:style-name="ce4">
            <text:p><text:s/>5.334,10<text:s/></text:p>
          </table:table-cell>
          <table:table-cell office:value-type="float" office:value="3200.46" table:style-name="ce4">
            <text:p><text:s/>3.200,46<text:s/></text:p>
          </table:table-cell>
          <table:table-cell office:value-type="float" office:value="898.28" table:style-name="ce4">
            <text:p><text:s/>898,28<text:s/></text:p>
          </table:table-cell>
          <table:table-cell office:value-type="float" office:value="4491.84" table:style-name="ce4">
            <text:p><text:s/>4.491,84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79" table:style-name="ce3">
            <text:p>2579</text:p>
          </table:table-cell>
          <table:table-cell office:value-type="string" table:style-name="ce3">
            <text:p>RENATO DAVANS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E SANTO AMAR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51.74" table:style-name="ce4">
            <text:p><text:s/>1.151,74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50" table:style-name="ce3">
            <text:p>2550</text:p>
          </table:table-cell>
          <table:table-cell office:value-type="string" table:style-name="ce3">
            <text:p>RENATO DE CERQUEIRA CESAR FILH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E SANTO AMAR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11" table:style-name="ce3">
            <text:p>7311</text:p>
          </table:table-cell>
          <table:table-cell office:value-type="string" table:style-name="ce3">
            <text:p>RENATO DE JESUS MARCAL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TATUI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5614.85" table:style-name="ce4">
            <text:p><text:s/>5.614,85<text:s/></text:p>
          </table:table-cell>
          <table:table-cell office:value-type="float" office:value="2435.98" table:style-name="ce4">
            <text:p><text:s/>2.435,98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225" table:style-name="ce3">
            <text:p>3225</text:p>
          </table:table-cell>
          <table:table-cell office:value-type="string" table:style-name="ce3">
            <text:p>RENATO DIAS DE CASTRO FREITA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JABOTICAB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97.27" table:style-name="ce4">
            <text:p><text:s/>3.297,27<text:s/></text:p>
          </table:table-cell>
          <table:table-cell office:value-type="float" office:value="4491.82" table:style-name="ce4">
            <text:p><text:s/>4.491,8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571" table:style-name="ce3">
            <text:p>6571</text:p>
          </table:table-cell>
          <table:table-cell office:value-type="string" table:style-name="ce3">
            <text:p>RENATO DOS SANTOS GAM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RAIA GRAND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942.19" table:style-name="ce4">
            <text:p><text:s/>942,1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4379.57" table:style-name="ce4">
            <text:p><text:s/>4.379,57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21806" table:style-name="ce3">
            <text:p>321806</text:p>
          </table:table-cell>
          <table:table-cell office:value-type="string" table:style-name="ce3">
            <text:p>RENATO EUGENIO DE FREITAS PERE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880.49" table:style-name="ce4">
            <text:p><text:s/>7.880,4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778.29" table:style-name="ce4">
            <text:p><text:s/>2.778,29<text:s/></text:p>
          </table:table-cell>
          <table:table-cell office:value-type="float" office:value="3831.1" table:style-name="ce4">
            <text:p><text:s/>3.831,1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054" table:style-name="ce3">
            <text:p>3054</text:p>
          </table:table-cell>
          <table:table-cell office:value-type="string" table:style-name="ce3">
            <text:p>RENATO FANIN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LIMEIR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712.49" table:style-name="ce4">
            <text:p><text:s/>1.712,4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3380" table:style-name="ce3">
            <text:p>63380</text:p>
          </table:table-cell>
          <table:table-cell office:value-type="string" table:style-name="ce3">
            <text:p>RENATO FERNANDO CASEMIR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576.19000000000005" table:style-name="ce4">
            <text:p><text:s/>576,19<text:s/></text:p>
          </table:table-cell>
          <table:table-cell office:value-type="float" office:value="8468.41" table:style-name="ce4">
            <text:p><text:s/>8.468,4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707.04" table:style-name="ce4">
            <text:p><text:s/>2.707,0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658" table:style-name="ce3">
            <text:p>1658</text:p>
          </table:table-cell>
          <table:table-cell office:value-type="string" table:style-name="ce3">
            <text:p>RENATO FERREIRA DOS SANT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ARUERI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621.19" table:style-name="ce4">
            <text:p><text:s/>7.621,1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607" table:style-name="ce3">
            <text:p>10607</text:p>
          </table:table-cell>
          <table:table-cell office:value-type="string" table:style-name="ce3">
            <text:p>RENATO GONCALVES AZEVED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SAO SEBASTIA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112.1399999999994" table:style-name="ce4">
            <text:p><text:s/>7.112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794.29" table:style-name="ce4">
            <text:p><text:s/>1.794,2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700" table:style-name="ce3">
            <text:p>5700</text:p>
          </table:table-cell>
          <table:table-cell office:value-type="string" table:style-name="ce3">
            <text:p>RENATO KIM BARBOS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812.83" table:style-name="ce4">
            <text:p><text:s/>7.812,83<text:s/></text:p>
          </table:table-cell>
          <table:table-cell office:value-type="float" office:value="5859.62" table:style-name="ce4">
            <text:p><text:s/>5.859,62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41545" table:style-name="ce3">
            <text:p>841545</text:p>
          </table:table-cell>
          <table:table-cell office:value-type="string" table:style-name="ce3">
            <text:p>RENATO MOREIRA GUED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OGI DAS CRUZE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621.19" table:style-name="ce4">
            <text:p><text:s/>7.621,1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536" table:style-name="ce3">
            <text:p>7536</text:p>
          </table:table-cell>
          <table:table-cell office:value-type="string" table:style-name="ce3">
            <text:p>RENATO QUEIROZ DE LIM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RAGUATATU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19.6199999999999" table:style-name="ce4">
            <text:p><text:s/>1.119,62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54" table:style-name="ce3">
            <text:p>754</text:p>
          </table:table-cell>
          <table:table-cell office:value-type="string" table:style-name="ce3">
            <text:p>REYNALDO MAPELLI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40" table:style-name="ce4">
            <text:p><text:s/>140,00<text:s/></text:p>
          </table:table-cell>
          <table:table-cell office:value-type="float" office:value="7709.61" table:style-name="ce4">
            <text:p><text:s/>7.709,6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2590" table:style-name="ce3">
            <text:p>252590</text:p>
          </table:table-cell>
          <table:table-cell office:value-type="string" table:style-name="ce3">
            <text:p>RICARDO ANTONIO ANDREUCCI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011.04" table:style-name="ce4">
            <text:p><text:s/>8.011,0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031.16" table:style-name="ce4">
            <text:p><text:s/>2.031,1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33585" table:style-name="ce3">
            <text:p>833585</text:p>
          </table:table-cell>
          <table:table-cell office:value-type="string" table:style-name="ce3">
            <text:p>RICARDO AUGUSTO MONTEM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E SAO MIGUEL PAULIST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3751" table:style-name="ce3">
            <text:p>253751</text:p>
          </table:table-cell>
          <table:table-cell office:value-type="string" table:style-name="ce3">
            <text:p>RICARDO BARBOSA ALVE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223.14" table:style-name="ce4">
            <text:p><text:s/>8.223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46" table:style-name="ce3">
            <text:p>7346</text:p>
          </table:table-cell>
          <table:table-cell office:value-type="string" table:style-name="ce3">
            <text:p>RICARDO BELUC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ISTRITAL DE ITAPEVI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662.52" table:style-name="ce4">
            <text:p><text:s/>2.662,52<text:s/></text:p>
          </table:table-cell>
          <table:table-cell office:value-type="float" office:value="2695.12" table:style-name="ce4">
            <text:p><text:s/>2.695,1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102" table:style-name="ce3">
            <text:p>4102</text:p>
          </table:table-cell>
          <table:table-cell office:value-type="string" table:style-name="ce3">
            <text:p>RICARDO BRAINER ZAMPIER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RAGANCA PAULIST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633" table:style-name="ce3">
            <text:p>1633</text:p>
          </table:table-cell>
          <table:table-cell office:value-type="string" table:style-name="ce3">
            <text:p>RICARDO BRITES DE FIGUEIRED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4A.PROMOTORIA DO JURI DA CAPITAL(PENHA DE FRANCA)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591.71" table:style-name="ce4">
            <text:p><text:s/>7.591,7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642.15" table:style-name="ce4">
            <text:p><text:s/>2.642,15<text:s/></text:p>
          </table:table-cell>
          <table:table-cell office:value-type="float" office:value="5130.6099999999997" table:style-name="ce4">
            <text:p><text:s/>5.130,61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79" table:style-name="ce3">
            <text:p>2079</text:p>
          </table:table-cell>
          <table:table-cell office:value-type="string" table:style-name="ce3">
            <text:p>RICARDO CALDEIRA PEDROS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BERNARDO DO CAMPO</text:p>
          </table:table-cell>
          <table:table-cell office:value-type="float" office:value="860" table:style-name="ce4">
            <text:p><text:s/>86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2956.94" table:style-name="ce4">
            <text:p><text:s/>2.956,9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690" table:style-name="ce3">
            <text:p>1690</text:p>
          </table:table-cell>
          <table:table-cell office:value-type="string" table:style-name="ce3">
            <text:p>RICARDO DE BARROS LEONEL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004.74" table:style-name="ce4">
            <text:p><text:s/>8.004,7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86114" table:style-name="ce3">
            <text:p>786114</text:p>
          </table:table-cell>
          <table:table-cell office:value-type="string" table:style-name="ce3">
            <text:p>RICARDO DIAS LEME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499.19" table:style-name="ce4">
            <text:p><text:s/>8.499,1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718.71" table:style-name="ce4">
            <text:p><text:s/>2.718,7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64" table:style-name="ce3">
            <text:p>2564</text:p>
          </table:table-cell>
          <table:table-cell office:value-type="string" table:style-name="ce3">
            <text:p>RICARDO FERRACINI NE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UMAR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673" table:style-name="ce3">
            <text:p>1673</text:p>
          </table:table-cell>
          <table:table-cell office:value-type="string" table:style-name="ce3">
            <text:p>RICARDO FLORI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AUA</text:p>
          </table:table-cell>
          <table:table-cell office:value-type="float" office:value="716" table:style-name="ce4">
            <text:p><text:s/>716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687" table:style-name="ce3">
            <text:p>1687</text:p>
          </table:table-cell>
          <table:table-cell office:value-type="string" table:style-name="ce3">
            <text:p>RICARDO FRAMIL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S CAMP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028" table:style-name="ce3">
            <text:p>3028</text:p>
          </table:table-cell>
          <table:table-cell office:value-type="string" table:style-name="ce3">
            <text:p>RICARDO GERHARDINGER SCHAD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UMAR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397.91" table:style-name="ce4">
            <text:p><text:s/>2.397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52" table:style-name="ce3">
            <text:p>2552</text:p>
          </table:table-cell>
          <table:table-cell office:value-type="string" table:style-name="ce3">
            <text:p>RICARDO HILDEBRAND GARCI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OROCA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99.22" table:style-name="ce4">
            <text:p><text:s/>599,22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80" table:style-name="ce3">
            <text:p>2080</text:p>
          </table:table-cell>
          <table:table-cell office:value-type="string" table:style-name="ce3">
            <text:p>RICARDO JOSE GASQUES DE ALMEIDA SILVAR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812.83" table:style-name="ce4">
            <text:p><text:s/>7.812,8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74.6" table:style-name="ce4">
            <text:p><text:s/>2.874,6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53" table:style-name="ce3">
            <text:p>2553</text:p>
          </table:table-cell>
          <table:table-cell office:value-type="string" table:style-name="ce3">
            <text:p>RICARDO MANUEL CAST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38.81" table:style-name="ce4">
            <text:p><text:s/>1.138,81<text:s/></text:p>
          </table:table-cell>
          <table:table-cell office:value-type="float" office:value="5390.24" table:style-name="ce4">
            <text:p><text:s/>5.390,2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702" table:style-name="ce3">
            <text:p>5702</text:p>
          </table:table-cell>
          <table:table-cell office:value-type="string" table:style-name="ce3">
            <text:p>RICARDO MAURICIO MARTINHAG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ARUERI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771.1" table:style-name="ce4">
            <text:p><text:s/>2.771,1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76" table:style-name="ce3">
            <text:p>3376</text:p>
          </table:table-cell>
          <table:table-cell office:value-type="string" table:style-name="ce3">
            <text:p>RICARDO NAVARRO SOARES CABRAL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ARUERI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4491.84" table:style-name="ce4">
            <text:p><text:s/>4.491,84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78" table:style-name="ce3">
            <text:p>2578</text:p>
          </table:table-cell>
          <table:table-cell office:value-type="string" table:style-name="ce3">
            <text:p>RICARDO REIS SIMIL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ATINGUET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992.26" table:style-name="ce4">
            <text:p><text:s/>1.992,26<text:s/></text:p>
          </table:table-cell>
          <table:table-cell office:value-type="float" office:value="7400.99" table:style-name="ce4">
            <text:p><text:s/>7.400,99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517" table:style-name="ce3">
            <text:p>4517</text:p>
          </table:table-cell>
          <table:table-cell office:value-type="string" table:style-name="ce3">
            <text:p>RICARDO RODRIGUES SALVA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RESIDENTE PRUDENT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390.68" table:style-name="ce4">
            <text:p><text:s/>1.390,6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41" table:style-name="ce3">
            <text:p>3341</text:p>
          </table:table-cell>
          <table:table-cell office:value-type="string" table:style-name="ce3">
            <text:p>RICARDO TAKASHIMA KAKUT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S DE JUSTICA DA AREA REGIONAL DE BAURU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24.19" table:style-name="ce4">
            <text:p><text:s/>1.624,1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6" table:style-name="ce4">
            <text:p><text:s/>1.122,96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017" table:style-name="ce3">
            <text:p>3017</text:p>
          </table:table-cell>
          <table:table-cell office:value-type="string" table:style-name="ce3">
            <text:p>RICHARD FABRICIO MESSA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GARCA</text:p>
          </table:table-cell>
          <table:table-cell office:value-type="float" office:value="860" table:style-name="ce4">
            <text:p><text:s/>860,00<text:s/></text:p>
          </table:table-cell>
          <table:table-cell office:value-type="float" office:value="7112.14" table:style-name="ce4">
            <text:p><text:s/>7.112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86.31" table:style-name="ce4">
            <text:p><text:s/>1.686,31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103" table:style-name="ce3">
            <text:p>4103</text:p>
          </table:table-cell>
          <table:table-cell office:value-type="string" table:style-name="ce3">
            <text:p>RICHARD GANTUS ENCINA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BERNARDO DO CAMPO</text:p>
          </table:table-cell>
          <table:table-cell office:value-type="float" office:value="860" table:style-name="ce4">
            <text:p><text:s/>86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986.17" table:style-name="ce4">
            <text:p><text:s/>2.986,1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518" table:style-name="ce3">
            <text:p>4518</text:p>
          </table:table-cell>
          <table:table-cell office:value-type="string" table:style-name="ce3">
            <text:p>RITA ASSUMPCA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OSASC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60" table:style-name="ce3">
            <text:p>1060</text:p>
          </table:table-cell>
          <table:table-cell office:value-type="string" table:style-name="ce3">
            <text:p>RITA DE CASSIA BERGAM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716" table:style-name="ce4">
            <text:p><text:s/>716,00<text:s/></text:p>
          </table:table-cell>
          <table:table-cell office:value-type="float" office:value="7812.83" table:style-name="ce4">
            <text:p><text:s/>7.812,8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143.77" table:style-name="ce4">
            <text:p><text:s/>3.143,7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69" table:style-name="ce3">
            <text:p>8569</text:p>
          </table:table-cell>
          <table:table-cell office:value-type="string" table:style-name="ce3">
            <text:p>RITA DE CASSIA IMASHITA BECCA SAKA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LHOS</text:p>
          </table:table-cell>
          <table:table-cell office:value-type="float" office:value="572" table:style-name="ce4">
            <text:p><text:s/>572,00<text:s/></text:p>
          </table:table-cell>
          <table:table-cell office:value-type="float" office:value="13475.630000000001" table:style-name="ce4">
            <text:p><text:s/>13.475,6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41" table:style-name="ce3">
            <text:p>2241</text:p>
          </table:table-cell>
          <table:table-cell office:value-type="string" table:style-name="ce3">
            <text:p>RITA DE CASSIA MORAES SCARANCI FERNAND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OROCA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01644" table:style-name="ce3">
            <text:p>701644</text:p>
          </table:table-cell>
          <table:table-cell office:value-type="string" table:style-name="ce3">
            <text:p>RITA DI TOMASSO MARTIN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576.19000000000005" table:style-name="ce4">
            <text:p><text:s/>576,19<text:s/></text:p>
          </table:table-cell>
          <table:table-cell office:value-type="float" office:value="7880.49" table:style-name="ce4">
            <text:p><text:s/>7.880,4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703" table:style-name="ce3">
            <text:p>5703</text:p>
          </table:table-cell>
          <table:table-cell office:value-type="string" table:style-name="ce3">
            <text:p>ROBERTA AMA FERRANTE ALV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716" table:style-name="ce4">
            <text:p><text:s/>716,00<text:s/></text:p>
          </table:table-cell>
          <table:table-cell office:value-type="float" office:value="7812.83" table:style-name="ce4">
            <text:p><text:s/>7.812,8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85.06" table:style-name="ce4">
            <text:p><text:s/>2.885,0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88" table:style-name="ce4">
            <text:p><text:s/>3.368,88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56" table:style-name="ce3">
            <text:p>3356</text:p>
          </table:table-cell>
          <table:table-cell office:value-type="string" table:style-name="ce3">
            <text:p>ROBERTA ANDRADE DA CUNH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644.33" table:style-name="ce4">
            <text:p><text:s/>7.644,3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53.0700000000002" table:style-name="ce4">
            <text:p><text:s/>2.253,0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572" table:style-name="ce3">
            <text:p>6572</text:p>
          </table:table-cell>
          <table:table-cell office:value-type="string" table:style-name="ce3">
            <text:p>ROBERTA BENA PEREZ FERNANDEZ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RAIA GRAND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376.37" table:style-name="ce4">
            <text:p><text:s/>2.376,37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015" table:style-name="ce3">
            <text:p>5015</text:p>
          </table:table-cell>
          <table:table-cell office:value-type="string" table:style-name="ce3">
            <text:p>ROBERTA CASSANDRA MORA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1796.7" table:style-name="ce4">
            <text:p><text:s/>1.796,7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520" table:style-name="ce3">
            <text:p>4520</text:p>
          </table:table-cell>
          <table:table-cell office:value-type="string" table:style-name="ce3">
            <text:p>ROBERTA MARIA DE BARROS FERNAND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OGI DAS CRUZE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01.98" table:style-name="ce4">
            <text:p><text:s/>1.601,9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07.4" table:style-name="ce4">
            <text:p><text:s/>2.807,40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704" table:style-name="ce3">
            <text:p>5704</text:p>
          </table:table-cell>
          <table:table-cell office:value-type="string" table:style-name="ce3">
            <text:p>ROBERTA TONINI QUARESM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LH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5614.85" table:style-name="ce4">
            <text:p><text:s/>5.614,85<text:s/></text:p>
          </table:table-cell>
          <table:table-cell office:value-type="float" office:value="2248.2199999999998" table:style-name="ce4">
            <text:p><text:s/>2.248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48421" table:style-name="ce3">
            <text:p>548421</text:p>
          </table:table-cell>
          <table:table-cell office:value-type="string" table:style-name="ce3">
            <text:p>ROBERTO ABDUL NOU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RIBEIRAO PRET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621.19" table:style-name="ce4">
            <text:p><text:s/>7.621,1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103.56" table:style-name="ce4">
            <text:p><text:s/>2.103,5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95660" table:style-name="ce3">
            <text:p>495660</text:p>
          </table:table-cell>
          <table:table-cell office:value-type="string" table:style-name="ce3">
            <text:p>ROBERTO ANTONIO DE ALMEIDA COST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MOTORIA DE JUSTICA DE MANDADOS DE SEGURANC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247.26" table:style-name="ce4">
            <text:p><text:s/>8.247,2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75" table:style-name="ce3">
            <text:p>2075</text:p>
          </table:table-cell>
          <table:table-cell office:value-type="string" table:style-name="ce3">
            <text:p>ROBERTO BACAL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053.32" table:style-name="ce4">
            <text:p><text:s/>5.053,32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1515" table:style-name="ce3">
            <text:p>61515</text:p>
          </table:table-cell>
          <table:table-cell office:value-type="string" table:style-name="ce3">
            <text:p>ROBERTO BARBOSA ALVE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223.14" table:style-name="ce4">
            <text:p><text:s/>8.223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0419" table:style-name="ce3">
            <text:p>200419</text:p>
          </table:table-cell>
          <table:table-cell office:value-type="string" table:style-name="ce3">
            <text:p>ROBERTO CARRAMENH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829.11" table:style-name="ce4">
            <text:p><text:s/>7.829,1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56" table:style-name="ce3">
            <text:p>756</text:p>
          </table:table-cell>
          <table:table-cell office:value-type="string" table:style-name="ce3">
            <text:p>ROBERTO DE ALMEIDA SALL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E VILA PRUDENT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812.83" table:style-name="ce4">
            <text:p><text:s/>7.812,8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46" table:style-name="ce3">
            <text:p>2246</text:p>
          </table:table-cell>
          <table:table-cell office:value-type="string" table:style-name="ce3">
            <text:p>ROBERTO DE CAMPOS ANDRAD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572" table:style-name="ce4">
            <text:p><text:s/>572,00<text:s/></text:p>
          </table:table-cell>
          <table:table-cell office:value-type="float" office:value="7812.83" table:style-name="ce4">
            <text:p><text:s/>7.812,8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2260" table:style-name="ce3">
            <text:p>62260</text:p>
          </table:table-cell>
          <table:table-cell office:value-type="string" table:style-name="ce3">
            <text:p>ROBERTO FLEURY DE SOUZA BERTAGNI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223.14" table:style-name="ce4">
            <text:p><text:s/>8.223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18.5" table:style-name="ce4">
            <text:p><text:s/>3.318,5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521" table:style-name="ce3">
            <text:p>4521</text:p>
          </table:table-cell>
          <table:table-cell office:value-type="string" table:style-name="ce3">
            <text:p>ROBERTO LINO JUNIOR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MOGI-GUACU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213.21" table:style-name="ce4">
            <text:p><text:s/>1.213,2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365" table:style-name="ce3">
            <text:p>1365</text:p>
          </table:table-cell>
          <table:table-cell office:value-type="string" table:style-name="ce3">
            <text:p>ROBERTO LIVIANU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206.86" table:style-name="ce4">
            <text:p><text:s/>8.206,8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94.6199999999999" table:style-name="ce4">
            <text:p><text:s/>1.194,6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196" table:style-name="ce3">
            <text:p>2196</text:p>
          </table:table-cell>
          <table:table-cell office:value-type="string" table:style-name="ce3">
            <text:p>ROBERTO LUIS DE OLIVEIRA PIMENTEL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573" table:style-name="ce3">
            <text:p>6573</text:p>
          </table:table-cell>
          <table:table-cell office:value-type="string" table:style-name="ce3">
            <text:p>ROBERTO MARCIO RAGONEZI FRANCISC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40" table:style-name="ce4">
            <text:p><text:s/>14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623.04999999999995" table:style-name="ce4">
            <text:p><text:s/>623,0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55" table:style-name="ce3">
            <text:p>2255</text:p>
          </table:table-cell>
          <table:table-cell office:value-type="string" table:style-name="ce3">
            <text:p>ROBERTO MENDES DE FREITAS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37455" table:style-name="ce3">
            <text:p>837455</text:p>
          </table:table-cell>
          <table:table-cell office:value-type="string" table:style-name="ce3">
            <text:p>ROBERTO PINTO DOS SANT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IRACICA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139.66" table:style-name="ce4">
            <text:p><text:s/>8.139,6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657.5" table:style-name="ce4">
            <text:p><text:s/>2.657,5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54" table:style-name="ce3">
            <text:p>2554</text:p>
          </table:table-cell>
          <table:table-cell office:value-type="string" table:style-name="ce3">
            <text:p>ROBERTO VICTOR ANELLI BODI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03.91" table:style-name="ce4">
            <text:p><text:s/>2.803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62" table:style-name="ce3">
            <text:p>1062</text:p>
          </table:table-cell>
          <table:table-cell office:value-type="string" table:style-name="ce3">
            <text:p>ROBERTO WIDER FILH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 ANDR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02" table:style-name="ce3">
            <text:p>7302</text:p>
          </table:table-cell>
          <table:table-cell office:value-type="string" table:style-name="ce3">
            <text:p>ROBSON ALVES RIBEI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NDRADIN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198.75" table:style-name="ce4">
            <text:p><text:s/>2.198,75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3829" table:style-name="ce3">
            <text:p>253829</text:p>
          </table:table-cell>
          <table:table-cell office:value-type="string" table:style-name="ce3">
            <text:p>ROBSON FELIX BUEN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DE INTERESSES DIFUSOS E COLETIVOS</text:p>
          </table:table-cell>
          <table:table-cell office:value-type="float" office:value="471.42999999999995" table:style-name="ce4">
            <text:p><text:s/>471,43<text:s/></text:p>
          </table:table-cell>
          <table:table-cell office:value-type="float" office:value="8223.14" table:style-name="ce4">
            <text:p><text:s/>8.223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154.19" table:style-name="ce4">
            <text:p><text:s/>3.154,1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636" table:style-name="ce3">
            <text:p>1636</text:p>
          </table:table-cell>
          <table:table-cell office:value-type="string" table:style-name="ce3">
            <text:p>RODNEY CLAIDE BOLSONI ELIAS DA SILV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E SANTAN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85" table:style-name="ce3">
            <text:p>2285</text:p>
          </table:table-cell>
          <table:table-cell office:value-type="string" table:style-name="ce3">
            <text:p>RODOLFO BRUNO PALAZZ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63" table:style-name="ce3">
            <text:p>1063</text:p>
          </table:table-cell>
          <table:table-cell office:value-type="string" table:style-name="ce3">
            <text:p>RODOLFO RODRIGUES FILH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880.49" table:style-name="ce4">
            <text:p><text:s/>7.880,4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979.55" table:style-name="ce4">
            <text:p><text:s/>1.979,5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804" table:style-name="ce3">
            <text:p>3804</text:p>
          </table:table-cell>
          <table:table-cell office:value-type="string" table:style-name="ce3">
            <text:p>RODOLFO STRAZZI ARCANGELO PER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 RIO PRET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552.52" table:style-name="ce4">
            <text:p><text:s/>1.552,52<text:s/></text:p>
          </table:table-cell>
          <table:table-cell office:value-type="float" office:value="11208.44" table:style-name="ce4">
            <text:p><text:s/>11.208,4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65270" table:style-name="ce3">
            <text:p>265270</text:p>
          </table:table-cell>
          <table:table-cell office:value-type="string" table:style-name="ce3">
            <text:p>RODOLFO VALTER RODRIGUES ALVE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459.49" table:style-name="ce4">
            <text:p><text:s/>8.459,4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705" table:style-name="ce3">
            <text:p>5705</text:p>
          </table:table-cell>
          <table:table-cell office:value-type="string" table:style-name="ce3">
            <text:p>RODOLPHO TAKESHI ARAKAK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LHOS</text:p>
          </table:table-cell>
          <table:table-cell office:value-type="float" office:value="668" table:style-name="ce4">
            <text:p><text:s/>668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64.49" table:style-name="ce4">
            <text:p><text:s/>1.164,49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104" table:style-name="ce3">
            <text:p>4104</text:p>
          </table:table-cell>
          <table:table-cell office:value-type="string" table:style-name="ce3">
            <text:p>RODRIGO ALVES DE ARAUJO FIUS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LIMEIR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12.48" table:style-name="ce4">
            <text:p><text:s/>2.212,4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93" table:style-name="ce3">
            <text:p>11393</text:p>
          </table:table-cell>
          <table:table-cell office:value-type="string" table:style-name="ce3">
            <text:p>RODRIGO ALVES GONCALVES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ANDRADIN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1553.58" table:style-name="ce4">
            <text:p><text:s/>11.553,5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317.3200000000002" table:style-name="ce4">
            <text:p><text:s/>2.317,32<text:s/></text:p>
          </table:table-cell>
          <table:table-cell office:value-type="float" office:value="8534.5" table:style-name="ce4">
            <text:p><text:s/>8.534,50<text:s/></text:p>
          </table:table-cell>
          <table:table-cell office:value-type="float" office:value="1122.96" table:style-name="ce4">
            <text:p><text:s/>1.122,96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105" table:style-name="ce3">
            <text:p>4105</text:p>
          </table:table-cell>
          <table:table-cell office:value-type="string" table:style-name="ce3">
            <text:p>RODRIGO APARECIDO TIAG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A BARBARA D'OEST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548.87" table:style-name="ce4">
            <text:p><text:s/>2.548,87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83" table:style-name="ce3">
            <text:p>2083</text:p>
          </table:table-cell>
          <table:table-cell office:value-type="string" table:style-name="ce3">
            <text:p>RODRIGO AUGUSTO DE OLIV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539.24" table:style-name="ce4">
            <text:p><text:s/>1.539,2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70" table:style-name="ce3">
            <text:p>8570</text:p>
          </table:table-cell>
          <table:table-cell office:value-type="string" table:style-name="ce3">
            <text:p>RODRIGO BELLINE LOP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ISTRITAL DE CARAPICUI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078.03" table:style-name="ce4">
            <text:p><text:s/>3.078,03<text:s/></text:p>
          </table:table-cell>
          <table:table-cell office:value-type="float" office:value="1347.56" table:style-name="ce4">
            <text:p><text:s/>1.347,56<text:s/></text:p>
          </table:table-cell>
          <table:table-cell office:value-type="float" office:value="3368.88" table:style-name="ce4">
            <text:p><text:s/>3.368,88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805" table:style-name="ce3">
            <text:p>3805</text:p>
          </table:table-cell>
          <table:table-cell office:value-type="string" table:style-name="ce3">
            <text:p>RODRIGO CAMBIAGHI LOURENC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MOGI-GUACU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10.2" table:style-name="ce4">
            <text:p><text:s/>2.810,20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6047" table:style-name="ce3">
            <text:p>26047</text:p>
          </table:table-cell>
          <table:table-cell office:value-type="string" table:style-name="ce3">
            <text:p>RODRIGO CANELLAS DIA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998.39" table:style-name="ce4">
            <text:p><text:s/>7.998,3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77" table:style-name="ce3">
            <text:p>2577</text:p>
          </table:table-cell>
          <table:table-cell office:value-type="string" table:style-name="ce3">
            <text:p>RODRIGO CESAR COCCA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OSASCO</text:p>
          </table:table-cell>
          <table:table-cell office:value-type="float" office:value="860" table:style-name="ce4">
            <text:p><text:s/>86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6" table:style-name="ce4">
            <text:p><text:s/>1.122,96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90456" table:style-name="ce3">
            <text:p>490456</text:p>
          </table:table-cell>
          <table:table-cell office:value-type="string" table:style-name="ce3">
            <text:p>RODRIGO CESAR REBELLO PINH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510.7000000000007" table:style-name="ce4">
            <text:p><text:s/>8.510,7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756.64" table:style-name="ce4">
            <text:p><text:s/>1.756,6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29" table:style-name="ce3">
            <text:p>7329</text:p>
          </table:table-cell>
          <table:table-cell office:value-type="string" table:style-name="ce3">
            <text:p>RODRIGO COURY SOUZA MEIRELLES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PARAGUACU PAULIST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2162.11" table:style-name="ce4">
            <text:p><text:s/>12.162,1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11.38" table:style-name="ce4">
            <text:p><text:s/>1.611,3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54" table:style-name="ce3">
            <text:p>7354</text:p>
          </table:table-cell>
          <table:table-cell office:value-type="string" table:style-name="ce3">
            <text:p>RODRIGO DE ANDRADE FIGARO CALD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TUP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3475.630000000001" table:style-name="ce4">
            <text:p><text:s/>13.475,6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4296.22" table:style-name="ce4">
            <text:p><text:s/>4.29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84" table:style-name="ce3">
            <text:p>2084</text:p>
          </table:table-cell>
          <table:table-cell office:value-type="string" table:style-name="ce3">
            <text:p>RODRIGO DE MORAES GARCI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ARILI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218.0899999999999" table:style-name="ce4">
            <text:p><text:s/>1.218,0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537" table:style-name="ce3">
            <text:p>7537</text:p>
          </table:table-cell>
          <table:table-cell office:value-type="string" table:style-name="ce3">
            <text:p>RODRIGO DE MORAES MOLAR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PENAPOLI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2801.85" table:style-name="ce4">
            <text:p><text:s/>12.801,8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028.4100000000001" table:style-name="ce4">
            <text:p><text:s/>1.028,4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807" table:style-name="ce3">
            <text:p>3807</text:p>
          </table:table-cell>
          <table:table-cell office:value-type="string" table:style-name="ce3">
            <text:p>RODRIGO FERNANDEZ DACAL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VICENTE</text:p>
          </table:table-cell>
          <table:table-cell office:value-type="float" office:value="716" table:style-name="ce4">
            <text:p><text:s/>716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443.23" table:style-name="ce4">
            <text:p><text:s/>2.443,23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574" table:style-name="ce3">
            <text:p>6574</text:p>
          </table:table-cell>
          <table:table-cell office:value-type="string" table:style-name="ce3">
            <text:p>RODRIGO JIMENEZ GOM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OTUCATU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925.97" table:style-name="ce4">
            <text:p><text:s/>2.925,9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07.4" table:style-name="ce4">
            <text:p><text:s/>2.807,40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016" table:style-name="ce3">
            <text:p>5016</text:p>
          </table:table-cell>
          <table:table-cell office:value-type="string" table:style-name="ce3">
            <text:p>RODRIGO LOPE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ITAPIR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112.14" table:style-name="ce4">
            <text:p><text:s/>7.112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34.16999999999996" table:style-name="ce4">
            <text:p><text:s/>534,1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582.83" table:style-name="ce4">
            <text:p><text:s/>2.582,83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608" table:style-name="ce3">
            <text:p>10608</text:p>
          </table:table-cell>
          <table:table-cell office:value-type="string" table:style-name="ce3">
            <text:p>RODRIGO LUCIO DOS SANTOS BORGES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CARAGUATATUBA</text:p>
          </table:table-cell>
          <table:table-cell office:value-type="float" office:value="140" table:style-name="ce4">
            <text:p><text:s/>14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7.42" table:style-name="ce4">
            <text:p><text:s/>337,4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20" table:style-name="ce3">
            <text:p>11320</text:p>
          </table:table-cell>
          <table:table-cell office:value-type="string" table:style-name="ce3">
            <text:p>RODRIGO MACHADO FONSECA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GUARULH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627.33" table:style-name="ce4">
            <text:p><text:s/>2.627,3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76" table:style-name="ce3">
            <text:p>2576</text:p>
          </table:table-cell>
          <table:table-cell office:value-type="string" table:style-name="ce3">
            <text:p>RODRIGO MANSOUR MAGALHAES DA SILV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499999999998" table:style-name="ce4">
            <text:p><text:s/>2.245,95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764" table:style-name="ce3">
            <text:p>2764</text:p>
          </table:table-cell>
          <table:table-cell office:value-type="string" table:style-name="ce3">
            <text:p>RODRIGO MAZZILLI MARCONDE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BIRIGUI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112.14" table:style-name="ce4">
            <text:p><text:s/>7.112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31.65" table:style-name="ce4">
            <text:p><text:s/>2.231,65<text:s/></text:p>
          </table:table-cell>
          <table:table-cell office:value-type="float" office:value="4491.82" table:style-name="ce4">
            <text:p><text:s/>4.491,8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017" table:style-name="ce3">
            <text:p>5017</text:p>
          </table:table-cell>
          <table:table-cell office:value-type="string" table:style-name="ce3">
            <text:p>RODRIGO MELGAREJ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RESIDENTE PRUDENT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360.7" table:style-name="ce4">
            <text:p><text:s/>1.360,7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07.4" table:style-name="ce4">
            <text:p><text:s/>2.807,40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809" table:style-name="ce3">
            <text:p>3809</text:p>
          </table:table-cell>
          <table:table-cell office:value-type="string" table:style-name="ce3">
            <text:p>RODRIGO MERLI ANTUN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LH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8.05" table:style-name="ce4">
            <text:p><text:s/>358,05<text:s/></text:p>
          </table:table-cell>
          <table:table-cell office:value-type="float" office:value="6053.3600000000006" table:style-name="ce4">
            <text:p><text:s/>6.053,3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523" table:style-name="ce3">
            <text:p>4523</text:p>
          </table:table-cell>
          <table:table-cell office:value-type="string" table:style-name="ce3">
            <text:p>RODRIGO NERY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CAPAO BONITO</text:p>
          </table:table-cell>
          <table:table-cell office:value-type="float" office:value="716" table:style-name="ce4">
            <text:p><text:s/>716,00<text:s/></text:p>
          </table:table-cell>
          <table:table-cell office:value-type="float" office:value="7112.14" table:style-name="ce4">
            <text:p><text:s/>7.112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084.5100000000002" table:style-name="ce4">
            <text:p><text:s/>2.084,5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053.32" table:style-name="ce4">
            <text:p><text:s/>5.053,32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524" table:style-name="ce3">
            <text:p>4524</text:p>
          </table:table-cell>
          <table:table-cell office:value-type="string" table:style-name="ce3">
            <text:p>RODRIGO NUNES LAUREAN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GETULIN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6756.73" table:style-name="ce4">
            <text:p><text:s/>6.756,7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027.87" table:style-name="ce4">
            <text:p><text:s/>2.027,87<text:s/></text:p>
          </table:table-cell>
          <table:table-cell office:value-type="float" office:value="449.14" table:style-name="ce4">
            <text:p><text:s/>449,1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37" table:style-name="ce3">
            <text:p>11337</text:p>
          </table:table-cell>
          <table:table-cell office:value-type="string" table:style-name="ce3">
            <text:p>RODRIGO NUNES SERAPIAO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SANTO ANDR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1553.58" table:style-name="ce4">
            <text:p><text:s/>11.553,5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317.3200000000002" table:style-name="ce4">
            <text:p><text:s/>2.317,3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84" table:style-name="ce3">
            <text:p>3384</text:p>
          </table:table-cell>
          <table:table-cell office:value-type="string" table:style-name="ce3">
            <text:p>RODRIGO OTAVIO FRANK DE ARAUJ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ITAPECERICA DA SERR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916.39" table:style-name="ce4">
            <text:p><text:s/>2.916,3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525" table:style-name="ce3">
            <text:p>4525</text:p>
          </table:table-cell>
          <table:table-cell office:value-type="string" table:style-name="ce3">
            <text:p>RODRIGO PEREIRA DOS REI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OLIMPI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112.14" table:style-name="ce4">
            <text:p><text:s/>7.112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500.0300000000002" table:style-name="ce4">
            <text:p><text:s/>2.500,0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000" table:style-name="ce3">
            <text:p>3000</text:p>
          </table:table-cell>
          <table:table-cell office:value-type="string" table:style-name="ce3">
            <text:p>RODRIGO SANCHES GARCI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ISTRITAL DE VALINH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112.14" table:style-name="ce4">
            <text:p><text:s/>7.112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021.35" table:style-name="ce4">
            <text:p><text:s/>2.021,35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17" table:style-name="ce3">
            <text:p>7317</text:p>
          </table:table-cell>
          <table:table-cell office:value-type="string" table:style-name="ce3">
            <text:p>RODRIGO SIMON MACHAD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DIADEM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5614.85" table:style-name="ce4">
            <text:p><text:s/>5.614,85<text:s/></text:p>
          </table:table-cell>
          <table:table-cell office:value-type="float" office:value="3185.48" table:style-name="ce4">
            <text:p><text:s/>3.185,48<text:s/></text:p>
          </table:table-cell>
          <table:table-cell office:value-type="float" office:value="1347.56" table:style-name="ce4">
            <text:p><text:s/>1.347,5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226" table:style-name="ce3">
            <text:p>3226</text:p>
          </table:table-cell>
          <table:table-cell office:value-type="string" table:style-name="ce3">
            <text:p>RODRIGO VENDRAMINI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ISTRITAL DE POTIRENDABA</text:p>
          </table:table-cell>
          <table:table-cell office:value-type="float" office:value="716" table:style-name="ce4">
            <text:p><text:s/>716,00<text:s/></text:p>
          </table:table-cell>
          <table:table-cell office:value-type="float" office:value="6756.73" table:style-name="ce4">
            <text:p><text:s/>6.756,7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21.96" table:style-name="ce4">
            <text:p><text:s/>2.221,9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391" table:style-name="ce3">
            <text:p>1391</text:p>
          </table:table-cell>
          <table:table-cell office:value-type="string" table:style-name="ce3">
            <text:p>ROGERIO ALVAREZ DE OLIV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031.96" table:style-name="ce4">
            <text:p><text:s/>8.031,9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3149.49" table:style-name="ce4">
            <text:p><text:s/>3.149,49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706" table:style-name="ce3">
            <text:p>5706</text:p>
          </table:table-cell>
          <table:table-cell office:value-type="string" table:style-name="ce3">
            <text:p>ROGERIO AUGUSTO DE ALMEIDA LEIT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BERNARDO DO CAMP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3475.630000000001" table:style-name="ce4">
            <text:p><text:s/>13.475,6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28.76" table:style-name="ce4">
            <text:p><text:s/>3.328,76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001" table:style-name="ce3">
            <text:p>3001</text:p>
          </table:table-cell>
          <table:table-cell office:value-type="string" table:style-name="ce3">
            <text:p>ROGERIO JOSE FILOCOMO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RAGANCA PAULIST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603.63" table:style-name="ce4">
            <text:p><text:s/>2.603,6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6" table:style-name="ce4">
            <text:p><text:s/>1.122,96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83205" table:style-name="ce3">
            <text:p>883205</text:p>
          </table:table-cell>
          <table:table-cell office:value-type="string" table:style-name="ce3">
            <text:p>ROGERIO LEAO ZAGALL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5A.PROMOTORIA DE JUSTICA DO JURI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7888" table:style-name="ce3">
            <text:p>207888</text:p>
          </table:table-cell>
          <table:table-cell office:value-type="string" table:style-name="ce3">
            <text:p>ROGERIO PEREIRA DA LUZ FERR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018" table:style-name="ce3">
            <text:p>3018</text:p>
          </table:table-cell>
          <table:table-cell office:value-type="string" table:style-name="ce3">
            <text:p>ROGERIO PINHEIRO PAGANI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CANDIDO MOT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6756.73" table:style-name="ce4">
            <text:p><text:s/>6.756,7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128.46" table:style-name="ce4">
            <text:p><text:s/>2.128,46<text:s/></text:p>
          </table:table-cell>
          <table:table-cell office:value-type="float" office:value="1347.56" table:style-name="ce4">
            <text:p><text:s/>1.347,5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227" table:style-name="ce3">
            <text:p>3227</text:p>
          </table:table-cell>
          <table:table-cell office:value-type="string" table:style-name="ce3">
            <text:p>ROGERIO ROCCO MAGALHAE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JAU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927.49" table:style-name="ce4">
            <text:p><text:s/>1.927,4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07.4" table:style-name="ce4">
            <text:p><text:s/>2.807,40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002" table:style-name="ce3">
            <text:p>3002</text:p>
          </table:table-cell>
          <table:table-cell office:value-type="string" table:style-name="ce3">
            <text:p>ROGERIO SANCHES CUNH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88662" table:style-name="ce3">
            <text:p>588662</text:p>
          </table:table-cell>
          <table:table-cell office:value-type="string" table:style-name="ce3">
            <text:p>ROLANDO MARIA DA LUZ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DE INTERESSES DIFUSOS E COLETIV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411.32" table:style-name="ce4">
            <text:p><text:s/>8.411,3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12.93" table:style-name="ce4">
            <text:p><text:s/>1.112,9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55" table:style-name="ce3">
            <text:p>2555</text:p>
          </table:table-cell>
          <table:table-cell office:value-type="string" table:style-name="ce3">
            <text:p>ROMEU GALIANO ZANELLI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749.58" table:style-name="ce4">
            <text:p><text:s/>7.749,5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74.6" table:style-name="ce4">
            <text:p><text:s/>2.874,6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50" table:style-name="ce3">
            <text:p>3350</text:p>
          </table:table-cell>
          <table:table-cell office:value-type="string" table:style-name="ce3">
            <text:p>ROMILDO DA ROCHA SOUS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RAIA GRANDE</text:p>
          </table:table-cell>
          <table:table-cell office:value-type="float" office:value="1052" table:style-name="ce4">
            <text:p><text:s/>1.052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88" table:style-name="ce4">
            <text:p><text:s/>3.368,88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538" table:style-name="ce3">
            <text:p>7538</text:p>
          </table:table-cell>
          <table:table-cell office:value-type="string" table:style-name="ce3">
            <text:p>RONALDO PEREIRA MUNIZ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REGISTR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365.21" table:style-name="ce4">
            <text:p><text:s/>2.365,2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68" table:style-name="ce3">
            <text:p>7368</text:p>
          </table:table-cell>
          <table:table-cell office:value-type="string" table:style-name="ce3">
            <text:p>RONAN PEDRO AMORIM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PRESIDENTE VESCESLAU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2801.85" table:style-name="ce4">
            <text:p><text:s/>12.801,8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59.7" table:style-name="ce4">
            <text:p><text:s/>2.859,70<text:s/></text:p>
          </table:table-cell>
          <table:table-cell office:value-type="float" office:value="7288.67" table:style-name="ce4">
            <text:p><text:s/>7.288,67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92047" table:style-name="ce3">
            <text:p>792047</text:p>
          </table:table-cell>
          <table:table-cell office:value-type="string" table:style-name="ce3">
            <text:p>ROSA ASCHENBRENNER CONSALE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838.1" table:style-name="ce4">
            <text:p><text:s/>838,10<text:s/></text:p>
          </table:table-cell>
          <table:table-cell office:value-type="float" office:value="8303.17" table:style-name="ce4">
            <text:p><text:s/>8.303,1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526" table:style-name="ce3">
            <text:p>4526</text:p>
          </table:table-cell>
          <table:table-cell office:value-type="string" table:style-name="ce3">
            <text:p>ROSANA COLLETT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753.49" table:style-name="ce4">
            <text:p><text:s/>1.753,4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810" table:style-name="ce3">
            <text:p>3810</text:p>
          </table:table-cell>
          <table:table-cell office:value-type="string" table:style-name="ce3">
            <text:p>ROSANA MARCIA QUEIROZ PIOL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S DE JUSTICA DA AREA REGIONAL DE FRANC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167.94" table:style-name="ce4">
            <text:p><text:s/>2.167,94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7431" table:style-name="ce3">
            <text:p>227431</text:p>
          </table:table-cell>
          <table:table-cell office:value-type="string" table:style-name="ce3">
            <text:p>ROSANE ROLIM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8303.17" table:style-name="ce4">
            <text:p><text:s/>8.303,1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25" table:style-name="ce3">
            <text:p>2225</text:p>
          </table:table-cell>
          <table:table-cell office:value-type="string" table:style-name="ce3">
            <text:p>ROSELI NALDI SOUZ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BERNARDO DO CAMP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4941.03" table:style-name="ce4">
            <text:p><text:s/>4.941,03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65" table:style-name="ce3">
            <text:p>1065</text:p>
          </table:table-cell>
          <table:table-cell office:value-type="string" table:style-name="ce3">
            <text:p>ROSEMARY AZEVEDO PORCELLI DA SILV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140" table:style-name="ce4">
            <text:p><text:s/>14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56" table:style-name="ce3">
            <text:p>2556</text:p>
          </table:table-cell>
          <table:table-cell office:value-type="string" table:style-name="ce3">
            <text:p>ROSENY ZANETTA BARBOS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PEDERNEIRA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112.14" table:style-name="ce4">
            <text:p><text:s/>7.112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505.14" table:style-name="ce4">
            <text:p><text:s/>1.505,14<text:s/></text:p>
          </table:table-cell>
          <table:table-cell office:value-type="float" office:value="5491.89" table:style-name="ce4">
            <text:p><text:s/>5.491,89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57" table:style-name="ce3">
            <text:p>2557</text:p>
          </table:table-cell>
          <table:table-cell office:value-type="string" table:style-name="ce3">
            <text:p>ROSINEI HORSTMANN SAIKAL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 ANDR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115.5500000000002" table:style-name="ce4">
            <text:p><text:s/>2.115,55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66" table:style-name="ce3">
            <text:p>1066</text:p>
          </table:table-cell>
          <table:table-cell office:value-type="string" table:style-name="ce3">
            <text:p>ROSSANA AZEVEDO INACARA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562.37" table:style-name="ce4">
            <text:p><text:s/>1.562,3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71777" table:style-name="ce3">
            <text:p>571777</text:p>
          </table:table-cell>
          <table:table-cell office:value-type="string" table:style-name="ce3">
            <text:p>ROSSINI LOPES JOT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DE INTERESSES DIFUSOS E COLETIV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564.27" table:style-name="ce4">
            <text:p><text:s/>8.564,2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609" table:style-name="ce3">
            <text:p>10609</text:p>
          </table:table-cell>
          <table:table-cell office:value-type="string" table:style-name="ce3">
            <text:p>RUAN MANCONI MILANI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RANCHARI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6756.73" table:style-name="ce4">
            <text:p><text:s/>6.756,7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882.56" table:style-name="ce4">
            <text:p><text:s/>882,56<text:s/></text:p>
          </table:table-cell>
          <table:table-cell office:value-type="float" office:value="15625.82" table:style-name="ce4">
            <text:p><text:s/>15.625,8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37911" table:style-name="ce3">
            <text:p>837911</text:p>
          </table:table-cell>
          <table:table-cell office:value-type="string" table:style-name="ce3">
            <text:p>RUBEN TEIXEIRA GARCI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314.28999999999996" table:style-name="ce4">
            <text:p><text:s/>314,29<text:s/></text:p>
          </table:table-cell>
          <table:table-cell office:value-type="float" office:value="8411.32" table:style-name="ce4">
            <text:p><text:s/>8.411,3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75" table:style-name="ce3">
            <text:p>2575</text:p>
          </table:table-cell>
          <table:table-cell office:value-type="string" table:style-name="ce3">
            <text:p>RUBENS ANDRADE MARCO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084.07" table:style-name="ce4">
            <text:p><text:s/>3.084,0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78" table:style-name="ce3">
            <text:p>2278</text:p>
          </table:table-cell>
          <table:table-cell office:value-type="string" table:style-name="ce3">
            <text:p>RUBENS MARTINS DA SILV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VAR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707" table:style-name="ce3">
            <text:p>5707</text:p>
          </table:table-cell>
          <table:table-cell office:value-type="string" table:style-name="ce3">
            <text:p>RUBIA PRADO MOTIZUKI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ANDRADIN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983.75" table:style-name="ce4">
            <text:p><text:s/>8.983,75<text:s/></text:p>
          </table:table-cell>
          <table:table-cell office:value-type="float" office:value="4491.88" table:style-name="ce4">
            <text:p><text:s/>4.491,88<text:s/></text:p>
          </table:table-cell>
          <table:table-cell office:value-type="float" office:value="1533.71" table:style-name="ce4">
            <text:p><text:s/>1.533,7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12" table:style-name="ce3">
            <text:p>2212</text:p>
          </table:table-cell>
          <table:table-cell office:value-type="string" table:style-name="ce3">
            <text:p>RUFINO EDUARDO GALINDO CAMPO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DRACEN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112.14" table:style-name="ce4">
            <text:p><text:s/>7.112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859.4" table:style-name="ce4">
            <text:p><text:s/>1.859,40<text:s/></text:p>
          </table:table-cell>
          <table:table-cell office:value-type="float" office:value="7288.67" table:style-name="ce4">
            <text:p><text:s/>7.288,67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93694" table:style-name="ce3">
            <text:p>593694</text:p>
          </table:table-cell>
          <table:table-cell office:value-type="string" table:style-name="ce3">
            <text:p>RUI ANTUNES HORT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ATINGUET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189.82" table:style-name="ce4">
            <text:p><text:s/>3.189,82<text:s/></text:p>
          </table:table-cell>
          <table:table-cell office:value-type="float" office:value="1796.7" table:style-name="ce4">
            <text:p><text:s/>1.796,70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527" table:style-name="ce3">
            <text:p>4527</text:p>
          </table:table-cell>
          <table:table-cell office:value-type="string" table:style-name="ce3">
            <text:p>RUTH KATHERINE ANDERSON PINHEI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OSASC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043.28" table:style-name="ce4">
            <text:p><text:s/>3.043,28<text:s/></text:p>
          </table:table-cell>
          <table:table-cell office:value-type="float" office:value="2245.91" table:style-name="ce4">
            <text:p><text:s/>2.245,91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42670" table:style-name="ce3">
            <text:p>842670</text:p>
          </table:table-cell>
          <table:table-cell office:value-type="string" table:style-name="ce3">
            <text:p>RUY CID MARTINS VIANN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015.21" table:style-name="ce4">
            <text:p><text:s/>8.015,2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85" table:style-name="ce3">
            <text:p>2085</text:p>
          </table:table-cell>
          <table:table-cell office:value-type="string" table:style-name="ce3">
            <text:p>RUY FERNANDO ANELLI BODINI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DRACEN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112.14" table:style-name="ce4">
            <text:p><text:s/>7.112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70300" table:style-name="ce3">
            <text:p>570300</text:p>
          </table:table-cell>
          <table:table-cell office:value-type="string" table:style-name="ce3">
            <text:p>SAAD MAZLOUM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015.21" table:style-name="ce4">
            <text:p><text:s/>8.015,2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74" table:style-name="ce3">
            <text:p>2574</text:p>
          </table:table-cell>
          <table:table-cell office:value-type="string" table:style-name="ce3">
            <text:p>SALMO MOHMARI DOS SANTOS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880.49" table:style-name="ce4">
            <text:p><text:s/>7.880,4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106" table:style-name="ce3">
            <text:p>4106</text:p>
          </table:table-cell>
          <table:table-cell office:value-type="string" table:style-name="ce3">
            <text:p>SALOMAO SUSSUMU TANAKA DOS SANTOS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SAO BENTO DO SAPUCAI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6756.73" table:style-name="ce4">
            <text:p><text:s/>6.756,7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040.53" table:style-name="ce4">
            <text:p><text:s/>3.040,5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07.4" table:style-name="ce4">
            <text:p><text:s/>2.807,40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37674" table:style-name="ce3">
            <text:p>837674</text:p>
          </table:table-cell>
          <table:table-cell office:value-type="string" table:style-name="ce3">
            <text:p>SALVADOR FRANCISCO DE SOUZA FREITA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399.43" table:style-name="ce4">
            <text:p><text:s/>8.399,4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811" table:style-name="ce3">
            <text:p>3811</text:p>
          </table:table-cell>
          <table:table-cell office:value-type="string" table:style-name="ce3">
            <text:p>SAMIR CHUKAIR DA CRUZ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716.16" table:style-name="ce4">
            <text:p><text:s/>2.716,1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708" table:style-name="ce3">
            <text:p>5708</text:p>
          </table:table-cell>
          <table:table-cell office:value-type="string" table:style-name="ce3">
            <text:p>SAMUEL CAMACHO CASTANHEIR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FLORIDA PAULIST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6756.73" table:style-name="ce4">
            <text:p><text:s/>6.756,7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79.96" table:style-name="ce4">
            <text:p><text:s/>1.679,96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003" table:style-name="ce3">
            <text:p>3003</text:p>
          </table:table-cell>
          <table:table-cell office:value-type="string" table:style-name="ce3">
            <text:p>SANDRA DIOGO TEIX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5170" table:style-name="ce3">
            <text:p>205170</text:p>
          </table:table-cell>
          <table:table-cell office:value-type="string" table:style-name="ce3">
            <text:p>SANDRA LOURDES ALVES DE MOURA SAMPAIO ARRUD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041" table:style-name="ce3">
            <text:p>3041</text:p>
          </table:table-cell>
          <table:table-cell office:value-type="string" table:style-name="ce3">
            <text:p>SANDRA LUCIA GARCIA MASSUD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E SANTO AMAR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591.71" table:style-name="ce4">
            <text:p><text:s/>7.591,7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76" table:style-name="ce3">
            <text:p>11376</text:p>
          </table:table-cell>
          <table:table-cell office:value-type="string" table:style-name="ce3">
            <text:p>SANDRA MORAES DE FREITAS MONTANHEIRO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DRACEN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1553.58" table:style-name="ce4">
            <text:p><text:s/>11.553,5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554.46" table:style-name="ce4">
            <text:p><text:s/>2.554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4.8" table:style-name="ce4">
            <text:p><text:s/>5.614,80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528" table:style-name="ce3">
            <text:p>4528</text:p>
          </table:table-cell>
          <table:table-cell office:value-type="string" table:style-name="ce3">
            <text:p>SANDRA REGINA FERREIRA DA COST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S DE JUSTICA DA AREA REGIONAL DE PIRACICA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8.2199999999998" table:style-name="ce4">
            <text:p><text:s/>2.248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66" table:style-name="ce3">
            <text:p>3366</text:p>
          </table:table-cell>
          <table:table-cell office:value-type="string" table:style-name="ce3">
            <text:p>SANDRA REIMBERG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ISTRITAL DE CARAPICUI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62" table:style-name="ce3">
            <text:p>3362</text:p>
          </table:table-cell>
          <table:table-cell office:value-type="string" table:style-name="ce3">
            <text:p>SANDRA RODRIGUES DE OLIVEIRA MARZAGAO BARBU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J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550.7600000000002" table:style-name="ce4">
            <text:p><text:s/>2.550,76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366" table:style-name="ce3">
            <text:p>1366</text:p>
          </table:table-cell>
          <table:table-cell office:value-type="string" table:style-name="ce3">
            <text:p>SANDRO ETHELREDO RICCIOTTI BARBOS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49" table:style-name="ce3">
            <text:p>3349</text:p>
          </table:table-cell>
          <table:table-cell office:value-type="string" table:style-name="ce3">
            <text:p>SANTIAGO MIGUEL NAKANO PEREZ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60.54" table:style-name="ce4">
            <text:p><text:s/>2.860,54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48202" table:style-name="ce3">
            <text:p>548202</text:p>
          </table:table-cell>
          <table:table-cell office:value-type="string" table:style-name="ce3">
            <text:p>SAULO DE CASTRO ABREU FILH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523.80999999999995" table:style-name="ce4">
            <text:p><text:s/>523,81<text:s/></text:p>
          </table:table-cell>
          <table:table-cell office:value-type="float" office:value="8431.31" table:style-name="ce4">
            <text:p><text:s/>8.431,3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80499" table:style-name="ce3">
            <text:p>380499</text:p>
          </table:table-cell>
          <table:table-cell office:value-type="string" table:style-name="ce3">
            <text:p>SEBASTIAO DONIZETE LOPES DOS SANT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RIBEIRAO PRETO</text:p>
          </table:table-cell>
          <table:table-cell office:value-type="float" office:value="1004" table:style-name="ce4">
            <text:p><text:s/>1.004,00<text:s/></text:p>
          </table:table-cell>
          <table:table-cell office:value-type="float" office:value="7813.29" table:style-name="ce4">
            <text:p><text:s/>7.813,2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051.76" table:style-name="ce4">
            <text:p><text:s/>1.051,7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812" table:style-name="ce3">
            <text:p>3812</text:p>
          </table:table-cell>
          <table:table-cell office:value-type="string" table:style-name="ce3">
            <text:p>SEBASTIAO JOSE PENA FILHO BRASIL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LH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356.41" table:style-name="ce4">
            <text:p><text:s/>1.356,4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45452" table:style-name="ce3">
            <text:p>545452</text:p>
          </table:table-cell>
          <table:table-cell office:value-type="string" table:style-name="ce3">
            <text:p>SEBASTIAO LOPES JUNIOR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576.19000000000005" table:style-name="ce4">
            <text:p><text:s/>576,19<text:s/></text:p>
          </table:table-cell>
          <table:table-cell office:value-type="float" office:value="8429.83" table:style-name="ce4">
            <text:p><text:s/>8.429,8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00862" table:style-name="ce3">
            <text:p>800862</text:p>
          </table:table-cell>
          <table:table-cell office:value-type="string" table:style-name="ce3">
            <text:p>SEBASTIAO SERGIO DA SILV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RIBEIRAO PRET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813.29" table:style-name="ce4">
            <text:p><text:s/>7.813,2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4133.49" table:style-name="ce4">
            <text:p><text:s/>4.133,49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54530" table:style-name="ce3">
            <text:p>154530</text:p>
          </table:table-cell>
          <table:table-cell office:value-type="string" table:style-name="ce3">
            <text:p>SEBASTIAO SILVIO DE BRIT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838.1" table:style-name="ce4">
            <text:p><text:s/>838,10<text:s/></text:p>
          </table:table-cell>
          <table:table-cell office:value-type="float" office:value="8207.32" table:style-name="ce4">
            <text:p><text:s/>8.207,3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645" table:style-name="ce3">
            <text:p>1645</text:p>
          </table:table-cell>
          <table:table-cell office:value-type="string" table:style-name="ce3">
            <text:p>SELMA IAMANI BASTOS PER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 ANDR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582.83" table:style-name="ce4">
            <text:p><text:s/>2.582,83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12547" table:style-name="ce3">
            <text:p>512547</text:p>
          </table:table-cell>
          <table:table-cell office:value-type="string" table:style-name="ce3">
            <text:p>SELMA NEGRAO PEREIRA DOS REI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499.19" table:style-name="ce4">
            <text:p><text:s/>8.499,1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82.99" table:style-name="ce4">
            <text:p><text:s/>2.882,9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46965" table:style-name="ce3">
            <text:p>546965</text:p>
          </table:table-cell>
          <table:table-cell office:value-type="string" table:style-name="ce3">
            <text:p>SERGIO ACAYABA DE TOLED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 RIO PRET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621.19" table:style-name="ce4">
            <text:p><text:s/>7.621,1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921.56" table:style-name="ce4">
            <text:p><text:s/>1.921,5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57" table:style-name="ce3">
            <text:p>2257</text:p>
          </table:table-cell>
          <table:table-cell office:value-type="string" table:style-name="ce3">
            <text:p>SERGIO CAMPANHAR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ASSI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47758" table:style-name="ce3">
            <text:p>847758</text:p>
          </table:table-cell>
          <table:table-cell office:value-type="string" table:style-name="ce3">
            <text:p>SERGIO CLARO BUONAMIC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MERICAN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813.29" table:style-name="ce4">
            <text:p><text:s/>7.813,2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58" table:style-name="ce3">
            <text:p>758</text:p>
          </table:table-cell>
          <table:table-cell office:value-type="string" table:style-name="ce3">
            <text:p>SERGIO CLEMENTIN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 RIO PRET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649.34" table:style-name="ce4">
            <text:p><text:s/>2.649,34<text:s/></text:p>
          </table:table-cell>
          <table:table-cell office:value-type="float" office:value="336.82" table:style-name="ce4">
            <text:p><text:s/>336,82<text:s/></text:p>
          </table:table-cell>
          <table:table-cell office:value-type="float" office:value="4491.84" table:style-name="ce4">
            <text:p><text:s/>4.491,84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0829" table:style-name="ce3">
            <text:p>200829</text:p>
          </table:table-cell>
          <table:table-cell office:value-type="string" table:style-name="ce3">
            <text:p>SERGIO DE ASSI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621.19" table:style-name="ce4">
            <text:p><text:s/>7.621,1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969388" table:style-name="ce3">
            <text:p>969388</text:p>
          </table:table-cell>
          <table:table-cell office:value-type="string" table:style-name="ce3">
            <text:p>SERGIO DE PASSOS SIMA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829.11" table:style-name="ce4">
            <text:p><text:s/>7.829,1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87" table:style-name="ce3">
            <text:p>2087</text:p>
          </table:table-cell>
          <table:table-cell office:value-type="string" table:style-name="ce3">
            <text:p>SERGIO DOMINGOS DE OLIV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CARL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888.71" table:style-name="ce4">
            <text:p><text:s/>1.888,7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72" table:style-name="ce3">
            <text:p>8572</text:p>
          </table:table-cell>
          <table:table-cell office:value-type="string" table:style-name="ce3">
            <text:p>SERGIO HENRIQUE MARIN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SANTA CRUZ DAS PALMEIRAS</text:p>
          </table:table-cell>
          <table:table-cell office:value-type="float" office:value="572" table:style-name="ce4">
            <text:p><text:s/>572,00<text:s/></text:p>
          </table:table-cell>
          <table:table-cell office:value-type="float" office:value="6756.73" table:style-name="ce4">
            <text:p><text:s/>6.756,7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78.49" table:style-name="ce4">
            <text:p><text:s/>1.178,4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529" table:style-name="ce3">
            <text:p>4529</text:p>
          </table:table-cell>
          <table:table-cell office:value-type="string" table:style-name="ce3">
            <text:p>SERGIO LUIS CALDAS SPIN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JAGUARIUN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112.14" table:style-name="ce4">
            <text:p><text:s/>7.112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000" table:style-name="ce4">
            <text:p><text:s/>1.0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042" table:style-name="ce3">
            <text:p>3042</text:p>
          </table:table-cell>
          <table:table-cell office:value-type="string" table:style-name="ce3">
            <text:p>SERGIO MARTIN PIOVESAN DE OLIV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CARL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255.8399999999999" table:style-name="ce4">
            <text:p><text:s/>1.255,8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973510" table:style-name="ce3">
            <text:p>973510</text:p>
          </table:table-cell>
          <table:table-cell office:value-type="string" table:style-name="ce3">
            <text:p>SERGIO NEVES COELH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8437.86" table:style-name="ce4">
            <text:p><text:s/>8.437,8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98423" table:style-name="ce3">
            <text:p>698423</text:p>
          </table:table-cell>
          <table:table-cell office:value-type="string" table:style-name="ce3">
            <text:p>SERGIO PEIXOTO CAMARG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489.7099999999991" table:style-name="ce4">
            <text:p><text:s/>8.489,7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575" table:style-name="ce3">
            <text:p>6575</text:p>
          </table:table-cell>
          <table:table-cell office:value-type="string" table:style-name="ce3">
            <text:p>SERGIO RICARDO GOMES DE MOU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3475.630000000001" table:style-name="ce4">
            <text:p><text:s/>13.475,6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343.32" table:style-name="ce4">
            <text:p><text:s/>1.343,3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01188" table:style-name="ce3">
            <text:p>701188</text:p>
          </table:table-cell>
          <table:table-cell office:value-type="string" table:style-name="ce3">
            <text:p>SERGIO RICARDO MARTOS EVANGELIST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RACATUBA</text:p>
          </table:table-cell>
          <table:table-cell office:value-type="float" office:value="668" table:style-name="ce4">
            <text:p><text:s/>668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567.68" table:style-name="ce4">
            <text:p><text:s/>1.567,6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37560" table:style-name="ce3">
            <text:p>837560</text:p>
          </table:table-cell>
          <table:table-cell office:value-type="string" table:style-name="ce3">
            <text:p>SERGIO TURRA SOBRANE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DE INTERESSES DIFUSOS E COLETIVOS</text:p>
          </table:table-cell>
          <table:table-cell office:value-type="float" office:value="52.380000000000109" table:style-name="ce4">
            <text:p><text:s/>52,38<text:s/></text:p>
          </table:table-cell>
          <table:table-cell office:value-type="float" office:value="8383.58" table:style-name="ce4">
            <text:p><text:s/>8.383,5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65139" table:style-name="ce3">
            <text:p>365139</text:p>
          </table:table-cell>
          <table:table-cell office:value-type="string" table:style-name="ce3">
            <text:p>SHEILA XAVIER MEND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53" table:style-name="ce3">
            <text:p>2253</text:p>
          </table:table-cell>
          <table:table-cell office:value-type="string" table:style-name="ce3">
            <text:p>SIDNEY ALVES DE MATT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S CAMP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97340" table:style-name="ce3">
            <text:p>197340</text:p>
          </table:table-cell>
          <table:table-cell office:value-type="string" table:style-name="ce3">
            <text:p>SIDNEY CESAR RIBEIRO SYDOW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OROCA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621.19" table:style-name="ce4">
            <text:p><text:s/>7.621,1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820.19" table:style-name="ce4">
            <text:p><text:s/>1.820,19<text:s/></text:p>
          </table:table-cell>
          <table:table-cell office:value-type="float" office:value="4941.03" table:style-name="ce4">
            <text:p><text:s/>4.941,03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059" table:style-name="ce3">
            <text:p>3059</text:p>
          </table:table-cell>
          <table:table-cell office:value-type="string" table:style-name="ce3">
            <text:p>SILVIA CHAKIAN DE TOLEDO SANT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40" table:style-name="ce3">
            <text:p>3340</text:p>
          </table:table-cell>
          <table:table-cell office:value-type="string" table:style-name="ce3">
            <text:p>SILVIA DE FREITAS DENAR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75795" table:style-name="ce3">
            <text:p>575795</text:p>
          </table:table-cell>
          <table:table-cell office:value-type="string" table:style-name="ce3">
            <text:p>SILVIA REIKO KAWAMOT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MOTORIA DE JUSTICA DA CAPITAL</text:p>
          </table:table-cell>
          <table:table-cell office:value-type="float" office:value="52.380000000000109" table:style-name="ce4">
            <text:p><text:s/>52,3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692" table:style-name="ce3">
            <text:p>1692</text:p>
          </table:table-cell>
          <table:table-cell office:value-type="string" table:style-name="ce3">
            <text:p>SILVIA TOMAZ LOURENCO MORENO DE OLIV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OSASC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765" table:style-name="ce3">
            <text:p>2765</text:p>
          </table:table-cell>
          <table:table-cell office:value-type="string" table:style-name="ce3">
            <text:p>SILVIA VIEIRA MARQU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56" table:style-name="ce4">
            <text:p><text:s/>956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354.37" table:style-name="ce4">
            <text:p><text:s/>2.354,3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93647" table:style-name="ce3">
            <text:p>393647</text:p>
          </table:table-cell>
          <table:table-cell office:value-type="string" table:style-name="ce3">
            <text:p>SILVIO ANTONIO MARQU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O PATRIMONIO PUBLICO E SOCI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621.19" table:style-name="ce4">
            <text:p><text:s/>7.621,1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813" table:style-name="ce3">
            <text:p>3813</text:p>
          </table:table-cell>
          <table:table-cell office:value-type="string" table:style-name="ce3">
            <text:p>SILVIO BRANDINI BARBAGAL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LENCOIS PAULISTA</text:p>
          </table:table-cell>
          <table:table-cell office:value-type="float" office:value="860" table:style-name="ce4">
            <text:p><text:s/>860,00<text:s/></text:p>
          </table:table-cell>
          <table:table-cell office:value-type="float" office:value="7112.14" table:style-name="ce4">
            <text:p><text:s/>7.112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964.35" table:style-name="ce4">
            <text:p><text:s/>2.964,35<text:s/></text:p>
          </table:table-cell>
          <table:table-cell office:value-type="float" office:value="6737.7999999999993" table:style-name="ce4">
            <text:p><text:s/>6.737,8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18" table:style-name="ce3">
            <text:p>2218</text:p>
          </table:table-cell>
          <table:table-cell office:value-type="string" table:style-name="ce3">
            <text:p>SILVIO DA SILVA BRANDI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OURINH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480.29" table:style-name="ce4">
            <text:p><text:s/>1.480,2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77" table:style-name="ce3">
            <text:p>3377</text:p>
          </table:table-cell>
          <table:table-cell office:value-type="string" table:style-name="ce3">
            <text:p>SILVIO DE CILLO LEITE LOUBETH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VICENTE</text:p>
          </table:table-cell>
          <table:table-cell office:value-type="float" office:value="1052" table:style-name="ce4">
            <text:p><text:s/>1.052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576" table:style-name="ce3">
            <text:p>6576</text:p>
          </table:table-cell>
          <table:table-cell office:value-type="string" table:style-name="ce3">
            <text:p>SILVIO FERNANDO DE BRI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OTUCATU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14.58" table:style-name="ce4">
            <text:p><text:s/>3.314,5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019" table:style-name="ce3">
            <text:p>3019</text:p>
          </table:table-cell>
          <table:table-cell office:value-type="string" table:style-name="ce3">
            <text:p>SIMONE DE DIVITIIS PEREZ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860" table:style-name="ce4">
            <text:p><text:s/>86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898.35" table:style-name="ce4">
            <text:p><text:s/>898,35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02" table:style-name="ce3">
            <text:p>2202</text:p>
          </table:table-cell>
          <table:table-cell office:value-type="string" table:style-name="ce3">
            <text:p>SIMONE RODRIGUES HORTA GOM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635" table:style-name="ce3">
            <text:p>1635</text:p>
          </table:table-cell>
          <table:table-cell office:value-type="string" table:style-name="ce3">
            <text:p>SIMONE SAMPAIO ALVES PEREIRA CHAGA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E SANTAN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018" table:style-name="ce3">
            <text:p>5018</text:p>
          </table:table-cell>
          <table:table-cell office:value-type="string" table:style-name="ce3">
            <text:p>SIRLENI FERNANDES DA SILV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BERNARDO DO CAMP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749.58" table:style-name="ce4">
            <text:p><text:s/>7.749,5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712.49" table:style-name="ce4">
            <text:p><text:s/>1.712,4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004" table:style-name="ce3">
            <text:p>3004</text:p>
          </table:table-cell>
          <table:table-cell office:value-type="string" table:style-name="ce3">
            <text:p>SOFIA FADISTA SBRIGH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005" table:style-name="ce3">
            <text:p>3005</text:p>
          </table:table-cell>
          <table:table-cell office:value-type="string" table:style-name="ce3">
            <text:p>SOLANGE APARECIDA SIBINEL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889.95" table:style-name="ce4">
            <text:p><text:s/>889,95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03940" table:style-name="ce3">
            <text:p>703940</text:p>
          </table:table-cell>
          <table:table-cell office:value-type="string" table:style-name="ce3">
            <text:p>SOLANGE MENDONCA DIAS DA MOTT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872.8" table:style-name="ce4">
            <text:p><text:s/>1.872,8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03248" table:style-name="ce3">
            <text:p>703248</text:p>
          </table:table-cell>
          <table:table-cell office:value-type="string" table:style-name="ce3">
            <text:p>SONIA ETUKO OD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303.17" table:style-name="ce4">
            <text:p><text:s/>8.303,1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77835" table:style-name="ce3">
            <text:p>577835</text:p>
          </table:table-cell>
          <table:table-cell office:value-type="string" table:style-name="ce3">
            <text:p>SONIA MARIA SCHINCARIOLI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838.1" table:style-name="ce4">
            <text:p><text:s/>838,1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58" table:style-name="ce3">
            <text:p>2558</text:p>
          </table:table-cell>
          <table:table-cell office:value-type="string" table:style-name="ce3">
            <text:p>SORAIA BICUDO SIMO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228" table:style-name="ce3">
            <text:p>3228</text:p>
          </table:table-cell>
          <table:table-cell office:value-type="string" table:style-name="ce3">
            <text:p>SORANDY AYRES SANT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OSASC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387" table:style-name="ce3">
            <text:p>1387</text:p>
          </table:table-cell>
          <table:table-cell office:value-type="string" table:style-name="ce3">
            <text:p>STELA MARIS GOMES DE ABREU RIM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OSASC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89" table:style-name="ce3">
            <text:p>2089</text:p>
          </table:table-cell>
          <table:table-cell office:value-type="string" table:style-name="ce3">
            <text:p>STELA TINONE KUB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56" table:style-name="ce4">
            <text:p><text:s/>956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74.6" table:style-name="ce4">
            <text:p><text:s/>2.874,6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64" table:style-name="ce3">
            <text:p>11364</text:p>
          </table:table-cell>
          <table:table-cell office:value-type="string" table:style-name="ce3">
            <text:p>STEPHANIE OKUMA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CASA BRANC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1553.58" table:style-name="ce4">
            <text:p><text:s/>11.553,5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29.14" table:style-name="ce4">
            <text:p><text:s/>2.229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45907" table:style-name="ce3">
            <text:p>545907</text:p>
          </table:table-cell>
          <table:table-cell office:value-type="string" table:style-name="ce3">
            <text:p>SUELI PEREIR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709" table:style-name="ce3">
            <text:p>5709</text:p>
          </table:table-cell>
          <table:table-cell office:value-type="string" table:style-name="ce3">
            <text:p>SULTANE RUBEZ JEH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OSASCO</text:p>
          </table:table-cell>
          <table:table-cell office:value-type="float" office:value="572" table:style-name="ce4">
            <text:p><text:s/>572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5614.85" table:style-name="ce4">
            <text:p><text:s/>5.614,85<text:s/></text:p>
          </table:table-cell>
          <table:table-cell office:value-type="float" office:value="2365.21" table:style-name="ce4">
            <text:p><text:s/>2.365,2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12" table:style-name="ce3">
            <text:p>3312</text:p>
          </table:table-cell>
          <table:table-cell office:value-type="string" table:style-name="ce3">
            <text:p>SUSANA HENRIQUES DA COST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56" table:style-name="ce4">
            <text:p><text:s/>956,00<text:s/></text:p>
          </table:table-cell>
          <table:table-cell office:value-type="float" office:value="7812.83" table:style-name="ce4">
            <text:p><text:s/>7.812,8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02561" table:style-name="ce3">
            <text:p>502561</text:p>
          </table:table-cell>
          <table:table-cell office:value-type="string" table:style-name="ce3">
            <text:p>SUSANA LUCIA ALVIM CAROTTA MULLE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OSASC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814" table:style-name="ce3">
            <text:p>3814</text:p>
          </table:table-cell>
          <table:table-cell office:value-type="string" table:style-name="ce3">
            <text:p>SUZANA PEYRER LAINO FICKER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ISTRITAL DE VOTORANTIM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996.01" table:style-name="ce4">
            <text:p><text:s/>2.996,0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107" table:style-name="ce3">
            <text:p>4107</text:p>
          </table:table-cell>
          <table:table-cell office:value-type="string" table:style-name="ce3">
            <text:p>SYLVIA LUIZA DAMAS PRATES RIBEIR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OLIMPI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112.14" table:style-name="ce4">
            <text:p><text:s/>7.112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61867" table:style-name="ce3">
            <text:p>261867</text:p>
          </table:table-cell>
          <table:table-cell office:value-type="string" table:style-name="ce3">
            <text:p>SYLVIA MARIA MONTEIRO E BARTOLETTI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107.94" table:style-name="ce4">
            <text:p><text:s/>8.107,9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330.69" table:style-name="ce4">
            <text:p><text:s/>2.330,6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710" table:style-name="ce3">
            <text:p>5710</text:p>
          </table:table-cell>
          <table:table-cell office:value-type="string" table:style-name="ce3">
            <text:p>TACIANA TREVISOLI PANAGIO GIL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68.6200000000003" table:style-name="ce4">
            <text:p><text:s/>3.268,62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019" table:style-name="ce3">
            <text:p>5019</text:p>
          </table:table-cell>
          <table:table-cell office:value-type="string" table:style-name="ce3">
            <text:p>TADEU SALGADO IVAHY BADARO JUNIOR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SAO SEBASTIAO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7112.14" table:style-name="ce4">
            <text:p><text:s/>7.112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347.57" table:style-name="ce4">
            <text:p><text:s/>1.347,57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74" table:style-name="ce3">
            <text:p>11374</text:p>
          </table:table-cell>
          <table:table-cell office:value-type="string" table:style-name="ce3">
            <text:p>TAIS SERVILHA FERRARI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FRANC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1553.58" table:style-name="ce4">
            <text:p><text:s/>11.553,5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540.6999999999998" table:style-name="ce4">
            <text:p><text:s/>2.540,70<text:s/></text:p>
          </table:table-cell>
          <table:table-cell office:value-type="float" office:value="10409.35" table:style-name="ce4">
            <text:p><text:s/>10.409,35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80" table:style-name="ce3">
            <text:p>3380</text:p>
          </table:table-cell>
          <table:table-cell office:value-type="string" table:style-name="ce3">
            <text:p>TANIA DE ANDRADE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S DE JUSTICA DE AREA REGIONAL DE RIBEIRAO PRET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111" table:style-name="ce4">
            <text:p><text:s/>2.111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578" table:style-name="ce3">
            <text:p>6578</text:p>
          </table:table-cell>
          <table:table-cell office:value-type="string" table:style-name="ce3">
            <text:p>TANIA MARA TORTOL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CARDOS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2162.11" table:style-name="ce4">
            <text:p><text:s/>12.162,1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757.94" table:style-name="ce4">
            <text:p><text:s/>757,9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47260" table:style-name="ce3">
            <text:p>547260</text:p>
          </table:table-cell>
          <table:table-cell office:value-type="string" table:style-name="ce3">
            <text:p>TANIA MARIA ALVES DE CAMARGO SILV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707.04" table:style-name="ce4">
            <text:p><text:s/>2.707,0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61" table:style-name="ce3">
            <text:p>3361</text:p>
          </table:table-cell>
          <table:table-cell office:value-type="string" table:style-name="ce3">
            <text:p>TANIA REGINA GOLMIA CAMILL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ERTAOZINH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029" table:style-name="ce3">
            <text:p>3029</text:p>
          </table:table-cell>
          <table:table-cell office:value-type="string" table:style-name="ce3">
            <text:p>TANIA SERRA AZUL GUIMARAES BIAZOLL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052" table:style-name="ce4">
            <text:p><text:s/>1.052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986.17" table:style-name="ce4">
            <text:p><text:s/>2.986,1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539" table:style-name="ce3">
            <text:p>7539</text:p>
          </table:table-cell>
          <table:table-cell office:value-type="string" table:style-name="ce3">
            <text:p>TASSIA ISMENIA DA ROCHA SILV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AU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5614.85" table:style-name="ce4">
            <text:p><text:s/>5.614,85<text:s/></text:p>
          </table:table-cell>
          <table:table-cell office:value-type="float" office:value="2500.0300000000002" table:style-name="ce4">
            <text:p><text:s/>2.500,0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64384" table:style-name="ce3">
            <text:p>264384</text:p>
          </table:table-cell>
          <table:table-cell office:value-type="string" table:style-name="ce3">
            <text:p>TASSO DENIS CAMPANHA CURY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 RIO PRET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86.08" table:style-name="ce4">
            <text:p><text:s/>1.686,0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73" table:style-name="ce3">
            <text:p>3373</text:p>
          </table:table-cell>
          <table:table-cell office:value-type="string" table:style-name="ce3">
            <text:p>TATIANA BARRETO SER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860" table:style-name="ce4">
            <text:p><text:s/>860,00<text:s/></text:p>
          </table:table-cell>
          <table:table-cell office:value-type="float" office:value="7749.58" table:style-name="ce4">
            <text:p><text:s/>7.749,5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27" table:style-name="ce4">
            <text:p><text:s/>3.327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815" table:style-name="ce3">
            <text:p>3815</text:p>
          </table:table-cell>
          <table:table-cell office:value-type="string" table:style-name="ce3">
            <text:p>TATIANA BIANCHI TRIVIN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812.83" table:style-name="ce4">
            <text:p><text:s/>7.812,8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229" table:style-name="ce3">
            <text:p>3229</text:p>
          </table:table-cell>
          <table:table-cell office:value-type="string" table:style-name="ce3">
            <text:p>TATIANA CALLE HEILMAN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572" table:style-name="ce4">
            <text:p><text:s/>572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03.91" table:style-name="ce4">
            <text:p><text:s/>2.803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108" table:style-name="ce3">
            <text:p>4108</text:p>
          </table:table-cell>
          <table:table-cell office:value-type="string" table:style-name="ce3">
            <text:p>TATIANA DE FREITAS ROCH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LHOS</text:p>
          </table:table-cell>
          <table:table-cell office:value-type="float" office:value="572" table:style-name="ce4">
            <text:p><text:s/>572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907.71" table:style-name="ce4">
            <text:p><text:s/>1.907,7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020" table:style-name="ce3">
            <text:p>5020</text:p>
          </table:table-cell>
          <table:table-cell office:value-type="string" table:style-name="ce3">
            <text:p>TATIANA MAGOSSO E FRANCO DA SILV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497.29" table:style-name="ce4">
            <text:p><text:s/>1.497,2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67" table:style-name="ce3">
            <text:p>1067</text:p>
          </table:table-cell>
          <table:table-cell office:value-type="string" table:style-name="ce3">
            <text:p>TATIANA VIGGIANI BICUD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116.28" table:style-name="ce4">
            <text:p><text:s/>8.116,2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579" table:style-name="ce3">
            <text:p>6579</text:p>
          </table:table-cell>
          <table:table-cell office:value-type="string" table:style-name="ce3">
            <text:p>TATIANE VILLAVERDE ALV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ISTRITAL DE CARAPICUIBA</text:p>
          </table:table-cell>
          <table:table-cell office:value-type="float" office:value="956" table:style-name="ce4">
            <text:p><text:s/>956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903842" table:style-name="ce3">
            <text:p>903842</text:p>
          </table:table-cell>
          <table:table-cell office:value-type="string" table:style-name="ce3">
            <text:p>TATSUO TSUKAMO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ISTRITAL DE VALINH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005.4" table:style-name="ce4">
            <text:p><text:s/>8.005,4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380" table:style-name="ce3">
            <text:p>1380</text:p>
          </table:table-cell>
          <table:table-cell office:value-type="string" table:style-name="ce3">
            <text:p>TELMA DE SOUZA MARTINS GORI MONT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FALENCIA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006" table:style-name="ce3">
            <text:p>3006</text:p>
          </table:table-cell>
          <table:table-cell office:value-type="string" table:style-name="ce3">
            <text:p>TELMA REGINA FERNANDES REGO PAGOT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PIRASSUNUNG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339.9" table:style-name="ce4">
            <text:p><text:s/>2.339,9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31" table:style-name="ce3">
            <text:p>3331</text:p>
          </table:table-cell>
          <table:table-cell office:value-type="string" table:style-name="ce3">
            <text:p>TERESA DE ALMEIDA PRADO FRANCESCH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349.33" table:style-name="ce4">
            <text:p><text:s/>2.349,33<text:s/></text:p>
          </table:table-cell>
          <table:table-cell office:value-type="float" office:value="449.14" table:style-name="ce4">
            <text:p><text:s/>449,1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47398" table:style-name="ce3">
            <text:p>547398</text:p>
          </table:table-cell>
          <table:table-cell office:value-type="string" table:style-name="ce3">
            <text:p>TEREZA CRISTINA MALDONADO KATURCHI EXNER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303.16" table:style-name="ce4">
            <text:p><text:s/>8.303,1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34.2" table:style-name="ce4">
            <text:p><text:s/>3.534,2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73" table:style-name="ce3">
            <text:p>8573</text:p>
          </table:table-cell>
          <table:table-cell office:value-type="string" table:style-name="ce3">
            <text:p>THAIS DE ALMEIDA SMANI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6756.73" table:style-name="ce4">
            <text:p><text:s/>6.756,7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040.53" table:style-name="ce4">
            <text:p><text:s/>3.040,53<text:s/></text:p>
          </table:table-cell>
          <table:table-cell office:value-type="float" office:value="6063.95" table:style-name="ce4">
            <text:p><text:s/>6.063,95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74" table:style-name="ce3">
            <text:p>8574</text:p>
          </table:table-cell>
          <table:table-cell office:value-type="string" table:style-name="ce3">
            <text:p>THAIS DE FREITAS CAVALARI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MIRANTE DO PARANAPANEM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6756.73" table:style-name="ce4">
            <text:p><text:s/>6.756,7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597.71" table:style-name="ce4">
            <text:p><text:s/>1.597,71<text:s/></text:p>
          </table:table-cell>
          <table:table-cell office:value-type="float" office:value="6737.7999999999993" table:style-name="ce4">
            <text:p><text:s/>6.737,80<text:s/></text:p>
          </table:table-cell>
          <table:table-cell office:value-type="float" office:value="1122.96" table:style-name="ce4">
            <text:p><text:s/>1.122,96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610" table:style-name="ce3">
            <text:p>10610</text:p>
          </table:table-cell>
          <table:table-cell office:value-type="string" table:style-name="ce3">
            <text:p>THAIS NASCIMBENI BUCHALA HIDD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ITAPECERICA DA SERR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5614.85" table:style-name="ce4">
            <text:p><text:s/>5.614,85<text:s/></text:p>
          </table:table-cell>
          <table:table-cell office:value-type="float" office:value="991.87" table:style-name="ce4">
            <text:p><text:s/>991,87<text:s/></text:p>
          </table:table-cell>
          <table:table-cell office:value-type="float" office:value="5839.38" table:style-name="ce4">
            <text:p><text:s/>5.839,3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711" table:style-name="ce3">
            <text:p>5711</text:p>
          </table:table-cell>
          <table:table-cell office:value-type="string" table:style-name="ce3">
            <text:p>THAIS VASCONCELOS SEPULVED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40" table:style-name="ce4">
            <text:p><text:s/>14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021" table:style-name="ce3">
            <text:p>5021</text:p>
          </table:table-cell>
          <table:table-cell office:value-type="string" table:style-name="ce3">
            <text:p>THAISA DURANTE UNGER MONTEIR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CUBATAO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7112.14" table:style-name="ce4">
            <text:p><text:s/>7.112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981.32" table:style-name="ce4">
            <text:p><text:s/>1.981,3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72" table:style-name="ce3">
            <text:p>2572</text:p>
          </table:table-cell>
          <table:table-cell office:value-type="string" table:style-name="ce3">
            <text:p>THAISA SETO VASCONCELOS E SOUZ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S CAMP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718.15" table:style-name="ce4">
            <text:p><text:s/>1.718,1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7864" table:style-name="ce3">
            <text:p>207864</text:p>
          </table:table-cell>
          <table:table-cell office:value-type="string" table:style-name="ce3">
            <text:p>THALES CEZAR DE OLIVEIR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311.82" table:style-name="ce4">
            <text:p><text:s/>8.311,8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519" table:style-name="ce3">
            <text:p>10519</text:p>
          </table:table-cell>
          <table:table-cell office:value-type="string" table:style-name="ce3">
            <text:p>THALITA MARQUES DO NASCIMENT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SANTO ANDR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2162.11" table:style-name="ce4">
            <text:p><text:s/>12.162,1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202.67" table:style-name="ce4">
            <text:p><text:s/>1.202,67<text:s/></text:p>
          </table:table-cell>
          <table:table-cell office:value-type="float" office:value="4941.03" table:style-name="ce4">
            <text:p><text:s/>4.941,03<text:s/></text:p>
          </table:table-cell>
          <table:table-cell office:value-type="float" office:value="2245.92" table:style-name="ce4">
            <text:p><text:s/>2.245,92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092" table:style-name="ce3">
            <text:p>2092</text:p>
          </table:table-cell>
          <table:table-cell office:value-type="string" table:style-name="ce3">
            <text:p>THELMA THAIS CAVARZER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BERNARDO DO CAMPO</text:p>
          </table:table-cell>
          <table:table-cell office:value-type="float" office:value="140" table:style-name="ce4">
            <text:p><text:s/>14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305.6" table:style-name="ce4">
            <text:p><text:s/>2.305,6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580" table:style-name="ce3">
            <text:p>6580</text:p>
          </table:table-cell>
          <table:table-cell office:value-type="string" table:style-name="ce3">
            <text:p>THIAGO ALCOCER MARIN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ISTRITAL DE ITAQUAQUECETU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5614.85" table:style-name="ce4">
            <text:p><text:s/>5.614,85<text:s/></text:p>
          </table:table-cell>
          <table:table-cell office:value-type="float" office:value="2248.2199999999998" table:style-name="ce4">
            <text:p><text:s/>2.248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88" table:style-name="ce4">
            <text:p><text:s/>3.368,88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37" table:style-name="ce3">
            <text:p>7337</text:p>
          </table:table-cell>
          <table:table-cell office:value-type="string" table:style-name="ce3">
            <text:p>THIAGO ALVES DE OLIV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TUP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497.29" table:style-name="ce4">
            <text:p><text:s/>1.497,2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592.74" table:style-name="ce4">
            <text:p><text:s/>1.592,7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47" table:style-name="ce3">
            <text:p>11347</text:p>
          </table:table-cell>
          <table:table-cell office:value-type="string" table:style-name="ce3">
            <text:p>THIAGO ALVES DUARTE FAERMAN SOARES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OSASCO</text:p>
          </table:table-cell>
          <table:table-cell office:value-type="float" office:value="1052" table:style-name="ce4">
            <text:p><text:s/>1.052,00<text:s/></text:p>
          </table:table-cell>
          <table:table-cell office:value-type="float" office:value="11553.58" table:style-name="ce4">
            <text:p><text:s/>11.553,5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464.45" table:style-name="ce4">
            <text:p><text:s/>1.464,4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70" table:style-name="ce3">
            <text:p>7370</text:p>
          </table:table-cell>
          <table:table-cell office:value-type="string" table:style-name="ce3">
            <text:p>THIAGO BATISTA ARIZ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OLIMPI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112.14" table:style-name="ce4">
            <text:p><text:s/>7.112,14<text:s/></text:p>
          </table:table-cell>
          <table:table-cell office:value-type="float" office:value="5334.1" table:style-name="ce4">
            <text:p><text:s/>5.334,10<text:s/></text:p>
          </table:table-cell>
          <table:table-cell office:value-type="float" office:value="1117.3699999999999" table:style-name="ce4">
            <text:p><text:s/>1.117,37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75" table:style-name="ce3">
            <text:p>8575</text:p>
          </table:table-cell>
          <table:table-cell office:value-type="string" table:style-name="ce3">
            <text:p>THIAGO BERETTA GALVAO GODINH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SANTO ANDRE</text:p>
          </table:table-cell>
          <table:table-cell office:value-type="float" office:value="572" table:style-name="ce4">
            <text:p><text:s/>572,00<text:s/></text:p>
          </table:table-cell>
          <table:table-cell office:value-type="float" office:value="6756.73" table:style-name="ce4">
            <text:p><text:s/>6.756,7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635.39" table:style-name="ce4">
            <text:p><text:s/>2.635,3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022" table:style-name="ce3">
            <text:p>5022</text:p>
          </table:table-cell>
          <table:table-cell office:value-type="string" table:style-name="ce3">
            <text:p>THIAGO GARCIA TOTAR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ISTRITAL DE MAIRINQUE</text:p>
          </table:table-cell>
          <table:table-cell office:value-type="float" office:value="956" table:style-name="ce4">
            <text:p><text:s/>956,00<text:s/></text:p>
          </table:table-cell>
          <table:table-cell office:value-type="float" office:value="7112.14" table:style-name="ce4">
            <text:p><text:s/>7.112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708.97" table:style-name="ce4">
            <text:p><text:s/>2.708,9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25" table:style-name="ce3">
            <text:p>11325</text:p>
          </table:table-cell>
          <table:table-cell office:value-type="string" table:style-name="ce3">
            <text:p>THIAGO GATTI FERNANDES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LIN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1553.58" table:style-name="ce4">
            <text:p><text:s/>11.553,5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801.5600000000002" table:style-name="ce4">
            <text:p><text:s/>1.801,5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6" table:style-name="ce4">
            <text:p><text:s/>1.122,96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03" table:style-name="ce3">
            <text:p>7303</text:p>
          </table:table-cell>
          <table:table-cell office:value-type="string" table:style-name="ce3">
            <text:p>THIAGO HENRIQUES BERNINI RAMO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IBIUN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112.14" table:style-name="ce4">
            <text:p><text:s/>7.112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043.91" table:style-name="ce4">
            <text:p><text:s/>2.043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581" table:style-name="ce3">
            <text:p>6581</text:p>
          </table:table-cell>
          <table:table-cell office:value-type="string" table:style-name="ce3">
            <text:p>THIAGO RODRIGUES CARDIN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CAFELANDI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6756.73" table:style-name="ce4">
            <text:p><text:s/>6.756,7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641.95000000000005" table:style-name="ce4">
            <text:p><text:s/>641,9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540" table:style-name="ce3">
            <text:p>7540</text:p>
          </table:table-cell>
          <table:table-cell office:value-type="string" table:style-name="ce3">
            <text:p>THIAGO TAVARES SIMONI AILY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HORTOLANDI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070.34" table:style-name="ce4">
            <text:p><text:s/>3.070,34<text:s/></text:p>
          </table:table-cell>
          <table:table-cell office:value-type="float" office:value="5390.24" table:style-name="ce4">
            <text:p><text:s/>5.390,2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29" table:style-name="ce3">
            <text:p>2229</text:p>
          </table:table-cell>
          <table:table-cell office:value-type="string" table:style-name="ce3">
            <text:p>THOMAS MOHYICO YABIKU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537" table:style-name="ce3">
            <text:p>10537</text:p>
          </table:table-cell>
          <table:table-cell office:value-type="string" table:style-name="ce3">
            <text:p>THOMAS OLIVER LAMSTER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SANTO ANDRE</text:p>
          </table:table-cell>
          <table:table-cell office:value-type="float" office:value="668" table:style-name="ce4">
            <text:p><text:s/>668,00<text:s/></text:p>
          </table:table-cell>
          <table:table-cell office:value-type="float" office:value="11553.58" table:style-name="ce4">
            <text:p><text:s/>11.553,5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76" table:style-name="ce3">
            <text:p>8576</text:p>
          </table:table-cell>
          <table:table-cell office:value-type="string" table:style-name="ce3">
            <text:p>TIAGO ANTONIO DE BARROS SANTO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UBATU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112.14" table:style-name="ce4">
            <text:p><text:s/>7.112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621.9" table:style-name="ce4">
            <text:p><text:s/>2.621,9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79" table:style-name="ce3">
            <text:p>3379</text:p>
          </table:table-cell>
          <table:table-cell office:value-type="string" table:style-name="ce3">
            <text:p>TIAGO CINTRA ESSAD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RIO CLAR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812.83" table:style-name="ce4">
            <text:p><text:s/>7.812,8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962.41" table:style-name="ce4">
            <text:p><text:s/>1.962,4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66973" table:style-name="ce3">
            <text:p>266973</text:p>
          </table:table-cell>
          <table:table-cell office:value-type="string" table:style-name="ce3">
            <text:p>TIAGO CINTRA ZARIF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DE INTERESSES DIFUSOS E COLETIV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538.06" table:style-name="ce4">
            <text:p><text:s/>8.538,0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530" table:style-name="ce3">
            <text:p>4530</text:p>
          </table:table-cell>
          <table:table-cell office:value-type="string" table:style-name="ce3">
            <text:p>TIAGO DE TOLEDO RODRIGU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582" table:style-name="ce3">
            <text:p>6582</text:p>
          </table:table-cell>
          <table:table-cell office:value-type="string" table:style-name="ce3">
            <text:p>TIAGO DO AMARAL BARBOZ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TIET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6756.73" table:style-name="ce4">
            <text:p><text:s/>6.756,7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040.53" table:style-name="ce4">
            <text:p><text:s/>3.040,53<text:s/></text:p>
          </table:table-cell>
          <table:table-cell office:value-type="float" office:value="7636.15" table:style-name="ce4">
            <text:p><text:s/>7.636,15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60" table:style-name="ce3">
            <text:p>7360</text:p>
          </table:table-cell>
          <table:table-cell office:value-type="string" table:style-name="ce3">
            <text:p>TIAGO DUTRA FONSEC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ARRETOS</text:p>
          </table:table-cell>
          <table:table-cell office:value-type="float" office:value="380" table:style-name="ce4">
            <text:p><text:s/>38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5614.85" table:style-name="ce4">
            <text:p><text:s/>5.614,85<text:s/></text:p>
          </table:table-cell>
          <table:table-cell office:value-type="float" office:value="3135.82" table:style-name="ce4">
            <text:p><text:s/>3.135,8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954.5200000000001" table:style-name="ce4">
            <text:p><text:s/>954,52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712" table:style-name="ce3">
            <text:p>5712</text:p>
          </table:table-cell>
          <table:table-cell office:value-type="string" table:style-name="ce3">
            <text:p>TIAGO FERNANDO DE SOUSA CAMPO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ISTRITAL DE BOITUV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112.14" table:style-name="ce4">
            <text:p><text:s/>7.112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991.53" table:style-name="ce4">
            <text:p><text:s/>2.991,53<text:s/></text:p>
          </table:table-cell>
          <table:table-cell office:value-type="float" office:value="7288.66" table:style-name="ce4">
            <text:p><text:s/>7.288,6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109" table:style-name="ce3">
            <text:p>4109</text:p>
          </table:table-cell>
          <table:table-cell office:value-type="string" table:style-name="ce3">
            <text:p>TIAGO OLIVEIRA PRATES DA FONSEC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CACAPAV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112.14" table:style-name="ce4">
            <text:p><text:s/>7.112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895.85" table:style-name="ce4">
            <text:p><text:s/>1.895,8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95" table:style-name="ce3">
            <text:p>3395</text:p>
          </table:table-cell>
          <table:table-cell office:value-type="string" table:style-name="ce3">
            <text:p>TOMAS BUSNARDO RAMADAN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644.33" table:style-name="ce4">
            <text:p><text:s/>7.644,3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4893.8" table:style-name="ce4">
            <text:p><text:s/>4.893,8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77" table:style-name="ce3">
            <text:p>8577</text:p>
          </table:table-cell>
          <table:table-cell office:value-type="string" table:style-name="ce3">
            <text:p>TULIO VINICIUS ROS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GUARA</text:p>
          </table:table-cell>
          <table:table-cell office:value-type="float" office:value="1004" table:style-name="ce4">
            <text:p><text:s/>1.004,00<text:s/></text:p>
          </table:table-cell>
          <table:table-cell office:value-type="float" office:value="6756.73" table:style-name="ce4">
            <text:p><text:s/>6.756,7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202.67" table:style-name="ce4">
            <text:p><text:s/>1.202,6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110" table:style-name="ce3">
            <text:p>4110</text:p>
          </table:table-cell>
          <table:table-cell office:value-type="string" table:style-name="ce3">
            <text:p>ULISSES CARDOSO DE OLIVEIRA SANT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BERNARDO DO CAMP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87.98" table:style-name="ce4">
            <text:p><text:s/>2.887,9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6" table:style-name="ce4">
            <text:p><text:s/>1.122,96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21" table:style-name="ce3">
            <text:p>2521</text:p>
          </table:table-cell>
          <table:table-cell office:value-type="string" table:style-name="ce3">
            <text:p>VAGNER DOS SANTOS QUEIROZ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06" table:style-name="ce3">
            <text:p>2206</text:p>
          </table:table-cell>
          <table:table-cell office:value-type="string" table:style-name="ce3">
            <text:p>VALCIR PAULO KOBOR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32965" table:style-name="ce3">
            <text:p>132965</text:p>
          </table:table-cell>
          <table:table-cell office:value-type="string" table:style-name="ce3">
            <text:p>VALDEREZ DEUSDEDIT ABBUD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890.48" table:style-name="ce4">
            <text:p><text:s/>890,4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659" table:style-name="ce3">
            <text:p>1659</text:p>
          </table:table-cell>
          <table:table-cell office:value-type="string" table:style-name="ce3">
            <text:p>VALDIR VIEIRA REZEND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621.19" table:style-name="ce4">
            <text:p><text:s/>7.621,1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4997.96" table:style-name="ce4">
            <text:p><text:s/>4.997,9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57" table:style-name="ce3">
            <text:p>3357</text:p>
          </table:table-cell>
          <table:table-cell office:value-type="string" table:style-name="ce3">
            <text:p>VALERIA ANDREA FERREIRA DE LIM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 RIO PRET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483.2399999999998" table:style-name="ce4">
            <text:p><text:s/>2.483,24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399" table:style-name="ce3">
            <text:p>1399</text:p>
          </table:table-cell>
          <table:table-cell office:value-type="string" table:style-name="ce3">
            <text:p>VALERIA CARVALHO PINTO GUEDES PIV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314.28999999999996" table:style-name="ce4">
            <text:p><text:s/>314,29<text:s/></text:p>
          </table:table-cell>
          <table:table-cell office:value-type="float" office:value="7880.49" table:style-name="ce4">
            <text:p><text:s/>7.880,4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766" table:style-name="ce3">
            <text:p>2766</text:p>
          </table:table-cell>
          <table:table-cell office:value-type="string" table:style-name="ce3">
            <text:p>VALERIA DIEZ SCARANCE FERNAND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68" table:style-name="ce3">
            <text:p>1068</text:p>
          </table:table-cell>
          <table:table-cell office:value-type="string" table:style-name="ce3">
            <text:p>VALERIA MAIOLI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647" table:style-name="ce3">
            <text:p>1647</text:p>
          </table:table-cell>
          <table:table-cell office:value-type="string" table:style-name="ce3">
            <text:p>VALERIA MARIA CILEN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E SANTO AMAR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030" table:style-name="ce3">
            <text:p>3030</text:p>
          </table:table-cell>
          <table:table-cell office:value-type="string" table:style-name="ce3">
            <text:p>VALERIA PALERMO CAPEZ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539" table:style-name="ce3">
            <text:p>10539</text:p>
          </table:table-cell>
          <table:table-cell office:value-type="string" table:style-name="ce3">
            <text:p>VALERIO MOREIRA DE SANTAN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RAGUATATU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67.14" table:style-name="ce4">
            <text:p><text:s/>2.267,14<text:s/></text:p>
          </table:table-cell>
          <table:table-cell office:value-type="float" office:value="3368.9" table:style-name="ce4">
            <text:p><text:s/>3.368,90<text:s/></text:p>
          </table:table-cell>
          <table:table-cell office:value-type="float" office:value="3368.88" table:style-name="ce4">
            <text:p><text:s/>3.368,88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343" table:style-name="ce3">
            <text:p>1343</text:p>
          </table:table-cell>
          <table:table-cell office:value-type="string" table:style-name="ce3">
            <text:p>VALMOR DE MATTOS JUNIOR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MIRASSOL</text:p>
          </table:table-cell>
          <table:table-cell office:value-type="float" office:value="860" table:style-name="ce4">
            <text:p><text:s/>860,00<text:s/></text:p>
          </table:table-cell>
          <table:table-cell office:value-type="float" office:value="7112.14" table:style-name="ce4">
            <text:p><text:s/>7.112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59.88" table:style-name="ce4">
            <text:p><text:s/>1.659,8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59" table:style-name="ce3">
            <text:p>759</text:p>
          </table:table-cell>
          <table:table-cell office:value-type="string" table:style-name="ce3">
            <text:p>VALTER DE JESUS FERNANDE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628.56999999999994" table:style-name="ce4">
            <text:p><text:s/>628,57<text:s/></text:p>
          </table:table-cell>
          <table:table-cell office:value-type="float" office:value="7880.49" table:style-name="ce4">
            <text:p><text:s/>7.880,4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80602" table:style-name="ce3">
            <text:p>580602</text:p>
          </table:table-cell>
          <table:table-cell office:value-type="string" table:style-name="ce3">
            <text:p>VALTER FOLETTO SANTIN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207.32" table:style-name="ce4">
            <text:p><text:s/>8.207,3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2360.37" table:style-name="ce4">
            <text:p><text:s/>2.360,37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60" table:style-name="ce3">
            <text:p>760</text:p>
          </table:table-cell>
          <table:table-cell office:value-type="string" table:style-name="ce3">
            <text:p>VALTER KENJI ISHID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011.04" table:style-name="ce4">
            <text:p><text:s/>8.011,0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78" table:style-name="ce3">
            <text:p>8578</text:p>
          </table:table-cell>
          <table:table-cell office:value-type="string" table:style-name="ce3">
            <text:p>VALTER LUCIANO LELES JUNIOR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UBATU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2801.85" table:style-name="ce4">
            <text:p><text:s/>12.801,8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076.63" table:style-name="ce4">
            <text:p><text:s/>3.076,63<text:s/></text:p>
          </table:table-cell>
          <table:table-cell office:value-type="float" office:value="4941.03" table:style-name="ce4">
            <text:p><text:s/>4.941,03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75" table:style-name="ce3">
            <text:p>2275</text:p>
          </table:table-cell>
          <table:table-cell office:value-type="string" table:style-name="ce3">
            <text:p>VANDERLEI CESAR HONORA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MERICAN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34612" table:style-name="ce3">
            <text:p>834612</text:p>
          </table:table-cell>
          <table:table-cell office:value-type="string" table:style-name="ce3">
            <text:p>VANDERLEY PERES MOREIR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015.21" table:style-name="ce4">
            <text:p><text:s/>8.015,2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627.3" table:style-name="ce4">
            <text:p><text:s/>2.627,3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541" table:style-name="ce3">
            <text:p>7541</text:p>
          </table:table-cell>
          <table:table-cell office:value-type="string" table:style-name="ce3">
            <text:p>VANESSA BORTOLOMASI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CUBATA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112.14" table:style-name="ce4">
            <text:p><text:s/>7.112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931.33" table:style-name="ce4">
            <text:p><text:s/>931,33<text:s/></text:p>
          </table:table-cell>
          <table:table-cell office:value-type="float" office:value="13475.6" table:style-name="ce4">
            <text:p><text:s/>13.475,6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53" table:style-name="ce3">
            <text:p>3353</text:p>
          </table:table-cell>
          <table:table-cell office:value-type="string" table:style-name="ce3">
            <text:p>VANESSA IBARRECHE SANTA TERR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NEVES PAULIST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6756.73" table:style-name="ce4">
            <text:p><text:s/>6.756,7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483.2399999999998" table:style-name="ce4">
            <text:p><text:s/>2.483,24<text:s/></text:p>
          </table:table-cell>
          <table:table-cell office:value-type="float" office:value="7186.9400000000005" table:style-name="ce4">
            <text:p><text:s/>7.186,9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713" table:style-name="ce3">
            <text:p>5713</text:p>
          </table:table-cell>
          <table:table-cell office:value-type="string" table:style-name="ce3">
            <text:p>VANESSA THEREZINHA SOUSA DE ALMEID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131.4299999999998" table:style-name="ce4">
            <text:p><text:s/>2.131,4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4491.84" table:style-name="ce4">
            <text:p><text:s/>4.491,84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230" table:style-name="ce3">
            <text:p>3230</text:p>
          </table:table-cell>
          <table:table-cell office:value-type="string" table:style-name="ce3">
            <text:p>VANESSA YOKO HATAMOTO MEDIC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S CAMP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395.08" table:style-name="ce4">
            <text:p><text:s/>2.395,0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714" table:style-name="ce3">
            <text:p>5714</text:p>
          </table:table-cell>
          <table:table-cell office:value-type="string" table:style-name="ce3">
            <text:p>VANESSA ZORZAN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S DE JUSTICA DA AREA REGIONAL DE PRESIDENTE PRUDENT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5614.85" table:style-name="ce4">
            <text:p><text:s/>5.614,85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531" table:style-name="ce3">
            <text:p>4531</text:p>
          </table:table-cell>
          <table:table-cell office:value-type="string" table:style-name="ce3">
            <text:p>VANIA CACERES STEFANO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LH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98381" table:style-name="ce3">
            <text:p>698381</text:p>
          </table:table-cell>
          <table:table-cell office:value-type="string" table:style-name="ce3">
            <text:p>VANIA FERRARI TROPIA PADILL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497.66" table:style-name="ce4">
            <text:p><text:s/>8.497,6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686" table:style-name="ce3">
            <text:p>1686</text:p>
          </table:table-cell>
          <table:table-cell office:value-type="string" table:style-name="ce3">
            <text:p>VANIA MARIA TUGLI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591.71" table:style-name="ce4">
            <text:p><text:s/>7.591,7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07.43" table:style-name="ce4">
            <text:p><text:s/>2.807,43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031" table:style-name="ce3">
            <text:p>3031</text:p>
          </table:table-cell>
          <table:table-cell office:value-type="string" table:style-name="ce3">
            <text:p>VERA CECILIA MOR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668" table:style-name="ce4">
            <text:p><text:s/>668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69" table:style-name="ce3">
            <text:p>1069</text:p>
          </table:table-cell>
          <table:table-cell office:value-type="string" table:style-name="ce3">
            <text:p>VERA LUCIA ACAYABA DE TOLED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BERNARDO DO CAMPO</text:p>
          </table:table-cell>
          <table:table-cell office:value-type="float" office:value="476" table:style-name="ce4">
            <text:p><text:s/>476,00<text:s/></text:p>
          </table:table-cell>
          <table:table-cell office:value-type="float" office:value="7621.19" table:style-name="ce4">
            <text:p><text:s/>7.621,1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344" table:style-name="ce3">
            <text:p>1344</text:p>
          </table:table-cell>
          <table:table-cell office:value-type="string" table:style-name="ce3">
            <text:p>VERA LUCIA DE CAMARGO BRAGA TABERT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22" table:style-name="ce3">
            <text:p>2222</text:p>
          </table:table-cell>
          <table:table-cell office:value-type="string" table:style-name="ce3">
            <text:p>VERONICA MORAIS RAMOS KOBOR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532" table:style-name="ce3">
            <text:p>4532</text:p>
          </table:table-cell>
          <table:table-cell office:value-type="string" table:style-name="ce3">
            <text:p>VERONICA SILVA DE OLIV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937.84" table:style-name="ce4">
            <text:p><text:s/>1.937,84<text:s/></text:p>
          </table:table-cell>
          <table:table-cell office:value-type="float" office:value="4491.82" table:style-name="ce4">
            <text:p><text:s/>4.491,82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70" table:style-name="ce3">
            <text:p>1070</text:p>
          </table:table-cell>
          <table:table-cell office:value-type="string" table:style-name="ce3">
            <text:p>VICTOR EDUARDO RIOS GONCALVE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785.71" table:style-name="ce4">
            <text:p><text:s/>785,71<text:s/></text:p>
          </table:table-cell>
          <table:table-cell office:value-type="float" office:value="8141.58" table:style-name="ce4">
            <text:p><text:s/>8.141,5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550" table:style-name="ce3">
            <text:p>10550</text:p>
          </table:table-cell>
          <table:table-cell office:value-type="string" table:style-name="ce3">
            <text:p>VICTOR RIBEIRO TRAVAIN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PRESIDENTE VESCESLAU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6756.73" table:style-name="ce4">
            <text:p><text:s/>6.756,7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040.53" table:style-name="ce4">
            <text:p><text:s/>3.040,53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68" table:style-name="ce3">
            <text:p>11368</text:p>
          </table:table-cell>
          <table:table-cell office:value-type="string" table:style-name="ce3">
            <text:p>VICTORIA LICHTI MARTINS OLIVEIRA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ITANHAEM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1553.58" table:style-name="ce4">
            <text:p><text:s/>11.553,5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88.4" table:style-name="ce4">
            <text:p><text:s/>2.888,4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35399" table:style-name="ce3">
            <text:p>835399</text:p>
          </table:table-cell>
          <table:table-cell office:value-type="string" table:style-name="ce3">
            <text:p>VIDAL SERRANO NUNES JUNIOR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DE INTERESSES DIFUSOS E COLETIVOS</text:p>
          </table:table-cell>
          <table:table-cell office:value-type="float" office:value="1047.6199999999999" table:style-name="ce4">
            <text:p><text:s/>1.047,62<text:s/></text:p>
          </table:table-cell>
          <table:table-cell office:value-type="float" office:value="8453.66" table:style-name="ce4">
            <text:p><text:s/>8.453,6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42392" table:style-name="ce3">
            <text:p>842392</text:p>
          </table:table-cell>
          <table:table-cell office:value-type="string" table:style-name="ce3">
            <text:p>VILMA HAYEK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576.19000000000005" table:style-name="ce4">
            <text:p><text:s/>576,19<text:s/></text:p>
          </table:table-cell>
          <table:table-cell office:value-type="float" office:value="7880.49" table:style-name="ce4">
            <text:p><text:s/>7.880,4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3831.1" table:style-name="ce4">
            <text:p><text:s/>3.831,1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32808" table:style-name="ce3">
            <text:p>132808</text:p>
          </table:table-cell>
          <table:table-cell office:value-type="string" table:style-name="ce3">
            <text:p>VILMAR MENDES FERREIR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261.89999999999998" table:style-name="ce4">
            <text:p><text:s/>261,90<text:s/></text:p>
          </table:table-cell>
          <table:table-cell office:value-type="float" office:value="8207.32" table:style-name="ce4">
            <text:p><text:s/>8.207,3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32060" table:style-name="ce3">
            <text:p>732060</text:p>
          </table:table-cell>
          <table:table-cell office:value-type="string" table:style-name="ce3">
            <text:p>VILSON BAUMGARTNER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880.49" table:style-name="ce4">
            <text:p><text:s/>7.880,4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552" table:style-name="ce3">
            <text:p>10552</text:p>
          </table:table-cell>
          <table:table-cell office:value-type="string" table:style-name="ce3">
            <text:p>VINICIUS BARBOSA SCOLANZI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ISTRITAL DE ILHA SOLTEIRA</text:p>
          </table:table-cell>
          <table:table-cell office:value-type="float" office:value="668" table:style-name="ce4">
            <text:p><text:s/>668,00<text:s/></text:p>
          </table:table-cell>
          <table:table-cell office:value-type="float" office:value="12162.11" table:style-name="ce4">
            <text:p><text:s/>12.162,1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880.26" table:style-name="ce4">
            <text:p><text:s/>1.880,26<text:s/></text:p>
          </table:table-cell>
          <table:table-cell office:value-type="float" office:value="10011" table:style-name="ce4">
            <text:p><text:s/>10.011,0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579" table:style-name="ce3">
            <text:p>8579</text:p>
          </table:table-cell>
          <table:table-cell office:value-type="string" table:style-name="ce3">
            <text:p>VINICIUS BONESSO GUILLEN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 ANDR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4491.84" table:style-name="ce4">
            <text:p><text:s/>4.491,84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548" table:style-name="ce3">
            <text:p>10548</text:p>
          </table:table-cell>
          <table:table-cell office:value-type="string" table:style-name="ce3">
            <text:p>VINICIUS HENRIQUES DE RESENDE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RIBEIRAO PRET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6756.73" table:style-name="ce4">
            <text:p><text:s/>6.756,7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096.8200000000002" table:style-name="ce4">
            <text:p><text:s/>2.096,82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40" table:style-name="ce3">
            <text:p>11340</text:p>
          </table:table-cell>
          <table:table-cell office:value-type="string" table:style-name="ce3">
            <text:p>VINICIUS PASCUETO AMARAL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VOTUPORANG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1553.58" table:style-name="ce4">
            <text:p><text:s/>11.553,5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6.5" table:style-name="ce4">
            <text:p><text:s/>1.126,5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84.44" table:style-name="ce4">
            <text:p><text:s/>1.684,44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715" table:style-name="ce3">
            <text:p>5715</text:p>
          </table:table-cell>
          <table:table-cell office:value-type="string" table:style-name="ce3">
            <text:p>VINICIUS RODRIGUES FRANC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RAIA GRAND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747.52" table:style-name="ce4">
            <text:p><text:s/>1.747,52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656" table:style-name="ce3">
            <text:p>1656</text:p>
          </table:table-cell>
          <table:table-cell office:value-type="string" table:style-name="ce3">
            <text:p>VIRGILIO ANTONIO FERRAZ DO AMARAL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644.33" table:style-name="ce4">
            <text:p><text:s/>7.644,3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1796.7" table:style-name="ce4">
            <text:p><text:s/>1.796,7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716" table:style-name="ce3">
            <text:p>5716</text:p>
          </table:table-cell>
          <table:table-cell office:value-type="string" table:style-name="ce3">
            <text:p>VIRGINIA SILVEIRA MARTINS NEVES ROM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LOREN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112.14" table:style-name="ce4">
            <text:p><text:s/>7.112,14<text:s/></text:p>
          </table:table-cell>
          <table:table-cell office:value-type="float" office:value="5334.1" table:style-name="ce4">
            <text:p><text:s/>5.334,10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7288.67" table:style-name="ce4">
            <text:p><text:s/>7.288,67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111" table:style-name="ce3">
            <text:p>4111</text:p>
          </table:table-cell>
          <table:table-cell office:value-type="string" table:style-name="ce3">
            <text:p>VITOR PETR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ARUERI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953.98" table:style-name="ce4">
            <text:p><text:s/>953,98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6583" table:style-name="ce3">
            <text:p>6583</text:p>
          </table:table-cell>
          <table:table-cell office:value-type="string" table:style-name="ce3">
            <text:p>VIVIAN CORREA DE CASTRO POMPERMAYER AYRES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SAO MANUE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6756.73" table:style-name="ce4">
            <text:p><text:s/>6.756,7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18.31" table:style-name="ce4">
            <text:p><text:s/>1.618,31<text:s/></text:p>
          </table:table-cell>
          <table:table-cell office:value-type="float" office:value="13475.6" table:style-name="ce4">
            <text:p><text:s/>13.475,6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94278" table:style-name="ce3">
            <text:p>494278</text:p>
          </table:table-cell>
          <table:table-cell office:value-type="string" table:style-name="ce3">
            <text:p>VIVIAN CRISTIANE MORETTO WOHLERS SILVEIR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121.94" table:style-name="ce4">
            <text:p><text:s/>8.121,9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024" table:style-name="ce3">
            <text:p>5024</text:p>
          </table:table-cell>
          <table:table-cell office:value-type="string" table:style-name="ce3">
            <text:p>VIVIANE ZANIBONI FERREIRA BARRUEC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ADAMANTIN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66.43" table:style-name="ce4">
            <text:p><text:s/>1.666,4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81" table:style-name="ce3">
            <text:p>3381</text:p>
          </table:table-cell>
          <table:table-cell office:value-type="string" table:style-name="ce3">
            <text:p>VIVIEN FELIX BUENO DE GOI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JAU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781.77" table:style-name="ce4">
            <text:p><text:s/>2.781,7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231" table:style-name="ce3">
            <text:p>3231</text:p>
          </table:table-cell>
          <table:table-cell office:value-type="string" table:style-name="ce3">
            <text:p>VLADEMIR APARECIDO SOAR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O TATUAP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01360" table:style-name="ce3">
            <text:p>401360</text:p>
          </table:table-cell>
          <table:table-cell office:value-type="string" table:style-name="ce3">
            <text:p>VLADIMIR BREGA FILH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SANTA CRUZ DO RIO PARD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112.14" table:style-name="ce4">
            <text:p><text:s/>7.112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61" table:style-name="ce3">
            <text:p>761</text:p>
          </table:table-cell>
          <table:table-cell office:value-type="string" table:style-name="ce3">
            <text:p>WAGNER JUAREZ GROSS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O TATUAP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71" table:style-name="ce3">
            <text:p>1071</text:p>
          </table:table-cell>
          <table:table-cell office:value-type="string" table:style-name="ce3">
            <text:p>WALDIR DOS REIS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11208.44" table:style-name="ce4">
            <text:p><text:s/>11.208,4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112" table:style-name="ce3">
            <text:p>4112</text:p>
          </table:table-cell>
          <table:table-cell office:value-type="string" table:style-name="ce3">
            <text:p>WALESKA BUENO SANCHES BURATT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ISTRITAL DE VINHED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112.14" table:style-name="ce4">
            <text:p><text:s/>7.112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349.87" table:style-name="ce4">
            <text:p><text:s/>1.349,8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767" table:style-name="ce3">
            <text:p>2767</text:p>
          </table:table-cell>
          <table:table-cell office:value-type="string" table:style-name="ce3">
            <text:p>WALFREDO CUNHA CAMP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352.39" table:style-name="ce4">
            <text:p><text:s/>2.352,3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65267" table:style-name="ce3">
            <text:p>365267</text:p>
          </table:table-cell>
          <table:table-cell office:value-type="string" table:style-name="ce3">
            <text:p>WALLACE PAIVA MARTINS JUNIOR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DE INTERESSES DIFUSOS E COLETIVOS</text:p>
          </table:table-cell>
          <table:table-cell office:value-type="float" office:value="576.19000000000005" table:style-name="ce4">
            <text:p><text:s/>576,19<text:s/></text:p>
          </table:table-cell>
          <table:table-cell office:value-type="float" office:value="8351.31" table:style-name="ce4">
            <text:p><text:s/>8.351,3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007" table:style-name="ce3">
            <text:p>3007</text:p>
          </table:table-cell>
          <table:table-cell office:value-type="string" table:style-name="ce3">
            <text:p>WALTER DE SOUZA VICENTINI VILEL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BARRET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354.3000000000002" table:style-name="ce4">
            <text:p><text:s/>2.354,3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73" table:style-name="ce3">
            <text:p>2573</text:p>
          </table:table-cell>
          <table:table-cell office:value-type="string" table:style-name="ce3">
            <text:p>WALTER MANOEL ALCAUSA LOP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RARAQUAR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4379.57" table:style-name="ce4">
            <text:p><text:s/>4.379,57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78347" table:style-name="ce3">
            <text:p>578347</text:p>
          </table:table-cell>
          <table:table-cell office:value-type="string" table:style-name="ce3">
            <text:p>WALTER PAULO SABELL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8528.14" table:style-name="ce4">
            <text:p><text:s/>8.528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609" table:style-name="ce3">
            <text:p>2609</text:p>
          </table:table-cell>
          <table:table-cell office:value-type="string" table:style-name="ce3">
            <text:p>WALTER RANGEL DE FRANCA FILH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TAUBAT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621.19" table:style-name="ce4">
            <text:p><text:s/>7.621,1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550.35" table:style-name="ce4">
            <text:p><text:s/>2.550,3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13014" table:style-name="ce3">
            <text:p>413014</text:p>
          </table:table-cell>
          <table:table-cell office:value-type="string" table:style-name="ce3">
            <text:p>WALTER TEBET FILH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399.43" table:style-name="ce4">
            <text:p><text:s/>8.399,4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74067" table:style-name="ce3">
            <text:p>574067</text:p>
          </table:table-cell>
          <table:table-cell office:value-type="string" table:style-name="ce3">
            <text:p>WANDERLEY BAPTISTA DA TRINDADE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RIBEIRAO PRET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45.65" table:style-name="ce4">
            <text:p><text:s/>545,65<text:s/></text:p>
          </table:table-cell>
          <table:table-cell office:value-type="float" office:value="449.14" table:style-name="ce4">
            <text:p><text:s/>449,14<text:s/></text:p>
          </table:table-cell>
          <table:table-cell office:value-type="float" office:value="2807.4" table:style-name="ce4">
            <text:p><text:s/>2.807,40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01620" table:style-name="ce3">
            <text:p>701620</text:p>
          </table:table-cell>
          <table:table-cell office:value-type="string" table:style-name="ce3">
            <text:p>WANDERLEYA LENCI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18.5" table:style-name="ce4">
            <text:p><text:s/>3.318,5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113" table:style-name="ce3">
            <text:p>4113</text:p>
          </table:table-cell>
          <table:table-cell office:value-type="string" table:style-name="ce3">
            <text:p>WANDERSON MARCIO RIBEI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TIBAI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712.49" table:style-name="ce4">
            <text:p><text:s/>1.712,4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6" table:style-name="ce4">
            <text:p><text:s/>1.122,96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47702" table:style-name="ce3">
            <text:p>547702</text:p>
          </table:table-cell>
          <table:table-cell office:value-type="string" table:style-name="ce3">
            <text:p>WANIA ROBERTA GNIPPER CIRILLO REI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8015.21" table:style-name="ce4">
            <text:p><text:s/>8.015,2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533" table:style-name="ce3">
            <text:p>4533</text:p>
          </table:table-cell>
          <table:table-cell office:value-type="string" table:style-name="ce3">
            <text:p>WASHINGTON GONCALVES VILELA JUNIOR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DRACEN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112.14" table:style-name="ce4">
            <text:p><text:s/>7.112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632.55999999999995" table:style-name="ce4">
            <text:p><text:s/>632,56<text:s/></text:p>
          </table:table-cell>
          <table:table-cell office:value-type="float" office:value="10657.529999999999" table:style-name="ce4">
            <text:p><text:s/>10.657,53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020" table:style-name="ce3">
            <text:p>3020</text:p>
          </table:table-cell>
          <table:table-cell office:value-type="string" table:style-name="ce3">
            <text:p>WASHINGTON LUIZ RODRIGUES ALVE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SAO ROQU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112.14" table:style-name="ce4">
            <text:p><text:s/>7.112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768" table:style-name="ce3">
            <text:p>2768</text:p>
          </table:table-cell>
          <table:table-cell office:value-type="string" table:style-name="ce3">
            <text:p>WELINGTON DOS SANTOS VELOS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OROCAB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61055" table:style-name="ce3">
            <text:p>361055</text:p>
          </table:table-cell>
          <table:table-cell office:value-type="string" table:style-name="ce3">
            <text:p>WELLINGTON LUIZ DAHE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OSASCO</text:p>
          </table:table-cell>
          <table:table-cell office:value-type="float" office:value="716" table:style-name="ce4">
            <text:p><text:s/>716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51518" table:style-name="ce3">
            <text:p>551518</text:p>
          </table:table-cell>
          <table:table-cell office:value-type="string" table:style-name="ce3">
            <text:p>WELLINGTON LUIZ VILLA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JALE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073.5100000000002" table:style-name="ce4">
            <text:p><text:s/>2.073,5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769" table:style-name="ce3">
            <text:p>2769</text:p>
          </table:table-cell>
          <table:table-cell office:value-type="string" table:style-name="ce3">
            <text:p>WELLINGTON ROGER NEV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JAU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542.88" table:style-name="ce4">
            <text:p><text:s/>2.542,88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545" table:style-name="ce3">
            <text:p>7545</text:p>
          </table:table-cell>
          <table:table-cell office:value-type="string" table:style-name="ce3">
            <text:p>WERNER DIAS DE MAGALHA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3475.630000000001" table:style-name="ce4">
            <text:p><text:s/>13.475,6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37.81" table:style-name="ce4">
            <text:p><text:s/>1.137,81<text:s/></text:p>
          </table:table-cell>
          <table:table-cell office:value-type="float" office:value="11208.44" table:style-name="ce4">
            <text:p><text:s/>11.208,4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546" table:style-name="ce3">
            <text:p>7546</text:p>
          </table:table-cell>
          <table:table-cell office:value-type="string" table:style-name="ce3">
            <text:p>WESLEI GUSTAVO SOUZA CICILIAT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ISTRITAL DE MARACAI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6756.73" table:style-name="ce4">
            <text:p><text:s/>6.756,7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984.52" table:style-name="ce4">
            <text:p><text:s/>2.984,52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547" table:style-name="ce3">
            <text:p>7547</text:p>
          </table:table-cell>
          <table:table-cell office:value-type="string" table:style-name="ce3">
            <text:p>WILLIAM DANIEL INACI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SAO SIMA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2162.11" table:style-name="ce4">
            <text:p><text:s/>12.162,1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688.1" table:style-name="ce4">
            <text:p><text:s/>2.688,1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84.45" table:style-name="ce4">
            <text:p><text:s/>1.684,45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770" table:style-name="ce3">
            <text:p>2770</text:p>
          </table:table-cell>
          <table:table-cell office:value-type="string" table:style-name="ce3">
            <text:p>WILLIAM ROBERTO RODRIGU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745.56" table:style-name="ce4">
            <text:p><text:s/>1.745,5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835685" table:style-name="ce3">
            <text:p>835685</text:p>
          </table:table-cell>
          <table:table-cell office:value-type="string" table:style-name="ce3">
            <text:p>WILLIAM TERRA DE OLIVEIR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838.1" table:style-name="ce4">
            <text:p><text:s/>838,10<text:s/></text:p>
          </table:table-cell>
          <table:table-cell office:value-type="float" office:value="8206.86" table:style-name="ce4">
            <text:p><text:s/>8.206,8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532" table:style-name="ce3">
            <text:p>10532</text:p>
          </table:table-cell>
          <table:table-cell office:value-type="string" table:style-name="ce3">
            <text:p>WILLIAN ORTIS GUIMARAE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FRANCO DA ROCH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2801.849999999999" table:style-name="ce4">
            <text:p><text:s/>12.801,8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529.42" table:style-name="ce4">
            <text:p><text:s/>2.529,42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561.48" table:style-name="ce4">
            <text:p><text:s/>561,48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523" table:style-name="ce3">
            <text:p>2523</text:p>
          </table:table-cell>
          <table:table-cell office:value-type="string" table:style-name="ce3">
            <text:p>WILMAR PINTO CORREI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47465" table:style-name="ce3">
            <text:p>547465</text:p>
          </table:table-cell>
          <table:table-cell office:value-type="string" table:style-name="ce3">
            <text:p>WILSON ALENCAR DORE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838.1" table:style-name="ce4">
            <text:p><text:s/>838,10<text:s/></text:p>
          </table:table-cell>
          <table:table-cell office:value-type="float" office:value="8504.2999999999993" table:style-name="ce4">
            <text:p><text:s/>8.504,3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72.86" table:style-name="ce4">
            <text:p><text:s/>3.272,8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98025" table:style-name="ce3">
            <text:p>398025</text:p>
          </table:table-cell>
          <table:table-cell office:value-type="string" table:style-name="ce3">
            <text:p>WILSON RICARDO COELHO TAFNE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617.01" table:style-name="ce4">
            <text:p><text:s/>7.617,0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4534" table:style-name="ce3">
            <text:p>4534</text:p>
          </table:table-cell>
          <table:table-cell office:value-type="string" table:style-name="ce3">
            <text:p>WILSON ROGERIO DE SOUZ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ARRETO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5614.85" table:style-name="ce4">
            <text:p><text:s/>5.614,85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232" table:style-name="ce3">
            <text:p>3232</text:p>
          </table:table-cell>
          <table:table-cell office:value-type="string" table:style-name="ce3">
            <text:p>WILSON VELASCO JUNIOR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SAO ROQU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112.14" table:style-name="ce4">
            <text:p><text:s/>7.112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099.8800000000001" table:style-name="ce4">
            <text:p><text:s/>1.099,8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6737.76" table:style-name="ce4">
            <text:p><text:s/>6.737,76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349" table:style-name="ce3">
            <text:p>11349</text:p>
          </table:table-cell>
          <table:table-cell office:value-type="string" table:style-name="ce3">
            <text:p>YAGO LAGE BELCHIOR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TAUBATE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1553.58" table:style-name="ce4">
            <text:p><text:s/>11.553,5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29.14" table:style-name="ce4">
            <text:p><text:s/>2.229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34" table:style-name="ce3">
            <text:p>3334</text:p>
          </table:table-cell>
          <table:table-cell office:value-type="string" table:style-name="ce3">
            <text:p>YARA JEROZOLIMSKI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ITUVERAV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112.14" table:style-name="ce4">
            <text:p><text:s/>7.112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6" table:style-name="ce4">
            <text:p><text:s/>1.122,96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19216" table:style-name="ce3">
            <text:p>119216</text:p>
          </table:table-cell>
          <table:table-cell office:value-type="string" table:style-name="ce3">
            <text:p>YARA LUCIA MARIN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890.48" table:style-name="ce4">
            <text:p><text:s/>890,48<text:s/></text:p>
          </table:table-cell>
          <table:table-cell office:value-type="float" office:value="8303.17" table:style-name="ce4">
            <text:p><text:s/>8.303,1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383" table:style-name="ce3">
            <text:p>3383</text:p>
          </table:table-cell>
          <table:table-cell office:value-type="string" table:style-name="ce3">
            <text:p>YOLANDA ALVES PINTO SERRAN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880.49" table:style-name="ce4">
            <text:p><text:s/>7.880,4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986" table:style-name="ce4">
            <text:p><text:s/>2.986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762" table:style-name="ce3">
            <text:p>762</text:p>
          </table:table-cell>
          <table:table-cell office:value-type="string" table:style-name="ce3">
            <text:p>YUMICA ASAHA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621.19" table:style-name="ce4">
            <text:p><text:s/>7.621,1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771" table:style-name="ce3">
            <text:p>2771</text:p>
          </table:table-cell>
          <table:table-cell office:value-type="string" table:style-name="ce3">
            <text:p>YURI BORGES DE MENDONC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FRANC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10547" table:style-name="ce3">
            <text:p>10547</text:p>
          </table:table-cell>
          <table:table-cell office:value-type="string" table:style-name="ce3">
            <text:p>YURI FISBERG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CAPAO BONITO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12801.85" table:style-name="ce4">
            <text:p><text:s/>12.801,8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314.59" table:style-name="ce4">
            <text:p><text:s/>1.314,59<text:s/></text:p>
          </table:table-cell>
          <table:table-cell office:value-type="float" office:value="4491.82" table:style-name="ce4">
            <text:p><text:s/>4.491,82<text:s/></text:p>
          </table:table-cell>
          <table:table-cell office:value-type="float" office:value="2245.92" table:style-name="ce4">
            <text:p><text:s/>2.245,92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3818" table:style-name="ce3">
            <text:p>3818</text:p>
          </table:table-cell>
          <table:table-cell office:value-type="string" table:style-name="ce3">
            <text:p>YURI GIUSEPPE CASTIGLION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A LAP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349.33" table:style-name="ce4">
            <text:p><text:s/>2.349,3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594674" table:style-name="ce3">
            <text:p>594674</text:p>
          </table:table-cell>
          <table:table-cell office:value-type="string" table:style-name="ce3">
            <text:p>YVES ATAHUALPA PIN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TANDUVA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486.46" table:style-name="ce4">
            <text:p><text:s/>7.48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3475.52" table:style-name="ce4">
            <text:p><text:s/>13.475,52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float" office:value="2245" table:style-name="ce3">
            <text:p>2245</text:p>
          </table:table-cell>
          <table:table-cell office:value-type="string" table:style-name="ce3">
            <text:p>ZENON LOTUFO TERTIU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O PATRIMONIO PUBLICO E SOCIAL</text:p>
          </table:table-cell>
          <table:table-cell office:value-type="float" office:value="1100" table:style-name="ce4">
            <text:p><text:s/>1.100,00<text:s/></text:p>
          </table:table-cell>
          <table:table-cell office:value-type="float" office:value="7749.58" table:style-name="ce4">
            <text:p><text:s/>7.749,5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3"/>
        </table:table-row>
        <table:table-row table:style-name="ro3">
          <table:table-cell office:value-type="string" table:style-name="ce3">
            <text:p>Data da última atualização: 01/09/2022</text:p>
          </table:table-cell>
          <table:table-cell table:number-columns-repeated="3" table:style-name="ce3"/>
          <table:table-cell table:number-columns-repeated="7" table:style-name="ce4"/>
          <table:table-cell table:number-columns-repeated="16373"/>
        </table:table-row>
        <table:table-row table:style-name="ro3">
          <table:table-cell office:value-type="string" table:style-name="ce3">
            <text:p>1 Auxílio-alimentação, Auxílio-transporte, Auxílio-Moradia, Ajuda de Custo e outras dessa natureza, exceto diárias, que serão divulgadas no Portal da Transparência, discriminada de forma individualizada.</text:p>
          </table:table-cell>
          <table:table-cell table:number-columns-repeated="16383" table:style-name="ce3"/>
        </table:table-row>
        <table:table-row table:style-name="ro3">
          <table:table-cell office:value-type="string" table:style-name="ce3">
            <text:p>2 Valores pagos a título de Adicional de Insalubridade ou de Periculosidade, Adicional Noturno, Serviço Extraordinário, Substituições de Função, Cumulações.</text:p>
          </table:table-cell>
          <table:table-cell table:number-columns-repeated="16383" table:style-name="ce3"/>
        </table:table-row>
        <table:table-row table:number-rows-repeated="1046642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Segoe UI" svg:font-family="&quot;Segoe UI&quot;"/>
  </office:font-face-decls>
  <office:styles>
    <number:number-style style:name="N0">
      <number:number number:min-integer-digits="1"/>
    </number:number-style>
    <number:number-style style:name="N36P0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6P1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6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V_237_rgula" style:display-name="Vírgula" style:family="table-cell" style:data-style-name="N36"/>
  </office:styles>
  <office:automatic-styles>
    <style:page-layout style:name="pm1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27</meta:generator>
    <dc:title/>
    <dc:description/>
    <dc:subject/>
    <meta:initial-creator>Administrador</meta:initial-creator>
    <dc:creator>Administrador</dc:creator>
    <meta:creation-date>2022-09-21T12:25:43Z</meta:creation-date>
    <dc:date>2024-07-30T13:53:45Z</dc:date>
  </office:meta>
</office:document-meta>
</file>